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6.859cm" svg:height="15.087cm" svg:x="13.058cm" svg:y="0.558cm">
            <draw:object draw:notify-on-update-of-ranges="LOGGER02.B2:LOGGER02.B1092 LOGGER02.C1:LOGGER02.C1 LOGGER02.C2:LOGGER02.C10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501.32" calcext:value-type="float">
            <text:p>501.32</text:p>
          </table:table-cell>
          <table:table-cell office:value-type="float" office:value="636.76" calcext:value-type="float">
            <text:p>636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1" calcext:value-type="float">
            <text:p>15811</text:p>
          </table:table-cell>
          <table:table-cell table:formula="of:=[.A3]/1000/(60*60*24)" office:value-type="time" office:time-value="PT00H00M15.811S" calcext:value-type="time">
            <text:p>00:00:16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2.48" calcext:value-type="float">
            <text:p>632.48</text:p>
          </table:table-cell>
          <table:table-cell office:value-type="float" office:value="2.2" calcext:value-type="float">
            <text:p>2.2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31811" calcext:value-type="float">
            <text:p>31811</text:p>
          </table:table-cell>
          <table:table-cell table:formula="of:=[.A4]/1000/(60*60*24)" office:value-type="time" office:time-value="PT00H00M31.811S" calcext:value-type="time">
            <text:p>00:00:32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1" calcext:value-type="float">
            <text:p>630.21</text:p>
          </table:table-cell>
          <table:table-cell office:value-type="float" office:value="4.42" calcext:value-type="float">
            <text:p>4.42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47811" calcext:value-type="float">
            <text:p>47811</text:p>
          </table:table-cell>
          <table:table-cell table:formula="of:=[.A5]/1000/(60*60*24)" office:value-type="time" office:time-value="PT00H00M47.811S" calcext:value-type="time">
            <text:p>00:00:48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0.37" calcext:value-type="float">
            <text:p>630.37</text:p>
          </table:table-cell>
          <table:table-cell office:value-type="float" office:value="6.64" calcext:value-type="float">
            <text:p>6.64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float" office:value="63811" calcext:value-type="float">
            <text:p>63811</text:p>
          </table:table-cell>
          <table:table-cell table:formula="of:=[.A6]/1000/(60*60*24)" office:value-type="time" office:time-value="PT00H01M03.811S" calcext:value-type="time">
            <text:p>00:01:04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28.21" calcext:value-type="float">
            <text:p>628.21</text:p>
          </table:table-cell>
          <table:table-cell office:value-type="float" office:value="8.86" calcext:value-type="float">
            <text:p>8.86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office:value-type="float" office:value="79811" calcext:value-type="float">
            <text:p>79811</text:p>
          </table:table-cell>
          <table:table-cell table:formula="of:=[.A7]/1000/(60*60*24)" office:value-type="time" office:time-value="PT00H01M19.811S" calcext:value-type="time">
            <text:p>00:01:20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8.36" calcext:value-type="float">
            <text:p>628.36</text:p>
          </table:table-cell>
          <table:table-cell office:value-type="float" office:value="11.08" calcext:value-type="float">
            <text:p>11.08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1">
          <table:table-cell office:value-type="float" office:value="95812" calcext:value-type="float">
            <text:p>95812</text:p>
          </table:table-cell>
          <table:table-cell table:formula="of:=[.A8]/1000/(60*60*24)" office:value-type="time" office:time-value="PT00H01M35.812S" calcext:value-type="time">
            <text:p>00:01:36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28.21" calcext:value-type="float">
            <text:p>628.21</text:p>
          </table:table-cell>
          <table:table-cell office:value-type="float" office:value="13.3" calcext:value-type="float">
            <text:p>13.3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1">
          <table:table-cell office:value-type="float" office:value="111811" calcext:value-type="float">
            <text:p>111811</text:p>
          </table:table-cell>
          <table:table-cell table:formula="of:=[.A9]/1000/(60*60*24)" office:value-type="time" office:time-value="PT00H01M51.811S" calcext:value-type="time">
            <text:p>00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8.64" calcext:value-type="float">
            <text:p>628.64</text:p>
          </table:table-cell>
          <table:table-cell office:value-type="float" office:value="15.52" calcext:value-type="float">
            <text:p>15.52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float" office:value="127811" calcext:value-type="float">
            <text:p>127811</text:p>
          </table:table-cell>
          <table:table-cell table:formula="of:=[.A10]/1000/(60*60*24)" office:value-type="time" office:time-value="PT00H02M07.811S" calcext:value-type="time">
            <text:p>00:02:08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6.46" calcext:value-type="float">
            <text:p>626.46</text:p>
          </table:table-cell>
          <table:table-cell office:value-type="float" office:value="17.74" calcext:value-type="float">
            <text:p>17.74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float" office:value="143811" calcext:value-type="float">
            <text:p>143811</text:p>
          </table:table-cell>
          <table:table-cell table:formula="of:=[.A11]/1000/(60*60*24)" office:value-type="time" office:time-value="PT00H02M23.811S" calcext:value-type="time">
            <text:p>00:02:24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3" calcext:value-type="float">
            <text:p>624.23</text:p>
          </table:table-cell>
          <table:table-cell office:value-type="float" office:value="19.96" calcext:value-type="float">
            <text:p>19.96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159811" calcext:value-type="float">
            <text:p>159811</text:p>
          </table:table-cell>
          <table:table-cell table:formula="of:=[.A12]/1000/(60*60*24)" office:value-type="time" office:time-value="PT00H02M39.811S" calcext:value-type="time">
            <text:p>00:02:40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2" calcext:value-type="float">
            <text:p>624.22</text:p>
          </table:table-cell>
          <table:table-cell office:value-type="float" office:value="22.17" calcext:value-type="float">
            <text:p>22.17</text:p>
          </table:table-cell>
          <table:table-cell office:value-type="float" office:value="27.91" calcext:value-type="float">
            <text:p>27.91</text:p>
          </table:table-cell>
        </table:table-row>
        <table:table-row table:style-name="ro1">
          <table:table-cell office:value-type="float" office:value="175811" calcext:value-type="float">
            <text:p>175811</text:p>
          </table:table-cell>
          <table:table-cell table:formula="of:=[.A13]/1000/(60*60*24)" office:value-type="time" office:time-value="PT00H02M55.811S" calcext:value-type="time">
            <text:p>00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3.97" calcext:value-type="float">
            <text:p>623.97</text:p>
          </table:table-cell>
          <table:table-cell office:value-type="float" office:value="24.39" calcext:value-type="float">
            <text:p>24.39</text:p>
          </table:table-cell>
          <table:table-cell office:value-type="float" office:value="30.68" calcext:value-type="float">
            <text:p>30.68</text:p>
          </table:table-cell>
        </table:table-row>
        <table:table-row table:style-name="ro1">
          <table:table-cell office:value-type="float" office:value="191811" calcext:value-type="float">
            <text:p>191811</text:p>
          </table:table-cell>
          <table:table-cell table:formula="of:=[.A14]/1000/(60*60*24)" office:value-type="time" office:time-value="PT00H03M11.811S" calcext:value-type="time">
            <text:p>00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4.11" calcext:value-type="float">
            <text:p>624.11</text:p>
          </table:table-cell>
          <table:table-cell office:value-type="float" office:value="26.61" calcext:value-type="float">
            <text:p>26.61</text:p>
          </table:table-cell>
          <table:table-cell office:value-type="float" office:value="33.45" calcext:value-type="float">
            <text:p>33.45</text:p>
          </table:table-cell>
        </table:table-row>
        <table:table-row table:style-name="ro1">
          <table:table-cell office:value-type="float" office:value="207811" calcext:value-type="float">
            <text:p>207811</text:p>
          </table:table-cell>
          <table:table-cell table:formula="of:=[.A15]/1000/(60*60*24)" office:value-type="time" office:time-value="PT00H03M27.811S" calcext:value-type="time">
            <text:p>00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1" calcext:value-type="float">
            <text:p>622.11</text:p>
          </table:table-cell>
          <table:table-cell office:value-type="float" office:value="28.83" calcext:value-type="float">
            <text:p>28.83</text:p>
          </table:table-cell>
          <table:table-cell office:value-type="float" office:value="36.22" calcext:value-type="float">
            <text:p>36.22</text:p>
          </table:table-cell>
        </table:table-row>
        <table:table-row table:style-name="ro1">
          <table:table-cell office:value-type="float" office:value="223811" calcext:value-type="float">
            <text:p>223811</text:p>
          </table:table-cell>
          <table:table-cell table:formula="of:=[.A16]/1000/(60*60*24)" office:value-type="time" office:time-value="PT00H03M43.811S" calcext:value-type="time">
            <text:p>00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2" calcext:value-type="float">
            <text:p>620.22</text:p>
          </table:table-cell>
          <table:table-cell office:value-type="float" office:value="31.05" calcext:value-type="float">
            <text:p>31.05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1">
          <table:table-cell office:value-type="float" office:value="239811" calcext:value-type="float">
            <text:p>239811</text:p>
          </table:table-cell>
          <table:table-cell table:formula="of:=[.A17]/1000/(60*60*24)" office:value-type="time" office:time-value="PT00H03M59.811S" calcext:value-type="time">
            <text:p>00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2" calcext:value-type="float">
            <text:p>620.22</text:p>
          </table:table-cell>
          <table:table-cell office:value-type="float" office:value="33.27" calcext:value-type="float">
            <text:p>33.27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table-cell office:value-type="float" office:value="255811" calcext:value-type="float">
            <text:p>255811</text:p>
          </table:table-cell>
          <table:table-cell table:formula="of:=[.A18]/1000/(60*60*24)" office:value-type="time" office:time-value="PT00H04M15.811S" calcext:value-type="time">
            <text:p>00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9.97" calcext:value-type="float">
            <text:p>619.97</text:p>
          </table:table-cell>
          <table:table-cell office:value-type="float" office:value="35.49" calcext:value-type="float">
            <text:p>35.49</text:p>
          </table:table-cell>
          <table:table-cell office:value-type="float" office:value="44.51" calcext:value-type="float">
            <text:p>44.51</text:p>
          </table:table-cell>
        </table:table-row>
        <table:table-row table:style-name="ro1">
          <table:table-cell office:value-type="float" office:value="271811" calcext:value-type="float">
            <text:p>271811</text:p>
          </table:table-cell>
          <table:table-cell table:formula="of:=[.A19]/1000/(60*60*24)" office:value-type="time" office:time-value="PT00H04M31.811S" calcext:value-type="time">
            <text:p>00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9.97" calcext:value-type="float">
            <text:p>619.97</text:p>
          </table:table-cell>
          <table:table-cell office:value-type="float" office:value="37.71" calcext:value-type="float">
            <text:p>37.71</text:p>
          </table:table-cell>
          <table:table-cell office:value-type="float" office:value="47.27" calcext:value-type="float">
            <text:p>47.27</text:p>
          </table:table-cell>
        </table:table-row>
        <table:table-row table:style-name="ro1">
          <table:table-cell office:value-type="float" office:value="287812" calcext:value-type="float">
            <text:p>287812</text:p>
          </table:table-cell>
          <table:table-cell table:formula="of:=[.A20]/1000/(60*60*24)" office:value-type="time" office:time-value="PT00H04M47.812S" calcext:value-type="time">
            <text:p>00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20.46" calcext:value-type="float">
            <text:p>620.46</text:p>
          </table:table-cell>
          <table:table-cell office:value-type="float" office:value="39.93" calcext:value-type="float">
            <text:p>39.93</text:p>
          </table:table-cell>
          <table:table-cell office:value-type="float" office:value="50.02" calcext:value-type="float">
            <text:p>50.02</text:p>
          </table:table-cell>
        </table:table-row>
        <table:table-row table:style-name="ro1">
          <table:table-cell office:value-type="float" office:value="303811" calcext:value-type="float">
            <text:p>303811</text:p>
          </table:table-cell>
          <table:table-cell table:formula="of:=[.A21]/1000/(60*60*24)" office:value-type="time" office:time-value="PT00H05M03.811S" calcext:value-type="time">
            <text:p>00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7" calcext:value-type="float">
            <text:p>618.37</text:p>
          </table:table-cell>
          <table:table-cell office:value-type="float" office:value="42.15" calcext:value-type="float">
            <text:p>42.15</text:p>
          </table:table-cell>
          <table:table-cell office:value-type="float" office:value="52.77" calcext:value-type="float">
            <text:p>52.77</text:p>
          </table:table-cell>
        </table:table-row>
        <table:table-row table:style-name="ro1">
          <table:table-cell office:value-type="float" office:value="319811" calcext:value-type="float">
            <text:p>319811</text:p>
          </table:table-cell>
          <table:table-cell table:formula="of:=[.A22]/1000/(60*60*24)" office:value-type="time" office:time-value="PT00H05M19.811S" calcext:value-type="time">
            <text:p>00:05:20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3" calcext:value-type="float">
            <text:p>616.23</text:p>
          </table:table-cell>
          <table:table-cell office:value-type="float" office:value="44.37" calcext:value-type="float">
            <text:p>44.37</text:p>
          </table:table-cell>
          <table:table-cell office:value-type="float" office:value="55.52" calcext:value-type="float">
            <text:p>55.52</text:p>
          </table:table-cell>
        </table:table-row>
        <table:table-row table:style-name="ro1">
          <table:table-cell office:value-type="float" office:value="335811" calcext:value-type="float">
            <text:p>335811</text:p>
          </table:table-cell>
          <table:table-cell table:formula="of:=[.A23]/1000/(60*60*24)" office:value-type="time" office:time-value="PT00H05M35.811S" calcext:value-type="time">
            <text:p>00:05:36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3" calcext:value-type="float">
            <text:p>616.23</text:p>
          </table:table-cell>
          <table:table-cell office:value-type="float" office:value="46.59" calcext:value-type="float">
            <text:p>46.59</text:p>
          </table:table-cell>
          <table:table-cell office:value-type="float" office:value="58.27" calcext:value-type="float">
            <text:p>58.27</text:p>
          </table:table-cell>
        </table:table-row>
        <table:table-row table:style-name="ro1">
          <table:table-cell office:value-type="float" office:value="351811" calcext:value-type="float">
            <text:p>351811</text:p>
          </table:table-cell>
          <table:table-cell table:formula="of:=[.A24]/1000/(60*60*24)" office:value-type="time" office:time-value="PT00H05M51.811S" calcext:value-type="time">
            <text:p>00:05:52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6.13" calcext:value-type="float">
            <text:p>616.13</text:p>
          </table:table-cell>
          <table:table-cell office:value-type="float" office:value="48.81" calcext:value-type="float">
            <text:p>48.81</text:p>
          </table:table-cell>
          <table:table-cell office:value-type="float" office:value="61.02" calcext:value-type="float">
            <text:p>61.02</text:p>
          </table:table-cell>
        </table:table-row>
        <table:table-row table:style-name="ro1">
          <table:table-cell office:value-type="float" office:value="367812" calcext:value-type="float">
            <text:p>367812</text:p>
          </table:table-cell>
          <table:table-cell table:formula="of:=[.A25]/1000/(60*60*24)" office:value-type="time" office:time-value="PT00H06M07.812S" calcext:value-type="time">
            <text:p>00:06:08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5.97" calcext:value-type="float">
            <text:p>615.97</text:p>
          </table:table-cell>
          <table:table-cell office:value-type="float" office:value="51.03" calcext:value-type="float">
            <text:p>51.03</text:p>
          </table:table-cell>
          <table:table-cell office:value-type="float" office:value="63.76" calcext:value-type="float">
            <text:p>63.76</text:p>
          </table:table-cell>
        </table:table-row>
        <table:table-row table:style-name="ro1">
          <table:table-cell office:value-type="float" office:value="383811" calcext:value-type="float">
            <text:p>383811</text:p>
          </table:table-cell>
          <table:table-cell table:formula="of:=[.A26]/1000/(60*60*24)" office:value-type="time" office:time-value="PT00H06M23.811S" calcext:value-type="time">
            <text:p>00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499" calcext:value-type="float">
            <text:p>499</text:p>
          </table:table-cell>
          <table:table-cell office:value-type="float" office:value="617.73" calcext:value-type="float">
            <text:p>617.73</text:p>
          </table:table-cell>
          <table:table-cell office:value-type="float" office:value="53.25" calcext:value-type="float">
            <text:p>53.25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399811" calcext:value-type="float">
            <text:p>399811</text:p>
          </table:table-cell>
          <table:table-cell table:formula="of:=[.A27]/1000/(60*60*24)" office:value-type="time" office:time-value="PT00H06M39.811S" calcext:value-type="time">
            <text:p>00:06:40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5.97" calcext:value-type="float">
            <text:p>615.97</text:p>
          </table:table-cell>
          <table:table-cell office:value-type="float" office:value="55.47" calcext:value-type="float">
            <text:p>55.47</text:p>
          </table:table-cell>
          <table:table-cell office:value-type="float" office:value="69.24" calcext:value-type="float">
            <text:p>69.24</text:p>
          </table:table-cell>
        </table:table-row>
        <table:table-row table:style-name="ro1">
          <table:table-cell office:value-type="float" office:value="415811" calcext:value-type="float">
            <text:p>415811</text:p>
          </table:table-cell>
          <table:table-cell table:formula="of:=[.A28]/1000/(60*60*24)" office:value-type="time" office:time-value="PT00H06M55.811S" calcext:value-type="time">
            <text:p>00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499.12" calcext:value-type="float">
            <text:p>499.12</text:p>
          </table:table-cell>
          <table:table-cell office:value-type="float" office:value="615.88" calcext:value-type="float">
            <text:p>615.88</text:p>
          </table:table-cell>
          <table:table-cell office:value-type="float" office:value="57.68" calcext:value-type="float">
            <text:p>57.68</text:p>
          </table:table-cell>
          <table:table-cell office:value-type="float" office:value="71.97" calcext:value-type="float">
            <text:p>71.97</text:p>
          </table:table-cell>
        </table:table-row>
        <table:table-row table:style-name="ro1">
          <table:table-cell office:value-type="float" office:value="431811" calcext:value-type="float">
            <text:p>431811</text:p>
          </table:table-cell>
          <table:table-cell table:formula="of:=[.A29]/1000/(60*60*24)" office:value-type="time" office:time-value="PT00H07M11.811S" calcext:value-type="time">
            <text:p>00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6.14" calcext:value-type="float">
            <text:p>616.14</text:p>
          </table:table-cell>
          <table:table-cell office:value-type="float" office:value="59.9" calcext:value-type="float">
            <text:p>59.9</text:p>
          </table:table-cell>
          <table:table-cell office:value-type="float" office:value="74.71" calcext:value-type="float">
            <text:p>74.71</text:p>
          </table:table-cell>
        </table:table-row>
        <table:table-row table:style-name="ro1">
          <table:table-cell office:value-type="float" office:value="447811" calcext:value-type="float">
            <text:p>447811</text:p>
          </table:table-cell>
          <table:table-cell table:formula="of:=[.A30]/1000/(60*60*24)" office:value-type="time" office:time-value="PT00H07M27.811S" calcext:value-type="time">
            <text:p>00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3.98" calcext:value-type="float">
            <text:p>613.98</text:p>
          </table:table-cell>
          <table:table-cell office:value-type="float" office:value="62.12" calcext:value-type="float">
            <text:p>62.12</text:p>
          </table:table-cell>
          <table:table-cell office:value-type="float" office:value="77.44" calcext:value-type="float">
            <text:p>77.44</text:p>
          </table:table-cell>
        </table:table-row>
        <table:table-row table:style-name="ro1">
          <table:table-cell office:value-type="float" office:value="463811" calcext:value-type="float">
            <text:p>463811</text:p>
          </table:table-cell>
          <table:table-cell table:formula="of:=[.A31]/1000/(60*60*24)" office:value-type="time" office:time-value="PT00H07M43.811S" calcext:value-type="time">
            <text:p>00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2" calcext:value-type="float">
            <text:p>616.22</text:p>
          </table:table-cell>
          <table:table-cell office:value-type="float" office:value="64.34" calcext:value-type="float">
            <text:p>64.34</text:p>
          </table:table-cell>
          <table:table-cell office:value-type="float" office:value="80.17" calcext:value-type="float">
            <text:p>80.17</text:p>
          </table:table-cell>
        </table:table-row>
        <table:table-row table:style-name="ro1">
          <table:table-cell office:value-type="float" office:value="479811" calcext:value-type="float">
            <text:p>479811</text:p>
          </table:table-cell>
          <table:table-cell table:formula="of:=[.A32]/1000/(60*60*24)" office:value-type="time" office:time-value="PT00H07M59.811S" calcext:value-type="time">
            <text:p>00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66.56" calcext:value-type="float">
            <text:p>66.56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float" office:value="495811" calcext:value-type="float">
            <text:p>495811</text:p>
          </table:table-cell>
          <table:table-cell table:formula="of:=[.A33]/1000/(60*60*24)" office:value-type="time" office:time-value="PT00H08M15.811S" calcext:value-type="time">
            <text:p>00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7" calcext:value-type="float">
            <text:p>616.37</text:p>
          </table:table-cell>
          <table:table-cell office:value-type="float" office:value="68.78" calcext:value-type="float">
            <text:p>68.78</text:p>
          </table:table-cell>
          <table:table-cell office:value-type="float" office:value="85.63" calcext:value-type="float">
            <text:p>85.63</text:p>
          </table:table-cell>
        </table:table-row>
        <table:table-row table:style-name="ro1">
          <table:table-cell office:value-type="float" office:value="511811" calcext:value-type="float">
            <text:p>511811</text:p>
          </table:table-cell>
          <table:table-cell table:formula="of:=[.A34]/1000/(60*60*24)" office:value-type="time" office:time-value="PT00H08M31.811S" calcext:value-type="time">
            <text:p>00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1.98" calcext:value-type="float">
            <text:p>611.98</text:p>
          </table:table-cell>
          <table:table-cell office:value-type="float" office:value="71" calcext:value-type="float">
            <text:p>71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office:value-type="float" office:value="527811" calcext:value-type="float">
            <text:p>527811</text:p>
          </table:table-cell>
          <table:table-cell table:formula="of:=[.A35]/1000/(60*60*24)" office:value-type="time" office:time-value="PT00H08M47.811S" calcext:value-type="time">
            <text:p>00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3" calcext:value-type="float">
            <text:p>612.13</text:p>
          </table:table-cell>
          <table:table-cell office:value-type="float" office:value="73.22" calcext:value-type="float">
            <text:p>73.22</text:p>
          </table:table-cell>
          <table:table-cell office:value-type="float" office:value="91.08" calcext:value-type="float">
            <text:p>91.08</text:p>
          </table:table-cell>
        </table:table-row>
        <table:table-row table:style-name="ro1">
          <table:table-cell office:value-type="float" office:value="543811" calcext:value-type="float">
            <text:p>543811</text:p>
          </table:table-cell>
          <table:table-cell table:formula="of:=[.A36]/1000/(60*60*24)" office:value-type="time" office:time-value="PT00H09M03.811S" calcext:value-type="time">
            <text:p>00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499.12" calcext:value-type="float">
            <text:p>499.12</text:p>
          </table:table-cell>
          <table:table-cell office:value-type="float" office:value="611.9" calcext:value-type="float">
            <text:p>611.9</text:p>
          </table:table-cell>
          <table:table-cell office:value-type="float" office:value="75.44" calcext:value-type="float">
            <text:p>75.44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559811" calcext:value-type="float">
            <text:p>559811</text:p>
          </table:table-cell>
          <table:table-cell table:formula="of:=[.A37]/1000/(60*60*24)" office:value-type="time" office:time-value="PT00H09M19.811S" calcext:value-type="time">
            <text:p>00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2" calcext:value-type="float">
            <text:p>610.12</text:p>
          </table:table-cell>
          <table:table-cell office:value-type="float" office:value="77.66" calcext:value-type="float">
            <text:p>77.66</text:p>
          </table:table-cell>
          <table:table-cell office:value-type="float" office:value="96.52" calcext:value-type="float">
            <text:p>96.52</text:p>
          </table:table-cell>
        </table:table-row>
        <table:table-row table:style-name="ro1">
          <table:table-cell office:value-type="float" office:value="575811" calcext:value-type="float">
            <text:p>575811</text:p>
          </table:table-cell>
          <table:table-cell table:formula="of:=[.A38]/1000/(60*60*24)" office:value-type="time" office:time-value="PT00H09M35.811S" calcext:value-type="time">
            <text:p>00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501" calcext:value-type="float">
            <text:p>501</text:p>
          </table:table-cell>
          <table:table-cell office:value-type="float" office:value="612.26" calcext:value-type="float">
            <text:p>612.26</text:p>
          </table:table-cell>
          <table:table-cell office:value-type="float" office:value="79.88" calcext:value-type="float">
            <text:p>79.88</text:p>
          </table:table-cell>
          <table:table-cell office:value-type="float" office:value="99.25" calcext:value-type="float">
            <text:p>99.25</text:p>
          </table:table-cell>
        </table:table-row>
        <table:table-row table:style-name="ro1">
          <table:table-cell office:value-type="float" office:value="591811" calcext:value-type="float">
            <text:p>591811</text:p>
          </table:table-cell>
          <table:table-cell table:formula="of:=[.A39]/1000/(60*60*24)" office:value-type="time" office:time-value="PT00H09M51.811S" calcext:value-type="time">
            <text:p>00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2" calcext:value-type="float">
            <text:p>610.22</text:p>
          </table:table-cell>
          <table:table-cell office:value-type="float" office:value="82.11" calcext:value-type="float">
            <text:p>82.11</text:p>
          </table:table-cell>
          <table:table-cell office:value-type="float" office:value="101.97" calcext:value-type="float">
            <text:p>101.97</text:p>
          </table:table-cell>
        </table:table-row>
        <table:table-row table:style-name="ro1">
          <table:table-cell office:value-type="float" office:value="607811" calcext:value-type="float">
            <text:p>607811</text:p>
          </table:table-cell>
          <table:table-cell table:formula="of:=[.A40]/1000/(60*60*24)" office:value-type="time" office:time-value="PT00H10M07.811S" calcext:value-type="time">
            <text:p>00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84.33" calcext:value-type="float">
            <text:p>84.33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623811" calcext:value-type="float">
            <text:p>623811</text:p>
          </table:table-cell>
          <table:table-cell table:formula="of:=[.A41]/1000/(60*60*24)" office:value-type="time" office:time-value="PT00H10M23.811S" calcext:value-type="time">
            <text:p>00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5" calcext:value-type="float">
            <text:p>610.25</text:p>
          </table:table-cell>
          <table:table-cell office:value-type="float" office:value="86.55" calcext:value-type="float">
            <text:p>86.55</text:p>
          </table:table-cell>
          <table:table-cell office:value-type="float" office:value="107.39" calcext:value-type="float">
            <text:p>107.39</text:p>
          </table:table-cell>
        </table:table-row>
        <table:table-row table:style-name="ro1">
          <table:table-cell office:value-type="float" office:value="639812" calcext:value-type="float">
            <text:p>639812</text:p>
          </table:table-cell>
          <table:table-cell table:formula="of:=[.A42]/1000/(60*60*24)" office:value-type="time" office:time-value="PT00H10M39.812S" calcext:value-type="time">
            <text:p>00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3" calcext:value-type="float">
            <text:p>610.13</text:p>
          </table:table-cell>
          <table:table-cell office:value-type="float" office:value="88.76" calcext:value-type="float">
            <text:p>88.76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655812" calcext:value-type="float">
            <text:p>655812</text:p>
          </table:table-cell>
          <table:table-cell table:formula="of:=[.A43]/1000/(60*60*24)" office:value-type="time" office:time-value="PT00H10M55.812S" calcext:value-type="time">
            <text:p>00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90.98" calcext:value-type="float">
            <text:p>90.98</text:p>
          </table:table-cell>
          <table:table-cell office:value-type="float" office:value="112.81" calcext:value-type="float">
            <text:p>112.81</text:p>
          </table:table-cell>
        </table:table-row>
        <table:table-row table:style-name="ro1">
          <table:table-cell office:value-type="float" office:value="671811" calcext:value-type="float">
            <text:p>671811</text:p>
          </table:table-cell>
          <table:table-cell table:formula="of:=[.A44]/1000/(60*60*24)" office:value-type="time" office:time-value="PT00H11M11.811S" calcext:value-type="time">
            <text:p>00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4" calcext:value-type="float">
            <text:p>608.24</text:p>
          </table:table-cell>
          <table:table-cell office:value-type="float" office:value="93.2" calcext:value-type="float">
            <text:p>93.2</text:p>
          </table:table-cell>
          <table:table-cell office:value-type="float" office:value="115.52" calcext:value-type="float">
            <text:p>115.52</text:p>
          </table:table-cell>
        </table:table-row>
        <table:table-row table:style-name="ro1">
          <table:table-cell office:value-type="float" office:value="687811" calcext:value-type="float">
            <text:p>687811</text:p>
          </table:table-cell>
          <table:table-cell table:formula="of:=[.A45]/1000/(60*60*24)" office:value-type="time" office:time-value="PT00H11M27.811S" calcext:value-type="time">
            <text:p>00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3" calcext:value-type="float">
            <text:p>610.23</text:p>
          </table:table-cell>
          <table:table-cell office:value-type="float" office:value="95.42" calcext:value-type="float">
            <text:p>95.42</text:p>
          </table:table-cell>
          <table:table-cell office:value-type="float" office:value="118.23" calcext:value-type="float">
            <text:p>118.23</text:p>
          </table:table-cell>
        </table:table-row>
        <table:table-row table:style-name="ro1">
          <table:table-cell office:value-type="float" office:value="703811" calcext:value-type="float">
            <text:p>703811</text:p>
          </table:table-cell>
          <table:table-cell table:formula="of:=[.A46]/1000/(60*60*24)" office:value-type="time" office:time-value="PT00H11M43.811S" calcext:value-type="time">
            <text:p>00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2" calcext:value-type="float">
            <text:p>610.12</text:p>
          </table:table-cell>
          <table:table-cell office:value-type="float" office:value="97.64" calcext:value-type="float">
            <text:p>97.64</text:p>
          </table:table-cell>
          <table:table-cell office:value-type="float" office:value="120.93" calcext:value-type="float">
            <text:p>120.93</text:p>
          </table:table-cell>
        </table:table-row>
        <table:table-row table:style-name="ro1">
          <table:table-cell office:value-type="float" office:value="719811" calcext:value-type="float">
            <text:p>719811</text:p>
          </table:table-cell>
          <table:table-cell table:formula="of:=[.A47]/1000/(60*60*24)" office:value-type="time" office:time-value="PT00H11M59.811S" calcext:value-type="time">
            <text:p>00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7.89" calcext:value-type="float">
            <text:p>607.89</text:p>
          </table:table-cell>
          <table:table-cell office:value-type="float" office:value="99.86" calcext:value-type="float">
            <text:p>99.86</text:p>
          </table:table-cell>
          <table:table-cell office:value-type="float" office:value="123.63" calcext:value-type="float">
            <text:p>123.63</text:p>
          </table:table-cell>
        </table:table-row>
        <table:table-row table:style-name="ro1">
          <table:table-cell office:value-type="float" office:value="735812" calcext:value-type="float">
            <text:p>735812</text:p>
          </table:table-cell>
          <table:table-cell table:formula="of:=[.A48]/1000/(60*60*24)" office:value-type="time" office:time-value="PT00H12M15.812S" calcext:value-type="time">
            <text:p>00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7.9" calcext:value-type="float">
            <text:p>607.9</text:p>
          </table:table-cell>
          <table:table-cell office:value-type="float" office:value="102.08" calcext:value-type="float">
            <text:p>102.08</text:p>
          </table:table-cell>
          <table:table-cell office:value-type="float" office:value="126.33" calcext:value-type="float">
            <text:p>126.33</text:p>
          </table:table-cell>
        </table:table-row>
        <table:table-row table:style-name="ro1">
          <table:table-cell office:value-type="float" office:value="751811" calcext:value-type="float">
            <text:p>751811</text:p>
          </table:table-cell>
          <table:table-cell table:formula="of:=[.A49]/1000/(60*60*24)" office:value-type="time" office:time-value="PT00H12M31.811S" calcext:value-type="time">
            <text:p>00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6" calcext:value-type="float">
            <text:p>608.16</text:p>
          </table:table-cell>
          <table:table-cell office:value-type="float" office:value="104.3" calcext:value-type="float">
            <text:p>104.3</text:p>
          </table:table-cell>
          <table:table-cell office:value-type="float" office:value="129.03" calcext:value-type="float">
            <text:p>129.03</text:p>
          </table:table-cell>
        </table:table-row>
        <table:table-row table:style-name="ro1">
          <table:table-cell office:value-type="float" office:value="767811" calcext:value-type="float">
            <text:p>767811</text:p>
          </table:table-cell>
          <table:table-cell table:formula="of:=[.A50]/1000/(60*60*24)" office:value-type="time" office:time-value="PT00H12M47.811S" calcext:value-type="time">
            <text:p>00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4" calcext:value-type="float">
            <text:p>608.14</text:p>
          </table:table-cell>
          <table:table-cell office:value-type="float" office:value="106.52" calcext:value-type="float">
            <text:p>106.52</text:p>
          </table:table-cell>
          <table:table-cell office:value-type="float" office:value="131.73" calcext:value-type="float">
            <text:p>131.73</text:p>
          </table:table-cell>
        </table:table-row>
        <table:table-row table:style-name="ro1">
          <table:table-cell office:value-type="float" office:value="783811" calcext:value-type="float">
            <text:p>783811</text:p>
          </table:table-cell>
          <table:table-cell table:formula="of:=[.A51]/1000/(60*60*24)" office:value-type="time" office:time-value="PT00H13M03.811S" calcext:value-type="time">
            <text:p>00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5.99" calcext:value-type="float">
            <text:p>605.99</text:p>
          </table:table-cell>
          <table:table-cell office:value-type="float" office:value="108.74" calcext:value-type="float">
            <text:p>108.74</text:p>
          </table:table-cell>
          <table:table-cell office:value-type="float" office:value="134.43" calcext:value-type="float">
            <text:p>134.43</text:p>
          </table:table-cell>
        </table:table-row>
        <table:table-row table:style-name="ro1">
          <table:table-cell office:value-type="float" office:value="799811" calcext:value-type="float">
            <text:p>799811</text:p>
          </table:table-cell>
          <table:table-cell table:formula="of:=[.A52]/1000/(60*60*24)" office:value-type="time" office:time-value="PT00H13M19.811S" calcext:value-type="time">
            <text:p>00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8" calcext:value-type="float">
            <text:p>606.38</text:p>
          </table:table-cell>
          <table:table-cell office:value-type="float" office:value="110.96" calcext:value-type="float">
            <text:p>110.96</text:p>
          </table:table-cell>
          <table:table-cell office:value-type="float" office:value="137.12" calcext:value-type="float">
            <text:p>137.12</text:p>
          </table:table-cell>
        </table:table-row>
        <table:table-row table:style-name="ro1">
          <table:table-cell office:value-type="float" office:value="815811" calcext:value-type="float">
            <text:p>815811</text:p>
          </table:table-cell>
          <table:table-cell table:formula="of:=[.A53]/1000/(60*60*24)" office:value-type="time" office:time-value="PT00H13M35.811S" calcext:value-type="time">
            <text:p>00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7.92" calcext:value-type="float">
            <text:p>607.92</text:p>
          </table:table-cell>
          <table:table-cell office:value-type="float" office:value="113.18" calcext:value-type="float">
            <text:p>113.18</text:p>
          </table:table-cell>
          <table:table-cell office:value-type="float" office:value="139.82" calcext:value-type="float">
            <text:p>139.82</text:p>
          </table:table-cell>
        </table:table-row>
        <table:table-row table:style-name="ro1">
          <table:table-cell office:value-type="float" office:value="831811" calcext:value-type="float">
            <text:p>831811</text:p>
          </table:table-cell>
          <table:table-cell table:formula="of:=[.A54]/1000/(60*60*24)" office:value-type="time" office:time-value="PT00H13M51.811S" calcext:value-type="time">
            <text:p>00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15.4" calcext:value-type="float">
            <text:p>115.4</text:p>
          </table:table-cell>
          <table:table-cell office:value-type="float" office:value="142.52" calcext:value-type="float">
            <text:p>142.52</text:p>
          </table:table-cell>
        </table:table-row>
        <table:table-row table:style-name="ro1">
          <table:table-cell office:value-type="float" office:value="847811" calcext:value-type="float">
            <text:p>847811</text:p>
          </table:table-cell>
          <table:table-cell table:formula="of:=[.A55]/1000/(60*60*24)" office:value-type="time" office:time-value="PT00H14M07.811S" calcext:value-type="time">
            <text:p>00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5" calcext:value-type="float">
            <text:p>604.15</text:p>
          </table:table-cell>
          <table:table-cell office:value-type="float" office:value="117.62" calcext:value-type="float">
            <text:p>117.62</text:p>
          </table:table-cell>
          <table:table-cell office:value-type="float" office:value="145.21" calcext:value-type="float">
            <text:p>145.21</text:p>
          </table:table-cell>
        </table:table-row>
        <table:table-row table:style-name="ro1">
          <table:table-cell office:value-type="float" office:value="863812" calcext:value-type="float">
            <text:p>863812</text:p>
          </table:table-cell>
          <table:table-cell table:formula="of:=[.A56]/1000/(60*60*24)" office:value-type="time" office:time-value="PT00H14M23.812S" calcext:value-type="time">
            <text:p>00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19.84" calcext:value-type="float">
            <text:p>119.84</text:p>
          </table:table-cell>
          <table:table-cell office:value-type="float" office:value="147.9" calcext:value-type="float">
            <text:p>147.9</text:p>
          </table:table-cell>
        </table:table-row>
        <table:table-row table:style-name="ro1">
          <table:table-cell office:value-type="float" office:value="879811" calcext:value-type="float">
            <text:p>879811</text:p>
          </table:table-cell>
          <table:table-cell table:formula="of:=[.A57]/1000/(60*60*24)" office:value-type="time" office:time-value="PT00H14M39.811S" calcext:value-type="time">
            <text:p>00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22.06" calcext:value-type="float">
            <text:p>122.06</text:p>
          </table:table-cell>
          <table:table-cell office:value-type="float" office:value="150.59" calcext:value-type="float">
            <text:p>150.59</text:p>
          </table:table-cell>
        </table:table-row>
        <table:table-row table:style-name="ro1">
          <table:table-cell office:value-type="float" office:value="895811" calcext:value-type="float">
            <text:p>895811</text:p>
          </table:table-cell>
          <table:table-cell table:formula="of:=[.A58]/1000/(60*60*24)" office:value-type="time" office:time-value="PT00H14M55.811S" calcext:value-type="time">
            <text:p>00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6" calcext:value-type="float">
            <text:p>606</text:p>
          </table:table-cell>
          <table:table-cell office:value-type="float" office:value="124.28" calcext:value-type="float">
            <text:p>124.28</text:p>
          </table:table-cell>
          <table:table-cell office:value-type="float" office:value="153.28" calcext:value-type="float">
            <text:p>153.28</text:p>
          </table:table-cell>
        </table:table-row>
        <table:table-row table:style-name="ro1">
          <table:table-cell office:value-type="float" office:value="911811" calcext:value-type="float">
            <text:p>911811</text:p>
          </table:table-cell>
          <table:table-cell table:formula="of:=[.A59]/1000/(60*60*24)" office:value-type="time" office:time-value="PT00H15M11.811S" calcext:value-type="time">
            <text:p>00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4" calcext:value-type="float">
            <text:p>604</text:p>
          </table:table-cell>
          <table:table-cell office:value-type="float" office:value="126.5" calcext:value-type="float">
            <text:p>126.5</text:p>
          </table:table-cell>
          <table:table-cell office:value-type="float" office:value="155.97" calcext:value-type="float">
            <text:p>155.97</text:p>
          </table:table-cell>
        </table:table-row>
        <table:table-row table:style-name="ro1">
          <table:table-cell office:value-type="float" office:value="927811" calcext:value-type="float">
            <text:p>927811</text:p>
          </table:table-cell>
          <table:table-cell table:formula="of:=[.A60]/1000/(60*60*24)" office:value-type="time" office:time-value="PT00H15M27.811S" calcext:value-type="time">
            <text:p>00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" calcext:value-type="float">
            <text:p>499</text:p>
          </table:table-cell>
          <table:table-cell office:value-type="float" office:value="603.76" calcext:value-type="float">
            <text:p>603.76</text:p>
          </table:table-cell>
          <table:table-cell office:value-type="float" office:value="128.72" calcext:value-type="float">
            <text:p>128.72</text:p>
          </table:table-cell>
          <table:table-cell office:value-type="float" office:value="158.65" calcext:value-type="float">
            <text:p>158.65</text:p>
          </table:table-cell>
        </table:table-row>
        <table:table-row table:style-name="ro1">
          <table:table-cell office:value-type="float" office:value="943811" calcext:value-type="float">
            <text:p>943811</text:p>
          </table:table-cell>
          <table:table-cell table:formula="of:=[.A61]/1000/(60*60*24)" office:value-type="time" office:time-value="PT00H15M43.811S" calcext:value-type="time">
            <text:p>00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3" calcext:value-type="float">
            <text:p>604.13</text:p>
          </table:table-cell>
          <table:table-cell office:value-type="float" office:value="130.94" calcext:value-type="float">
            <text:p>130.94</text:p>
          </table:table-cell>
          <table:table-cell office:value-type="float" office:value="161.34" calcext:value-type="float">
            <text:p>161.34</text:p>
          </table:table-cell>
        </table:table-row>
        <table:table-row table:style-name="ro1">
          <table:table-cell office:value-type="float" office:value="959812" calcext:value-type="float">
            <text:p>959812</text:p>
          </table:table-cell>
          <table:table-cell table:formula="of:=[.A62]/1000/(60*60*24)" office:value-type="time" office:time-value="PT00H15M59.812S" calcext:value-type="time">
            <text:p>00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500.8" calcext:value-type="float">
            <text:p>500.8</text:p>
          </table:table-cell>
          <table:table-cell office:value-type="float" office:value="606.02" calcext:value-type="float">
            <text:p>606.02</text:p>
          </table:table-cell>
          <table:table-cell office:value-type="float" office:value="133.16" calcext:value-type="float">
            <text:p>133.16</text:p>
          </table:table-cell>
          <table:table-cell office:value-type="float" office:value="164.03" calcext:value-type="float">
            <text:p>164.03</text:p>
          </table:table-cell>
        </table:table-row>
        <table:table-row table:style-name="ro1">
          <table:table-cell office:value-type="float" office:value="975811" calcext:value-type="float">
            <text:p>975811</text:p>
          </table:table-cell>
          <table:table-cell table:formula="of:=[.A63]/1000/(60*60*24)" office:value-type="time" office:time-value="PT00H16M15.811S" calcext:value-type="time">
            <text:p>00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35.39" calcext:value-type="float">
            <text:p>135.39</text:p>
          </table:table-cell>
          <table:table-cell office:value-type="float" office:value="166.72" calcext:value-type="float">
            <text:p>166.72</text:p>
          </table:table-cell>
        </table:table-row>
        <table:table-row table:style-name="ro1">
          <table:table-cell office:value-type="float" office:value="991811" calcext:value-type="float">
            <text:p>991811</text:p>
          </table:table-cell>
          <table:table-cell table:formula="of:=[.A64]/1000/(60*60*24)" office:value-type="time" office:time-value="PT00H16M31.811S" calcext:value-type="time">
            <text:p>00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1.9" calcext:value-type="float">
            <text:p>601.9</text:p>
          </table:table-cell>
          <table:table-cell office:value-type="float" office:value="137.61" calcext:value-type="float">
            <text:p>137.61</text:p>
          </table:table-cell>
          <table:table-cell office:value-type="float" office:value="169.4" calcext:value-type="float">
            <text:p>169.4</text:p>
          </table:table-cell>
        </table:table-row>
        <table:table-row table:style-name="ro1">
          <table:table-cell office:value-type="float" office:value="1007811" calcext:value-type="float">
            <text:p>1007811</text:p>
          </table:table-cell>
          <table:table-cell table:formula="of:=[.A65]/1000/(60*60*24)" office:value-type="time" office:time-value="PT00H16M47.811S" calcext:value-type="time">
            <text:p>00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3.99" calcext:value-type="float">
            <text:p>603.99</text:p>
          </table:table-cell>
          <table:table-cell office:value-type="float" office:value="139.83" calcext:value-type="float">
            <text:p>139.83</text:p>
          </table:table-cell>
          <table:table-cell office:value-type="float" office:value="172.08" calcext:value-type="float">
            <text:p>172.08</text:p>
          </table:table-cell>
        </table:table-row>
        <table:table-row table:style-name="ro1">
          <table:table-cell office:value-type="float" office:value="1023811" calcext:value-type="float">
            <text:p>1023811</text:p>
          </table:table-cell>
          <table:table-cell table:formula="of:=[.A66]/1000/(60*60*24)" office:value-type="time" office:time-value="PT00H17M03.811S" calcext:value-type="time">
            <text:p>00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4" calcext:value-type="float">
            <text:p>602.24</text:p>
          </table:table-cell>
          <table:table-cell office:value-type="float" office:value="142.04" calcext:value-type="float">
            <text:p>142.04</text:p>
          </table:table-cell>
          <table:table-cell office:value-type="float" office:value="174.76" calcext:value-type="float">
            <text:p>174.76</text:p>
          </table:table-cell>
        </table:table-row>
        <table:table-row table:style-name="ro1">
          <table:table-cell office:value-type="float" office:value="1039811" calcext:value-type="float">
            <text:p>1039811</text:p>
          </table:table-cell>
          <table:table-cell table:formula="of:=[.A67]/1000/(60*60*24)" office:value-type="time" office:time-value="PT00H17M19.811S" calcext:value-type="time">
            <text:p>00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3.99" calcext:value-type="float">
            <text:p>603.99</text:p>
          </table:table-cell>
          <table:table-cell office:value-type="float" office:value="144.26" calcext:value-type="float">
            <text:p>144.26</text:p>
          </table:table-cell>
          <table:table-cell office:value-type="float" office:value="177.43" calcext:value-type="float">
            <text:p>177.43</text:p>
          </table:table-cell>
        </table:table-row>
        <table:table-row table:style-name="ro1">
          <table:table-cell office:value-type="float" office:value="1055811" calcext:value-type="float">
            <text:p>1055811</text:p>
          </table:table-cell>
          <table:table-cell table:formula="of:=[.A68]/1000/(60*60*24)" office:value-type="time" office:time-value="PT00H17M35.811S" calcext:value-type="time">
            <text:p>00:17:36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6" calcext:value-type="float">
            <text:p>600.16</text:p>
          </table:table-cell>
          <table:table-cell office:value-type="float" office:value="146.48" calcext:value-type="float">
            <text:p>146.48</text:p>
          </table:table-cell>
          <table:table-cell office:value-type="float" office:value="180.11" calcext:value-type="float">
            <text:p>180.11</text:p>
          </table:table-cell>
        </table:table-row>
        <table:table-row table:style-name="ro1">
          <table:table-cell office:value-type="float" office:value="1071812" calcext:value-type="float">
            <text:p>1071812</text:p>
          </table:table-cell>
          <table:table-cell table:formula="of:=[.A69]/1000/(60*60*24)" office:value-type="time" office:time-value="PT00H17M51.812S" calcext:value-type="time">
            <text:p>00:17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4" calcext:value-type="float">
            <text:p>602.24</text:p>
          </table:table-cell>
          <table:table-cell office:value-type="float" office:value="148.7" calcext:value-type="float">
            <text:p>148.7</text:p>
          </table:table-cell>
          <table:table-cell office:value-type="float" office:value="182.78" calcext:value-type="float">
            <text:p>182.78</text:p>
          </table:table-cell>
        </table:table-row>
        <table:table-row table:style-name="ro1">
          <table:table-cell office:value-type="float" office:value="1087811" calcext:value-type="float">
            <text:p>1087811</text:p>
          </table:table-cell>
          <table:table-cell table:formula="of:=[.A70]/1000/(60*60*24)" office:value-type="time" office:time-value="PT00H18M07.811S" calcext:value-type="time">
            <text:p>00:18:08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4" calcext:value-type="float">
            <text:p>600.14</text:p>
          </table:table-cell>
          <table:table-cell office:value-type="float" office:value="150.92" calcext:value-type="float">
            <text:p>150.92</text:p>
          </table:table-cell>
          <table:table-cell office:value-type="float" office:value="185.45" calcext:value-type="float">
            <text:p>185.45</text:p>
          </table:table-cell>
        </table:table-row>
        <table:table-row table:style-name="ro1">
          <table:table-cell office:value-type="float" office:value="1103811" calcext:value-type="float">
            <text:p>1103811</text:p>
          </table:table-cell>
          <table:table-cell table:formula="of:=[.A71]/1000/(60*60*24)" office:value-type="time" office:time-value="PT00H18M23.811S" calcext:value-type="time">
            <text:p>00:18:2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3" calcext:value-type="float">
            <text:p>600.23</text:p>
          </table:table-cell>
          <table:table-cell office:value-type="float" office:value="153.14" calcext:value-type="float">
            <text:p>153.14</text:p>
          </table:table-cell>
          <table:table-cell office:value-type="float" office:value="188.13" calcext:value-type="float">
            <text:p>188.13</text:p>
          </table:table-cell>
        </table:table-row>
        <table:table-row table:style-name="ro1">
          <table:table-cell office:value-type="float" office:value="1119812" calcext:value-type="float">
            <text:p>1119812</text:p>
          </table:table-cell>
          <table:table-cell table:formula="of:=[.A72]/1000/(60*60*24)" office:value-type="time" office:time-value="PT00H18M39.812S" calcext:value-type="time">
            <text:p>00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4" calcext:value-type="float">
            <text:p>602.14</text:p>
          </table:table-cell>
          <table:table-cell office:value-type="float" office:value="155.36" calcext:value-type="float">
            <text:p>155.36</text:p>
          </table:table-cell>
          <table:table-cell office:value-type="float" office:value="190.8" calcext:value-type="float">
            <text:p>190.8</text:p>
          </table:table-cell>
        </table:table-row>
        <table:table-row table:style-name="ro1">
          <table:table-cell office:value-type="float" office:value="1135811" calcext:value-type="float">
            <text:p>1135811</text:p>
          </table:table-cell>
          <table:table-cell table:formula="of:=[.A73]/1000/(60*60*24)" office:value-type="time" office:time-value="PT00H18M55.811S" calcext:value-type="time">
            <text:p>00:18:56</text:p>
          </table:table-cell>
          <table:table-cell office:value-type="float" office:value="1.2" calcext:value-type="float">
            <text:p>1.2</text:p>
          </table:table-cell>
          <table:table-cell office:value-type="float" office:value="500.4" calcext:value-type="float">
            <text:p>500.4</text:p>
          </table:table-cell>
          <table:table-cell office:value-type="float" office:value="599.5" calcext:value-type="float">
            <text:p>599.5</text:p>
          </table:table-cell>
          <table:table-cell office:value-type="float" office:value="157.58" calcext:value-type="float">
            <text:p>157.58</text:p>
          </table:table-cell>
          <table:table-cell office:value-type="float" office:value="193.47" calcext:value-type="float">
            <text:p>193.47</text:p>
          </table:table-cell>
        </table:table-row>
        <table:table-row table:style-name="ro1">
          <table:table-cell office:value-type="float" office:value="1151812" calcext:value-type="float">
            <text:p>1151812</text:p>
          </table:table-cell>
          <table:table-cell table:formula="of:=[.A74]/1000/(60*60*24)" office:value-type="time" office:time-value="PT00H19M11.812S" calcext:value-type="time">
            <text:p>00:19:12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1.91" calcext:value-type="float">
            <text:p>601.91</text:p>
          </table:table-cell>
          <table:table-cell office:value-type="float" office:value="159.81" calcext:value-type="float">
            <text:p>159.81</text:p>
          </table:table-cell>
          <table:table-cell office:value-type="float" office:value="196.14" calcext:value-type="float">
            <text:p>196.14</text:p>
          </table:table-cell>
        </table:table-row>
        <table:table-row table:style-name="ro1">
          <table:table-cell office:value-type="float" office:value="1167812" calcext:value-type="float">
            <text:p>1167812</text:p>
          </table:table-cell>
          <table:table-cell table:formula="of:=[.A75]/1000/(60*60*24)" office:value-type="time" office:time-value="PT00H19M27.812S" calcext:value-type="time">
            <text:p>00:19:28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1.9" calcext:value-type="float">
            <text:p>601.9</text:p>
          </table:table-cell>
          <table:table-cell office:value-type="float" office:value="162.03" calcext:value-type="float">
            <text:p>162.03</text:p>
          </table:table-cell>
          <table:table-cell office:value-type="float" office:value="198.82" calcext:value-type="float">
            <text:p>198.82</text:p>
          </table:table-cell>
        </table:table-row>
        <table:table-row table:style-name="ro1">
          <table:table-cell office:value-type="float" office:value="1183811" calcext:value-type="float">
            <text:p>1183811</text:p>
          </table:table-cell>
          <table:table-cell table:formula="of:=[.A76]/1000/(60*60*24)" office:value-type="time" office:time-value="PT00H19M43.811S" calcext:value-type="time">
            <text:p>00:19:44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1.91" calcext:value-type="float">
            <text:p>601.91</text:p>
          </table:table-cell>
          <table:table-cell office:value-type="float" office:value="164.26" calcext:value-type="float">
            <text:p>164.26</text:p>
          </table:table-cell>
          <table:table-cell office:value-type="float" office:value="201.49" calcext:value-type="float">
            <text:p>201.49</text:p>
          </table:table-cell>
        </table:table-row>
        <table:table-row table:style-name="ro1">
          <table:table-cell office:value-type="float" office:value="1199812" calcext:value-type="float">
            <text:p>1199812</text:p>
          </table:table-cell>
          <table:table-cell table:formula="of:=[.A77]/1000/(60*60*24)" office:value-type="time" office:time-value="PT00H19M59.812S" calcext:value-type="time">
            <text:p>00:20:0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166.48" calcext:value-type="float">
            <text:p>166.48</text:p>
          </table:table-cell>
          <table:table-cell office:value-type="float" office:value="204.16" calcext:value-type="float">
            <text:p>204.16</text:p>
          </table:table-cell>
        </table:table-row>
        <table:table-row table:style-name="ro1">
          <table:table-cell office:value-type="float" office:value="1215811" calcext:value-type="float">
            <text:p>1215811</text:p>
          </table:table-cell>
          <table:table-cell table:formula="of:=[.A78]/1000/(60*60*24)" office:value-type="time" office:time-value="PT00H20M15.811S" calcext:value-type="time">
            <text:p>00:20:16</text:p>
          </table:table-cell>
          <table:table-cell office:value-type="float" office:value="1.2" calcext:value-type="float">
            <text:p>1.2</text:p>
          </table:table-cell>
          <table:table-cell office:value-type="float" office:value="501" calcext:value-type="float">
            <text:p>501</text:p>
          </table:table-cell>
          <table:table-cell office:value-type="float" office:value="602.23" calcext:value-type="float">
            <text:p>602.23</text:p>
          </table:table-cell>
          <table:table-cell office:value-type="float" office:value="168.7" calcext:value-type="float">
            <text:p>168.7</text:p>
          </table:table-cell>
          <table:table-cell office:value-type="float" office:value="206.83" calcext:value-type="float">
            <text:p>206.83</text:p>
          </table:table-cell>
        </table:table-row>
        <table:table-row table:style-name="ro1">
          <table:table-cell office:value-type="float" office:value="1231811" calcext:value-type="float">
            <text:p>1231811</text:p>
          </table:table-cell>
          <table:table-cell table:formula="of:=[.A79]/1000/(60*60*24)" office:value-type="time" office:time-value="PT00H20M31.811S" calcext:value-type="time">
            <text:p>00:20:32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1" calcext:value-type="float">
            <text:p>600.41</text:p>
          </table:table-cell>
          <table:table-cell office:value-type="float" office:value="170.92" calcext:value-type="float">
            <text:p>170.92</text:p>
          </table:table-cell>
          <table:table-cell office:value-type="float" office:value="209.49" calcext:value-type="float">
            <text:p>209.49</text:p>
          </table:table-cell>
        </table:table-row>
        <table:table-row table:style-name="ro1">
          <table:table-cell office:value-type="float" office:value="1247811" calcext:value-type="float">
            <text:p>1247811</text:p>
          </table:table-cell>
          <table:table-cell table:formula="of:=[.A80]/1000/(60*60*24)" office:value-type="time" office:time-value="PT00H20M47.811S" calcext:value-type="time">
            <text:p>00:20:48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173.14" calcext:value-type="float">
            <text:p>173.14</text:p>
          </table:table-cell>
          <table:table-cell office:value-type="float" office:value="212.16" calcext:value-type="float">
            <text:p>212.16</text:p>
          </table:table-cell>
        </table:table-row>
        <table:table-row table:style-name="ro1">
          <table:table-cell office:value-type="float" office:value="1263811" calcext:value-type="float">
            <text:p>1263811</text:p>
          </table:table-cell>
          <table:table-cell table:formula="of:=[.A81]/1000/(60*60*24)" office:value-type="time" office:time-value="PT00H21M03.811S" calcext:value-type="time">
            <text:p>00:21:04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175.36" calcext:value-type="float">
            <text:p>175.36</text:p>
          </table:table-cell>
          <table:table-cell office:value-type="float" office:value="214.82" calcext:value-type="float">
            <text:p>214.82</text:p>
          </table:table-cell>
        </table:table-row>
        <table:table-row table:style-name="ro1">
          <table:table-cell office:value-type="float" office:value="1279811" calcext:value-type="float">
            <text:p>1279811</text:p>
          </table:table-cell>
          <table:table-cell table:formula="of:=[.A82]/1000/(60*60*24)" office:value-type="time" office:time-value="PT00H21M19.811S" calcext:value-type="time">
            <text:p>00:21:20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177.58" calcext:value-type="float">
            <text:p>177.58</text:p>
          </table:table-cell>
          <table:table-cell office:value-type="float" office:value="217.48" calcext:value-type="float">
            <text:p>217.48</text:p>
          </table:table-cell>
        </table:table-row>
        <table:table-row table:style-name="ro1">
          <table:table-cell office:value-type="float" office:value="1295811" calcext:value-type="float">
            <text:p>1295811</text:p>
          </table:table-cell>
          <table:table-cell table:formula="of:=[.A83]/1000/(60*60*24)" office:value-type="time" office:time-value="PT00H21M35.811S" calcext:value-type="time">
            <text:p>00:21:36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2" calcext:value-type="float">
            <text:p>598.02</text:p>
          </table:table-cell>
          <table:table-cell office:value-type="float" office:value="179.8" calcext:value-type="float">
            <text:p>179.8</text:p>
          </table:table-cell>
          <table:table-cell office:value-type="float" office:value="220.14" calcext:value-type="float">
            <text:p>220.14</text:p>
          </table:table-cell>
        </table:table-row>
        <table:table-row table:style-name="ro1">
          <table:table-cell office:value-type="float" office:value="1311811" calcext:value-type="float">
            <text:p>1311811</text:p>
          </table:table-cell>
          <table:table-cell table:formula="of:=[.A84]/1000/(60*60*24)" office:value-type="time" office:time-value="PT00H21M51.811S" calcext:value-type="time">
            <text:p>00:21:52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" calcext:value-type="float">
            <text:p>597.9</text:p>
          </table:table-cell>
          <table:table-cell office:value-type="float" office:value="182.02" calcext:value-type="float">
            <text:p>182.02</text:p>
          </table:table-cell>
          <table:table-cell office:value-type="float" office:value="222.8" calcext:value-type="float">
            <text:p>222.8</text:p>
          </table:table-cell>
        </table:table-row>
        <table:table-row table:style-name="ro1">
          <table:table-cell office:value-type="float" office:value="1327812" calcext:value-type="float">
            <text:p>1327812</text:p>
          </table:table-cell>
          <table:table-cell table:formula="of:=[.A85]/1000/(60*60*24)" office:value-type="time" office:time-value="PT00H22M07.812S" calcext:value-type="time">
            <text:p>00:22:08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7.9" calcext:value-type="float">
            <text:p>597.9</text:p>
          </table:table-cell>
          <table:table-cell office:value-type="float" office:value="184.24" calcext:value-type="float">
            <text:p>184.24</text:p>
          </table:table-cell>
          <table:table-cell office:value-type="float" office:value="225.46" calcext:value-type="float">
            <text:p>225.46</text:p>
          </table:table-cell>
        </table:table-row>
        <table:table-row table:style-name="ro1">
          <table:table-cell office:value-type="float" office:value="1343811" calcext:value-type="float">
            <text:p>1343811</text:p>
          </table:table-cell>
          <table:table-cell table:formula="of:=[.A86]/1000/(60*60*24)" office:value-type="time" office:time-value="PT00H22M23.811S" calcext:value-type="time">
            <text:p>00:22:24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599.99" calcext:value-type="float">
            <text:p>599.99</text:p>
          </table:table-cell>
          <table:table-cell office:value-type="float" office:value="186.47" calcext:value-type="float">
            <text:p>186.47</text:p>
          </table:table-cell>
          <table:table-cell office:value-type="float" office:value="228.13" calcext:value-type="float">
            <text:p>228.13</text:p>
          </table:table-cell>
        </table:table-row>
        <table:table-row table:style-name="ro1">
          <table:table-cell office:value-type="float" office:value="1359811" calcext:value-type="float">
            <text:p>1359811</text:p>
          </table:table-cell>
          <table:table-cell table:formula="of:=[.A87]/1000/(60*60*24)" office:value-type="time" office:time-value="PT00H22M39.811S" calcext:value-type="time">
            <text:p>00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7.99" calcext:value-type="float">
            <text:p>597.99</text:p>
          </table:table-cell>
          <table:table-cell office:value-type="float" office:value="188.69" calcext:value-type="float">
            <text:p>188.69</text:p>
          </table:table-cell>
          <table:table-cell office:value-type="float" office:value="230.79" calcext:value-type="float">
            <text:p>230.79</text:p>
          </table:table-cell>
        </table:table-row>
        <table:table-row table:style-name="ro1">
          <table:table-cell office:value-type="float" office:value="1375811" calcext:value-type="float">
            <text:p>1375811</text:p>
          </table:table-cell>
          <table:table-cell table:formula="of:=[.A88]/1000/(60*60*24)" office:value-type="time" office:time-value="PT00H22M55.811S" calcext:value-type="time">
            <text:p>00:22:56</text:p>
          </table:table-cell>
          <table:table-cell office:value-type="float" office:value="1.2" calcext:value-type="float">
            <text:p>1.2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0.13" calcext:value-type="float">
            <text:p>600.13</text:p>
          </table:table-cell>
          <table:table-cell office:value-type="float" office:value="190.92" calcext:value-type="float">
            <text:p>190.92</text:p>
          </table:table-cell>
          <table:table-cell office:value-type="float" office:value="233.45" calcext:value-type="float">
            <text:p>233.45</text:p>
          </table:table-cell>
        </table:table-row>
        <table:table-row table:style-name="ro1">
          <table:table-cell office:value-type="float" office:value="1391812" calcext:value-type="float">
            <text:p>1391812</text:p>
          </table:table-cell>
          <table:table-cell table:formula="of:=[.A89]/1000/(60*60*24)" office:value-type="time" office:time-value="PT00H23M11.812S" calcext:value-type="time">
            <text:p>00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3" calcext:value-type="float">
            <text:p>596.23</text:p>
          </table:table-cell>
          <table:table-cell office:value-type="float" office:value="193.14" calcext:value-type="float">
            <text:p>193.14</text:p>
          </table:table-cell>
          <table:table-cell office:value-type="float" office:value="236.11" calcext:value-type="float">
            <text:p>236.11</text:p>
          </table:table-cell>
        </table:table-row>
        <table:table-row table:style-name="ro1">
          <table:table-cell office:value-type="float" office:value="1407812" calcext:value-type="float">
            <text:p>1407812</text:p>
          </table:table-cell>
          <table:table-cell table:formula="of:=[.A90]/1000/(60*60*24)" office:value-type="time" office:time-value="PT00H23M27.812S" calcext:value-type="time">
            <text:p>00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195.36" calcext:value-type="float">
            <text:p>195.36</text:p>
          </table:table-cell>
          <table:table-cell office:value-type="float" office:value="238.76" calcext:value-type="float">
            <text:p>238.76</text:p>
          </table:table-cell>
        </table:table-row>
        <table:table-row table:style-name="ro1">
          <table:table-cell office:value-type="float" office:value="1423811" calcext:value-type="float">
            <text:p>1423811</text:p>
          </table:table-cell>
          <table:table-cell table:formula="of:=[.A91]/1000/(60*60*24)" office:value-type="time" office:time-value="PT00H23M43.811S" calcext:value-type="time">
            <text:p>00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197.58" calcext:value-type="float">
            <text:p>197.58</text:p>
          </table:table-cell>
          <table:table-cell office:value-type="float" office:value="241.42" calcext:value-type="float">
            <text:p>241.42</text:p>
          </table:table-cell>
        </table:table-row>
        <table:table-row table:style-name="ro1">
          <table:table-cell office:value-type="float" office:value="1439811" calcext:value-type="float">
            <text:p>1439811</text:p>
          </table:table-cell>
          <table:table-cell table:formula="of:=[.A92]/1000/(60*60*24)" office:value-type="time" office:time-value="PT00H23M59.811S" calcext:value-type="time">
            <text:p>00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" calcext:value-type="float">
            <text:p>595.9</text:p>
          </table:table-cell>
          <table:table-cell office:value-type="float" office:value="199.8" calcext:value-type="float">
            <text:p>199.8</text:p>
          </table:table-cell>
          <table:table-cell office:value-type="float" office:value="244.07" calcext:value-type="float">
            <text:p>244.07</text:p>
          </table:table-cell>
        </table:table-row>
        <table:table-row table:style-name="ro1">
          <table:table-cell office:value-type="float" office:value="1455811" calcext:value-type="float">
            <text:p>1455811</text:p>
          </table:table-cell>
          <table:table-cell table:formula="of:=[.A93]/1000/(60*60*24)" office:value-type="time" office:time-value="PT00H24M15.811S" calcext:value-type="time">
            <text:p>00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5.74" calcext:value-type="float">
            <text:p>595.74</text:p>
          </table:table-cell>
          <table:table-cell office:value-type="float" office:value="202.02" calcext:value-type="float">
            <text:p>202.02</text:p>
          </table:table-cell>
          <table:table-cell office:value-type="float" office:value="246.72" calcext:value-type="float">
            <text:p>246.72</text:p>
          </table:table-cell>
        </table:table-row>
        <table:table-row table:style-name="ro1">
          <table:table-cell office:value-type="float" office:value="1471812" calcext:value-type="float">
            <text:p>1471812</text:p>
          </table:table-cell>
          <table:table-cell table:formula="of:=[.A94]/1000/(60*60*24)" office:value-type="time" office:time-value="PT00H24M31.812S" calcext:value-type="time">
            <text:p>00:24:32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7.99" calcext:value-type="float">
            <text:p>597.99</text:p>
          </table:table-cell>
          <table:table-cell office:value-type="float" office:value="204.24" calcext:value-type="float">
            <text:p>204.24</text:p>
          </table:table-cell>
          <table:table-cell office:value-type="float" office:value="249.38" calcext:value-type="float">
            <text:p>249.38</text:p>
          </table:table-cell>
        </table:table-row>
        <table:table-row table:style-name="ro1">
          <table:table-cell office:value-type="float" office:value="1487811" calcext:value-type="float">
            <text:p>1487811</text:p>
          </table:table-cell>
          <table:table-cell table:formula="of:=[.A95]/1000/(60*60*24)" office:value-type="time" office:time-value="PT00H24M47.811S" calcext:value-type="time">
            <text:p>00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501" calcext:value-type="float">
            <text:p>501</text:p>
          </table:table-cell>
          <table:table-cell office:value-type="float" office:value="598.22" calcext:value-type="float">
            <text:p>598.22</text:p>
          </table:table-cell>
          <table:table-cell office:value-type="float" office:value="206.47" calcext:value-type="float">
            <text:p>206.47</text:p>
          </table:table-cell>
          <table:table-cell office:value-type="float" office:value="252.04" calcext:value-type="float">
            <text:p>252.04</text:p>
          </table:table-cell>
        </table:table-row>
        <table:table-row table:style-name="ro1">
          <table:table-cell office:value-type="float" office:value="1503811" calcext:value-type="float">
            <text:p>1503811</text:p>
          </table:table-cell>
          <table:table-cell table:formula="of:=[.A96]/1000/(60*60*24)" office:value-type="time" office:time-value="PT00H25M03.811S" calcext:value-type="time">
            <text:p>00:25:04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7.66" calcext:value-type="float">
            <text:p>597.66</text:p>
          </table:table-cell>
          <table:table-cell office:value-type="float" office:value="208.69" calcext:value-type="float">
            <text:p>208.69</text:p>
          </table:table-cell>
          <table:table-cell office:value-type="float" office:value="254.69" calcext:value-type="float">
            <text:p>254.69</text:p>
          </table:table-cell>
        </table:table-row>
        <table:table-row table:style-name="ro1">
          <table:table-cell office:value-type="float" office:value="1519811" calcext:value-type="float">
            <text:p>1519811</text:p>
          </table:table-cell>
          <table:table-cell table:formula="of:=[.A97]/1000/(60*60*24)" office:value-type="time" office:time-value="PT00H25M19.811S" calcext:value-type="time">
            <text:p>00:25:20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7.76" calcext:value-type="float">
            <text:p>597.76</text:p>
          </table:table-cell>
          <table:table-cell office:value-type="float" office:value="210.92" calcext:value-type="float">
            <text:p>210.92</text:p>
          </table:table-cell>
          <table:table-cell office:value-type="float" office:value="257.35" calcext:value-type="float">
            <text:p>257.35</text:p>
          </table:table-cell>
        </table:table-row>
        <table:table-row table:style-name="ro1">
          <table:table-cell office:value-type="float" office:value="1535811" calcext:value-type="float">
            <text:p>1535811</text:p>
          </table:table-cell>
          <table:table-cell table:formula="of:=[.A98]/1000/(60*60*24)" office:value-type="time" office:time-value="PT00H25M35.811S" calcext:value-type="time">
            <text:p>00:25:36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7.88" calcext:value-type="float">
            <text:p>597.88</text:p>
          </table:table-cell>
          <table:table-cell office:value-type="float" office:value="213.15" calcext:value-type="float">
            <text:p>213.1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51812" calcext:value-type="float">
            <text:p>1551812</text:p>
          </table:table-cell>
          <table:table-cell table:formula="of:=[.A99]/1000/(60*60*24)" office:value-type="time" office:time-value="PT00H25M51.812S" calcext:value-type="time">
            <text:p>00:25:52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6" calcext:value-type="float">
            <text:p>596</text:p>
          </table:table-cell>
          <table:table-cell office:value-type="float" office:value="215.37" calcext:value-type="float">
            <text:p>215.37</text:p>
          </table:table-cell>
          <table:table-cell office:value-type="float" office:value="262.66" calcext:value-type="float">
            <text:p>262.66</text:p>
          </table:table-cell>
        </table:table-row>
        <table:table-row table:style-name="ro1">
          <table:table-cell office:value-type="float" office:value="1567811" calcext:value-type="float">
            <text:p>1567811</text:p>
          </table:table-cell>
          <table:table-cell table:formula="of:=[.A100]/1000/(60*60*24)" office:value-type="time" office:time-value="PT00H26M07.811S" calcext:value-type="time">
            <text:p>00:26:08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5.66" calcext:value-type="float">
            <text:p>595.66</text:p>
          </table:table-cell>
          <table:table-cell office:value-type="float" office:value="217.6" calcext:value-type="float">
            <text:p>217.6</text:p>
          </table:table-cell>
          <table:table-cell office:value-type="float" office:value="265.31" calcext:value-type="float">
            <text:p>265.31</text:p>
          </table:table-cell>
        </table:table-row>
        <table:table-row table:style-name="ro1">
          <table:table-cell office:value-type="float" office:value="1583811" calcext:value-type="float">
            <text:p>1583811</text:p>
          </table:table-cell>
          <table:table-cell table:formula="of:=[.A101]/1000/(60*60*24)" office:value-type="time" office:time-value="PT00H26M23.811S" calcext:value-type="time">
            <text:p>00:26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219.82" calcext:value-type="float">
            <text:p>219.82</text:p>
          </table:table-cell>
          <table:table-cell office:value-type="float" office:value="267.96" calcext:value-type="float">
            <text:p>267.96</text:p>
          </table:table-cell>
        </table:table-row>
        <table:table-row table:style-name="ro1">
          <table:table-cell office:value-type="float" office:value="1599811" calcext:value-type="float">
            <text:p>1599811</text:p>
          </table:table-cell>
          <table:table-cell table:formula="of:=[.A102]/1000/(60*60*24)" office:value-type="time" office:time-value="PT00H26M39.811S" calcext:value-type="time">
            <text:p>00:26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222.04" calcext:value-type="float">
            <text:p>222.04</text:p>
          </table:table-cell>
          <table:table-cell office:value-type="float" office:value="270.6" calcext:value-type="float">
            <text:p>270.6</text:p>
          </table:table-cell>
        </table:table-row>
        <table:table-row table:style-name="ro1">
          <table:table-cell office:value-type="float" office:value="1615811" calcext:value-type="float">
            <text:p>1615811</text:p>
          </table:table-cell>
          <table:table-cell table:formula="of:=[.A103]/1000/(60*60*24)" office:value-type="time" office:time-value="PT00H26M55.811S" calcext:value-type="time">
            <text:p>00:26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3.78" calcext:value-type="float">
            <text:p>593.78</text:p>
          </table:table-cell>
          <table:table-cell office:value-type="float" office:value="224.26" calcext:value-type="float">
            <text:p>224.26</text:p>
          </table:table-cell>
          <table:table-cell office:value-type="float" office:value="273.25" calcext:value-type="float">
            <text:p>273.25</text:p>
          </table:table-cell>
        </table:table-row>
        <table:table-row table:style-name="ro1">
          <table:table-cell office:value-type="float" office:value="1631811" calcext:value-type="float">
            <text:p>1631811</text:p>
          </table:table-cell>
          <table:table-cell table:formula="of:=[.A104]/1000/(60*60*24)" office:value-type="time" office:time-value="PT00H27M11.811S" calcext:value-type="time">
            <text:p>00:27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226.48" calcext:value-type="float">
            <text:p>226.48</text:p>
          </table:table-cell>
          <table:table-cell office:value-type="float" office:value="275.89" calcext:value-type="float">
            <text:p>275.89</text:p>
          </table:table-cell>
        </table:table-row>
        <table:table-row table:style-name="ro1">
          <table:table-cell office:value-type="float" office:value="1647811" calcext:value-type="float">
            <text:p>1647811</text:p>
          </table:table-cell>
          <table:table-cell table:formula="of:=[.A105]/1000/(60*60*24)" office:value-type="time" office:time-value="PT00H27M27.811S" calcext:value-type="time">
            <text:p>00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500.4" calcext:value-type="float">
            <text:p>500.4</text:p>
          </table:table-cell>
          <table:table-cell office:value-type="float" office:value="595.51" calcext:value-type="float">
            <text:p>595.51</text:p>
          </table:table-cell>
          <table:table-cell office:value-type="float" office:value="228.7" calcext:value-type="float">
            <text:p>228.7</text:p>
          </table:table-cell>
          <table:table-cell office:value-type="float" office:value="278.54" calcext:value-type="float">
            <text:p>278.54</text:p>
          </table:table-cell>
        </table:table-row>
        <table:table-row table:style-name="ro1">
          <table:table-cell office:value-type="float" office:value="1663812" calcext:value-type="float">
            <text:p>1663812</text:p>
          </table:table-cell>
          <table:table-cell table:formula="of:=[.A106]/1000/(60*60*24)" office:value-type="time" office:time-value="PT00H27M43.812S" calcext:value-type="time">
            <text:p>00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5.65" calcext:value-type="float">
            <text:p>595.65</text:p>
          </table:table-cell>
          <table:table-cell office:value-type="float" office:value="230.93" calcext:value-type="float">
            <text:p>230.93</text:p>
          </table:table-cell>
          <table:table-cell office:value-type="float" office:value="281.19" calcext:value-type="float">
            <text:p>281.19</text:p>
          </table:table-cell>
        </table:table-row>
        <table:table-row table:style-name="ro1">
          <table:table-cell office:value-type="float" office:value="1679811" calcext:value-type="float">
            <text:p>1679811</text:p>
          </table:table-cell>
          <table:table-cell table:formula="of:=[.A107]/1000/(60*60*24)" office:value-type="time" office:time-value="PT00H27M59.811S" calcext:value-type="time">
            <text:p>00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4.12" calcext:value-type="float">
            <text:p>594.12</text:p>
          </table:table-cell>
          <table:table-cell office:value-type="float" office:value="233.15" calcext:value-type="float">
            <text:p>233.15</text:p>
          </table:table-cell>
          <table:table-cell office:value-type="float" office:value="283.83" calcext:value-type="float">
            <text:p>283.83</text:p>
          </table:table-cell>
        </table:table-row>
        <table:table-row table:style-name="ro1">
          <table:table-cell office:value-type="float" office:value="1695811" calcext:value-type="float">
            <text:p>1695811</text:p>
          </table:table-cell>
          <table:table-cell table:formula="of:=[.A108]/1000/(60*60*24)" office:value-type="time" office:time-value="PT00H28M15.811S" calcext:value-type="time">
            <text:p>00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5.75" calcext:value-type="float">
            <text:p>595.75</text:p>
          </table:table-cell>
          <table:table-cell office:value-type="float" office:value="235.38" calcext:value-type="float">
            <text:p>235.38</text:p>
          </table:table-cell>
          <table:table-cell office:value-type="float" office:value="286.48" calcext:value-type="float">
            <text:p>286.48</text:p>
          </table:table-cell>
        </table:table-row>
        <table:table-row table:style-name="ro1">
          <table:table-cell office:value-type="float" office:value="1711811" calcext:value-type="float">
            <text:p>1711811</text:p>
          </table:table-cell>
          <table:table-cell table:formula="of:=[.A109]/1000/(60*60*24)" office:value-type="time" office:time-value="PT00H28M31.811S" calcext:value-type="time">
            <text:p>00:28:32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88" calcext:value-type="float">
            <text:p>595.88</text:p>
          </table:table-cell>
          <table:table-cell office:value-type="float" office:value="237.6" calcext:value-type="float">
            <text:p>237.6</text:p>
          </table:table-cell>
          <table:table-cell office:value-type="float" office:value="289.13" calcext:value-type="float">
            <text:p>289.13</text:p>
          </table:table-cell>
        </table:table-row>
        <table:table-row table:style-name="ro1">
          <table:table-cell office:value-type="float" office:value="1727812" calcext:value-type="float">
            <text:p>1727812</text:p>
          </table:table-cell>
          <table:table-cell table:formula="of:=[.A110]/1000/(60*60*24)" office:value-type="time" office:time-value="PT00H28M47.812S" calcext:value-type="time">
            <text:p>00:28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39.82" calcext:value-type="float">
            <text:p>239.82</text:p>
          </table:table-cell>
          <table:table-cell office:value-type="float" office:value="291.77" calcext:value-type="float">
            <text:p>291.77</text:p>
          </table:table-cell>
        </table:table-row>
        <table:table-row table:style-name="ro1">
          <table:table-cell office:value-type="float" office:value="1743811" calcext:value-type="float">
            <text:p>1743811</text:p>
          </table:table-cell>
          <table:table-cell table:formula="of:=[.A111]/1000/(60*60*24)" office:value-type="time" office:time-value="PT00H29M03.811S" calcext:value-type="time">
            <text:p>00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242.04" calcext:value-type="float">
            <text:p>242.04</text:p>
          </table:table-cell>
          <table:table-cell office:value-type="float" office:value="294.41" calcext:value-type="float">
            <text:p>294.41</text:p>
          </table:table-cell>
        </table:table-row>
        <table:table-row table:style-name="ro1">
          <table:table-cell office:value-type="float" office:value="1759811" calcext:value-type="float">
            <text:p>1759811</text:p>
          </table:table-cell>
          <table:table-cell table:formula="of:=[.A112]/1000/(60*60*24)" office:value-type="time" office:time-value="PT00H29M19.811S" calcext:value-type="time">
            <text:p>00:29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244.26" calcext:value-type="float">
            <text:p>244.26</text:p>
          </table:table-cell>
          <table:table-cell office:value-type="float" office:value="297.05" calcext:value-type="float">
            <text:p>297.05</text:p>
          </table:table-cell>
        </table:table-row>
        <table:table-row table:style-name="ro1">
          <table:table-cell office:value-type="float" office:value="1775811" calcext:value-type="float">
            <text:p>1775811</text:p>
          </table:table-cell>
          <table:table-cell table:formula="of:=[.A113]/1000/(60*60*24)" office:value-type="time" office:time-value="PT00H29M35.811S" calcext:value-type="time">
            <text:p>00:29:36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9" calcext:value-type="float">
            <text:p>595.9</text:p>
          </table:table-cell>
          <table:table-cell office:value-type="float" office:value="246.49" calcext:value-type="float">
            <text:p>246.49</text:p>
          </table:table-cell>
          <table:table-cell office:value-type="float" office:value="299.69" calcext:value-type="float">
            <text:p>299.69</text:p>
          </table:table-cell>
        </table:table-row>
        <table:table-row table:style-name="ro1">
          <table:table-cell office:value-type="float" office:value="1791811" calcext:value-type="float">
            <text:p>1791811</text:p>
          </table:table-cell>
          <table:table-cell table:formula="of:=[.A114]/1000/(60*60*24)" office:value-type="time" office:time-value="PT00H29M51.811S" calcext:value-type="time">
            <text:p>00:29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248.71" calcext:value-type="float">
            <text:p>248.71</text:p>
          </table:table-cell>
          <table:table-cell office:value-type="float" office:value="302.33" calcext:value-type="float">
            <text:p>302.33</text:p>
          </table:table-cell>
        </table:table-row>
        <table:table-row table:style-name="ro1">
          <table:table-cell office:value-type="float" office:value="1807811" calcext:value-type="float">
            <text:p>1807811</text:p>
          </table:table-cell>
          <table:table-cell table:formula="of:=[.A115]/1000/(60*60*24)" office:value-type="time" office:time-value="PT00H30M07.811S" calcext:value-type="time">
            <text:p>00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2" calcext:value-type="float">
            <text:p>591.92</text:p>
          </table:table-cell>
          <table:table-cell office:value-type="float" office:value="250.93" calcext:value-type="float">
            <text:p>250.93</text:p>
          </table:table-cell>
          <table:table-cell office:value-type="float" office:value="304.96" calcext:value-type="float">
            <text:p>304.96</text:p>
          </table:table-cell>
        </table:table-row>
        <table:table-row table:style-name="ro1">
          <table:table-cell office:value-type="float" office:value="1823811" calcext:value-type="float">
            <text:p>1823811</text:p>
          </table:table-cell>
          <table:table-cell table:formula="of:=[.A116]/1000/(60*60*24)" office:value-type="time" office:time-value="PT00H30M23.811S" calcext:value-type="time">
            <text:p>00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8" calcext:value-type="float">
            <text:p>594.38</text:p>
          </table:table-cell>
          <table:table-cell office:value-type="float" office:value="253.15" calcext:value-type="float">
            <text:p>253.15</text:p>
          </table:table-cell>
          <table:table-cell office:value-type="float" office:value="307.6" calcext:value-type="float">
            <text:p>307.6</text:p>
          </table:table-cell>
        </table:table-row>
        <table:table-row table:style-name="ro1">
          <table:table-cell office:value-type="float" office:value="1839811" calcext:value-type="float">
            <text:p>1839811</text:p>
          </table:table-cell>
          <table:table-cell table:formula="of:=[.A117]/1000/(60*60*24)" office:value-type="time" office:time-value="PT00H30M39.811S" calcext:value-type="time">
            <text:p>00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255.37" calcext:value-type="float">
            <text:p>255.37</text:p>
          </table:table-cell>
          <table:table-cell office:value-type="float" office:value="310.24" calcext:value-type="float">
            <text:p>310.24</text:p>
          </table:table-cell>
        </table:table-row>
        <table:table-row table:style-name="ro1">
          <table:table-cell office:value-type="float" office:value="1855811" calcext:value-type="float">
            <text:p>1855811</text:p>
          </table:table-cell>
          <table:table-cell table:formula="of:=[.A118]/1000/(60*60*24)" office:value-type="time" office:time-value="PT00H30M55.811S" calcext:value-type="time">
            <text:p>00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1" calcext:value-type="float">
            <text:p>589.91</text:p>
          </table:table-cell>
          <table:table-cell office:value-type="float" office:value="257.58" calcext:value-type="float">
            <text:p>257.58</text:p>
          </table:table-cell>
          <table:table-cell office:value-type="float" office:value="312.87" calcext:value-type="float">
            <text:p>312.87</text:p>
          </table:table-cell>
        </table:table-row>
        <table:table-row table:style-name="ro1">
          <table:table-cell office:value-type="float" office:value="1871811" calcext:value-type="float">
            <text:p>1871811</text:p>
          </table:table-cell>
          <table:table-cell table:formula="of:=[.A119]/1000/(60*60*24)" office:value-type="time" office:time-value="PT00H31M11.811S" calcext:value-type="time">
            <text:p>00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259.8" calcext:value-type="float">
            <text:p>259.8</text:p>
          </table:table-cell>
          <table:table-cell office:value-type="float" office:value="315.5" calcext:value-type="float">
            <text:p>315.5</text:p>
          </table:table-cell>
        </table:table-row>
        <table:table-row table:style-name="ro1">
          <table:table-cell office:value-type="float" office:value="1887811" calcext:value-type="float">
            <text:p>1887811</text:p>
          </table:table-cell>
          <table:table-cell table:formula="of:=[.A120]/1000/(60*60*24)" office:value-type="time" office:time-value="PT00H31M27.811S" calcext:value-type="time">
            <text:p>00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262.02" calcext:value-type="float">
            <text:p>262.02</text:p>
          </table:table-cell>
          <table:table-cell office:value-type="float" office:value="318.13" calcext:value-type="float">
            <text:p>318.13</text:p>
          </table:table-cell>
        </table:table-row>
        <table:table-row table:style-name="ro1">
          <table:table-cell office:value-type="float" office:value="1903811" calcext:value-type="float">
            <text:p>1903811</text:p>
          </table:table-cell>
          <table:table-cell table:formula="of:=[.A121]/1000/(60*60*24)" office:value-type="time" office:time-value="PT00H31M43.811S" calcext:value-type="time">
            <text:p>00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264.24" calcext:value-type="float">
            <text:p>264.24</text:p>
          </table:table-cell>
          <table:table-cell office:value-type="float" office:value="320.76" calcext:value-type="float">
            <text:p>320.76</text:p>
          </table:table-cell>
        </table:table-row>
        <table:table-row table:style-name="ro1">
          <table:table-cell office:value-type="float" office:value="1919811" calcext:value-type="float">
            <text:p>1919811</text:p>
          </table:table-cell>
          <table:table-cell table:formula="of:=[.A122]/1000/(60*60*24)" office:value-type="time" office:time-value="PT00H31M59.811S" calcext:value-type="time">
            <text:p>00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66.46" calcext:value-type="float">
            <text:p>266.46</text:p>
          </table:table-cell>
          <table:table-cell office:value-type="float" office:value="323.39" calcext:value-type="float">
            <text:p>323.39</text:p>
          </table:table-cell>
        </table:table-row>
        <table:table-row table:style-name="ro1">
          <table:table-cell office:value-type="float" office:value="1935811" calcext:value-type="float">
            <text:p>1935811</text:p>
          </table:table-cell>
          <table:table-cell table:formula="of:=[.A123]/1000/(60*60*24)" office:value-type="time" office:time-value="PT00H32M15.811S" calcext:value-type="time">
            <text:p>00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268.68" calcext:value-type="float">
            <text:p>268.68</text:p>
          </table:table-cell>
          <table:table-cell office:value-type="float" office:value="326.02" calcext:value-type="float">
            <text:p>326.02</text:p>
          </table:table-cell>
        </table:table-row>
        <table:table-row table:style-name="ro1">
          <table:table-cell office:value-type="float" office:value="1951811" calcext:value-type="float">
            <text:p>1951811</text:p>
          </table:table-cell>
          <table:table-cell table:formula="of:=[.A124]/1000/(60*60*24)" office:value-type="time" office:time-value="PT00H32M31.811S" calcext:value-type="time">
            <text:p>00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7" calcext:value-type="float">
            <text:p>592.17</text:p>
          </table:table-cell>
          <table:table-cell office:value-type="float" office:value="270.9" calcext:value-type="float">
            <text:p>270.9</text:p>
          </table:table-cell>
          <table:table-cell office:value-type="float" office:value="328.65" calcext:value-type="float">
            <text:p>328.65</text:p>
          </table:table-cell>
        </table:table-row>
        <table:table-row table:style-name="ro1">
          <table:table-cell office:value-type="float" office:value="1967812" calcext:value-type="float">
            <text:p>1967812</text:p>
          </table:table-cell>
          <table:table-cell table:formula="of:=[.A125]/1000/(60*60*24)" office:value-type="time" office:time-value="PT00H32M47.812S" calcext:value-type="time">
            <text:p>00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1.78" calcext:value-type="float">
            <text:p>591.78</text:p>
          </table:table-cell>
          <table:table-cell office:value-type="float" office:value="273.12" calcext:value-type="float">
            <text:p>273.12</text:p>
          </table:table-cell>
          <table:table-cell office:value-type="float" office:value="331.28" calcext:value-type="float">
            <text:p>331.28</text:p>
          </table:table-cell>
        </table:table-row>
        <table:table-row table:style-name="ro1">
          <table:table-cell office:value-type="float" office:value="1983811" calcext:value-type="float">
            <text:p>1983811</text:p>
          </table:table-cell>
          <table:table-cell table:formula="of:=[.A126]/1000/(60*60*24)" office:value-type="time" office:time-value="PT00H33M03.811S" calcext:value-type="time">
            <text:p>00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275.34" calcext:value-type="float">
            <text:p>275.34</text:p>
          </table:table-cell>
          <table:table-cell office:value-type="float" office:value="333.91" calcext:value-type="float">
            <text:p>333.91</text:p>
          </table:table-cell>
        </table:table-row>
        <table:table-row table:style-name="ro1">
          <table:table-cell office:value-type="float" office:value="1999811" calcext:value-type="float">
            <text:p>1999811</text:p>
          </table:table-cell>
          <table:table-cell table:formula="of:=[.A127]/1000/(60*60*24)" office:value-type="time" office:time-value="PT00H33M19.811S" calcext:value-type="time">
            <text:p>00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277.56" calcext:value-type="float">
            <text:p>277.56</text:p>
          </table:table-cell>
          <table:table-cell office:value-type="float" office:value="336.54" calcext:value-type="float">
            <text:p>336.54</text:p>
          </table:table-cell>
        </table:table-row>
        <table:table-row table:style-name="ro1">
          <table:table-cell office:value-type="float" office:value="2015812" calcext:value-type="float">
            <text:p>2015812</text:p>
          </table:table-cell>
          <table:table-cell table:formula="of:=[.A128]/1000/(60*60*24)" office:value-type="time" office:time-value="PT00H33M35.812S" calcext:value-type="time">
            <text:p>00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279.77" calcext:value-type="float">
            <text:p>279.77</text:p>
          </table:table-cell>
          <table:table-cell office:value-type="float" office:value="339.17" calcext:value-type="float">
            <text:p>339.17</text:p>
          </table:table-cell>
        </table:table-row>
        <table:table-row table:style-name="ro1">
          <table:table-cell office:value-type="float" office:value="2031811" calcext:value-type="float">
            <text:p>2031811</text:p>
          </table:table-cell>
          <table:table-cell table:formula="of:=[.A129]/1000/(60*60*24)" office:value-type="time" office:time-value="PT00H33M51.811S" calcext:value-type="time">
            <text:p>00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1" calcext:value-type="float">
            <text:p>591.91</text:p>
          </table:table-cell>
          <table:table-cell office:value-type="float" office:value="281.99" calcext:value-type="float">
            <text:p>281.99</text:p>
          </table:table-cell>
          <table:table-cell office:value-type="float" office:value="341.79" calcext:value-type="float">
            <text:p>341.79</text:p>
          </table:table-cell>
        </table:table-row>
        <table:table-row table:style-name="ro1">
          <table:table-cell office:value-type="float" office:value="2047811" calcext:value-type="float">
            <text:p>2047811</text:p>
          </table:table-cell>
          <table:table-cell table:formula="of:=[.A130]/1000/(60*60*24)" office:value-type="time" office:time-value="PT00H34M07.811S" calcext:value-type="time">
            <text:p>00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2" calcext:value-type="float">
            <text:p>591.92</text:p>
          </table:table-cell>
          <table:table-cell office:value-type="float" office:value="284.21" calcext:value-type="float">
            <text:p>284.21</text:p>
          </table:table-cell>
          <table:table-cell office:value-type="float" office:value="344.42" calcext:value-type="float">
            <text:p>344.42</text:p>
          </table:table-cell>
        </table:table-row>
        <table:table-row table:style-name="ro1">
          <table:table-cell office:value-type="float" office:value="2063812" calcext:value-type="float">
            <text:p>2063812</text:p>
          </table:table-cell>
          <table:table-cell table:formula="of:=[.A131]/1000/(60*60*24)" office:value-type="time" office:time-value="PT00H34M23.812S" calcext:value-type="time">
            <text:p>00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7" calcext:value-type="float">
            <text:p>592.17</text:p>
          </table:table-cell>
          <table:table-cell office:value-type="float" office:value="286.43" calcext:value-type="float">
            <text:p>286.43</text:p>
          </table:table-cell>
          <table:table-cell office:value-type="float" office:value="347.05" calcext:value-type="float">
            <text:p>347.05</text:p>
          </table:table-cell>
        </table:table-row>
        <table:table-row table:style-name="ro1">
          <table:table-cell office:value-type="float" office:value="2079811" calcext:value-type="float">
            <text:p>2079811</text:p>
          </table:table-cell>
          <table:table-cell table:formula="of:=[.A132]/1000/(60*60*24)" office:value-type="time" office:time-value="PT00H34M39.811S" calcext:value-type="time">
            <text:p>00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288.65" calcext:value-type="float">
            <text:p>288.65</text:p>
          </table:table-cell>
          <table:table-cell office:value-type="float" office:value="349.68" calcext:value-type="float">
            <text:p>349.68</text:p>
          </table:table-cell>
        </table:table-row>
        <table:table-row table:style-name="ro1">
          <table:table-cell office:value-type="float" office:value="2095811" calcext:value-type="float">
            <text:p>2095811</text:p>
          </table:table-cell>
          <table:table-cell table:formula="of:=[.A133]/1000/(60*60*24)" office:value-type="time" office:time-value="PT00H34M55.811S" calcext:value-type="time">
            <text:p>00:34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290.87" calcext:value-type="float">
            <text:p>290.87</text:p>
          </table:table-cell>
          <table:table-cell office:value-type="float" office:value="352.3" calcext:value-type="float">
            <text:p>352.3</text:p>
          </table:table-cell>
        </table:table-row>
        <table:table-row table:style-name="ro1">
          <table:table-cell office:value-type="float" office:value="2111811" calcext:value-type="float">
            <text:p>2111811</text:p>
          </table:table-cell>
          <table:table-cell table:formula="of:=[.A134]/1000/(60*60*24)" office:value-type="time" office:time-value="PT00H35M11.811S" calcext:value-type="time">
            <text:p>00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293.09" calcext:value-type="float">
            <text:p>293.09</text:p>
          </table:table-cell>
          <table:table-cell office:value-type="float" office:value="354.93" calcext:value-type="float">
            <text:p>354.93</text:p>
          </table:table-cell>
        </table:table-row>
        <table:table-row table:style-name="ro1">
          <table:table-cell office:value-type="float" office:value="2127811" calcext:value-type="float">
            <text:p>2127811</text:p>
          </table:table-cell>
          <table:table-cell table:formula="of:=[.A135]/1000/(60*60*24)" office:value-type="time" office:time-value="PT00H35M27.811S" calcext:value-type="time">
            <text:p>00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2" calcext:value-type="float">
            <text:p>592.12</text:p>
          </table:table-cell>
          <table:table-cell office:value-type="float" office:value="295.32" calcext:value-type="float">
            <text:p>295.32</text:p>
          </table:table-cell>
          <table:table-cell office:value-type="float" office:value="357.57" calcext:value-type="float">
            <text:p>357.57</text:p>
          </table:table-cell>
        </table:table-row>
        <table:table-row table:style-name="ro1">
          <table:table-cell office:value-type="float" office:value="2143811" calcext:value-type="float">
            <text:p>2143811</text:p>
          </table:table-cell>
          <table:table-cell table:formula="of:=[.A136]/1000/(60*60*24)" office:value-type="time" office:time-value="PT00H35M43.811S" calcext:value-type="time">
            <text:p>00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297.54" calcext:value-type="float">
            <text:p>297.54</text:p>
          </table:table-cell>
          <table:table-cell office:value-type="float" office:value="360.19" calcext:value-type="float">
            <text:p>360.19</text:p>
          </table:table-cell>
        </table:table-row>
        <table:table-row table:style-name="ro1">
          <table:table-cell office:value-type="float" office:value="2159811" calcext:value-type="float">
            <text:p>2159811</text:p>
          </table:table-cell>
          <table:table-cell table:formula="of:=[.A137]/1000/(60*60*24)" office:value-type="time" office:time-value="PT00H35M59.811S" calcext:value-type="time">
            <text:p>00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299.76" calcext:value-type="float">
            <text:p>299.76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office:value-type="float" office:value="2175812" calcext:value-type="float">
            <text:p>2175812</text:p>
          </table:table-cell>
          <table:table-cell table:formula="of:=[.A138]/1000/(60*60*24)" office:value-type="time" office:time-value="PT00H36M15.812S" calcext:value-type="time">
            <text:p>00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301.98" calcext:value-type="float">
            <text:p>301.98</text:p>
          </table:table-cell>
          <table:table-cell office:value-type="float" office:value="365.44" calcext:value-type="float">
            <text:p>365.44</text:p>
          </table:table-cell>
        </table:table-row>
        <table:table-row table:style-name="ro1">
          <table:table-cell office:value-type="float" office:value="2191811" calcext:value-type="float">
            <text:p>2191811</text:p>
          </table:table-cell>
          <table:table-cell table:formula="of:=[.A139]/1000/(60*60*24)" office:value-type="time" office:time-value="PT00H36M31.811S" calcext:value-type="time">
            <text:p>00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4" calcext:value-type="float">
            <text:p>590.24</text:p>
          </table:table-cell>
          <table:table-cell office:value-type="float" office:value="304.2" calcext:value-type="float">
            <text:p>304.2</text:p>
          </table:table-cell>
          <table:table-cell office:value-type="float" office:value="368.06" calcext:value-type="float">
            <text:p>368.06</text:p>
          </table:table-cell>
        </table:table-row>
        <table:table-row table:style-name="ro1">
          <table:table-cell office:value-type="float" office:value="2207811" calcext:value-type="float">
            <text:p>2207811</text:p>
          </table:table-cell>
          <table:table-cell table:formula="of:=[.A140]/1000/(60*60*24)" office:value-type="time" office:time-value="PT00H36M47.811S" calcext:value-type="time">
            <text:p>00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306.42" calcext:value-type="float">
            <text:p>306.42</text:p>
          </table:table-cell>
          <table:table-cell office:value-type="float" office:value="370.69" calcext:value-type="float">
            <text:p>370.69</text:p>
          </table:table-cell>
        </table:table-row>
        <table:table-row table:style-name="ro1">
          <table:table-cell office:value-type="float" office:value="2223811" calcext:value-type="float">
            <text:p>2223811</text:p>
          </table:table-cell>
          <table:table-cell table:formula="of:=[.A141]/1000/(60*60*24)" office:value-type="time" office:time-value="PT00H37M03.811S" calcext:value-type="time">
            <text:p>00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308.64" calcext:value-type="float">
            <text:p>308.64</text:p>
          </table:table-cell>
          <table:table-cell office:value-type="float" office:value="373.32" calcext:value-type="float">
            <text:p>373.32</text:p>
          </table:table-cell>
        </table:table-row>
        <table:table-row table:style-name="ro1">
          <table:table-cell office:value-type="float" office:value="2239812" calcext:value-type="float">
            <text:p>2239812</text:p>
          </table:table-cell>
          <table:table-cell table:formula="of:=[.A142]/1000/(60*60*24)" office:value-type="time" office:time-value="PT00H37M19.812S" calcext:value-type="time">
            <text:p>00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310.87" calcext:value-type="float">
            <text:p>310.87</text:p>
          </table:table-cell>
          <table:table-cell office:value-type="float" office:value="375.95" calcext:value-type="float">
            <text:p>375.95</text:p>
          </table:table-cell>
        </table:table-row>
        <table:table-row table:style-name="ro1">
          <table:table-cell office:value-type="float" office:value="2255812" calcext:value-type="float">
            <text:p>2255812</text:p>
          </table:table-cell>
          <table:table-cell table:formula="of:=[.A143]/1000/(60*60*24)" office:value-type="time" office:time-value="PT00H37M35.812S" calcext:value-type="time">
            <text:p>00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3" calcext:value-type="float">
            <text:p>589.73</text:p>
          </table:table-cell>
          <table:table-cell office:value-type="float" office:value="313.09" calcext:value-type="float">
            <text:p>313.09</text:p>
          </table:table-cell>
          <table:table-cell office:value-type="float" office:value="378.57" calcext:value-type="float">
            <text:p>378.57</text:p>
          </table:table-cell>
        </table:table-row>
        <table:table-row table:style-name="ro1">
          <table:table-cell office:value-type="float" office:value="2271811" calcext:value-type="float">
            <text:p>2271811</text:p>
          </table:table-cell>
          <table:table-cell table:formula="of:=[.A144]/1000/(60*60*24)" office:value-type="time" office:time-value="PT00H37M51.811S" calcext:value-type="time">
            <text:p>00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4" calcext:value-type="float">
            <text:p>592.14</text:p>
          </table:table-cell>
          <table:table-cell office:value-type="float" office:value="315.32" calcext:value-type="float">
            <text:p>315.32</text:p>
          </table:table-cell>
          <table:table-cell office:value-type="float" office:value="381.2" calcext:value-type="float">
            <text:p>381.2</text:p>
          </table:table-cell>
        </table:table-row>
        <table:table-row table:style-name="ro1">
          <table:table-cell office:value-type="float" office:value="2287811" calcext:value-type="float">
            <text:p>2287811</text:p>
          </table:table-cell>
          <table:table-cell table:formula="of:=[.A145]/1000/(60*60*24)" office:value-type="time" office:time-value="PT00H38M07.811S" calcext:value-type="time">
            <text:p>00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500.4" calcext:value-type="float">
            <text:p>500.4</text:p>
          </table:table-cell>
          <table:table-cell office:value-type="float" office:value="589.51" calcext:value-type="float">
            <text:p>589.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383.83" calcext:value-type="float">
            <text:p>383.83</text:p>
          </table:table-cell>
        </table:table-row>
        <table:table-row table:style-name="ro1">
          <table:table-cell office:value-type="float" office:value="2303811" calcext:value-type="float">
            <text:p>2303811</text:p>
          </table:table-cell>
          <table:table-cell table:formula="of:=[.A146]/1000/(60*60*24)" office:value-type="time" office:time-value="PT00H38M23.811S" calcext:value-type="time">
            <text:p>00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4" calcext:value-type="float">
            <text:p>591.74</text:p>
          </table:table-cell>
          <table:table-cell office:value-type="float" office:value="319.77" calcext:value-type="float">
            <text:p>319.77</text:p>
          </table:table-cell>
          <table:table-cell office:value-type="float" office:value="386.45" calcext:value-type="float">
            <text:p>386.45</text:p>
          </table:table-cell>
        </table:table-row>
        <table:table-row table:style-name="ro1">
          <table:table-cell office:value-type="float" office:value="2319811" calcext:value-type="float">
            <text:p>2319811</text:p>
          </table:table-cell>
          <table:table-cell table:formula="of:=[.A147]/1000/(60*60*24)" office:value-type="time" office:time-value="PT00H38M39.811S" calcext:value-type="time">
            <text:p>00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4" calcext:value-type="float">
            <text:p>589.74</text:p>
          </table:table-cell>
          <table:table-cell office:value-type="float" office:value="322" calcext:value-type="float">
            <text:p>322</text:p>
          </table:table-cell>
          <table:table-cell office:value-type="float" office:value="389.08" calcext:value-type="float">
            <text:p>389.08</text:p>
          </table:table-cell>
        </table:table-row>
        <table:table-row table:style-name="ro1">
          <table:table-cell office:value-type="float" office:value="2335811" calcext:value-type="float">
            <text:p>2335811</text:p>
          </table:table-cell>
          <table:table-cell table:formula="of:=[.A148]/1000/(60*60*24)" office:value-type="time" office:time-value="PT00H38M55.811S" calcext:value-type="time">
            <text:p>00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5" calcext:value-type="float">
            <text:p>591.75</text:p>
          </table:table-cell>
          <table:table-cell office:value-type="float" office:value="324.22" calcext:value-type="float">
            <text:p>324.22</text:p>
          </table:table-cell>
          <table:table-cell office:value-type="float" office:value="391.71" calcext:value-type="float">
            <text:p>391.71</text:p>
          </table:table-cell>
        </table:table-row>
        <table:table-row table:style-name="ro1">
          <table:table-cell office:value-type="float" office:value="2351811" calcext:value-type="float">
            <text:p>2351811</text:p>
          </table:table-cell>
          <table:table-cell table:formula="of:=[.A149]/1000/(60*60*24)" office:value-type="time" office:time-value="PT00H39M11.811S" calcext:value-type="time">
            <text:p>00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4" calcext:value-type="float">
            <text:p>591.74</text:p>
          </table:table-cell>
          <table:table-cell office:value-type="float" office:value="326.45" calcext:value-type="float">
            <text:p>326.45</text:p>
          </table:table-cell>
          <table:table-cell office:value-type="float" office:value="394.33" calcext:value-type="float">
            <text:p>394.33</text:p>
          </table:table-cell>
        </table:table-row>
        <table:table-row table:style-name="ro1">
          <table:table-cell office:value-type="float" office:value="2367812" calcext:value-type="float">
            <text:p>2367812</text:p>
          </table:table-cell>
          <table:table-cell table:formula="of:=[.A150]/1000/(60*60*24)" office:value-type="time" office:time-value="PT00H39M27.812S" calcext:value-type="time">
            <text:p>00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3.73" calcext:value-type="float">
            <text:p>593.73</text:p>
          </table:table-cell>
          <table:table-cell office:value-type="float" office:value="328.67" calcext:value-type="float">
            <text:p>328.67</text:p>
          </table:table-cell>
          <table:table-cell office:value-type="float" office:value="396.96" calcext:value-type="float">
            <text:p>396.96</text:p>
          </table:table-cell>
        </table:table-row>
        <table:table-row table:style-name="ro1">
          <table:table-cell office:value-type="float" office:value="2383812" calcext:value-type="float">
            <text:p>2383812</text:p>
          </table:table-cell>
          <table:table-cell table:formula="of:=[.A151]/1000/(60*60*24)" office:value-type="time" office:time-value="PT00H39M43.812S" calcext:value-type="time">
            <text:p>00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500.4" calcext:value-type="float">
            <text:p>500.4</text:p>
          </table:table-cell>
          <table:table-cell office:value-type="float" office:value="589.5" calcext:value-type="float">
            <text:p>589.5</text:p>
          </table:table-cell>
          <table:table-cell office:value-type="float" office:value="330.9" calcext:value-type="float">
            <text:p>330.9</text:p>
          </table:table-cell>
          <table:table-cell office:value-type="float" office:value="399.58" calcext:value-type="float">
            <text:p>399.58</text:p>
          </table:table-cell>
        </table:table-row>
        <table:table-row table:style-name="ro1">
          <table:table-cell office:value-type="float" office:value="2399811" calcext:value-type="float">
            <text:p>2399811</text:p>
          </table:table-cell>
          <table:table-cell table:formula="of:=[.A152]/1000/(60*60*24)" office:value-type="time" office:time-value="PT00H39M59.811S" calcext:value-type="time">
            <text:p>00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8" calcext:value-type="float">
            <text:p>589.98</text:p>
          </table:table-cell>
          <table:table-cell office:value-type="float" office:value="333.12" calcext:value-type="float">
            <text:p>333.12</text:p>
          </table:table-cell>
          <table:table-cell office:value-type="float" office:value="402.21" calcext:value-type="float">
            <text:p>402.21</text:p>
          </table:table-cell>
        </table:table-row>
        <table:table-row table:style-name="ro1">
          <table:table-cell office:value-type="float" office:value="2415811" calcext:value-type="float">
            <text:p>2415811</text:p>
          </table:table-cell>
          <table:table-cell table:formula="of:=[.A153]/1000/(60*60*24)" office:value-type="time" office:time-value="PT00H40M15.811S" calcext:value-type="time">
            <text:p>00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8" calcext:value-type="float">
            <text:p>589.98</text:p>
          </table:table-cell>
          <table:table-cell office:value-type="float" office:value="335.35" calcext:value-type="float">
            <text:p>335.35</text:p>
          </table:table-cell>
          <table:table-cell office:value-type="float" office:value="404.83" calcext:value-type="float">
            <text:p>404.83</text:p>
          </table:table-cell>
        </table:table-row>
        <table:table-row table:style-name="ro1">
          <table:table-cell office:value-type="float" office:value="2431812" calcext:value-type="float">
            <text:p>2431812</text:p>
          </table:table-cell>
          <table:table-cell table:formula="of:=[.A154]/1000/(60*60*24)" office:value-type="time" office:time-value="PT00H40M31.812S" calcext:value-type="time">
            <text:p>00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7" calcext:value-type="float">
            <text:p>589.87</text:p>
          </table:table-cell>
          <table:table-cell office:value-type="float" office:value="337.57" calcext:value-type="float">
            <text:p>337.57</text:p>
          </table:table-cell>
          <table:table-cell office:value-type="float" office:value="407.45" calcext:value-type="float">
            <text:p>407.45</text:p>
          </table:table-cell>
        </table:table-row>
        <table:table-row table:style-name="ro1">
          <table:table-cell office:value-type="float" office:value="2447811" calcext:value-type="float">
            <text:p>2447811</text:p>
          </table:table-cell>
          <table:table-cell table:formula="of:=[.A155]/1000/(60*60*24)" office:value-type="time" office:time-value="PT00H40M47.811S" calcext:value-type="time">
            <text:p>00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5" calcext:value-type="float">
            <text:p>589.75</text:p>
          </table:table-cell>
          <table:table-cell office:value-type="float" office:value="339.8" calcext:value-type="float">
            <text:p>339.8</text:p>
          </table:table-cell>
          <table:table-cell office:value-type="float" office:value="410.08" calcext:value-type="float">
            <text:p>410.08</text:p>
          </table:table-cell>
        </table:table-row>
        <table:table-row table:style-name="ro1">
          <table:table-cell office:value-type="float" office:value="2463811" calcext:value-type="float">
            <text:p>2463811</text:p>
          </table:table-cell>
          <table:table-cell table:formula="of:=[.A156]/1000/(60*60*24)" office:value-type="time" office:time-value="PT00H41M03.811S" calcext:value-type="time">
            <text:p>00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342.02" calcext:value-type="float">
            <text:p>342.02</text:p>
          </table:table-cell>
          <table:table-cell office:value-type="float" office:value="412.7" calcext:value-type="float">
            <text:p>412.7</text:p>
          </table:table-cell>
        </table:table-row>
        <table:table-row table:style-name="ro1">
          <table:table-cell office:value-type="float" office:value="2479811" calcext:value-type="float">
            <text:p>2479811</text:p>
          </table:table-cell>
          <table:table-cell table:formula="of:=[.A157]/1000/(60*60*24)" office:value-type="time" office:time-value="PT00H41M19.811S" calcext:value-type="time">
            <text:p>00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9" calcext:value-type="float">
            <text:p>589.99</text:p>
          </table:table-cell>
          <table:table-cell office:value-type="float" office:value="344.24" calcext:value-type="float">
            <text:p>344.24</text:p>
          </table:table-cell>
          <table:table-cell office:value-type="float" office:value="415.32" calcext:value-type="float">
            <text:p>415.32</text:p>
          </table:table-cell>
        </table:table-row>
        <table:table-row table:style-name="ro1">
          <table:table-cell office:value-type="float" office:value="2495812" calcext:value-type="float">
            <text:p>2495812</text:p>
          </table:table-cell>
          <table:table-cell table:formula="of:=[.A158]/1000/(60*60*24)" office:value-type="time" office:time-value="PT00H41M35.812S" calcext:value-type="time">
            <text:p>00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5" calcext:value-type="float">
            <text:p>589.75</text:p>
          </table:table-cell>
          <table:table-cell office:value-type="float" office:value="346.47" calcext:value-type="float">
            <text:p>346.47</text:p>
          </table:table-cell>
          <table:table-cell office:value-type="float" office:value="417.94" calcext:value-type="float">
            <text:p>417.94</text:p>
          </table:table-cell>
        </table:table-row>
        <table:table-row table:style-name="ro1">
          <table:table-cell office:value-type="float" office:value="2511811" calcext:value-type="float">
            <text:p>2511811</text:p>
          </table:table-cell>
          <table:table-cell table:formula="of:=[.A159]/1000/(60*60*24)" office:value-type="time" office:time-value="PT00H41M51.811S" calcext:value-type="time">
            <text:p>00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1.65" calcext:value-type="float">
            <text:p>591.65</text:p>
          </table:table-cell>
          <table:table-cell office:value-type="float" office:value="348.69" calcext:value-type="float">
            <text:p>348.69</text:p>
          </table:table-cell>
          <table:table-cell office:value-type="float" office:value="420.57" calcext:value-type="float">
            <text:p>420.57</text:p>
          </table:table-cell>
        </table:table-row>
        <table:table-row table:style-name="ro1">
          <table:table-cell office:value-type="float" office:value="2527812" calcext:value-type="float">
            <text:p>2527812</text:p>
          </table:table-cell>
          <table:table-cell table:formula="of:=[.A160]/1000/(60*60*24)" office:value-type="time" office:time-value="PT00H42M07.812S" calcext:value-type="time">
            <text:p>00:42:08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2" calcext:value-type="float">
            <text:p>590.12</text:p>
          </table:table-cell>
          <table:table-cell office:value-type="float" office:value="350.92" calcext:value-type="float">
            <text:p>350.92</text:p>
          </table:table-cell>
          <table:table-cell office:value-type="float" office:value="423.19" calcext:value-type="float">
            <text:p>423.19</text:p>
          </table:table-cell>
        </table:table-row>
        <table:table-row table:style-name="ro1">
          <table:table-cell office:value-type="float" office:value="2543812" calcext:value-type="float">
            <text:p>2543812</text:p>
          </table:table-cell>
          <table:table-cell table:formula="of:=[.A161]/1000/(60*60*24)" office:value-type="time" office:time-value="PT00H42M23.812S" calcext:value-type="time">
            <text:p>00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353.14" calcext:value-type="float">
            <text:p>353.14</text:p>
          </table:table-cell>
          <table:table-cell office:value-type="float" office:value="425.81" calcext:value-type="float">
            <text:p>425.81</text:p>
          </table:table-cell>
        </table:table-row>
        <table:table-row table:style-name="ro1">
          <table:table-cell office:value-type="float" office:value="2559811" calcext:value-type="float">
            <text:p>2559811</text:p>
          </table:table-cell>
          <table:table-cell table:formula="of:=[.A162]/1000/(60*60*24)" office:value-type="time" office:time-value="PT00H42M39.811S" calcext:value-type="time">
            <text:p>00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8" calcext:value-type="float">
            <text:p>588.38</text:p>
          </table:table-cell>
          <table:table-cell office:value-type="float" office:value="355.36" calcext:value-type="float">
            <text:p>355.36</text:p>
          </table:table-cell>
          <table:table-cell office:value-type="float" office:value="428.43" calcext:value-type="float">
            <text:p>428.43</text:p>
          </table:table-cell>
        </table:table-row>
        <table:table-row table:style-name="ro1">
          <table:table-cell office:value-type="float" office:value="2575811" calcext:value-type="float">
            <text:p>2575811</text:p>
          </table:table-cell>
          <table:table-cell table:formula="of:=[.A163]/1000/(60*60*24)" office:value-type="time" office:time-value="PT00H42M55.811S" calcext:value-type="time">
            <text:p>00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8" calcext:value-type="float">
            <text:p>589.88</text:p>
          </table:table-cell>
          <table:table-cell office:value-type="float" office:value="357.59" calcext:value-type="float">
            <text:p>357.59</text:p>
          </table:table-cell>
          <table:table-cell office:value-type="float" office:value="431.05" calcext:value-type="float">
            <text:p>431.05</text:p>
          </table:table-cell>
        </table:table-row>
        <table:table-row table:style-name="ro1">
          <table:table-cell office:value-type="float" office:value="2591812" calcext:value-type="float">
            <text:p>2591812</text:p>
          </table:table-cell>
          <table:table-cell table:formula="of:=[.A164]/1000/(60*60*24)" office:value-type="time" office:time-value="PT00H43M11.812S" calcext:value-type="time">
            <text:p>00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359.81" calcext:value-type="float">
            <text:p>359.81</text:p>
          </table:table-cell>
          <table:table-cell office:value-type="float" office:value="433.67" calcext:value-type="float">
            <text:p>433.67</text:p>
          </table:table-cell>
        </table:table-row>
        <table:table-row table:style-name="ro1">
          <table:table-cell office:value-type="float" office:value="2607812" calcext:value-type="float">
            <text:p>2607812</text:p>
          </table:table-cell>
          <table:table-cell table:formula="of:=[.A165]/1000/(60*60*24)" office:value-type="time" office:time-value="PT00H43M27.812S" calcext:value-type="time">
            <text:p>00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362.03" calcext:value-type="float">
            <text:p>362.03</text:p>
          </table:table-cell>
          <table:table-cell office:value-type="float" office:value="436.28" calcext:value-type="float">
            <text:p>436.28</text:p>
          </table:table-cell>
        </table:table-row>
        <table:table-row table:style-name="ro1">
          <table:table-cell office:value-type="float" office:value="2623812" calcext:value-type="float">
            <text:p>2623812</text:p>
          </table:table-cell>
          <table:table-cell table:formula="of:=[.A166]/1000/(60*60*24)" office:value-type="time" office:time-value="PT00H43M43.812S" calcext:value-type="time">
            <text:p>00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364.25" calcext:value-type="float">
            <text:p>364.25</text:p>
          </table:table-cell>
          <table:table-cell office:value-type="float" office:value="438.9" calcext:value-type="float">
            <text:p>438.9</text:p>
          </table:table-cell>
        </table:table-row>
        <table:table-row table:style-name="ro1">
          <table:table-cell office:value-type="float" office:value="2639811" calcext:value-type="float">
            <text:p>2639811</text:p>
          </table:table-cell>
          <table:table-cell table:formula="of:=[.A167]/1000/(60*60*24)" office:value-type="time" office:time-value="PT00H43M59.811S" calcext:value-type="time">
            <text:p>00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366.47" calcext:value-type="float">
            <text:p>366.47</text:p>
          </table:table-cell>
          <table:table-cell office:value-type="float" office:value="441.51" calcext:value-type="float">
            <text:p>441.51</text:p>
          </table:table-cell>
        </table:table-row>
        <table:table-row table:style-name="ro1">
          <table:table-cell office:value-type="float" office:value="2655812" calcext:value-type="float">
            <text:p>2655812</text:p>
          </table:table-cell>
          <table:table-cell table:formula="of:=[.A168]/1000/(60*60*24)" office:value-type="time" office:time-value="PT00H44M15.812S" calcext:value-type="time">
            <text:p>00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5" calcext:value-type="float">
            <text:p>589.75</text:p>
          </table:table-cell>
          <table:table-cell office:value-type="float" office:value="368.69" calcext:value-type="float">
            <text:p>368.69</text:p>
          </table:table-cell>
          <table:table-cell office:value-type="float" office:value="444.12" calcext:value-type="float">
            <text:p>444.12</text:p>
          </table:table-cell>
        </table:table-row>
        <table:table-row table:style-name="ro1">
          <table:table-cell office:value-type="float" office:value="2671812" calcext:value-type="float">
            <text:p>2671812</text:p>
          </table:table-cell>
          <table:table-cell table:formula="of:=[.A169]/1000/(60*60*24)" office:value-type="time" office:time-value="PT00H44M31.812S" calcext:value-type="time">
            <text:p>00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3" calcext:value-type="float">
            <text:p>589.73</text:p>
          </table:table-cell>
          <table:table-cell office:value-type="float" office:value="370.92" calcext:value-type="float">
            <text:p>370.92</text:p>
          </table:table-cell>
          <table:table-cell office:value-type="float" office:value="446.75" calcext:value-type="float">
            <text:p>446.75</text:p>
          </table:table-cell>
        </table:table-row>
        <table:table-row table:style-name="ro1">
          <table:table-cell office:value-type="float" office:value="2687811" calcext:value-type="float">
            <text:p>2687811</text:p>
          </table:table-cell>
          <table:table-cell table:formula="of:=[.A170]/1000/(60*60*24)" office:value-type="time" office:time-value="PT00H44M47.811S" calcext:value-type="time">
            <text:p>00:44:48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5" calcext:value-type="float">
            <text:p>589.75</text:p>
          </table:table-cell>
          <table:table-cell office:value-type="float" office:value="373.14" calcext:value-type="float">
            <text:p>373.14</text:p>
          </table:table-cell>
          <table:table-cell office:value-type="float" office:value="449.37" calcext:value-type="float">
            <text:p>449.37</text:p>
          </table:table-cell>
        </table:table-row>
        <table:table-row table:style-name="ro1">
          <table:table-cell office:value-type="float" office:value="2703811" calcext:value-type="float">
            <text:p>2703811</text:p>
          </table:table-cell>
          <table:table-cell table:formula="of:=[.A171]/1000/(60*60*24)" office:value-type="time" office:time-value="PT00H45M03.811S" calcext:value-type="time">
            <text:p>00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2" calcext:value-type="float">
            <text:p>590.12</text:p>
          </table:table-cell>
          <table:table-cell office:value-type="float" office:value="375.37" calcext:value-type="float">
            <text:p>375.37</text:p>
          </table:table-cell>
          <table:table-cell office:value-type="float" office:value="451.99" calcext:value-type="float">
            <text:p>451.99</text:p>
          </table:table-cell>
        </table:table-row>
        <table:table-row table:style-name="ro1">
          <table:table-cell office:value-type="float" office:value="2719811" calcext:value-type="float">
            <text:p>2719811</text:p>
          </table:table-cell>
          <table:table-cell table:formula="of:=[.A172]/1000/(60*60*24)" office:value-type="time" office:time-value="PT00H45M19.811S" calcext:value-type="time">
            <text:p>00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4" calcext:value-type="float">
            <text:p>589.74</text:p>
          </table:table-cell>
          <table:table-cell office:value-type="float" office:value="377.59" calcext:value-type="float">
            <text:p>377.59</text:p>
          </table:table-cell>
          <table:table-cell office:value-type="float" office:value="454.61" calcext:value-type="float">
            <text:p>454.61</text:p>
          </table:table-cell>
        </table:table-row>
        <table:table-row table:style-name="ro1">
          <table:table-cell office:value-type="float" office:value="2735811" calcext:value-type="float">
            <text:p>2735811</text:p>
          </table:table-cell>
          <table:table-cell table:formula="of:=[.A173]/1000/(60*60*24)" office:value-type="time" office:time-value="PT00H45M35.811S" calcext:value-type="time">
            <text:p>00:45:36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3" calcext:value-type="float">
            <text:p>589.73</text:p>
          </table:table-cell>
          <table:table-cell office:value-type="float" office:value="379.82" calcext:value-type="float">
            <text:p>379.82</text:p>
          </table:table-cell>
          <table:table-cell office:value-type="float" office:value="457.22" calcext:value-type="float">
            <text:p>457.22</text:p>
          </table:table-cell>
        </table:table-row>
        <table:table-row table:style-name="ro1">
          <table:table-cell office:value-type="float" office:value="2751812" calcext:value-type="float">
            <text:p>2751812</text:p>
          </table:table-cell>
          <table:table-cell table:formula="of:=[.A174]/1000/(60*60*24)" office:value-type="time" office:time-value="PT00H45M51.812S" calcext:value-type="time">
            <text:p>00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9" calcext:value-type="float">
            <text:p>589.89</text:p>
          </table:table-cell>
          <table:table-cell office:value-type="float" office:value="382.04" calcext:value-type="float">
            <text:p>382.04</text:p>
          </table:table-cell>
          <table:table-cell office:value-type="float" office:value="459.84" calcext:value-type="float">
            <text:p>459.84</text:p>
          </table:table-cell>
        </table:table-row>
        <table:table-row table:style-name="ro1">
          <table:table-cell office:value-type="float" office:value="2767811" calcext:value-type="float">
            <text:p>2767811</text:p>
          </table:table-cell>
          <table:table-cell table:formula="of:=[.A175]/1000/(60*60*24)" office:value-type="time" office:time-value="PT00H46M07.811S" calcext:value-type="time">
            <text:p>00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8.34" calcext:value-type="float">
            <text:p>588.34</text:p>
          </table:table-cell>
          <table:table-cell office:value-type="float" office:value="384.27" calcext:value-type="float">
            <text:p>384.27</text:p>
          </table:table-cell>
          <table:table-cell office:value-type="float" office:value="462.46" calcext:value-type="float">
            <text:p>462.46</text:p>
          </table:table-cell>
        </table:table-row>
        <table:table-row table:style-name="ro1">
          <table:table-cell office:value-type="float" office:value="2783811" calcext:value-type="float">
            <text:p>2783811</text:p>
          </table:table-cell>
          <table:table-cell table:formula="of:=[.A176]/1000/(60*60*24)" office:value-type="time" office:time-value="PT00H46M23.811S" calcext:value-type="time">
            <text:p>00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0" calcext:value-type="float">
            <text:p>590</text:p>
          </table:table-cell>
          <table:table-cell office:value-type="float" office:value="386.5" calcext:value-type="float">
            <text:p>386.5</text:p>
          </table:table-cell>
          <table:table-cell office:value-type="float" office:value="465.08" calcext:value-type="float">
            <text:p>465.08</text:p>
          </table:table-cell>
        </table:table-row>
        <table:table-row table:style-name="ro1">
          <table:table-cell office:value-type="float" office:value="2799811" calcext:value-type="float">
            <text:p>2799811</text:p>
          </table:table-cell>
          <table:table-cell table:formula="of:=[.A177]/1000/(60*60*24)" office:value-type="time" office:time-value="PT00H46M39.811S" calcext:value-type="time">
            <text:p>00:46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388.72" calcext:value-type="float">
            <text:p>388.72</text:p>
          </table:table-cell>
          <table:table-cell office:value-type="float" office:value="467.7" calcext:value-type="float">
            <text:p>467.7</text:p>
          </table:table-cell>
        </table:table-row>
        <table:table-row table:style-name="ro1">
          <table:table-cell office:value-type="float" office:value="2815812" calcext:value-type="float">
            <text:p>2815812</text:p>
          </table:table-cell>
          <table:table-cell table:formula="of:=[.A178]/1000/(60*60*24)" office:value-type="time" office:time-value="PT00H46M55.812S" calcext:value-type="time">
            <text:p>00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390.94" calcext:value-type="float">
            <text:p>390.94</text:p>
          </table:table-cell>
          <table:table-cell office:value-type="float" office:value="470.31" calcext:value-type="float">
            <text:p>470.31</text:p>
          </table:table-cell>
        </table:table-row>
        <table:table-row table:style-name="ro1">
          <table:table-cell office:value-type="float" office:value="2831811" calcext:value-type="float">
            <text:p>2831811</text:p>
          </table:table-cell>
          <table:table-cell table:formula="of:=[.A179]/1000/(60*60*24)" office:value-type="time" office:time-value="PT00H47M11.811S" calcext:value-type="time">
            <text:p>00:47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393.15" calcext:value-type="float">
            <text:p>393.15</text:p>
          </table:table-cell>
          <table:table-cell office:value-type="float" office:value="472.92" calcext:value-type="float">
            <text:p>472.92</text:p>
          </table:table-cell>
        </table:table-row>
        <table:table-row table:style-name="ro1">
          <table:table-cell office:value-type="float" office:value="2847811" calcext:value-type="float">
            <text:p>2847811</text:p>
          </table:table-cell>
          <table:table-cell table:formula="of:=[.A180]/1000/(60*60*24)" office:value-type="time" office:time-value="PT00H47M27.811S" calcext:value-type="time">
            <text:p>00:47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395.37" calcext:value-type="float">
            <text:p>395.37</text:p>
          </table:table-cell>
          <table:table-cell office:value-type="float" office:value="475.53" calcext:value-type="float">
            <text:p>475.53</text:p>
          </table:table-cell>
        </table:table-row>
        <table:table-row table:style-name="ro1">
          <table:table-cell office:value-type="float" office:value="2863811" calcext:value-type="float">
            <text:p>2863811</text:p>
          </table:table-cell>
          <table:table-cell table:formula="of:=[.A181]/1000/(60*60*24)" office:value-type="time" office:time-value="PT00H47M43.811S" calcext:value-type="time">
            <text:p>00:47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397.59" calcext:value-type="float">
            <text:p>397.59</text:p>
          </table:table-cell>
          <table:table-cell office:value-type="float" office:value="478.14" calcext:value-type="float">
            <text:p>478.14</text:p>
          </table:table-cell>
        </table:table-row>
        <table:table-row table:style-name="ro1">
          <table:table-cell office:value-type="float" office:value="2879812" calcext:value-type="float">
            <text:p>2879812</text:p>
          </table:table-cell>
          <table:table-cell table:formula="of:=[.A182]/1000/(60*60*24)" office:value-type="time" office:time-value="PT00H47M59.812S" calcext:value-type="time">
            <text:p>00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399.81" calcext:value-type="float">
            <text:p>399.81</text:p>
          </table:table-cell>
          <table:table-cell office:value-type="float" office:value="480.75" calcext:value-type="float">
            <text:p>480.75</text:p>
          </table:table-cell>
        </table:table-row>
        <table:table-row table:style-name="ro1">
          <table:table-cell office:value-type="float" office:value="2895811" calcext:value-type="float">
            <text:p>2895811</text:p>
          </table:table-cell>
          <table:table-cell table:formula="of:=[.A183]/1000/(60*60*24)" office:value-type="time" office:time-value="PT00H48M15.811S" calcext:value-type="time">
            <text:p>00:48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402.03" calcext:value-type="float">
            <text:p>402.03</text:p>
          </table:table-cell>
          <table:table-cell office:value-type="float" office:value="483.36" calcext:value-type="float">
            <text:p>483.36</text:p>
          </table:table-cell>
        </table:table-row>
        <table:table-row table:style-name="ro1">
          <table:table-cell office:value-type="float" office:value="2911812" calcext:value-type="float">
            <text:p>2911812</text:p>
          </table:table-cell>
          <table:table-cell table:formula="of:=[.A184]/1000/(60*60*24)" office:value-type="time" office:time-value="PT00H48M31.812S" calcext:value-type="time">
            <text:p>00:48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404.25" calcext:value-type="float">
            <text:p>404.25</text:p>
          </table:table-cell>
          <table:table-cell office:value-type="float" office:value="485.98" calcext:value-type="float">
            <text:p>485.98</text:p>
          </table:table-cell>
        </table:table-row>
        <table:table-row table:style-name="ro1">
          <table:table-cell office:value-type="float" office:value="2927811" calcext:value-type="float">
            <text:p>2927811</text:p>
          </table:table-cell>
          <table:table-cell table:formula="of:=[.A185]/1000/(60*60*24)" office:value-type="time" office:time-value="PT00H48M47.811S" calcext:value-type="time">
            <text:p>00:48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406.47" calcext:value-type="float">
            <text:p>406.47</text:p>
          </table:table-cell>
          <table:table-cell office:value-type="float" office:value="488.59" calcext:value-type="float">
            <text:p>488.59</text:p>
          </table:table-cell>
        </table:table-row>
        <table:table-row table:style-name="ro1">
          <table:table-cell office:value-type="float" office:value="2943811" calcext:value-type="float">
            <text:p>2943811</text:p>
          </table:table-cell>
          <table:table-cell table:formula="of:=[.A186]/1000/(60*60*24)" office:value-type="time" office:time-value="PT00H49M03.811S" calcext:value-type="time">
            <text:p>00:49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408.69" calcext:value-type="float">
            <text:p>408.69</text:p>
          </table:table-cell>
          <table:table-cell office:value-type="float" office:value="491.2" calcext:value-type="float">
            <text:p>491.2</text:p>
          </table:table-cell>
        </table:table-row>
        <table:table-row table:style-name="ro1">
          <table:table-cell office:value-type="float" office:value="2959811" calcext:value-type="float">
            <text:p>2959811</text:p>
          </table:table-cell>
          <table:table-cell table:formula="of:=[.A187]/1000/(60*60*24)" office:value-type="time" office:time-value="PT00H49M19.811S" calcext:value-type="time">
            <text:p>00:49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10.91" calcext:value-type="float">
            <text:p>410.91</text:p>
          </table:table-cell>
          <table:table-cell office:value-type="float" office:value="493.81" calcext:value-type="float">
            <text:p>493.81</text:p>
          </table:table-cell>
        </table:table-row>
        <table:table-row table:style-name="ro1">
          <table:table-cell office:value-type="float" office:value="2975811" calcext:value-type="float">
            <text:p>2975811</text:p>
          </table:table-cell>
          <table:table-cell table:formula="of:=[.A188]/1000/(60*60*24)" office:value-type="time" office:time-value="PT00H49M35.811S" calcext:value-type="time">
            <text:p>00:49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413.13" calcext:value-type="float">
            <text:p>413.13</text:p>
          </table:table-cell>
          <table:table-cell office:value-type="float" office:value="496.42" calcext:value-type="float">
            <text:p>496.42</text:p>
          </table:table-cell>
        </table:table-row>
        <table:table-row table:style-name="ro1">
          <table:table-cell office:value-type="float" office:value="2991812" calcext:value-type="float">
            <text:p>2991812</text:p>
          </table:table-cell>
          <table:table-cell table:formula="of:=[.A189]/1000/(60*60*24)" office:value-type="time" office:time-value="PT00H49M51.812S" calcext:value-type="time">
            <text:p>00:49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415.34" calcext:value-type="float">
            <text:p>415.34</text:p>
          </table:table-cell>
          <table:table-cell office:value-type="float" office:value="499.03" calcext:value-type="float">
            <text:p>499.03</text:p>
          </table:table-cell>
        </table:table-row>
        <table:table-row table:style-name="ro1">
          <table:table-cell office:value-type="float" office:value="3007812" calcext:value-type="float">
            <text:p>3007812</text:p>
          </table:table-cell>
          <table:table-cell table:formula="of:=[.A190]/1000/(60*60*24)" office:value-type="time" office:time-value="PT00H50M07.812S" calcext:value-type="time">
            <text:p>00:50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417.56" calcext:value-type="float">
            <text:p>417.56</text:p>
          </table:table-cell>
          <table:table-cell office:value-type="float" office:value="501.64" calcext:value-type="float">
            <text:p>501.64</text:p>
          </table:table-cell>
        </table:table-row>
        <table:table-row table:style-name="ro1">
          <table:table-cell office:value-type="float" office:value="3023811" calcext:value-type="float">
            <text:p>3023811</text:p>
          </table:table-cell>
          <table:table-cell table:formula="of:=[.A191]/1000/(60*60*24)" office:value-type="time" office:time-value="PT00H50M23.811S" calcext:value-type="time">
            <text:p>00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419.78" calcext:value-type="float">
            <text:p>419.78</text:p>
          </table:table-cell>
          <table:table-cell office:value-type="float" office:value="504.25" calcext:value-type="float">
            <text:p>504.25</text:p>
          </table:table-cell>
        </table:table-row>
        <table:table-row table:style-name="ro1">
          <table:table-cell office:value-type="float" office:value="3039812" calcext:value-type="float">
            <text:p>3039812</text:p>
          </table:table-cell>
          <table:table-cell table:formula="of:=[.A192]/1000/(60*60*24)" office:value-type="time" office:time-value="PT00H50M39.812S" calcext:value-type="time">
            <text:p>00:50:40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9" calcext:value-type="float">
            <text:p>587.9</text:p>
          </table:table-cell>
          <table:table-cell office:value-type="float" office:value="422" calcext:value-type="float">
            <text:p>422</text:p>
          </table:table-cell>
          <table:table-cell office:value-type="float" office:value="506.86" calcext:value-type="float">
            <text:p>506.86</text:p>
          </table:table-cell>
        </table:table-row>
        <table:table-row table:style-name="ro1">
          <table:table-cell office:value-type="float" office:value="3055812" calcext:value-type="float">
            <text:p>3055812</text:p>
          </table:table-cell>
          <table:table-cell table:formula="of:=[.A193]/1000/(60*60*24)" office:value-type="time" office:time-value="PT00H50M55.812S" calcext:value-type="time">
            <text:p>00:50:56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5" calcext:value-type="float">
            <text:p>587.75</text:p>
          </table:table-cell>
          <table:table-cell office:value-type="float" office:value="424.23" calcext:value-type="float">
            <text:p>424.23</text:p>
          </table:table-cell>
          <table:table-cell office:value-type="float" office:value="509.47" calcext:value-type="float">
            <text:p>509.47</text:p>
          </table:table-cell>
        </table:table-row>
        <table:table-row table:style-name="ro1">
          <table:table-cell office:value-type="float" office:value="3071811" calcext:value-type="float">
            <text:p>3071811</text:p>
          </table:table-cell>
          <table:table-cell table:formula="of:=[.A194]/1000/(60*60*24)" office:value-type="time" office:time-value="PT00H51M11.811S" calcext:value-type="time">
            <text:p>00:51:12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5" calcext:value-type="float">
            <text:p>587.75</text:p>
          </table:table-cell>
          <table:table-cell office:value-type="float" office:value="426.45" calcext:value-type="float">
            <text:p>426.45</text:p>
          </table:table-cell>
          <table:table-cell office:value-type="float" office:value="512.08" calcext:value-type="float">
            <text:p>512.08</text:p>
          </table:table-cell>
        </table:table-row>
        <table:table-row table:style-name="ro1">
          <table:table-cell office:value-type="float" office:value="3087811" calcext:value-type="float">
            <text:p>3087811</text:p>
          </table:table-cell>
          <table:table-cell table:formula="of:=[.A195]/1000/(60*60*24)" office:value-type="time" office:time-value="PT00H51M27.811S" calcext:value-type="time">
            <text:p>00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2" calcext:value-type="float">
            <text:p>590.12</text:p>
          </table:table-cell>
          <table:table-cell office:value-type="float" office:value="428.68" calcext:value-type="float">
            <text:p>428.68</text:p>
          </table:table-cell>
          <table:table-cell office:value-type="float" office:value="514.7" calcext:value-type="float">
            <text:p>514.7</text:p>
          </table:table-cell>
        </table:table-row>
        <table:table-row table:style-name="ro1">
          <table:table-cell office:value-type="float" office:value="3103812" calcext:value-type="float">
            <text:p>3103812</text:p>
          </table:table-cell>
          <table:table-cell table:formula="of:=[.A196]/1000/(60*60*24)" office:value-type="time" office:time-value="PT00H51M43.812S" calcext:value-type="time">
            <text:p>00:5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430.9" calcext:value-type="float">
            <text:p>430.9</text:p>
          </table:table-cell>
          <table:table-cell office:value-type="float" office:value="517.31" calcext:value-type="float">
            <text:p>517.31</text:p>
          </table:table-cell>
        </table:table-row>
        <table:table-row table:style-name="ro1">
          <table:table-cell office:value-type="float" office:value="3119811" calcext:value-type="float">
            <text:p>3119811</text:p>
          </table:table-cell>
          <table:table-cell table:formula="of:=[.A197]/1000/(60*60*24)" office:value-type="time" office:time-value="PT00H51M59.811S" calcext:value-type="time">
            <text:p>00:52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433.12" calcext:value-type="float">
            <text:p>433.12</text:p>
          </table:table-cell>
          <table:table-cell office:value-type="float" office:value="519.92" calcext:value-type="float">
            <text:p>519.92</text:p>
          </table:table-cell>
        </table:table-row>
        <table:table-row table:style-name="ro1">
          <table:table-cell office:value-type="float" office:value="3135811" calcext:value-type="float">
            <text:p>3135811</text:p>
          </table:table-cell>
          <table:table-cell table:formula="of:=[.A198]/1000/(60*60*24)" office:value-type="time" office:time-value="PT00H52M15.811S" calcext:value-type="time">
            <text:p>00:52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35.34" calcext:value-type="float">
            <text:p>435.34</text:p>
          </table:table-cell>
          <table:table-cell office:value-type="float" office:value="522.53" calcext:value-type="float">
            <text:p>522.53</text:p>
          </table:table-cell>
        </table:table-row>
        <table:table-row table:style-name="ro1">
          <table:table-cell office:value-type="float" office:value="3151811" calcext:value-type="float">
            <text:p>3151811</text:p>
          </table:table-cell>
          <table:table-cell table:formula="of:=[.A199]/1000/(60*60*24)" office:value-type="time" office:time-value="PT00H52M31.811S" calcext:value-type="time">
            <text:p>00:52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437.56" calcext:value-type="float">
            <text:p>437.56</text:p>
          </table:table-cell>
          <table:table-cell office:value-type="float" office:value="525.14" calcext:value-type="float">
            <text:p>525.14</text:p>
          </table:table-cell>
        </table:table-row>
        <table:table-row table:style-name="ro1">
          <table:table-cell office:value-type="float" office:value="3167812" calcext:value-type="float">
            <text:p>3167812</text:p>
          </table:table-cell>
          <table:table-cell table:formula="of:=[.A200]/1000/(60*60*24)" office:value-type="time" office:time-value="PT00H52M47.812S" calcext:value-type="time">
            <text:p>00:52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39.78" calcext:value-type="float">
            <text:p>439.78</text:p>
          </table:table-cell>
          <table:table-cell office:value-type="float" office:value="527.74" calcext:value-type="float">
            <text:p>527.74</text:p>
          </table:table-cell>
        </table:table-row>
        <table:table-row table:style-name="ro1">
          <table:table-cell office:value-type="float" office:value="3183811" calcext:value-type="float">
            <text:p>3183811</text:p>
          </table:table-cell>
          <table:table-cell table:formula="of:=[.A201]/1000/(60*60*24)" office:value-type="time" office:time-value="PT00H53M03.811S" calcext:value-type="time">
            <text:p>00:53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442" calcext:value-type="float">
            <text:p>442</text:p>
          </table:table-cell>
          <table:table-cell office:value-type="float" office:value="530.35" calcext:value-type="float">
            <text:p>530.35</text:p>
          </table:table-cell>
        </table:table-row>
        <table:table-row table:style-name="ro1">
          <table:table-cell office:value-type="float" office:value="3199811" calcext:value-type="float">
            <text:p>3199811</text:p>
          </table:table-cell>
          <table:table-cell table:formula="of:=[.A202]/1000/(60*60*24)" office:value-type="time" office:time-value="PT00H53M19.811S" calcext:value-type="time">
            <text:p>00:53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444.22" calcext:value-type="float">
            <text:p>444.22</text:p>
          </table:table-cell>
          <table:table-cell office:value-type="float" office:value="532.96" calcext:value-type="float">
            <text:p>532.96</text:p>
          </table:table-cell>
        </table:table-row>
        <table:table-row table:style-name="ro1">
          <table:table-cell office:value-type="float" office:value="3215811" calcext:value-type="float">
            <text:p>3215811</text:p>
          </table:table-cell>
          <table:table-cell table:formula="of:=[.A203]/1000/(60*60*24)" office:value-type="time" office:time-value="PT00H53M35.811S" calcext:value-type="time">
            <text:p>00:53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446.44" calcext:value-type="float">
            <text:p>446.44</text:p>
          </table:table-cell>
          <table:table-cell office:value-type="float" office:value="535.56" calcext:value-type="float">
            <text:p>535.56</text:p>
          </table:table-cell>
        </table:table-row>
        <table:table-row table:style-name="ro1">
          <table:table-cell office:value-type="float" office:value="3231811" calcext:value-type="float">
            <text:p>3231811</text:p>
          </table:table-cell>
          <table:table-cell table:formula="of:=[.A204]/1000/(60*60*24)" office:value-type="time" office:time-value="PT00H53M51.811S" calcext:value-type="time">
            <text:p>00:53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5" calcext:value-type="float">
            <text:p>586.15</text:p>
          </table:table-cell>
          <table:table-cell office:value-type="float" office:value="448.66" calcext:value-type="float">
            <text:p>448.66</text:p>
          </table:table-cell>
          <table:table-cell office:value-type="float" office:value="538.17" calcext:value-type="float">
            <text:p>538.17</text:p>
          </table:table-cell>
        </table:table-row>
        <table:table-row table:style-name="ro1">
          <table:table-cell office:value-type="float" office:value="3247811" calcext:value-type="float">
            <text:p>3247811</text:p>
          </table:table-cell>
          <table:table-cell table:formula="of:=[.A205]/1000/(60*60*24)" office:value-type="time" office:time-value="PT00H54M07.811S" calcext:value-type="time">
            <text:p>00:54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450.88" calcext:value-type="float">
            <text:p>450.88</text:p>
          </table:table-cell>
          <table:table-cell office:value-type="float" office:value="540.78" calcext:value-type="float">
            <text:p>540.78</text:p>
          </table:table-cell>
        </table:table-row>
        <table:table-row table:style-name="ro1">
          <table:table-cell office:value-type="float" office:value="3263812" calcext:value-type="float">
            <text:p>3263812</text:p>
          </table:table-cell>
          <table:table-cell table:formula="of:=[.A206]/1000/(60*60*24)" office:value-type="time" office:time-value="PT00H54M23.812S" calcext:value-type="time">
            <text:p>00:54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9" calcext:value-type="float">
            <text:p>587.9</text:p>
          </table:table-cell>
          <table:table-cell office:value-type="float" office:value="453.11" calcext:value-type="float">
            <text:p>453.11</text:p>
          </table:table-cell>
          <table:table-cell office:value-type="float" office:value="543.39" calcext:value-type="float">
            <text:p>543.39</text:p>
          </table:table-cell>
        </table:table-row>
        <table:table-row table:style-name="ro1">
          <table:table-cell office:value-type="float" office:value="3279811" calcext:value-type="float">
            <text:p>3279811</text:p>
          </table:table-cell>
          <table:table-cell table:formula="of:=[.A207]/1000/(60*60*24)" office:value-type="time" office:time-value="PT00H54M39.811S" calcext:value-type="time">
            <text:p>00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7.69" calcext:value-type="float">
            <text:p>587.69</text:p>
          </table:table-cell>
          <table:table-cell office:value-type="float" office:value="455.33" calcext:value-type="float">
            <text:p>455.3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295812" calcext:value-type="float">
            <text:p>3295812</text:p>
          </table:table-cell>
          <table:table-cell table:formula="of:=[.A208]/1000/(60*60*24)" office:value-type="time" office:time-value="PT00H54M55.812S" calcext:value-type="time">
            <text:p>00:54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457.55" calcext:value-type="float">
            <text:p>457.55</text:p>
          </table:table-cell>
          <table:table-cell office:value-type="float" office:value="548.61" calcext:value-type="float">
            <text:p>548.61</text:p>
          </table:table-cell>
        </table:table-row>
        <table:table-row table:style-name="ro1">
          <table:table-cell office:value-type="float" office:value="3311811" calcext:value-type="float">
            <text:p>3311811</text:p>
          </table:table-cell>
          <table:table-cell table:formula="of:=[.A209]/1000/(60*60*24)" office:value-type="time" office:time-value="PT00H55M11.811S" calcext:value-type="time">
            <text:p>00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459.77" calcext:value-type="float">
            <text:p>459.77</text:p>
          </table:table-cell>
          <table:table-cell office:value-type="float" office:value="551.22" calcext:value-type="float">
            <text:p>551.22</text:p>
          </table:table-cell>
        </table:table-row>
        <table:table-row table:style-name="ro1">
          <table:table-cell office:value-type="float" office:value="3327811" calcext:value-type="float">
            <text:p>3327811</text:p>
          </table:table-cell>
          <table:table-cell table:formula="of:=[.A210]/1000/(60*60*24)" office:value-type="time" office:time-value="PT00H55M27.811S" calcext:value-type="time">
            <text:p>00:55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461.99" calcext:value-type="float">
            <text:p>461.99</text:p>
          </table:table-cell>
          <table:table-cell office:value-type="float" office:value="553.82" calcext:value-type="float">
            <text:p>553.82</text:p>
          </table:table-cell>
        </table:table-row>
        <table:table-row table:style-name="ro1">
          <table:table-cell office:value-type="float" office:value="3343811" calcext:value-type="float">
            <text:p>3343811</text:p>
          </table:table-cell>
          <table:table-cell table:formula="of:=[.A211]/1000/(60*60*24)" office:value-type="time" office:time-value="PT00H55M43.811S" calcext:value-type="time">
            <text:p>00:55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64.21" calcext:value-type="float">
            <text:p>464.21</text:p>
          </table:table-cell>
          <table:table-cell office:value-type="float" office:value="556.43" calcext:value-type="float">
            <text:p>556.43</text:p>
          </table:table-cell>
        </table:table-row>
        <table:table-row table:style-name="ro1">
          <table:table-cell office:value-type="float" office:value="3359811" calcext:value-type="float">
            <text:p>3359811</text:p>
          </table:table-cell>
          <table:table-cell table:formula="of:=[.A212]/1000/(60*60*24)" office:value-type="time" office:time-value="PT00H55M59.811S" calcext:value-type="time">
            <text:p>00:56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466.43" calcext:value-type="float">
            <text:p>466.43</text:p>
          </table:table-cell>
          <table:table-cell office:value-type="float" office:value="559.03" calcext:value-type="float">
            <text:p>559.03</text:p>
          </table:table-cell>
        </table:table-row>
        <table:table-row table:style-name="ro1">
          <table:table-cell office:value-type="float" office:value="3375812" calcext:value-type="float">
            <text:p>3375812</text:p>
          </table:table-cell>
          <table:table-cell table:formula="of:=[.A213]/1000/(60*60*24)" office:value-type="time" office:time-value="PT00H56M15.812S" calcext:value-type="time">
            <text:p>00:56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468.65" calcext:value-type="float">
            <text:p>468.65</text:p>
          </table:table-cell>
          <table:table-cell office:value-type="float" office:value="561.64" calcext:value-type="float">
            <text:p>561.64</text:p>
          </table:table-cell>
        </table:table-row>
        <table:table-row table:style-name="ro1">
          <table:table-cell office:value-type="float" office:value="3391812" calcext:value-type="float">
            <text:p>3391812</text:p>
          </table:table-cell>
          <table:table-cell table:formula="of:=[.A214]/1000/(60*60*24)" office:value-type="time" office:time-value="PT00H56M31.812S" calcext:value-type="time">
            <text:p>00:56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70.87" calcext:value-type="float">
            <text:p>470.87</text:p>
          </table:table-cell>
          <table:table-cell office:value-type="float" office:value="564.25" calcext:value-type="float">
            <text:p>564.25</text:p>
          </table:table-cell>
        </table:table-row>
        <table:table-row table:style-name="ro1">
          <table:table-cell office:value-type="float" office:value="3407811" calcext:value-type="float">
            <text:p>3407811</text:p>
          </table:table-cell>
          <table:table-cell table:formula="of:=[.A215]/1000/(60*60*24)" office:value-type="time" office:time-value="PT00H56M47.811S" calcext:value-type="time">
            <text:p>00:56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2" calcext:value-type="float">
            <text:p>585.92</text:p>
          </table:table-cell>
          <table:table-cell office:value-type="float" office:value="473.09" calcext:value-type="float">
            <text:p>473.09</text:p>
          </table:table-cell>
          <table:table-cell office:value-type="float" office:value="566.85" calcext:value-type="float">
            <text:p>566.85</text:p>
          </table:table-cell>
        </table:table-row>
        <table:table-row table:style-name="ro1">
          <table:table-cell office:value-type="float" office:value="3423811" calcext:value-type="float">
            <text:p>3423811</text:p>
          </table:table-cell>
          <table:table-cell table:formula="of:=[.A216]/1000/(60*60*24)" office:value-type="time" office:time-value="PT00H57M03.811S" calcext:value-type="time">
            <text:p>00:57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475.3" calcext:value-type="float">
            <text:p>475.3</text:p>
          </table:table-cell>
          <table:table-cell office:value-type="float" office:value="569.46" calcext:value-type="float">
            <text:p>569.46</text:p>
          </table:table-cell>
        </table:table-row>
        <table:table-row table:style-name="ro1">
          <table:table-cell office:value-type="float" office:value="3439811" calcext:value-type="float">
            <text:p>3439811</text:p>
          </table:table-cell>
          <table:table-cell table:formula="of:=[.A217]/1000/(60*60*24)" office:value-type="time" office:time-value="PT00H57M19.811S" calcext:value-type="time">
            <text:p>00:57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477.52" calcext:value-type="float">
            <text:p>477.52</text:p>
          </table:table-cell>
          <table:table-cell office:value-type="float" office:value="572.06" calcext:value-type="float">
            <text:p>572.06</text:p>
          </table:table-cell>
        </table:table-row>
        <table:table-row table:style-name="ro1">
          <table:table-cell office:value-type="float" office:value="3455811" calcext:value-type="float">
            <text:p>3455811</text:p>
          </table:table-cell>
          <table:table-cell table:formula="of:=[.A218]/1000/(60*60*24)" office:value-type="time" office:time-value="PT00H57M35.811S" calcext:value-type="time">
            <text:p>00:57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479.74" calcext:value-type="float">
            <text:p>479.74</text:p>
          </table:table-cell>
          <table:table-cell office:value-type="float" office:value="574.66" calcext:value-type="float">
            <text:p>574.66</text:p>
          </table:table-cell>
        </table:table-row>
        <table:table-row table:style-name="ro1">
          <table:table-cell office:value-type="float" office:value="3471811" calcext:value-type="float">
            <text:p>3471811</text:p>
          </table:table-cell>
          <table:table-cell table:formula="of:=[.A219]/1000/(60*60*24)" office:value-type="time" office:time-value="PT00H57M51.811S" calcext:value-type="time">
            <text:p>00:57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481.96" calcext:value-type="float">
            <text:p>481.96</text:p>
          </table:table-cell>
          <table:table-cell office:value-type="float" office:value="577.27" calcext:value-type="float">
            <text:p>577.27</text:p>
          </table:table-cell>
        </table:table-row>
        <table:table-row table:style-name="ro1">
          <table:table-cell office:value-type="float" office:value="3487811" calcext:value-type="float">
            <text:p>3487811</text:p>
          </table:table-cell>
          <table:table-cell table:formula="of:=[.A220]/1000/(60*60*24)" office:value-type="time" office:time-value="PT00H58M07.811S" calcext:value-type="time">
            <text:p>00:58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484.18" calcext:value-type="float">
            <text:p>484.18</text:p>
          </table:table-cell>
          <table:table-cell office:value-type="float" office:value="579.87" calcext:value-type="float">
            <text:p>579.87</text:p>
          </table:table-cell>
        </table:table-row>
        <table:table-row table:style-name="ro1">
          <table:table-cell office:value-type="float" office:value="3503811" calcext:value-type="float">
            <text:p>3503811</text:p>
          </table:table-cell>
          <table:table-cell table:formula="of:=[.A221]/1000/(60*60*24)" office:value-type="time" office:time-value="PT00H58M23.811S" calcext:value-type="time">
            <text:p>00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486.4" calcext:value-type="float">
            <text:p>486.4</text:p>
          </table:table-cell>
          <table:table-cell office:value-type="float" office:value="582.48" calcext:value-type="float">
            <text:p>582.48</text:p>
          </table:table-cell>
        </table:table-row>
        <table:table-row table:style-name="ro1">
          <table:table-cell office:value-type="float" office:value="3519811" calcext:value-type="float">
            <text:p>3519811</text:p>
          </table:table-cell>
          <table:table-cell table:formula="of:=[.A222]/1000/(60*60*24)" office:value-type="time" office:time-value="PT00H58M39.811S" calcext:value-type="time">
            <text:p>00:5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488.62" calcext:value-type="float">
            <text:p>488.62</text:p>
          </table:table-cell>
          <table:table-cell office:value-type="float" office:value="585.08" calcext:value-type="float">
            <text:p>585.08</text:p>
          </table:table-cell>
        </table:table-row>
        <table:table-row table:style-name="ro1">
          <table:table-cell office:value-type="float" office:value="3535811" calcext:value-type="float">
            <text:p>3535811</text:p>
          </table:table-cell>
          <table:table-cell table:formula="of:=[.A223]/1000/(60*60*24)" office:value-type="time" office:time-value="PT00H58M55.811S" calcext:value-type="time">
            <text:p>00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490.84" calcext:value-type="float">
            <text:p>490.84</text:p>
          </table:table-cell>
          <table:table-cell office:value-type="float" office:value="587.69" calcext:value-type="float">
            <text:p>587.69</text:p>
          </table:table-cell>
        </table:table-row>
        <table:table-row table:style-name="ro1">
          <table:table-cell office:value-type="float" office:value="3551812" calcext:value-type="float">
            <text:p>3551812</text:p>
          </table:table-cell>
          <table:table-cell table:formula="of:=[.A224]/1000/(60*60*24)" office:value-type="time" office:time-value="PT00H59M11.812S" calcext:value-type="time">
            <text:p>00:59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93.06" calcext:value-type="float">
            <text:p>493.06</text:p>
          </table:table-cell>
          <table:table-cell office:value-type="float" office:value="590.29" calcext:value-type="float">
            <text:p>590.29</text:p>
          </table:table-cell>
        </table:table-row>
        <table:table-row table:style-name="ro1">
          <table:table-cell office:value-type="float" office:value="3567811" calcext:value-type="float">
            <text:p>3567811</text:p>
          </table:table-cell>
          <table:table-cell table:formula="of:=[.A225]/1000/(60*60*24)" office:value-type="time" office:time-value="PT00H59M27.811S" calcext:value-type="time">
            <text:p>00:59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495.28" calcext:value-type="float">
            <text:p>495.28</text:p>
          </table:table-cell>
          <table:table-cell office:value-type="float" office:value="592.89" calcext:value-type="float">
            <text:p>592.89</text:p>
          </table:table-cell>
        </table:table-row>
        <table:table-row table:style-name="ro1">
          <table:table-cell office:value-type="float" office:value="3583811" calcext:value-type="float">
            <text:p>3583811</text:p>
          </table:table-cell>
          <table:table-cell table:formula="of:=[.A226]/1000/(60*60*24)" office:value-type="time" office:time-value="PT00H59M43.811S" calcext:value-type="time">
            <text:p>00:5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497.5" calcext:value-type="float">
            <text:p>497.5</text:p>
          </table:table-cell>
          <table:table-cell office:value-type="float" office:value="595.49" calcext:value-type="float">
            <text:p>595.49</text:p>
          </table:table-cell>
        </table:table-row>
        <table:table-row table:style-name="ro1">
          <table:table-cell office:value-type="float" office:value="3599811" calcext:value-type="float">
            <text:p>3599811</text:p>
          </table:table-cell>
          <table:table-cell table:formula="of:=[.A227]/1000/(60*60*24)" office:value-type="time" office:time-value="PT00H59M59.811S" calcext:value-type="time">
            <text:p>01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11" calcext:value-type="float">
            <text:p>598.11</text:p>
          </table:table-cell>
        </table:table-row>
        <table:table-row table:style-name="ro1">
          <table:table-cell office:value-type="float" office:value="3615811" calcext:value-type="float">
            <text:p>3615811</text:p>
          </table:table-cell>
          <table:table-cell table:formula="of:=[.A228]/1000/(60*60*24)" office:value-type="time" office:time-value="PT01H00M15.811S" calcext:value-type="time">
            <text:p>01:00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501.95" calcext:value-type="float">
            <text:p>501.95</text:p>
          </table:table-cell>
          <table:table-cell office:value-type="float" office:value="600.72" calcext:value-type="float">
            <text:p>600.72</text:p>
          </table:table-cell>
        </table:table-row>
        <table:table-row table:style-name="ro1">
          <table:table-cell office:value-type="float" office:value="3631811" calcext:value-type="float">
            <text:p>3631811</text:p>
          </table:table-cell>
          <table:table-cell table:formula="of:=[.A229]/1000/(60*60*24)" office:value-type="time" office:time-value="PT01H00M31.811S" calcext:value-type="time">
            <text:p>01:00:32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504.17" calcext:value-type="float">
            <text:p>504.17</text:p>
          </table:table-cell>
          <table:table-cell office:value-type="float" office:value="603.33" calcext:value-type="float">
            <text:p>603.33</text:p>
          </table:table-cell>
        </table:table-row>
        <table:table-row table:style-name="ro1">
          <table:table-cell office:value-type="float" office:value="3647811" calcext:value-type="float">
            <text:p>3647811</text:p>
          </table:table-cell>
          <table:table-cell table:formula="of:=[.A230]/1000/(60*60*24)" office:value-type="time" office:time-value="PT01H00M47.811S" calcext:value-type="time">
            <text:p>01:00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.4" calcext:value-type="float">
            <text:p>500.4</text:p>
          </table:table-cell>
          <table:table-cell office:value-type="float" office:value="587.51" calcext:value-type="float">
            <text:p>587.51</text:p>
          </table:table-cell>
          <table:table-cell office:value-type="float" office:value="506.4" calcext:value-type="float">
            <text:p>506.4</text:p>
          </table:table-cell>
          <table:table-cell office:value-type="float" office:value="605.94" calcext:value-type="float">
            <text:p>605.94</text:p>
          </table:table-cell>
        </table:table-row>
        <table:table-row table:style-name="ro1">
          <table:table-cell office:value-type="float" office:value="3663811" calcext:value-type="float">
            <text:p>3663811</text:p>
          </table:table-cell>
          <table:table-cell table:formula="of:=[.A231]/1000/(60*60*24)" office:value-type="time" office:time-value="PT01H01M03.811S" calcext:value-type="time">
            <text:p>01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08.62" calcext:value-type="float">
            <text:p>508.62</text:p>
          </table:table-cell>
          <table:table-cell office:value-type="float" office:value="608.54" calcext:value-type="float">
            <text:p>608.54</text:p>
          </table:table-cell>
        </table:table-row>
        <table:table-row table:style-name="ro1">
          <table:table-cell office:value-type="float" office:value="3679811" calcext:value-type="float">
            <text:p>3679811</text:p>
          </table:table-cell>
          <table:table-cell table:formula="of:=[.A232]/1000/(60*60*24)" office:value-type="time" office:time-value="PT01H01M19.811S" calcext:value-type="time">
            <text:p>01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39" calcext:value-type="float">
            <text:p>586.39</text:p>
          </table:table-cell>
          <table:table-cell office:value-type="float" office:value="510.84" calcext:value-type="float">
            <text:p>510.84</text:p>
          </table:table-cell>
          <table:table-cell office:value-type="float" office:value="611.15" calcext:value-type="float">
            <text:p>611.15</text:p>
          </table:table-cell>
        </table:table-row>
        <table:table-row table:style-name="ro1">
          <table:table-cell office:value-type="float" office:value="3695811" calcext:value-type="float">
            <text:p>3695811</text:p>
          </table:table-cell>
          <table:table-cell table:formula="of:=[.A233]/1000/(60*60*24)" office:value-type="time" office:time-value="PT01H01M35.811S" calcext:value-type="time">
            <text:p>01:01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513.06" calcext:value-type="float">
            <text:p>513.06</text:p>
          </table:table-cell>
          <table:table-cell office:value-type="float" office:value="613.75" calcext:value-type="float">
            <text:p>613.75</text:p>
          </table:table-cell>
        </table:table-row>
        <table:table-row table:style-name="ro1">
          <table:table-cell office:value-type="float" office:value="3711812" calcext:value-type="float">
            <text:p>3711812</text:p>
          </table:table-cell>
          <table:table-cell table:formula="of:=[.A234]/1000/(60*60*24)" office:value-type="time" office:time-value="PT01H01M51.812S" calcext:value-type="time">
            <text:p>01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15.28" calcext:value-type="float">
            <text:p>515.28</text:p>
          </table:table-cell>
          <table:table-cell office:value-type="float" office:value="616.35" calcext:value-type="float">
            <text:p>616.35</text:p>
          </table:table-cell>
        </table:table-row>
        <table:table-row table:style-name="ro1">
          <table:table-cell office:value-type="float" office:value="3727811" calcext:value-type="float">
            <text:p>3727811</text:p>
          </table:table-cell>
          <table:table-cell table:formula="of:=[.A235]/1000/(60*60*24)" office:value-type="time" office:time-value="PT01H02M07.811S" calcext:value-type="time">
            <text:p>01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517.5" calcext:value-type="float">
            <text:p>517.5</text:p>
          </table:table-cell>
          <table:table-cell office:value-type="float" office:value="618.96" calcext:value-type="float">
            <text:p>618.96</text:p>
          </table:table-cell>
        </table:table-row>
        <table:table-row table:style-name="ro1">
          <table:table-cell office:value-type="float" office:value="3743811" calcext:value-type="float">
            <text:p>3743811</text:p>
          </table:table-cell>
          <table:table-cell table:formula="of:=[.A236]/1000/(60*60*24)" office:value-type="time" office:time-value="PT01H02M23.811S" calcext:value-type="time">
            <text:p>01:02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519.72" calcext:value-type="float">
            <text:p>519.72</text:p>
          </table:table-cell>
          <table:table-cell office:value-type="float" office:value="621.56" calcext:value-type="float">
            <text:p>621.56</text:p>
          </table:table-cell>
        </table:table-row>
        <table:table-row table:style-name="ro1">
          <table:table-cell office:value-type="float" office:value="3759812" calcext:value-type="float">
            <text:p>3759812</text:p>
          </table:table-cell>
          <table:table-cell table:formula="of:=[.A237]/1000/(60*60*24)" office:value-type="time" office:time-value="PT01H02M39.812S" calcext:value-type="time">
            <text:p>01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521.94" calcext:value-type="float">
            <text:p>521.94</text:p>
          </table:table-cell>
          <table:table-cell office:value-type="float" office:value="624.16" calcext:value-type="float">
            <text:p>624.16</text:p>
          </table:table-cell>
        </table:table-row>
        <table:table-row table:style-name="ro1">
          <table:table-cell office:value-type="float" office:value="3775811" calcext:value-type="float">
            <text:p>3775811</text:p>
          </table:table-cell>
          <table:table-cell table:formula="of:=[.A238]/1000/(60*60*24)" office:value-type="time" office:time-value="PT01H02M55.811S" calcext:value-type="time">
            <text:p>01:02:56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524.16" calcext:value-type="float">
            <text:p>524.16</text:p>
          </table:table-cell>
          <table:table-cell office:value-type="float" office:value="626.77" calcext:value-type="float">
            <text:p>626.77</text:p>
          </table:table-cell>
        </table:table-row>
        <table:table-row table:style-name="ro1">
          <table:table-cell office:value-type="float" office:value="3791811" calcext:value-type="float">
            <text:p>3791811</text:p>
          </table:table-cell>
          <table:table-cell table:formula="of:=[.A239]/1000/(60*60*24)" office:value-type="time" office:time-value="PT01H03M11.811S" calcext:value-type="time">
            <text:p>01:03:12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5.63" calcext:value-type="float">
            <text:p>585.63</text:p>
          </table:table-cell>
          <table:table-cell office:value-type="float" office:value="526.38" calcext:value-type="float">
            <text:p>526.38</text:p>
          </table:table-cell>
          <table:table-cell office:value-type="float" office:value="629.38" calcext:value-type="float">
            <text:p>629.38</text:p>
          </table:table-cell>
        </table:table-row>
        <table:table-row table:style-name="ro1">
          <table:table-cell office:value-type="float" office:value="3807811" calcext:value-type="float">
            <text:p>3807811</text:p>
          </table:table-cell>
          <table:table-cell table:formula="of:=[.A240]/1000/(60*60*24)" office:value-type="time" office:time-value="PT01H03M27.811S" calcext:value-type="time">
            <text:p>01:03:28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528.61" calcext:value-type="float">
            <text:p>528.61</text:p>
          </table:table-cell>
          <table:table-cell office:value-type="float" office:value="631.99" calcext:value-type="float">
            <text:p>631.99</text:p>
          </table:table-cell>
        </table:table-row>
        <table:table-row table:style-name="ro1">
          <table:table-cell office:value-type="float" office:value="3823811" calcext:value-type="float">
            <text:p>3823811</text:p>
          </table:table-cell>
          <table:table-cell table:formula="of:=[.A241]/1000/(60*60*24)" office:value-type="time" office:time-value="PT01H03M43.811S" calcext:value-type="time">
            <text:p>01:03:44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1" calcext:value-type="float">
            <text:p>588.11</text:p>
          </table:table-cell>
          <table:table-cell office:value-type="float" office:value="530.83" calcext:value-type="float">
            <text:p>530.83</text:p>
          </table:table-cell>
          <table:table-cell office:value-type="float" office:value="634.6" calcext:value-type="float">
            <text:p>634.6</text:p>
          </table:table-cell>
        </table:table-row>
        <table:table-row table:style-name="ro1">
          <table:table-cell office:value-type="float" office:value="3839811" calcext:value-type="float">
            <text:p>3839811</text:p>
          </table:table-cell>
          <table:table-cell table:formula="of:=[.A242]/1000/(60*60*24)" office:value-type="time" office:time-value="PT01H03M59.811S" calcext:value-type="time">
            <text:p>01:04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533.06" calcext:value-type="float">
            <text:p>533.06</text:p>
          </table:table-cell>
          <table:table-cell office:value-type="float" office:value="637.2" calcext:value-type="float">
            <text:p>637.2</text:p>
          </table:table-cell>
        </table:table-row>
        <table:table-row table:style-name="ro1">
          <table:table-cell office:value-type="float" office:value="3855811" calcext:value-type="float">
            <text:p>3855811</text:p>
          </table:table-cell>
          <table:table-cell table:formula="of:=[.A243]/1000/(60*60*24)" office:value-type="time" office:time-value="PT01H04M15.811S" calcext:value-type="time">
            <text:p>01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535.28" calcext:value-type="float">
            <text:p>535.28</text:p>
          </table:table-cell>
          <table:table-cell office:value-type="float" office:value="639.81" calcext:value-type="float">
            <text:p>639.81</text:p>
          </table:table-cell>
        </table:table-row>
        <table:table-row table:style-name="ro1">
          <table:table-cell office:value-type="float" office:value="3871811" calcext:value-type="float">
            <text:p>3871811</text:p>
          </table:table-cell>
          <table:table-cell table:formula="of:=[.A244]/1000/(60*60*24)" office:value-type="time" office:time-value="PT01H04M31.811S" calcext:value-type="time">
            <text:p>01:0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537.5" calcext:value-type="float">
            <text:p>537.5</text:p>
          </table:table-cell>
          <table:table-cell office:value-type="float" office:value="642.41" calcext:value-type="float">
            <text:p>642.41</text:p>
          </table:table-cell>
        </table:table-row>
        <table:table-row table:style-name="ro1">
          <table:table-cell office:value-type="float" office:value="3887811" calcext:value-type="float">
            <text:p>3887811</text:p>
          </table:table-cell>
          <table:table-cell table:formula="of:=[.A245]/1000/(60*60*24)" office:value-type="time" office:time-value="PT01H04M47.811S" calcext:value-type="time">
            <text:p>01:04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39.72" calcext:value-type="float">
            <text:p>539.72</text:p>
          </table:table-cell>
          <table:table-cell office:value-type="float" office:value="645.01" calcext:value-type="float">
            <text:p>645.01</text:p>
          </table:table-cell>
        </table:table-row>
        <table:table-row table:style-name="ro1">
          <table:table-cell office:value-type="float" office:value="3903811" calcext:value-type="float">
            <text:p>3903811</text:p>
          </table:table-cell>
          <table:table-cell table:formula="of:=[.A246]/1000/(60*60*24)" office:value-type="time" office:time-value="PT01H05M03.811S" calcext:value-type="time">
            <text:p>01:05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541.94" calcext:value-type="float">
            <text:p>541.94</text:p>
          </table:table-cell>
          <table:table-cell office:value-type="float" office:value="647.61" calcext:value-type="float">
            <text:p>647.61</text:p>
          </table:table-cell>
        </table:table-row>
        <table:table-row table:style-name="ro1">
          <table:table-cell office:value-type="float" office:value="3919811" calcext:value-type="float">
            <text:p>3919811</text:p>
          </table:table-cell>
          <table:table-cell table:formula="of:=[.A247]/1000/(60*60*24)" office:value-type="time" office:time-value="PT01H05M19.811S" calcext:value-type="time">
            <text:p>01:05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544.15" calcext:value-type="float">
            <text:p>544.15</text:p>
          </table:table-cell>
          <table:table-cell office:value-type="float" office:value="650.21" calcext:value-type="float">
            <text:p>650.21</text:p>
          </table:table-cell>
        </table:table-row>
        <table:table-row table:style-name="ro1">
          <table:table-cell office:value-type="float" office:value="3935811" calcext:value-type="float">
            <text:p>3935811</text:p>
          </table:table-cell>
          <table:table-cell table:formula="of:=[.A248]/1000/(60*60*24)" office:value-type="time" office:time-value="PT01H05M35.811S" calcext:value-type="time">
            <text:p>01:05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2" calcext:value-type="float">
            <text:p>585.92</text:p>
          </table:table-cell>
          <table:table-cell office:value-type="float" office:value="546.37" calcext:value-type="float">
            <text:p>546.37</text:p>
          </table:table-cell>
          <table:table-cell office:value-type="float" office:value="652.81" calcext:value-type="float">
            <text:p>652.81</text:p>
          </table:table-cell>
        </table:table-row>
        <table:table-row table:style-name="ro1">
          <table:table-cell office:value-type="float" office:value="3951811" calcext:value-type="float">
            <text:p>3951811</text:p>
          </table:table-cell>
          <table:table-cell table:formula="of:=[.A249]/1000/(60*60*24)" office:value-type="time" office:time-value="PT01H05M51.811S" calcext:value-type="time">
            <text:p>01:05:52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548.6" calcext:value-type="float">
            <text:p>548.6</text:p>
          </table:table-cell>
          <table:table-cell office:value-type="float" office:value="655.42" calcext:value-type="float">
            <text:p>655.42</text:p>
          </table:table-cell>
        </table:table-row>
        <table:table-row table:style-name="ro1">
          <table:table-cell office:value-type="float" office:value="3967812" calcext:value-type="float">
            <text:p>3967812</text:p>
          </table:table-cell>
          <table:table-cell table:formula="of:=[.A250]/1000/(60*60*24)" office:value-type="time" office:time-value="PT01H06M07.812S" calcext:value-type="time">
            <text:p>01:06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550.82" calcext:value-type="float">
            <text:p>550.82</text:p>
          </table:table-cell>
          <table:table-cell office:value-type="float" office:value="658.02" calcext:value-type="float">
            <text:p>658.02</text:p>
          </table:table-cell>
        </table:table-row>
        <table:table-row table:style-name="ro1">
          <table:table-cell office:value-type="float" office:value="3983812" calcext:value-type="float">
            <text:p>3983812</text:p>
          </table:table-cell>
          <table:table-cell table:formula="of:=[.A251]/1000/(60*60*24)" office:value-type="time" office:time-value="PT01H06M23.812S" calcext:value-type="time">
            <text:p>01:06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553.05" calcext:value-type="float">
            <text:p>553.05</text:p>
          </table:table-cell>
          <table:table-cell office:value-type="float" office:value="660.63" calcext:value-type="float">
            <text:p>660.63</text:p>
          </table:table-cell>
        </table:table-row>
        <table:table-row table:style-name="ro1">
          <table:table-cell office:value-type="float" office:value="3999811" calcext:value-type="float">
            <text:p>3999811</text:p>
          </table:table-cell>
          <table:table-cell table:formula="of:=[.A252]/1000/(60*60*24)" office:value-type="time" office:time-value="PT01H06M39.811S" calcext:value-type="time">
            <text:p>01:06:40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555.27" calcext:value-type="float">
            <text:p>555.27</text:p>
          </table:table-cell>
          <table:table-cell office:value-type="float" office:value="663.24" calcext:value-type="float">
            <text:p>663.24</text:p>
          </table:table-cell>
        </table:table-row>
        <table:table-row table:style-name="ro1">
          <table:table-cell office:value-type="float" office:value="4015811" calcext:value-type="float">
            <text:p>4015811</text:p>
          </table:table-cell>
          <table:table-cell table:formula="of:=[.A253]/1000/(60*60*24)" office:value-type="time" office:time-value="PT01H06M55.811S" calcext:value-type="time">
            <text:p>01:06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557.5" calcext:value-type="float">
            <text:p>557.5</text:p>
          </table:table-cell>
          <table:table-cell office:value-type="float" office:value="665.85" calcext:value-type="float">
            <text:p>665.85</text:p>
          </table:table-cell>
        </table:table-row>
        <table:table-row table:style-name="ro1">
          <table:table-cell office:value-type="float" office:value="4031811" calcext:value-type="float">
            <text:p>4031811</text:p>
          </table:table-cell>
          <table:table-cell table:formula="of:=[.A254]/1000/(60*60*24)" office:value-type="time" office:time-value="PT01H07M11.811S" calcext:value-type="time">
            <text:p>01:07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559.72" calcext:value-type="float">
            <text:p>559.72</text:p>
          </table:table-cell>
          <table:table-cell office:value-type="float" office:value="668.45" calcext:value-type="float">
            <text:p>668.45</text:p>
          </table:table-cell>
        </table:table-row>
        <table:table-row table:style-name="ro1">
          <table:table-cell office:value-type="float" office:value="4047811" calcext:value-type="float">
            <text:p>4047811</text:p>
          </table:table-cell>
          <table:table-cell table:formula="of:=[.A255]/1000/(60*60*24)" office:value-type="time" office:time-value="PT01H07M27.811S" calcext:value-type="time">
            <text:p>01:07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561.93" calcext:value-type="float">
            <text:p>561.93</text:p>
          </table:table-cell>
          <table:table-cell office:value-type="float" office:value="671.05" calcext:value-type="float">
            <text:p>671.05</text:p>
          </table:table-cell>
        </table:table-row>
        <table:table-row table:style-name="ro1">
          <table:table-cell office:value-type="float" office:value="4063811" calcext:value-type="float">
            <text:p>4063811</text:p>
          </table:table-cell>
          <table:table-cell table:formula="of:=[.A256]/1000/(60*60*24)" office:value-type="time" office:time-value="PT01H07M43.811S" calcext:value-type="time">
            <text:p>01:07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564.15" calcext:value-type="float">
            <text:p>564.15</text:p>
          </table:table-cell>
          <table:table-cell office:value-type="float" office:value="673.65" calcext:value-type="float">
            <text:p>673.65</text:p>
          </table:table-cell>
        </table:table-row>
        <table:table-row table:style-name="ro1">
          <table:table-cell office:value-type="float" office:value="4079812" calcext:value-type="float">
            <text:p>4079812</text:p>
          </table:table-cell>
          <table:table-cell table:formula="of:=[.A257]/1000/(60*60*24)" office:value-type="time" office:time-value="PT01H07M59.812S" calcext:value-type="time">
            <text:p>01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9" calcext:value-type="float">
            <text:p>585.89</text:p>
          </table:table-cell>
          <table:table-cell office:value-type="float" office:value="566.38" calcext:value-type="float">
            <text:p>566.38</text:p>
          </table:table-cell>
          <table:table-cell office:value-type="float" office:value="676.26" calcext:value-type="float">
            <text:p>676.26</text:p>
          </table:table-cell>
        </table:table-row>
        <table:table-row table:style-name="ro1">
          <table:table-cell office:value-type="float" office:value="4095811" calcext:value-type="float">
            <text:p>4095811</text:p>
          </table:table-cell>
          <table:table-cell table:formula="of:=[.A258]/1000/(60*60*24)" office:value-type="time" office:time-value="PT01H08M15.811S" calcext:value-type="time">
            <text:p>01:08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568.6" calcext:value-type="float">
            <text:p>568.6</text:p>
          </table:table-cell>
          <table:table-cell office:value-type="float" office:value="678.87" calcext:value-type="float">
            <text:p>678.87</text:p>
          </table:table-cell>
        </table:table-row>
        <table:table-row table:style-name="ro1">
          <table:table-cell office:value-type="float" office:value="4111811" calcext:value-type="float">
            <text:p>4111811</text:p>
          </table:table-cell>
          <table:table-cell table:formula="of:=[.A259]/1000/(60*60*24)" office:value-type="time" office:time-value="PT01H08M31.811S" calcext:value-type="time">
            <text:p>01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3" calcext:value-type="float">
            <text:p>588.13</text:p>
          </table:table-cell>
          <table:table-cell office:value-type="float" office:value="570.83" calcext:value-type="float">
            <text:p>570.83</text:p>
          </table:table-cell>
          <table:table-cell office:value-type="float" office:value="681.48" calcext:value-type="float">
            <text:p>681.48</text:p>
          </table:table-cell>
        </table:table-row>
        <table:table-row table:style-name="ro1">
          <table:table-cell office:value-type="float" office:value="4127811" calcext:value-type="float">
            <text:p>4127811</text:p>
          </table:table-cell>
          <table:table-cell table:formula="of:=[.A260]/1000/(60*60*24)" office:value-type="time" office:time-value="PT01H08M47.811S" calcext:value-type="time">
            <text:p>01:08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573.05" calcext:value-type="float">
            <text:p>573.05</text:p>
          </table:table-cell>
          <table:table-cell office:value-type="float" office:value="684.08" calcext:value-type="float">
            <text:p>684.08</text:p>
          </table:table-cell>
        </table:table-row>
        <table:table-row table:style-name="ro1">
          <table:table-cell office:value-type="float" office:value="4143811" calcext:value-type="float">
            <text:p>4143811</text:p>
          </table:table-cell>
          <table:table-cell table:formula="of:=[.A261]/1000/(60*60*24)" office:value-type="time" office:time-value="PT01H09M03.811S" calcext:value-type="time">
            <text:p>01:09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575.27" calcext:value-type="float">
            <text:p>575.27</text:p>
          </table:table-cell>
          <table:table-cell office:value-type="float" office:value="686.68" calcext:value-type="float">
            <text:p>686.68</text:p>
          </table:table-cell>
        </table:table-row>
        <table:table-row table:style-name="ro1">
          <table:table-cell office:value-type="float" office:value="4159811" calcext:value-type="float">
            <text:p>4159811</text:p>
          </table:table-cell>
          <table:table-cell table:formula="of:=[.A262]/1000/(60*60*24)" office:value-type="time" office:time-value="PT01H09M19.811S" calcext:value-type="time">
            <text:p>01:09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577.49" calcext:value-type="float">
            <text:p>577.49</text:p>
          </table:table-cell>
          <table:table-cell office:value-type="float" office:value="689.28" calcext:value-type="float">
            <text:p>689.28</text:p>
          </table:table-cell>
        </table:table-row>
        <table:table-row table:style-name="ro1">
          <table:table-cell office:value-type="float" office:value="4175811" calcext:value-type="float">
            <text:p>4175811</text:p>
          </table:table-cell>
          <table:table-cell table:formula="of:=[.A263]/1000/(60*60*24)" office:value-type="time" office:time-value="PT01H09M35.811S" calcext:value-type="time">
            <text:p>01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579.71" calcext:value-type="float">
            <text:p>579.71</text:p>
          </table:table-cell>
          <table:table-cell office:value-type="float" office:value="691.88" calcext:value-type="float">
            <text:p>691.88</text:p>
          </table:table-cell>
        </table:table-row>
        <table:table-row table:style-name="ro1">
          <table:table-cell office:value-type="float" office:value="4191811" calcext:value-type="float">
            <text:p>4191811</text:p>
          </table:table-cell>
          <table:table-cell table:formula="of:=[.A264]/1000/(60*60*24)" office:value-type="time" office:time-value="PT01H09M51.811S" calcext:value-type="time">
            <text:p>01:09:52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1" calcext:value-type="float">
            <text:p>588.11</text:p>
          </table:table-cell>
          <table:table-cell office:value-type="float" office:value="581.93" calcext:value-type="float">
            <text:p>581.93</text:p>
          </table:table-cell>
          <table:table-cell office:value-type="float" office:value="694.49" calcext:value-type="float">
            <text:p>694.49</text:p>
          </table:table-cell>
        </table:table-row>
        <table:table-row table:style-name="ro1">
          <table:table-cell office:value-type="float" office:value="4207812" calcext:value-type="float">
            <text:p>4207812</text:p>
          </table:table-cell>
          <table:table-cell table:formula="of:=[.A265]/1000/(60*60*24)" office:value-type="time" office:time-value="PT01H10M07.812S" calcext:value-type="time">
            <text:p>01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1" calcext:value-type="float">
            <text:p>586.21</text:p>
          </table:table-cell>
          <table:table-cell office:value-type="float" office:value="584.16" calcext:value-type="float">
            <text:p>584.16</text:p>
          </table:table-cell>
          <table:table-cell office:value-type="float" office:value="697.1" calcext:value-type="float">
            <text:p>697.1</text:p>
          </table:table-cell>
        </table:table-row>
        <table:table-row table:style-name="ro1">
          <table:table-cell office:value-type="float" office:value="4223811" calcext:value-type="float">
            <text:p>4223811</text:p>
          </table:table-cell>
          <table:table-cell table:formula="of:=[.A266]/1000/(60*60*24)" office:value-type="time" office:time-value="PT01H10M23.811S" calcext:value-type="time">
            <text:p>01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3" calcext:value-type="float">
            <text:p>586.13</text:p>
          </table:table-cell>
          <table:table-cell office:value-type="float" office:value="586.39" calcext:value-type="float">
            <text:p>586.39</text:p>
          </table:table-cell>
          <table:table-cell office:value-type="float" office:value="699.7" calcext:value-type="float">
            <text:p>699.7</text:p>
          </table:table-cell>
        </table:table-row>
        <table:table-row table:style-name="ro1">
          <table:table-cell office:value-type="float" office:value="4239811" calcext:value-type="float">
            <text:p>4239811</text:p>
          </table:table-cell>
          <table:table-cell table:formula="of:=[.A267]/1000/(60*60*24)" office:value-type="time" office:time-value="PT01H10M39.811S" calcext:value-type="time">
            <text:p>01:10:40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6" calcext:value-type="float">
            <text:p>587.96</text:p>
          </table:table-cell>
          <table:table-cell office:value-type="float" office:value="588.61" calcext:value-type="float">
            <text:p>588.61</text:p>
          </table:table-cell>
          <table:table-cell office:value-type="float" office:value="702.31" calcext:value-type="float">
            <text:p>702.31</text:p>
          </table:table-cell>
        </table:table-row>
        <table:table-row table:style-name="ro1">
          <table:table-cell office:value-type="float" office:value="4255811" calcext:value-type="float">
            <text:p>4255811</text:p>
          </table:table-cell>
          <table:table-cell table:formula="of:=[.A268]/1000/(60*60*24)" office:value-type="time" office:time-value="PT01H10M55.811S" calcext:value-type="time">
            <text:p>01:10:56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2" calcext:value-type="float">
            <text:p>586.22</text:p>
          </table:table-cell>
          <table:table-cell office:value-type="float" office:value="590.84" calcext:value-type="float">
            <text:p>590.84</text:p>
          </table:table-cell>
          <table:table-cell office:value-type="float" office:value="704.92" calcext:value-type="float">
            <text:p>704.92</text:p>
          </table:table-cell>
        </table:table-row>
        <table:table-row table:style-name="ro1">
          <table:table-cell office:value-type="float" office:value="4271811" calcext:value-type="float">
            <text:p>4271811</text:p>
          </table:table-cell>
          <table:table-cell table:formula="of:=[.A269]/1000/(60*60*24)" office:value-type="time" office:time-value="PT01H11M11.811S" calcext:value-type="time">
            <text:p>01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8" calcext:value-type="float">
            <text:p>583.8</text:p>
          </table:table-cell>
          <table:table-cell office:value-type="float" office:value="593.06" calcext:value-type="float">
            <text:p>593.06</text:p>
          </table:table-cell>
          <table:table-cell office:value-type="float" office:value="707.52" calcext:value-type="float">
            <text:p>707.52</text:p>
          </table:table-cell>
        </table:table-row>
        <table:table-row table:style-name="ro1">
          <table:table-cell office:value-type="float" office:value="4287811" calcext:value-type="float">
            <text:p>4287811</text:p>
          </table:table-cell>
          <table:table-cell table:formula="of:=[.A270]/1000/(60*60*24)" office:value-type="time" office:time-value="PT01H11M27.811S" calcext:value-type="time">
            <text:p>01:11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595.28" calcext:value-type="float">
            <text:p>595.28</text:p>
          </table:table-cell>
          <table:table-cell office:value-type="float" office:value="710.12" calcext:value-type="float">
            <text:p>710.12</text:p>
          </table:table-cell>
        </table:table-row>
        <table:table-row table:style-name="ro1">
          <table:table-cell office:value-type="float" office:value="4303811" calcext:value-type="float">
            <text:p>4303811</text:p>
          </table:table-cell>
          <table:table-cell table:formula="of:=[.A271]/1000/(60*60*24)" office:value-type="time" office:time-value="PT01H11M43.811S" calcext:value-type="time">
            <text:p>01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8" calcext:value-type="float">
            <text:p>584.48</text:p>
          </table:table-cell>
          <table:table-cell office:value-type="float" office:value="597.5" calcext:value-type="float">
            <text:p>597.5</text:p>
          </table:table-cell>
          <table:table-cell office:value-type="float" office:value="712.71" calcext:value-type="float">
            <text:p>712.71</text:p>
          </table:table-cell>
        </table:table-row>
        <table:table-row table:style-name="ro1">
          <table:table-cell office:value-type="float" office:value="4319811" calcext:value-type="float">
            <text:p>4319811</text:p>
          </table:table-cell>
          <table:table-cell table:formula="of:=[.A272]/1000/(60*60*24)" office:value-type="time" office:time-value="PT01H11M59.811S" calcext:value-type="time">
            <text:p>01:12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599.72" calcext:value-type="float">
            <text:p>599.72</text:p>
          </table:table-cell>
          <table:table-cell office:value-type="float" office:value="715.32" calcext:value-type="float">
            <text:p>715.32</text:p>
          </table:table-cell>
        </table:table-row>
        <table:table-row table:style-name="ro1">
          <table:table-cell office:value-type="float" office:value="4335811" calcext:value-type="float">
            <text:p>4335811</text:p>
          </table:table-cell>
          <table:table-cell table:formula="of:=[.A273]/1000/(60*60*24)" office:value-type="time" office:time-value="PT01H12M15.811S" calcext:value-type="time">
            <text:p>01:12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3" calcext:value-type="float">
            <text:p>585.73</text:p>
          </table:table-cell>
          <table:table-cell office:value-type="float" office:value="601.94" calcext:value-type="float">
            <text:p>601.94</text:p>
          </table:table-cell>
          <table:table-cell office:value-type="float" office:value="717.92" calcext:value-type="float">
            <text:p>717.92</text:p>
          </table:table-cell>
        </table:table-row>
        <table:table-row table:style-name="ro1">
          <table:table-cell office:value-type="float" office:value="4351811" calcext:value-type="float">
            <text:p>4351811</text:p>
          </table:table-cell>
          <table:table-cell table:formula="of:=[.A274]/1000/(60*60*24)" office:value-type="time" office:time-value="PT01H12M31.811S" calcext:value-type="time">
            <text:p>01:12:32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8.21" calcext:value-type="float">
            <text:p>588.21</text:p>
          </table:table-cell>
          <table:table-cell office:value-type="float" office:value="604.17" calcext:value-type="float">
            <text:p>604.17</text:p>
          </table:table-cell>
          <table:table-cell office:value-type="float" office:value="720.53" calcext:value-type="float">
            <text:p>720.53</text:p>
          </table:table-cell>
        </table:table-row>
        <table:table-row table:style-name="ro1">
          <table:table-cell office:value-type="float" office:value="4367811" calcext:value-type="float">
            <text:p>4367811</text:p>
          </table:table-cell>
          <table:table-cell table:formula="of:=[.A275]/1000/(60*60*24)" office:value-type="time" office:time-value="PT01H12M47.811S" calcext:value-type="time">
            <text:p>01:12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606.39" calcext:value-type="float">
            <text:p>606.39</text:p>
          </table:table-cell>
          <table:table-cell office:value-type="float" office:value="723.13" calcext:value-type="float">
            <text:p>723.13</text:p>
          </table:table-cell>
        </table:table-row>
        <table:table-row table:style-name="ro1">
          <table:table-cell office:value-type="float" office:value="4383811" calcext:value-type="float">
            <text:p>4383811</text:p>
          </table:table-cell>
          <table:table-cell table:formula="of:=[.A276]/1000/(60*60*24)" office:value-type="time" office:time-value="PT01H13M03.811S" calcext:value-type="time">
            <text:p>01:13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5" calcext:value-type="float">
            <text:p>585.75</text:p>
          </table:table-cell>
          <table:table-cell office:value-type="float" office:value="608.62" calcext:value-type="float">
            <text:p>608.62</text:p>
          </table:table-cell>
          <table:table-cell office:value-type="float" office:value="725.74" calcext:value-type="float">
            <text:p>725.74</text:p>
          </table:table-cell>
        </table:table-row>
        <table:table-row table:style-name="ro1">
          <table:table-cell office:value-type="float" office:value="4399811" calcext:value-type="float">
            <text:p>4399811</text:p>
          </table:table-cell>
          <table:table-cell table:formula="of:=[.A277]/1000/(60*60*24)" office:value-type="time" office:time-value="PT01H13M19.811S" calcext:value-type="time">
            <text:p>01:13:20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6" calcext:value-type="float">
            <text:p>585.96</text:p>
          </table:table-cell>
          <table:table-cell office:value-type="float" office:value="610.85" calcext:value-type="float">
            <text:p>610.85</text:p>
          </table:table-cell>
          <table:table-cell office:value-type="float" office:value="728.35" calcext:value-type="float">
            <text:p>728.35</text:p>
          </table:table-cell>
        </table:table-row>
        <table:table-row table:style-name="ro1">
          <table:table-cell office:value-type="float" office:value="4415811" calcext:value-type="float">
            <text:p>4415811</text:p>
          </table:table-cell>
          <table:table-cell table:formula="of:=[.A278]/1000/(60*60*24)" office:value-type="time" office:time-value="PT01H13M35.811S" calcext:value-type="time">
            <text:p>01:13:36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613.07" calcext:value-type="float">
            <text:p>613.07</text:p>
          </table:table-cell>
          <table:table-cell office:value-type="float" office:value="730.95" calcext:value-type="float">
            <text:p>730.95</text:p>
          </table:table-cell>
        </table:table-row>
        <table:table-row table:style-name="ro1">
          <table:table-cell office:value-type="float" office:value="4431812" calcext:value-type="float">
            <text:p>4431812</text:p>
          </table:table-cell>
          <table:table-cell table:formula="of:=[.A279]/1000/(60*60*24)" office:value-type="time" office:time-value="PT01H13M51.812S" calcext:value-type="time">
            <text:p>01:13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15.29" calcext:value-type="float">
            <text:p>615.29</text:p>
          </table:table-cell>
          <table:table-cell office:value-type="float" office:value="733.55" calcext:value-type="float">
            <text:p>733.55</text:p>
          </table:table-cell>
        </table:table-row>
        <table:table-row table:style-name="ro1">
          <table:table-cell office:value-type="float" office:value="4447811" calcext:value-type="float">
            <text:p>4447811</text:p>
          </table:table-cell>
          <table:table-cell table:formula="of:=[.A280]/1000/(60*60*24)" office:value-type="time" office:time-value="PT01H14M07.811S" calcext:value-type="time">
            <text:p>01:14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617.51" calcext:value-type="float">
            <text:p>617.51</text:p>
          </table:table-cell>
          <table:table-cell office:value-type="float" office:value="736.15" calcext:value-type="float">
            <text:p>736.15</text:p>
          </table:table-cell>
        </table:table-row>
        <table:table-row table:style-name="ro1">
          <table:table-cell office:value-type="float" office:value="4463812" calcext:value-type="float">
            <text:p>4463812</text:p>
          </table:table-cell>
          <table:table-cell table:formula="of:=[.A281]/1000/(60*60*24)" office:value-type="time" office:time-value="PT01H14M23.812S" calcext:value-type="time">
            <text:p>01:14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619.73" calcext:value-type="float">
            <text:p>619.73</text:p>
          </table:table-cell>
          <table:table-cell office:value-type="float" office:value="738.75" calcext:value-type="float">
            <text:p>738.75</text:p>
          </table:table-cell>
        </table:table-row>
        <table:table-row table:style-name="ro1">
          <table:table-cell office:value-type="float" office:value="4479811" calcext:value-type="float">
            <text:p>4479811</text:p>
          </table:table-cell>
          <table:table-cell table:formula="of:=[.A282]/1000/(60*60*24)" office:value-type="time" office:time-value="PT01H14M39.811S" calcext:value-type="time">
            <text:p>01:14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621.95" calcext:value-type="float">
            <text:p>621.95</text:p>
          </table:table-cell>
          <table:table-cell office:value-type="float" office:value="741.35" calcext:value-type="float">
            <text:p>741.35</text:p>
          </table:table-cell>
        </table:table-row>
        <table:table-row table:style-name="ro1">
          <table:table-cell office:value-type="float" office:value="4495812" calcext:value-type="float">
            <text:p>4495812</text:p>
          </table:table-cell>
          <table:table-cell table:formula="of:=[.A283]/1000/(60*60*24)" office:value-type="time" office:time-value="PT01H14M55.812S" calcext:value-type="time">
            <text:p>01:14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624.17" calcext:value-type="float">
            <text:p>624.17</text:p>
          </table:table-cell>
          <table:table-cell office:value-type="float" office:value="743.95" calcext:value-type="float">
            <text:p>743.95</text:p>
          </table:table-cell>
        </table:table-row>
        <table:table-row table:style-name="ro1">
          <table:table-cell office:value-type="float" office:value="4511811" calcext:value-type="float">
            <text:p>4511811</text:p>
          </table:table-cell>
          <table:table-cell table:formula="of:=[.A284]/1000/(60*60*24)" office:value-type="time" office:time-value="PT01H15M11.811S" calcext:value-type="time">
            <text:p>01:15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626.39" calcext:value-type="float">
            <text:p>626.39</text:p>
          </table:table-cell>
          <table:table-cell office:value-type="float" office:value="746.55" calcext:value-type="float">
            <text:p>746.55</text:p>
          </table:table-cell>
        </table:table-row>
        <table:table-row table:style-name="ro1">
          <table:table-cell office:value-type="float" office:value="4527811" calcext:value-type="float">
            <text:p>4527811</text:p>
          </table:table-cell>
          <table:table-cell table:formula="of:=[.A285]/1000/(60*60*24)" office:value-type="time" office:time-value="PT01H15M27.811S" calcext:value-type="time">
            <text:p>01:15:28</text:p>
          </table:table-cell>
          <table:table-cell office:value-type="float" office:value="1.17" calcext:value-type="float">
            <text:p>1.17</text:p>
          </table:table-cell>
          <table:table-cell office:value-type="float" office:value="501.2" calcext:value-type="float">
            <text:p>501.2</text:p>
          </table:table-cell>
          <table:table-cell office:value-type="float" office:value="586.44" calcext:value-type="float">
            <text:p>586.44</text:p>
          </table:table-cell>
          <table:table-cell office:value-type="float" office:value="628.61" calcext:value-type="float">
            <text:p>628.61</text:p>
          </table:table-cell>
          <table:table-cell office:value-type="float" office:value="749.15" calcext:value-type="float">
            <text:p>749.15</text:p>
          </table:table-cell>
        </table:table-row>
        <table:table-row table:style-name="ro1">
          <table:table-cell office:value-type="float" office:value="4543811" calcext:value-type="float">
            <text:p>4543811</text:p>
          </table:table-cell>
          <table:table-cell table:formula="of:=[.A286]/1000/(60*60*24)" office:value-type="time" office:time-value="PT01H15M43.811S" calcext:value-type="time">
            <text:p>01:15:44</text:p>
          </table:table-cell>
          <table:table-cell office:value-type="float" office:value="1.17" calcext:value-type="float">
            <text:p>1.17</text:p>
          </table:table-cell>
          <table:table-cell office:value-type="float" office:value="501.2" calcext:value-type="float">
            <text:p>501.2</text:p>
          </table:table-cell>
          <table:table-cell office:value-type="float" office:value="586.44" calcext:value-type="float">
            <text:p>586.44</text:p>
          </table:table-cell>
          <table:table-cell office:value-type="float" office:value="630.83" calcext:value-type="float">
            <text:p>630.83</text:p>
          </table:table-cell>
          <table:table-cell office:value-type="float" office:value="751.76" calcext:value-type="float">
            <text:p>751.76</text:p>
          </table:table-cell>
        </table:table-row>
        <table:table-row table:style-name="ro1">
          <table:table-cell office:value-type="float" office:value="4559811" calcext:value-type="float">
            <text:p>4559811</text:p>
          </table:table-cell>
          <table:table-cell table:formula="of:=[.A287]/1000/(60*60*24)" office:value-type="time" office:time-value="PT01H15M59.811S" calcext:value-type="time">
            <text:p>01:16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9" calcext:value-type="float">
            <text:p>584.29</text:p>
          </table:table-cell>
          <table:table-cell office:value-type="float" office:value="633.05" calcext:value-type="float">
            <text:p>633.05</text:p>
          </table:table-cell>
          <table:table-cell office:value-type="float" office:value="754.36" calcext:value-type="float">
            <text:p>754.36</text:p>
          </table:table-cell>
        </table:table-row>
        <table:table-row table:style-name="ro1">
          <table:table-cell office:value-type="float" office:value="4575811" calcext:value-type="float">
            <text:p>4575811</text:p>
          </table:table-cell>
          <table:table-cell table:formula="of:=[.A288]/1000/(60*60*24)" office:value-type="time" office:time-value="PT01H16M15.811S" calcext:value-type="time">
            <text:p>01:16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635.27" calcext:value-type="float">
            <text:p>635.27</text:p>
          </table:table-cell>
          <table:table-cell office:value-type="float" office:value="756.95" calcext:value-type="float">
            <text:p>756.95</text:p>
          </table:table-cell>
        </table:table-row>
        <table:table-row table:style-name="ro1">
          <table:table-cell office:value-type="float" office:value="4591811" calcext:value-type="float">
            <text:p>4591811</text:p>
          </table:table-cell>
          <table:table-cell table:formula="of:=[.A289]/1000/(60*60*24)" office:value-type="time" office:time-value="PT01H16M31.811S" calcext:value-type="time">
            <text:p>01:16:32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637.5" calcext:value-type="float">
            <text:p>637.5</text:p>
          </table:table-cell>
          <table:table-cell office:value-type="float" office:value="759.56" calcext:value-type="float">
            <text:p>759.56</text:p>
          </table:table-cell>
        </table:table-row>
        <table:table-row table:style-name="ro1">
          <table:table-cell office:value-type="float" office:value="4607812" calcext:value-type="float">
            <text:p>4607812</text:p>
          </table:table-cell>
          <table:table-cell table:formula="of:=[.A290]/1000/(60*60*24)" office:value-type="time" office:time-value="PT01H16M47.812S" calcext:value-type="time">
            <text:p>01:16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639.72" calcext:value-type="float">
            <text:p>639.72</text:p>
          </table:table-cell>
          <table:table-cell office:value-type="float" office:value="762.16" calcext:value-type="float">
            <text:p>762.16</text:p>
          </table:table-cell>
        </table:table-row>
        <table:table-row table:style-name="ro1">
          <table:table-cell office:value-type="float" office:value="4623811" calcext:value-type="float">
            <text:p>4623811</text:p>
          </table:table-cell>
          <table:table-cell table:formula="of:=[.A291]/1000/(60*60*24)" office:value-type="time" office:time-value="PT01H17M03.811S" calcext:value-type="time">
            <text:p>01:17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41.95" calcext:value-type="float">
            <text:p>641.95</text:p>
          </table:table-cell>
          <table:table-cell office:value-type="float" office:value="764.77" calcext:value-type="float">
            <text:p>764.77</text:p>
          </table:table-cell>
        </table:table-row>
        <table:table-row table:style-name="ro1">
          <table:table-cell office:value-type="float" office:value="4639811" calcext:value-type="float">
            <text:p>4639811</text:p>
          </table:table-cell>
          <table:table-cell table:formula="of:=[.A292]/1000/(60*60*24)" office:value-type="time" office:time-value="PT01H17M19.811S" calcext:value-type="time">
            <text:p>01:17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644.17" calcext:value-type="float">
            <text:p>644.17</text:p>
          </table:table-cell>
          <table:table-cell office:value-type="float" office:value="767.36" calcext:value-type="float">
            <text:p>767.36</text:p>
          </table:table-cell>
        </table:table-row>
        <table:table-row table:style-name="ro1">
          <table:table-cell office:value-type="float" office:value="4655811" calcext:value-type="float">
            <text:p>4655811</text:p>
          </table:table-cell>
          <table:table-cell table:formula="of:=[.A293]/1000/(60*60*24)" office:value-type="time" office:time-value="PT01H17M35.811S" calcext:value-type="time">
            <text:p>01:17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46.38" calcext:value-type="float">
            <text:p>646.38</text:p>
          </table:table-cell>
          <table:table-cell office:value-type="float" office:value="769.96" calcext:value-type="float">
            <text:p>769.96</text:p>
          </table:table-cell>
        </table:table-row>
        <table:table-row table:style-name="ro1">
          <table:table-cell office:value-type="float" office:value="4671812" calcext:value-type="float">
            <text:p>4671812</text:p>
          </table:table-cell>
          <table:table-cell table:formula="of:=[.A294]/1000/(60*60*24)" office:value-type="time" office:time-value="PT01H17M51.812S" calcext:value-type="time">
            <text:p>01:17:52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2" calcext:value-type="float">
            <text:p>586.22</text:p>
          </table:table-cell>
          <table:table-cell office:value-type="float" office:value="648.61" calcext:value-type="float">
            <text:p>648.61</text:p>
          </table:table-cell>
          <table:table-cell office:value-type="float" office:value="772.56" calcext:value-type="float">
            <text:p>772.56</text:p>
          </table:table-cell>
        </table:table-row>
        <table:table-row table:style-name="ro1">
          <table:table-cell office:value-type="float" office:value="4687812" calcext:value-type="float">
            <text:p>4687812</text:p>
          </table:table-cell>
          <table:table-cell table:formula="of:=[.A295]/1000/(60*60*24)" office:value-type="time" office:time-value="PT01H18M07.812S" calcext:value-type="time">
            <text:p>01:18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50.83" calcext:value-type="float">
            <text:p>650.83</text:p>
          </table:table-cell>
          <table:table-cell office:value-type="float" office:value="775.16" calcext:value-type="float">
            <text:p>775.16</text:p>
          </table:table-cell>
        </table:table-row>
        <table:table-row table:style-name="ro1">
          <table:table-cell office:value-type="float" office:value="4703811" calcext:value-type="float">
            <text:p>4703811</text:p>
          </table:table-cell>
          <table:table-cell table:formula="of:=[.A296]/1000/(60*60*24)" office:value-type="time" office:time-value="PT01H18M23.811S" calcext:value-type="time">
            <text:p>01:1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53.05" calcext:value-type="float">
            <text:p>653.05</text:p>
          </table:table-cell>
          <table:table-cell office:value-type="float" office:value="777.76" calcext:value-type="float">
            <text:p>777.76</text:p>
          </table:table-cell>
        </table:table-row>
        <table:table-row table:style-name="ro1">
          <table:table-cell office:value-type="float" office:value="4719811" calcext:value-type="float">
            <text:p>4719811</text:p>
          </table:table-cell>
          <table:table-cell table:formula="of:=[.A297]/1000/(60*60*24)" office:value-type="time" office:time-value="PT01H18M39.811S" calcext:value-type="time">
            <text:p>01:1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55.26" calcext:value-type="float">
            <text:p>655.26</text:p>
          </table:table-cell>
          <table:table-cell office:value-type="float" office:value="780.36" calcext:value-type="float">
            <text:p>780.36</text:p>
          </table:table-cell>
        </table:table-row>
        <table:table-row table:style-name="ro1">
          <table:table-cell office:value-type="float" office:value="4735811" calcext:value-type="float">
            <text:p>4735811</text:p>
          </table:table-cell>
          <table:table-cell table:formula="of:=[.A298]/1000/(60*60*24)" office:value-type="time" office:time-value="PT01H18M55.811S" calcext:value-type="time">
            <text:p>01:18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57.48" calcext:value-type="float">
            <text:p>657.48</text:p>
          </table:table-cell>
          <table:table-cell office:value-type="float" office:value="782.96" calcext:value-type="float">
            <text:p>782.96</text:p>
          </table:table-cell>
        </table:table-row>
        <table:table-row table:style-name="ro1">
          <table:table-cell office:value-type="float" office:value="4751811" calcext:value-type="float">
            <text:p>4751811</text:p>
          </table:table-cell>
          <table:table-cell table:formula="of:=[.A299]/1000/(60*60*24)" office:value-type="time" office:time-value="PT01H19M11.811S" calcext:value-type="time">
            <text:p>01:19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659.7" calcext:value-type="float">
            <text:p>659.7</text:p>
          </table:table-cell>
          <table:table-cell office:value-type="float" office:value="785.56" calcext:value-type="float">
            <text:p>785.56</text:p>
          </table:table-cell>
        </table:table-row>
        <table:table-row table:style-name="ro1">
          <table:table-cell office:value-type="float" office:value="4767812" calcext:value-type="float">
            <text:p>4767812</text:p>
          </table:table-cell>
          <table:table-cell table:formula="of:=[.A300]/1000/(60*60*24)" office:value-type="time" office:time-value="PT01H19M27.812S" calcext:value-type="time">
            <text:p>01:19:28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2" calcext:value-type="float">
            <text:p>586.22</text:p>
          </table:table-cell>
          <table:table-cell office:value-type="float" office:value="661.92" calcext:value-type="float">
            <text:p>661.92</text:p>
          </table:table-cell>
          <table:table-cell office:value-type="float" office:value="788.16" calcext:value-type="float">
            <text:p>788.16</text:p>
          </table:table-cell>
        </table:table-row>
        <table:table-row table:style-name="ro1">
          <table:table-cell office:value-type="float" office:value="4783811" calcext:value-type="float">
            <text:p>4783811</text:p>
          </table:table-cell>
          <table:table-cell table:formula="of:=[.A301]/1000/(60*60*24)" office:value-type="time" office:time-value="PT01H19M43.811S" calcext:value-type="time">
            <text:p>01:19:44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664.15" calcext:value-type="float">
            <text:p>664.15</text:p>
          </table:table-cell>
          <table:table-cell office:value-type="float" office:value="790.76" calcext:value-type="float">
            <text:p>790.76</text:p>
          </table:table-cell>
        </table:table-row>
        <table:table-row table:style-name="ro1">
          <table:table-cell office:value-type="float" office:value="4799811" calcext:value-type="float">
            <text:p>4799811</text:p>
          </table:table-cell>
          <table:table-cell table:formula="of:=[.A302]/1000/(60*60*24)" office:value-type="time" office:time-value="PT01H19M59.811S" calcext:value-type="time">
            <text:p>01:20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66.37" calcext:value-type="float">
            <text:p>666.37</text:p>
          </table:table-cell>
          <table:table-cell office:value-type="float" office:value="793.36" calcext:value-type="float">
            <text:p>793.36</text:p>
          </table:table-cell>
        </table:table-row>
        <table:table-row table:style-name="ro1">
          <table:table-cell office:value-type="float" office:value="4815811" calcext:value-type="float">
            <text:p>4815811</text:p>
          </table:table-cell>
          <table:table-cell table:formula="of:=[.A303]/1000/(60*60*24)" office:value-type="time" office:time-value="PT01H20M15.811S" calcext:value-type="time">
            <text:p>01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68.59" calcext:value-type="float">
            <text:p>668.59</text:p>
          </table:table-cell>
          <table:table-cell office:value-type="float" office:value="795.96" calcext:value-type="float">
            <text:p>795.96</text:p>
          </table:table-cell>
        </table:table-row>
        <table:table-row table:style-name="ro1">
          <table:table-cell office:value-type="float" office:value="4831811" calcext:value-type="float">
            <text:p>4831811</text:p>
          </table:table-cell>
          <table:table-cell table:formula="of:=[.A304]/1000/(60*60*24)" office:value-type="time" office:time-value="PT01H20M31.811S" calcext:value-type="time">
            <text:p>01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70.81" calcext:value-type="float">
            <text:p>670.81</text:p>
          </table:table-cell>
          <table:table-cell office:value-type="float" office:value="798.55" calcext:value-type="float">
            <text:p>798.55</text:p>
          </table:table-cell>
        </table:table-row>
        <table:table-row table:style-name="ro1">
          <table:table-cell office:value-type="float" office:value="4847811" calcext:value-type="float">
            <text:p>4847811</text:p>
          </table:table-cell>
          <table:table-cell table:formula="of:=[.A305]/1000/(60*60*24)" office:value-type="time" office:time-value="PT01H20M47.811S" calcext:value-type="time">
            <text:p>01:20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73.03" calcext:value-type="float">
            <text:p>673.03</text:p>
          </table:table-cell>
          <table:table-cell office:value-type="float" office:value="801.15" calcext:value-type="float">
            <text:p>801.15</text:p>
          </table:table-cell>
        </table:table-row>
        <table:table-row table:style-name="ro1">
          <table:table-cell office:value-type="float" office:value="4863811" calcext:value-type="float">
            <text:p>4863811</text:p>
          </table:table-cell>
          <table:table-cell table:formula="of:=[.A306]/1000/(60*60*24)" office:value-type="time" office:time-value="PT01H21M03.811S" calcext:value-type="time">
            <text:p>01:21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675.25" calcext:value-type="float">
            <text:p>675.25</text:p>
          </table:table-cell>
          <table:table-cell office:value-type="float" office:value="803.75" calcext:value-type="float">
            <text:p>803.75</text:p>
          </table:table-cell>
        </table:table-row>
        <table:table-row table:style-name="ro1">
          <table:table-cell office:value-type="float" office:value="4879811" calcext:value-type="float">
            <text:p>4879811</text:p>
          </table:table-cell>
          <table:table-cell table:formula="of:=[.A307]/1000/(60*60*24)" office:value-type="time" office:time-value="PT01H21M19.811S" calcext:value-type="time">
            <text:p>01:21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77.47" calcext:value-type="float">
            <text:p>677.47</text:p>
          </table:table-cell>
          <table:table-cell office:value-type="float" office:value="806.35" calcext:value-type="float">
            <text:p>806.35</text:p>
          </table:table-cell>
        </table:table-row>
        <table:table-row table:style-name="ro1">
          <table:table-cell office:value-type="float" office:value="4895811" calcext:value-type="float">
            <text:p>4895811</text:p>
          </table:table-cell>
          <table:table-cell table:formula="of:=[.A308]/1000/(60*60*24)" office:value-type="time" office:time-value="PT01H21M35.811S" calcext:value-type="time">
            <text:p>01:21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679.69" calcext:value-type="float">
            <text:p>679.69</text:p>
          </table:table-cell>
          <table:table-cell office:value-type="float" office:value="808.95" calcext:value-type="float">
            <text:p>808.95</text:p>
          </table:table-cell>
        </table:table-row>
        <table:table-row table:style-name="ro1">
          <table:table-cell office:value-type="float" office:value="4911812" calcext:value-type="float">
            <text:p>4911812</text:p>
          </table:table-cell>
          <table:table-cell table:formula="of:=[.A309]/1000/(60*60*24)" office:value-type="time" office:time-value="PT01H21M51.812S" calcext:value-type="time">
            <text:p>01:21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81.91" calcext:value-type="float">
            <text:p>681.91</text:p>
          </table:table-cell>
          <table:table-cell office:value-type="float" office:value="811.54" calcext:value-type="float">
            <text:p>811.54</text:p>
          </table:table-cell>
        </table:table-row>
        <table:table-row table:style-name="ro1">
          <table:table-cell office:value-type="float" office:value="4927811" calcext:value-type="float">
            <text:p>4927811</text:p>
          </table:table-cell>
          <table:table-cell table:formula="of:=[.A310]/1000/(60*60*24)" office:value-type="time" office:time-value="PT01H22M07.811S" calcext:value-type="time">
            <text:p>01:22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684.13" calcext:value-type="float">
            <text:p>684.13</text:p>
          </table:table-cell>
          <table:table-cell office:value-type="float" office:value="814.14" calcext:value-type="float">
            <text:p>814.14</text:p>
          </table:table-cell>
        </table:table-row>
        <table:table-row table:style-name="ro1">
          <table:table-cell office:value-type="float" office:value="4943812" calcext:value-type="float">
            <text:p>4943812</text:p>
          </table:table-cell>
          <table:table-cell table:formula="of:=[.A311]/1000/(60*60*24)" office:value-type="time" office:time-value="PT01H22M23.812S" calcext:value-type="time">
            <text:p>01:22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686.35" calcext:value-type="float">
            <text:p>686.35</text:p>
          </table:table-cell>
          <table:table-cell office:value-type="float" office:value="816.74" calcext:value-type="float">
            <text:p>816.74</text:p>
          </table:table-cell>
        </table:table-row>
        <table:table-row table:style-name="ro1">
          <table:table-cell office:value-type="float" office:value="4959811" calcext:value-type="float">
            <text:p>4959811</text:p>
          </table:table-cell>
          <table:table-cell table:formula="of:=[.A312]/1000/(60*60*24)" office:value-type="time" office:time-value="PT01H22M39.811S" calcext:value-type="time">
            <text:p>01:22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88.56" calcext:value-type="float">
            <text:p>688.56</text:p>
          </table:table-cell>
          <table:table-cell office:value-type="float" office:value="819.34" calcext:value-type="float">
            <text:p>819.34</text:p>
          </table:table-cell>
        </table:table-row>
        <table:table-row table:style-name="ro1">
          <table:table-cell office:value-type="float" office:value="4975811" calcext:value-type="float">
            <text:p>4975811</text:p>
          </table:table-cell>
          <table:table-cell table:formula="of:=[.A313]/1000/(60*60*24)" office:value-type="time" office:time-value="PT01H22M55.811S" calcext:value-type="time">
            <text:p>01:22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90.78" calcext:value-type="float">
            <text:p>690.78</text:p>
          </table:table-cell>
          <table:table-cell office:value-type="float" office:value="821.94" calcext:value-type="float">
            <text:p>821.94</text:p>
          </table:table-cell>
        </table:table-row>
        <table:table-row table:style-name="ro1">
          <table:table-cell office:value-type="float" office:value="4991812" calcext:value-type="float">
            <text:p>4991812</text:p>
          </table:table-cell>
          <table:table-cell table:formula="of:=[.A314]/1000/(60*60*24)" office:value-type="time" office:time-value="PT01H23M11.812S" calcext:value-type="time">
            <text:p>01:23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93" calcext:value-type="float">
            <text:p>693</text:p>
          </table:table-cell>
          <table:table-cell office:value-type="float" office:value="824.53" calcext:value-type="float">
            <text:p>824.53</text:p>
          </table:table-cell>
        </table:table-row>
        <table:table-row table:style-name="ro1">
          <table:table-cell office:value-type="float" office:value="5007811" calcext:value-type="float">
            <text:p>5007811</text:p>
          </table:table-cell>
          <table:table-cell table:formula="of:=[.A315]/1000/(60*60*24)" office:value-type="time" office:time-value="PT01H23M27.811S" calcext:value-type="time">
            <text:p>01:23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695.22" calcext:value-type="float">
            <text:p>695.22</text:p>
          </table:table-cell>
          <table:table-cell office:value-type="float" office:value="827.13" calcext:value-type="float">
            <text:p>827.13</text:p>
          </table:table-cell>
        </table:table-row>
        <table:table-row table:style-name="ro1">
          <table:table-cell office:value-type="float" office:value="5023811" calcext:value-type="float">
            <text:p>5023811</text:p>
          </table:table-cell>
          <table:table-cell table:formula="of:=[.A316]/1000/(60*60*24)" office:value-type="time" office:time-value="PT01H23M43.811S" calcext:value-type="time">
            <text:p>01:23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97.44" calcext:value-type="float">
            <text:p>697.44</text:p>
          </table:table-cell>
          <table:table-cell office:value-type="float" office:value="829.73" calcext:value-type="float">
            <text:p>829.73</text:p>
          </table:table-cell>
        </table:table-row>
        <table:table-row table:style-name="ro1">
          <table:table-cell office:value-type="float" office:value="5039811" calcext:value-type="float">
            <text:p>5039811</text:p>
          </table:table-cell>
          <table:table-cell table:formula="of:=[.A317]/1000/(60*60*24)" office:value-type="time" office:time-value="PT01H23M59.811S" calcext:value-type="time">
            <text:p>01:24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99.66" calcext:value-type="float">
            <text:p>699.66</text:p>
          </table:table-cell>
          <table:table-cell office:value-type="float" office:value="832.33" calcext:value-type="float">
            <text:p>832.33</text:p>
          </table:table-cell>
        </table:table-row>
        <table:table-row table:style-name="ro1">
          <table:table-cell office:value-type="float" office:value="5055811" calcext:value-type="float">
            <text:p>5055811</text:p>
          </table:table-cell>
          <table:table-cell table:formula="of:=[.A318]/1000/(60*60*24)" office:value-type="time" office:time-value="PT01H24M15.811S" calcext:value-type="time">
            <text:p>01:24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01.88" calcext:value-type="float">
            <text:p>701.88</text:p>
          </table:table-cell>
          <table:table-cell office:value-type="float" office:value="834.93" calcext:value-type="float">
            <text:p>834.93</text:p>
          </table:table-cell>
        </table:table-row>
        <table:table-row table:style-name="ro1">
          <table:table-cell office:value-type="float" office:value="5071811" calcext:value-type="float">
            <text:p>5071811</text:p>
          </table:table-cell>
          <table:table-cell table:formula="of:=[.A319]/1000/(60*60*24)" office:value-type="time" office:time-value="PT01H24M31.811S" calcext:value-type="time">
            <text:p>01:2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04.1" calcext:value-type="float">
            <text:p>704.1</text:p>
          </table:table-cell>
          <table:table-cell office:value-type="float" office:value="837.53" calcext:value-type="float">
            <text:p>837.53</text:p>
          </table:table-cell>
        </table:table-row>
        <table:table-row table:style-name="ro1">
          <table:table-cell office:value-type="float" office:value="5087811" calcext:value-type="float">
            <text:p>5087811</text:p>
          </table:table-cell>
          <table:table-cell table:formula="of:=[.A320]/1000/(60*60*24)" office:value-type="time" office:time-value="PT01H24M47.811S" calcext:value-type="time">
            <text:p>01:24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706.32" calcext:value-type="float">
            <text:p>706.32</text:p>
          </table:table-cell>
          <table:table-cell office:value-type="float" office:value="840.12" calcext:value-type="float">
            <text:p>840.12</text:p>
          </table:table-cell>
        </table:table-row>
        <table:table-row table:style-name="ro1">
          <table:table-cell office:value-type="float" office:value="5103811" calcext:value-type="float">
            <text:p>5103811</text:p>
          </table:table-cell>
          <table:table-cell table:formula="of:=[.A321]/1000/(60*60*24)" office:value-type="time" office:time-value="PT01H25M03.811S" calcext:value-type="time">
            <text:p>01:25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708.54" calcext:value-type="float">
            <text:p>708.54</text:p>
          </table:table-cell>
          <table:table-cell office:value-type="float" office:value="842.72" calcext:value-type="float">
            <text:p>842.72</text:p>
          </table:table-cell>
        </table:table-row>
        <table:table-row table:style-name="ro1">
          <table:table-cell office:value-type="float" office:value="5119812" calcext:value-type="float">
            <text:p>5119812</text:p>
          </table:table-cell>
          <table:table-cell table:formula="of:=[.A322]/1000/(60*60*24)" office:value-type="time" office:time-value="PT01H25M19.812S" calcext:value-type="time">
            <text:p>01:25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710.76" calcext:value-type="float">
            <text:p>710.76</text:p>
          </table:table-cell>
          <table:table-cell office:value-type="float" office:value="845.32" calcext:value-type="float">
            <text:p>845.32</text:p>
          </table:table-cell>
        </table:table-row>
        <table:table-row table:style-name="ro1">
          <table:table-cell office:value-type="float" office:value="5135811" calcext:value-type="float">
            <text:p>5135811</text:p>
          </table:table-cell>
          <table:table-cell table:formula="of:=[.A323]/1000/(60*60*24)" office:value-type="time" office:time-value="PT01H25M35.811S" calcext:value-type="time">
            <text:p>01:25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712.98" calcext:value-type="float">
            <text:p>712.98</text:p>
          </table:table-cell>
          <table:table-cell office:value-type="float" office:value="847.91" calcext:value-type="float">
            <text:p>847.91</text:p>
          </table:table-cell>
        </table:table-row>
        <table:table-row table:style-name="ro1">
          <table:table-cell office:value-type="float" office:value="5151811" calcext:value-type="float">
            <text:p>5151811</text:p>
          </table:table-cell>
          <table:table-cell table:formula="of:=[.A324]/1000/(60*60*24)" office:value-type="time" office:time-value="PT01H25M51.811S" calcext:value-type="time">
            <text:p>01:25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3" calcext:value-type="float">
            <text:p>583.93</text:p>
          </table:table-cell>
          <table:table-cell office:value-type="float" office:value="715.2" calcext:value-type="float">
            <text:p>715.2</text:p>
          </table:table-cell>
          <table:table-cell office:value-type="float" office:value="850.51" calcext:value-type="float">
            <text:p>850.51</text:p>
          </table:table-cell>
        </table:table-row>
        <table:table-row table:style-name="ro1">
          <table:table-cell office:value-type="float" office:value="5167811" calcext:value-type="float">
            <text:p>5167811</text:p>
          </table:table-cell>
          <table:table-cell table:formula="of:=[.A325]/1000/(60*60*24)" office:value-type="time" office:time-value="PT01H26M07.811S" calcext:value-type="time">
            <text:p>01:26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717.42" calcext:value-type="float">
            <text:p>717.42</text:p>
          </table:table-cell>
          <table:table-cell office:value-type="float" office:value="853.11" calcext:value-type="float">
            <text:p>853.11</text:p>
          </table:table-cell>
        </table:table-row>
        <table:table-row table:style-name="ro1">
          <table:table-cell office:value-type="float" office:value="5183811" calcext:value-type="float">
            <text:p>5183811</text:p>
          </table:table-cell>
          <table:table-cell table:formula="of:=[.A326]/1000/(60*60*24)" office:value-type="time" office:time-value="PT01H26M23.811S" calcext:value-type="time">
            <text:p>01:26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719.64" calcext:value-type="float">
            <text:p>719.64</text:p>
          </table:table-cell>
          <table:table-cell office:value-type="float" office:value="855.71" calcext:value-type="float">
            <text:p>855.71</text:p>
          </table:table-cell>
        </table:table-row>
        <table:table-row table:style-name="ro1">
          <table:table-cell office:value-type="float" office:value="5199812" calcext:value-type="float">
            <text:p>5199812</text:p>
          </table:table-cell>
          <table:table-cell table:formula="of:=[.A327]/1000/(60*60*24)" office:value-type="time" office:time-value="PT01H26M39.812S" calcext:value-type="time">
            <text:p>01:26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21.86" calcext:value-type="float">
            <text:p>721.86</text:p>
          </table:table-cell>
          <table:table-cell office:value-type="float" office:value="858.31" calcext:value-type="float">
            <text:p>858.31</text:p>
          </table:table-cell>
        </table:table-row>
        <table:table-row table:style-name="ro1">
          <table:table-cell office:value-type="float" office:value="5215812" calcext:value-type="float">
            <text:p>5215812</text:p>
          </table:table-cell>
          <table:table-cell table:formula="of:=[.A328]/1000/(60*60*24)" office:value-type="time" office:time-value="PT01H26M55.812S" calcext:value-type="time">
            <text:p>01:26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724.08" calcext:value-type="float">
            <text:p>724.08</text:p>
          </table:table-cell>
          <table:table-cell office:value-type="float" office:value="860.9" calcext:value-type="float">
            <text:p>860.9</text:p>
          </table:table-cell>
        </table:table-row>
        <table:table-row table:style-name="ro1">
          <table:table-cell office:value-type="float" office:value="5231812" calcext:value-type="float">
            <text:p>5231812</text:p>
          </table:table-cell>
          <table:table-cell table:formula="of:=[.A329]/1000/(60*60*24)" office:value-type="time" office:time-value="PT01H27M11.812S" calcext:value-type="time">
            <text:p>01:27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726.3" calcext:value-type="float">
            <text:p>726.3</text:p>
          </table:table-cell>
          <table:table-cell office:value-type="float" office:value="863.5" calcext:value-type="float">
            <text:p>863.5</text:p>
          </table:table-cell>
        </table:table-row>
        <table:table-row table:style-name="ro1">
          <table:table-cell office:value-type="float" office:value="5247812" calcext:value-type="float">
            <text:p>5247812</text:p>
          </table:table-cell>
          <table:table-cell table:formula="of:=[.A330]/1000/(60*60*24)" office:value-type="time" office:time-value="PT01H27M27.812S" calcext:value-type="time">
            <text:p>01:27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8" calcext:value-type="float">
            <text:p>583.8</text:p>
          </table:table-cell>
          <table:table-cell office:value-type="float" office:value="728.52" calcext:value-type="float">
            <text:p>728.52</text:p>
          </table:table-cell>
          <table:table-cell office:value-type="float" office:value="866.1" calcext:value-type="float">
            <text:p>866.1</text:p>
          </table:table-cell>
        </table:table-row>
        <table:table-row table:style-name="ro1">
          <table:table-cell office:value-type="float" office:value="5263811" calcext:value-type="float">
            <text:p>5263811</text:p>
          </table:table-cell>
          <table:table-cell table:formula="of:=[.A331]/1000/(60*60*24)" office:value-type="time" office:time-value="PT01H27M43.811S" calcext:value-type="time">
            <text:p>01:27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30.74" calcext:value-type="float">
            <text:p>730.74</text:p>
          </table:table-cell>
          <table:table-cell office:value-type="float" office:value="868.69" calcext:value-type="float">
            <text:p>868.69</text:p>
          </table:table-cell>
        </table:table-row>
        <table:table-row table:style-name="ro1">
          <table:table-cell office:value-type="float" office:value="5279811" calcext:value-type="float">
            <text:p>5279811</text:p>
          </table:table-cell>
          <table:table-cell table:formula="of:=[.A332]/1000/(60*60*24)" office:value-type="time" office:time-value="PT01H27M59.811S" calcext:value-type="time">
            <text:p>01:28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732.96" calcext:value-type="float">
            <text:p>732.96</text:p>
          </table:table-cell>
          <table:table-cell office:value-type="float" office:value="871.29" calcext:value-type="float">
            <text:p>871.29</text:p>
          </table:table-cell>
        </table:table-row>
        <table:table-row table:style-name="ro1">
          <table:table-cell office:value-type="float" office:value="5295811" calcext:value-type="float">
            <text:p>5295811</text:p>
          </table:table-cell>
          <table:table-cell table:formula="of:=[.A333]/1000/(60*60*24)" office:value-type="time" office:time-value="PT01H28M15.811S" calcext:value-type="time">
            <text:p>01:28:16</text:p>
          </table:table-cell>
          <table:table-cell office:value-type="float" office:value="1.17" calcext:value-type="float">
            <text:p>1.17</text:p>
          </table:table-cell>
          <table:table-cell office:value-type="float" office:value="498.8" calcext:value-type="float">
            <text:p>498.8</text:p>
          </table:table-cell>
          <table:table-cell office:value-type="float" office:value="583.54" calcext:value-type="float">
            <text:p>583.54</text:p>
          </table:table-cell>
          <table:table-cell office:value-type="float" office:value="735.17" calcext:value-type="float">
            <text:p>735.17</text:p>
          </table:table-cell>
          <table:table-cell office:value-type="float" office:value="873.88" calcext:value-type="float">
            <text:p>873.88</text:p>
          </table:table-cell>
        </table:table-row>
        <table:table-row table:style-name="ro1">
          <table:table-cell office:value-type="float" office:value="5311811" calcext:value-type="float">
            <text:p>5311811</text:p>
          </table:table-cell>
          <table:table-cell table:formula="of:=[.A334]/1000/(60*60*24)" office:value-type="time" office:time-value="PT01H28M31.811S" calcext:value-type="time">
            <text:p>01:28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37.39" calcext:value-type="float">
            <text:p>737.39</text:p>
          </table:table-cell>
          <table:table-cell office:value-type="float" office:value="876.48" calcext:value-type="float">
            <text:p>876.48</text:p>
          </table:table-cell>
        </table:table-row>
        <table:table-row table:style-name="ro1">
          <table:table-cell office:value-type="float" office:value="5327812" calcext:value-type="float">
            <text:p>5327812</text:p>
          </table:table-cell>
          <table:table-cell table:formula="of:=[.A335]/1000/(60*60*24)" office:value-type="time" office:time-value="PT01H28M47.812S" calcext:value-type="time">
            <text:p>01:28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39.61" calcext:value-type="float">
            <text:p>739.61</text:p>
          </table:table-cell>
          <table:table-cell office:value-type="float" office:value="879.08" calcext:value-type="float">
            <text:p>879.08</text:p>
          </table:table-cell>
        </table:table-row>
        <table:table-row table:style-name="ro1">
          <table:table-cell office:value-type="float" office:value="5343812" calcext:value-type="float">
            <text:p>5343812</text:p>
          </table:table-cell>
          <table:table-cell table:formula="of:=[.A336]/1000/(60*60*24)" office:value-type="time" office:time-value="PT01H29M03.812S" calcext:value-type="time">
            <text:p>01:29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741.83" calcext:value-type="float">
            <text:p>741.83</text:p>
          </table:table-cell>
          <table:table-cell office:value-type="float" office:value="881.67" calcext:value-type="float">
            <text:p>881.67</text:p>
          </table:table-cell>
        </table:table-row>
        <table:table-row table:style-name="ro1">
          <table:table-cell office:value-type="float" office:value="5359811" calcext:value-type="float">
            <text:p>5359811</text:p>
          </table:table-cell>
          <table:table-cell table:formula="of:=[.A337]/1000/(60*60*24)" office:value-type="time" office:time-value="PT01H29M19.811S" calcext:value-type="time">
            <text:p>01:29:20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744.06" calcext:value-type="float">
            <text:p>744.06</text:p>
          </table:table-cell>
          <table:table-cell office:value-type="float" office:value="884.27" calcext:value-type="float">
            <text:p>884.27</text:p>
          </table:table-cell>
        </table:table-row>
        <table:table-row table:style-name="ro1">
          <table:table-cell office:value-type="float" office:value="5375811" calcext:value-type="float">
            <text:p>5375811</text:p>
          </table:table-cell>
          <table:table-cell table:formula="of:=[.A338]/1000/(60*60*24)" office:value-type="time" office:time-value="PT01H29M35.811S" calcext:value-type="time">
            <text:p>01:29:36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3" calcext:value-type="float">
            <text:p>585.73</text:p>
          </table:table-cell>
          <table:table-cell office:value-type="float" office:value="746.28" calcext:value-type="float">
            <text:p>746.28</text:p>
          </table:table-cell>
          <table:table-cell office:value-type="float" office:value="886.88" calcext:value-type="float">
            <text:p>886.88</text:p>
          </table:table-cell>
        </table:table-row>
        <table:table-row table:style-name="ro1">
          <table:table-cell office:value-type="float" office:value="5391811" calcext:value-type="float">
            <text:p>5391811</text:p>
          </table:table-cell>
          <table:table-cell table:formula="of:=[.A339]/1000/(60*60*24)" office:value-type="time" office:time-value="PT01H29M51.811S" calcext:value-type="time">
            <text:p>01:29:52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748.51" calcext:value-type="float">
            <text:p>748.51</text:p>
          </table:table-cell>
          <table:table-cell office:value-type="float" office:value="889.48" calcext:value-type="float">
            <text:p>889.48</text:p>
          </table:table-cell>
        </table:table-row>
        <table:table-row table:style-name="ro1">
          <table:table-cell office:value-type="float" office:value="5407811" calcext:value-type="float">
            <text:p>5407811</text:p>
          </table:table-cell>
          <table:table-cell table:formula="of:=[.A340]/1000/(60*60*24)" office:value-type="time" office:time-value="PT01H30M07.811S" calcext:value-type="time">
            <text:p>01:30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3" calcext:value-type="float">
            <text:p>588.13</text:p>
          </table:table-cell>
          <table:table-cell office:value-type="float" office:value="750.73" calcext:value-type="float">
            <text:p>750.73</text:p>
          </table:table-cell>
          <table:table-cell office:value-type="float" office:value="892.08" calcext:value-type="float">
            <text:p>892.08</text:p>
          </table:table-cell>
        </table:table-row>
        <table:table-row table:style-name="ro1">
          <table:table-cell office:value-type="float" office:value="5423812" calcext:value-type="float">
            <text:p>5423812</text:p>
          </table:table-cell>
          <table:table-cell table:formula="of:=[.A341]/1000/(60*60*24)" office:value-type="time" office:time-value="PT01H30M23.812S" calcext:value-type="time">
            <text:p>01:30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752.96" calcext:value-type="float">
            <text:p>752.96</text:p>
          </table:table-cell>
          <table:table-cell office:value-type="float" office:value="894.69" calcext:value-type="float">
            <text:p>894.69</text:p>
          </table:table-cell>
        </table:table-row>
        <table:table-row table:style-name="ro1">
          <table:table-cell office:value-type="float" office:value="5439811" calcext:value-type="float">
            <text:p>5439811</text:p>
          </table:table-cell>
          <table:table-cell table:formula="of:=[.A342]/1000/(60*60*24)" office:value-type="time" office:time-value="PT01H30M39.811S" calcext:value-type="time">
            <text:p>01:30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55.18" calcext:value-type="float">
            <text:p>755.18</text:p>
          </table:table-cell>
          <table:table-cell office:value-type="float" office:value="897.29" calcext:value-type="float">
            <text:p>897.29</text:p>
          </table:table-cell>
        </table:table-row>
        <table:table-row table:style-name="ro1">
          <table:table-cell office:value-type="float" office:value="5455812" calcext:value-type="float">
            <text:p>5455812</text:p>
          </table:table-cell>
          <table:table-cell table:formula="of:=[.A343]/1000/(60*60*24)" office:value-type="time" office:time-value="PT01H30M55.812S" calcext:value-type="time">
            <text:p>01:30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757.4" calcext:value-type="float">
            <text:p>757.4</text:p>
          </table:table-cell>
          <table:table-cell office:value-type="float" office:value="899.88" calcext:value-type="float">
            <text:p>899.88</text:p>
          </table:table-cell>
        </table:table-row>
        <table:table-row table:style-name="ro1">
          <table:table-cell office:value-type="float" office:value="5471811" calcext:value-type="float">
            <text:p>5471811</text:p>
          </table:table-cell>
          <table:table-cell table:formula="of:=[.A344]/1000/(60*60*24)" office:value-type="time" office:time-value="PT01H31M11.811S" calcext:value-type="time">
            <text:p>01:31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759.62" calcext:value-type="float">
            <text:p>759.62</text:p>
          </table:table-cell>
          <table:table-cell office:value-type="float" office:value="902.48" calcext:value-type="float">
            <text:p>902.48</text:p>
          </table:table-cell>
        </table:table-row>
        <table:table-row table:style-name="ro1">
          <table:table-cell office:value-type="float" office:value="5487811" calcext:value-type="float">
            <text:p>5487811</text:p>
          </table:table-cell>
          <table:table-cell table:formula="of:=[.A345]/1000/(60*60*24)" office:value-type="time" office:time-value="PT01H31M27.811S" calcext:value-type="time">
            <text:p>01:31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761.84" calcext:value-type="float">
            <text:p>761.84</text:p>
          </table:table-cell>
          <table:table-cell office:value-type="float" office:value="905.07" calcext:value-type="float">
            <text:p>905.07</text:p>
          </table:table-cell>
        </table:table-row>
        <table:table-row table:style-name="ro1">
          <table:table-cell office:value-type="float" office:value="5503811" calcext:value-type="float">
            <text:p>5503811</text:p>
          </table:table-cell>
          <table:table-cell table:formula="of:=[.A346]/1000/(60*60*24)" office:value-type="time" office:time-value="PT01H31M43.811S" calcext:value-type="time">
            <text:p>01:3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3" calcext:value-type="float">
            <text:p>583.93</text:p>
          </table:table-cell>
          <table:table-cell office:value-type="float" office:value="764.06" calcext:value-type="float">
            <text:p>764.06</text:p>
          </table:table-cell>
          <table:table-cell office:value-type="float" office:value="907.67" calcext:value-type="float">
            <text:p>907.67</text:p>
          </table:table-cell>
        </table:table-row>
        <table:table-row table:style-name="ro1">
          <table:table-cell office:value-type="float" office:value="5519811" calcext:value-type="float">
            <text:p>5519811</text:p>
          </table:table-cell>
          <table:table-cell table:formula="of:=[.A347]/1000/(60*60*24)" office:value-type="time" office:time-value="PT01H31M59.811S" calcext:value-type="time">
            <text:p>01:32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766.28" calcext:value-type="float">
            <text:p>766.28</text:p>
          </table:table-cell>
          <table:table-cell office:value-type="float" office:value="910.27" calcext:value-type="float">
            <text:p>910.27</text:p>
          </table:table-cell>
        </table:table-row>
        <table:table-row table:style-name="ro1">
          <table:table-cell office:value-type="float" office:value="5535811" calcext:value-type="float">
            <text:p>5535811</text:p>
          </table:table-cell>
          <table:table-cell table:formula="of:=[.A348]/1000/(60*60*24)" office:value-type="time" office:time-value="PT01H32M15.811S" calcext:value-type="time">
            <text:p>01:32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6" calcext:value-type="float">
            <text:p>583.96</text:p>
          </table:table-cell>
          <table:table-cell office:value-type="float" office:value="768.51" calcext:value-type="float">
            <text:p>768.51</text:p>
          </table:table-cell>
          <table:table-cell office:value-type="float" office:value="912.87" calcext:value-type="float">
            <text:p>912.87</text:p>
          </table:table-cell>
        </table:table-row>
        <table:table-row table:style-name="ro1">
          <table:table-cell office:value-type="float" office:value="5551811" calcext:value-type="float">
            <text:p>5551811</text:p>
          </table:table-cell>
          <table:table-cell table:formula="of:=[.A349]/1000/(60*60*24)" office:value-type="time" office:time-value="PT01H32M31.811S" calcext:value-type="time">
            <text:p>01:32:32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770.73" calcext:value-type="float">
            <text:p>770.73</text:p>
          </table:table-cell>
          <table:table-cell office:value-type="float" office:value="915.47" calcext:value-type="float">
            <text:p>915.47</text:p>
          </table:table-cell>
        </table:table-row>
        <table:table-row table:style-name="ro1">
          <table:table-cell office:value-type="float" office:value="5567811" calcext:value-type="float">
            <text:p>5567811</text:p>
          </table:table-cell>
          <table:table-cell table:formula="of:=[.A350]/1000/(60*60*24)" office:value-type="time" office:time-value="PT01H32M47.811S" calcext:value-type="time">
            <text:p>01:32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772.96" calcext:value-type="float">
            <text:p>772.96</text:p>
          </table:table-cell>
          <table:table-cell office:value-type="float" office:value="918.08" calcext:value-type="float">
            <text:p>918.08</text:p>
          </table:table-cell>
        </table:table-row>
        <table:table-row table:style-name="ro1">
          <table:table-cell office:value-type="float" office:value="5583811" calcext:value-type="float">
            <text:p>5583811</text:p>
          </table:table-cell>
          <table:table-cell table:formula="of:=[.A351]/1000/(60*60*24)" office:value-type="time" office:time-value="PT01H33M03.811S" calcext:value-type="time">
            <text:p>01:33:04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1" calcext:value-type="float">
            <text:p>586.21</text:p>
          </table:table-cell>
          <table:table-cell office:value-type="float" office:value="775.18" calcext:value-type="float">
            <text:p>775.18</text:p>
          </table:table-cell>
          <table:table-cell office:value-type="float" office:value="920.68" calcext:value-type="float">
            <text:p>920.68</text:p>
          </table:table-cell>
        </table:table-row>
        <table:table-row table:style-name="ro1">
          <table:table-cell office:value-type="float" office:value="5599811" calcext:value-type="float">
            <text:p>5599811</text:p>
          </table:table-cell>
          <table:table-cell table:formula="of:=[.A352]/1000/(60*60*24)" office:value-type="time" office:time-value="PT01H33M19.811S" calcext:value-type="time">
            <text:p>01:33:20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777.41" calcext:value-type="float">
            <text:p>777.41</text:p>
          </table:table-cell>
          <table:table-cell office:value-type="float" office:value="923.28" calcext:value-type="float">
            <text:p>923.28</text:p>
          </table:table-cell>
        </table:table-row>
        <table:table-row table:style-name="ro1">
          <table:table-cell office:value-type="float" office:value="5615812" calcext:value-type="float">
            <text:p>5615812</text:p>
          </table:table-cell>
          <table:table-cell table:formula="of:=[.A353]/1000/(60*60*24)" office:value-type="time" office:time-value="PT01H33M35.812S" calcext:value-type="time">
            <text:p>01:33:36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779.63" calcext:value-type="float">
            <text:p>779.63</text:p>
          </table:table-cell>
          <table:table-cell office:value-type="float" office:value="925.89" calcext:value-type="float">
            <text:p>925.89</text:p>
          </table:table-cell>
        </table:table-row>
        <table:table-row table:style-name="ro1">
          <table:table-cell office:value-type="float" office:value="5631811" calcext:value-type="float">
            <text:p>5631811</text:p>
          </table:table-cell>
          <table:table-cell table:formula="of:=[.A354]/1000/(60*60*24)" office:value-type="time" office:time-value="PT01H33M51.811S" calcext:value-type="time">
            <text:p>01:33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81.86" calcext:value-type="float">
            <text:p>781.86</text:p>
          </table:table-cell>
          <table:table-cell office:value-type="float" office:value="928.48" calcext:value-type="float">
            <text:p>928.48</text:p>
          </table:table-cell>
        </table:table-row>
        <table:table-row table:style-name="ro1">
          <table:table-cell office:value-type="float" office:value="5647812" calcext:value-type="float">
            <text:p>5647812</text:p>
          </table:table-cell>
          <table:table-cell table:formula="of:=[.A355]/1000/(60*60*24)" office:value-type="time" office:time-value="PT01H34M07.812S" calcext:value-type="time">
            <text:p>01:34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784.08" calcext:value-type="float">
            <text:p>784.08</text:p>
          </table:table-cell>
          <table:table-cell office:value-type="float" office:value="931.08" calcext:value-type="float">
            <text:p>931.08</text:p>
          </table:table-cell>
        </table:table-row>
        <table:table-row table:style-name="ro1">
          <table:table-cell office:value-type="float" office:value="5663811" calcext:value-type="float">
            <text:p>5663811</text:p>
          </table:table-cell>
          <table:table-cell table:formula="of:=[.A356]/1000/(60*60*24)" office:value-type="time" office:time-value="PT01H34M23.811S" calcext:value-type="time">
            <text:p>01:34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786.3" calcext:value-type="float">
            <text:p>786.3</text:p>
          </table:table-cell>
          <table:table-cell office:value-type="float" office:value="933.67" calcext:value-type="float">
            <text:p>933.67</text:p>
          </table:table-cell>
        </table:table-row>
        <table:table-row table:style-name="ro1">
          <table:table-cell office:value-type="float" office:value="5679811" calcext:value-type="float">
            <text:p>5679811</text:p>
          </table:table-cell>
          <table:table-cell table:formula="of:=[.A357]/1000/(60*60*24)" office:value-type="time" office:time-value="PT01H34M39.811S" calcext:value-type="time">
            <text:p>01:34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79" calcext:value-type="float">
            <text:p>583.79</text:p>
          </table:table-cell>
          <table:table-cell office:value-type="float" office:value="788.51" calcext:value-type="float">
            <text:p>788.51</text:p>
          </table:table-cell>
          <table:table-cell office:value-type="float" office:value="936.27" calcext:value-type="float">
            <text:p>936.27</text:p>
          </table:table-cell>
        </table:table-row>
        <table:table-row table:style-name="ro1">
          <table:table-cell office:value-type="float" office:value="5695811" calcext:value-type="float">
            <text:p>5695811</text:p>
          </table:table-cell>
          <table:table-cell table:formula="of:=[.A358]/1000/(60*60*24)" office:value-type="time" office:time-value="PT01H34M55.811S" calcext:value-type="time">
            <text:p>01:34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90.73" calcext:value-type="float">
            <text:p>790.73</text:p>
          </table:table-cell>
          <table:table-cell office:value-type="float" office:value="938.86" calcext:value-type="float">
            <text:p>938.86</text:p>
          </table:table-cell>
        </table:table-row>
        <table:table-row table:style-name="ro1">
          <table:table-cell office:value-type="float" office:value="5711812" calcext:value-type="float">
            <text:p>5711812</text:p>
          </table:table-cell>
          <table:table-cell table:formula="of:=[.A359]/1000/(60*60*24)" office:value-type="time" office:time-value="PT01H35M11.812S" calcext:value-type="time">
            <text:p>01:35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92.95" calcext:value-type="float">
            <text:p>792.95</text:p>
          </table:table-cell>
          <table:table-cell office:value-type="float" office:value="941.46" calcext:value-type="float">
            <text:p>941.46</text:p>
          </table:table-cell>
        </table:table-row>
        <table:table-row table:style-name="ro1">
          <table:table-cell office:value-type="float" office:value="5727811" calcext:value-type="float">
            <text:p>5727811</text:p>
          </table:table-cell>
          <table:table-cell table:formula="of:=[.A360]/1000/(60*60*24)" office:value-type="time" office:time-value="PT01H35M27.811S" calcext:value-type="time">
            <text:p>01:35:28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795.18" calcext:value-type="float">
            <text:p>795.18</text:p>
          </table:table-cell>
          <table:table-cell office:value-type="float" office:value="944.05" calcext:value-type="float">
            <text:p>944.05</text:p>
          </table:table-cell>
        </table:table-row>
        <table:table-row table:style-name="ro1">
          <table:table-cell office:value-type="float" office:value="5743811" calcext:value-type="float">
            <text:p>5743811</text:p>
          </table:table-cell>
          <table:table-cell table:formula="of:=[.A361]/1000/(60*60*24)" office:value-type="time" office:time-value="PT01H35M43.811S" calcext:value-type="time">
            <text:p>01:35:44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797.4" calcext:value-type="float">
            <text:p>797.4</text:p>
          </table:table-cell>
          <table:table-cell office:value-type="float" office:value="946.66" calcext:value-type="float">
            <text:p>946.66</text:p>
          </table:table-cell>
        </table:table-row>
        <table:table-row table:style-name="ro1">
          <table:table-cell office:value-type="float" office:value="5759811" calcext:value-type="float">
            <text:p>5759811</text:p>
          </table:table-cell>
          <table:table-cell table:formula="of:=[.A362]/1000/(60*60*24)" office:value-type="time" office:time-value="PT01H35M59.811S" calcext:value-type="time">
            <text:p>01:36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799.63" calcext:value-type="float">
            <text:p>799.63</text:p>
          </table:table-cell>
          <table:table-cell office:value-type="float" office:value="949.26" calcext:value-type="float">
            <text:p>949.26</text:p>
          </table:table-cell>
        </table:table-row>
        <table:table-row table:style-name="ro1">
          <table:table-cell office:value-type="float" office:value="5775811" calcext:value-type="float">
            <text:p>5775811</text:p>
          </table:table-cell>
          <table:table-cell table:formula="of:=[.A363]/1000/(60*60*24)" office:value-type="time" office:time-value="PT01H36M15.811S" calcext:value-type="time">
            <text:p>01:36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9" calcext:value-type="float">
            <text:p>585.9</text:p>
          </table:table-cell>
          <table:table-cell office:value-type="float" office:value="801.85" calcext:value-type="float">
            <text:p>801.85</text:p>
          </table:table-cell>
          <table:table-cell office:value-type="float" office:value="951.86" calcext:value-type="float">
            <text:p>951.86</text:p>
          </table:table-cell>
        </table:table-row>
        <table:table-row table:style-name="ro1">
          <table:table-cell office:value-type="float" office:value="5791811" calcext:value-type="float">
            <text:p>5791811</text:p>
          </table:table-cell>
          <table:table-cell table:formula="of:=[.A364]/1000/(60*60*24)" office:value-type="time" office:time-value="PT01H36M31.811S" calcext:value-type="time">
            <text:p>01:36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804.08" calcext:value-type="float">
            <text:p>804.08</text:p>
          </table:table-cell>
          <table:table-cell office:value-type="float" office:value="954.45" calcext:value-type="float">
            <text:p>954.45</text:p>
          </table:table-cell>
        </table:table-row>
        <table:table-row table:style-name="ro1">
          <table:table-cell office:value-type="float" office:value="5807811" calcext:value-type="float">
            <text:p>5807811</text:p>
          </table:table-cell>
          <table:table-cell table:formula="of:=[.A365]/1000/(60*60*24)" office:value-type="time" office:time-value="PT01H36M47.811S" calcext:value-type="time">
            <text:p>01:36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06.3" calcext:value-type="float">
            <text:p>806.3</text:p>
          </table:table-cell>
          <table:table-cell office:value-type="float" office:value="957.05" calcext:value-type="float">
            <text:p>957.05</text:p>
          </table:table-cell>
        </table:table-row>
        <table:table-row table:style-name="ro1">
          <table:table-cell office:value-type="float" office:value="5823811" calcext:value-type="float">
            <text:p>5823811</text:p>
          </table:table-cell>
          <table:table-cell table:formula="of:=[.A366]/1000/(60*60*24)" office:value-type="time" office:time-value="PT01H37M03.811S" calcext:value-type="time">
            <text:p>01:37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08.51" calcext:value-type="float">
            <text:p>808.51</text:p>
          </table:table-cell>
          <table:table-cell office:value-type="float" office:value="959.64" calcext:value-type="float">
            <text:p>959.64</text:p>
          </table:table-cell>
        </table:table-row>
        <table:table-row table:style-name="ro1">
          <table:table-cell office:value-type="float" office:value="5839811" calcext:value-type="float">
            <text:p>5839811</text:p>
          </table:table-cell>
          <table:table-cell table:formula="of:=[.A367]/1000/(60*60*24)" office:value-type="time" office:time-value="PT01H37M19.811S" calcext:value-type="time">
            <text:p>01:37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10.73" calcext:value-type="float">
            <text:p>810.73</text:p>
          </table:table-cell>
          <table:table-cell office:value-type="float" office:value="962.24" calcext:value-type="float">
            <text:p>962.24</text:p>
          </table:table-cell>
        </table:table-row>
        <table:table-row table:style-name="ro1">
          <table:table-cell office:value-type="float" office:value="5855811" calcext:value-type="float">
            <text:p>5855811</text:p>
          </table:table-cell>
          <table:table-cell table:formula="of:=[.A368]/1000/(60*60*24)" office:value-type="time" office:time-value="PT01H37M35.811S" calcext:value-type="time">
            <text:p>01:37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12.95" calcext:value-type="float">
            <text:p>812.95</text:p>
          </table:table-cell>
          <table:table-cell office:value-type="float" office:value="964.83" calcext:value-type="float">
            <text:p>964.83</text:p>
          </table:table-cell>
        </table:table-row>
        <table:table-row table:style-name="ro1">
          <table:table-cell office:value-type="float" office:value="5871811" calcext:value-type="float">
            <text:p>5871811</text:p>
          </table:table-cell>
          <table:table-cell table:formula="of:=[.A369]/1000/(60*60*24)" office:value-type="time" office:time-value="PT01H37M51.811S" calcext:value-type="time">
            <text:p>01:37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79" calcext:value-type="float">
            <text:p>583.79</text:p>
          </table:table-cell>
          <table:table-cell office:value-type="float" office:value="815.17" calcext:value-type="float">
            <text:p>815.17</text:p>
          </table:table-cell>
          <table:table-cell office:value-type="float" office:value="967.42" calcext:value-type="float">
            <text:p>967.42</text:p>
          </table:table-cell>
        </table:table-row>
        <table:table-row table:style-name="ro1">
          <table:table-cell office:value-type="float" office:value="5887811" calcext:value-type="float">
            <text:p>5887811</text:p>
          </table:table-cell>
          <table:table-cell table:formula="of:=[.A370]/1000/(60*60*24)" office:value-type="time" office:time-value="PT01H38M07.811S" calcext:value-type="time">
            <text:p>01:38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17.39" calcext:value-type="float">
            <text:p>817.39</text:p>
          </table:table-cell>
          <table:table-cell office:value-type="float" office:value="970.02" calcext:value-type="float">
            <text:p>970.02</text:p>
          </table:table-cell>
        </table:table-row>
        <table:table-row table:style-name="ro1">
          <table:table-cell office:value-type="float" office:value="5903811" calcext:value-type="float">
            <text:p>5903811</text:p>
          </table:table-cell>
          <table:table-cell table:formula="of:=[.A371]/1000/(60*60*24)" office:value-type="time" office:time-value="PT01H38M23.811S" calcext:value-type="time">
            <text:p>01:3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819.61" calcext:value-type="float">
            <text:p>819.61</text:p>
          </table:table-cell>
          <table:table-cell office:value-type="float" office:value="972.61" calcext:value-type="float">
            <text:p>972.61</text:p>
          </table:table-cell>
        </table:table-row>
        <table:table-row table:style-name="ro1">
          <table:table-cell office:value-type="float" office:value="5919812" calcext:value-type="float">
            <text:p>5919812</text:p>
          </table:table-cell>
          <table:table-cell table:formula="of:=[.A372]/1000/(60*60*24)" office:value-type="time" office:time-value="PT01H38M39.812S" calcext:value-type="time">
            <text:p>01:3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821.83" calcext:value-type="float">
            <text:p>821.83</text:p>
          </table:table-cell>
          <table:table-cell office:value-type="float" office:value="975.21" calcext:value-type="float">
            <text:p>975.21</text:p>
          </table:table-cell>
        </table:table-row>
        <table:table-row table:style-name="ro1">
          <table:table-cell office:value-type="float" office:value="5935811" calcext:value-type="float">
            <text:p>5935811</text:p>
          </table:table-cell>
          <table:table-cell table:formula="of:=[.A373]/1000/(60*60*24)" office:value-type="time" office:time-value="PT01H38M55.811S" calcext:value-type="time">
            <text:p>01:38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1" calcext:value-type="float">
            <text:p>584.01</text:p>
          </table:table-cell>
          <table:table-cell office:value-type="float" office:value="824.05" calcext:value-type="float">
            <text:p>824.05</text:p>
          </table:table-cell>
          <table:table-cell office:value-type="float" office:value="977.8" calcext:value-type="float">
            <text:p>977.8</text:p>
          </table:table-cell>
        </table:table-row>
        <table:table-row table:style-name="ro1">
          <table:table-cell office:value-type="float" office:value="5951811" calcext:value-type="float">
            <text:p>5951811</text:p>
          </table:table-cell>
          <table:table-cell table:formula="of:=[.A374]/1000/(60*60*24)" office:value-type="time" office:time-value="PT01H39M11.811S" calcext:value-type="time">
            <text:p>01:39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26.27" calcext:value-type="float">
            <text:p>826.27</text:p>
          </table:table-cell>
          <table:table-cell office:value-type="float" office:value="980.39" calcext:value-type="float">
            <text:p>980.39</text:p>
          </table:table-cell>
        </table:table-row>
        <table:table-row table:style-name="ro1">
          <table:table-cell office:value-type="float" office:value="5967812" calcext:value-type="float">
            <text:p>5967812</text:p>
          </table:table-cell>
          <table:table-cell table:formula="of:=[.A375]/1000/(60*60*24)" office:value-type="time" office:time-value="PT01H39M27.812S" calcext:value-type="time">
            <text:p>01:39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828.49" calcext:value-type="float">
            <text:p>828.49</text:p>
          </table:table-cell>
          <table:table-cell office:value-type="float" office:value="982.99" calcext:value-type="float">
            <text:p>982.99</text:p>
          </table:table-cell>
        </table:table-row>
        <table:table-row table:style-name="ro1">
          <table:table-cell office:value-type="float" office:value="5983811" calcext:value-type="float">
            <text:p>5983811</text:p>
          </table:table-cell>
          <table:table-cell table:formula="of:=[.A376]/1000/(60*60*24)" office:value-type="time" office:time-value="PT01H39M43.811S" calcext:value-type="time">
            <text:p>01:3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830.7" calcext:value-type="float">
            <text:p>830.7</text:p>
          </table:table-cell>
          <table:table-cell office:value-type="float" office:value="985.58" calcext:value-type="float">
            <text:p>985.58</text:p>
          </table:table-cell>
        </table:table-row>
        <table:table-row table:style-name="ro1">
          <table:table-cell office:value-type="float" office:value="5999811" calcext:value-type="float">
            <text:p>5999811</text:p>
          </table:table-cell>
          <table:table-cell table:formula="of:=[.A377]/1000/(60*60*24)" office:value-type="time" office:time-value="PT01H39M59.811S" calcext:value-type="time">
            <text:p>01:40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832.93" calcext:value-type="float">
            <text:p>832.93</text:p>
          </table:table-cell>
          <table:table-cell office:value-type="float" office:value="988.18" calcext:value-type="float">
            <text:p>988.18</text:p>
          </table:table-cell>
        </table:table-row>
        <table:table-row table:style-name="ro1">
          <table:table-cell office:value-type="float" office:value="6015811" calcext:value-type="float">
            <text:p>6015811</text:p>
          </table:table-cell>
          <table:table-cell table:formula="of:=[.A378]/1000/(60*60*24)" office:value-type="time" office:time-value="PT01H40M15.811S" calcext:value-type="time">
            <text:p>01:40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35.15" calcext:value-type="float">
            <text:p>835.15</text:p>
          </table:table-cell>
          <table:table-cell office:value-type="float" office:value="990.77" calcext:value-type="float">
            <text:p>990.77</text:p>
          </table:table-cell>
        </table:table-row>
        <table:table-row table:style-name="ro1">
          <table:table-cell office:value-type="float" office:value="6031811" calcext:value-type="float">
            <text:p>6031811</text:p>
          </table:table-cell>
          <table:table-cell table:formula="of:=[.A379]/1000/(60*60*24)" office:value-type="time" office:time-value="PT01H40M31.811S" calcext:value-type="time">
            <text:p>01:40:32</text:p>
          </table:table-cell>
          <table:table-cell office:value-type="float" office:value="1.17" calcext:value-type="float">
            <text:p>1.17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3.7" calcext:value-type="float">
            <text:p>583.7</text:p>
          </table:table-cell>
          <table:table-cell office:value-type="float" office:value="837.37" calcext:value-type="float">
            <text:p>837.37</text:p>
          </table:table-cell>
          <table:table-cell office:value-type="float" office:value="993.37" calcext:value-type="float">
            <text:p>993.37</text:p>
          </table:table-cell>
        </table:table-row>
        <table:table-row table:style-name="ro1">
          <table:table-cell office:value-type="float" office:value="6047811" calcext:value-type="float">
            <text:p>6047811</text:p>
          </table:table-cell>
          <table:table-cell table:formula="of:=[.A380]/1000/(60*60*24)" office:value-type="time" office:time-value="PT01H40M47.811S" calcext:value-type="time">
            <text:p>01:40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839.59" calcext:value-type="float">
            <text:p>839.59</text:p>
          </table:table-cell>
          <table:table-cell office:value-type="float" office:value="995.96" calcext:value-type="float">
            <text:p>995.96</text:p>
          </table:table-cell>
        </table:table-row>
        <table:table-row table:style-name="ro1">
          <table:table-cell office:value-type="float" office:value="6063811" calcext:value-type="float">
            <text:p>6063811</text:p>
          </table:table-cell>
          <table:table-cell table:formula="of:=[.A381]/1000/(60*60*24)" office:value-type="time" office:time-value="PT01H41M03.811S" calcext:value-type="time">
            <text:p>01:41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4" calcext:value-type="float">
            <text:p>584.24</text:p>
          </table:table-cell>
          <table:table-cell office:value-type="float" office:value="841.81" calcext:value-type="float">
            <text:p>841.81</text:p>
          </table:table-cell>
          <table:table-cell office:value-type="float" office:value="998.55" calcext:value-type="float">
            <text:p>998.55</text:p>
          </table:table-cell>
        </table:table-row>
        <table:table-row table:style-name="ro1">
          <table:table-cell office:value-type="float" office:value="6079812" calcext:value-type="float">
            <text:p>6079812</text:p>
          </table:table-cell>
          <table:table-cell table:formula="of:=[.A382]/1000/(60*60*24)" office:value-type="time" office:time-value="PT01H41M19.812S" calcext:value-type="time">
            <text:p>01:41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5" calcext:value-type="float">
            <text:p>584.15</text:p>
          </table:table-cell>
          <table:table-cell office:value-type="float" office:value="844.02" calcext:value-type="float">
            <text:p>844.02</text:p>
          </table:table-cell>
          <table:table-cell office:value-type="float" office:value="1001.14" calcext:value-type="float">
            <text:p>1001.14</text:p>
          </table:table-cell>
        </table:table-row>
        <table:table-row table:style-name="ro1">
          <table:table-cell office:value-type="float" office:value="6095811" calcext:value-type="float">
            <text:p>6095811</text:p>
          </table:table-cell>
          <table:table-cell table:formula="of:=[.A383]/1000/(60*60*24)" office:value-type="time" office:time-value="PT01H41M35.811S" calcext:value-type="time">
            <text:p>01:41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846.24" calcext:value-type="float">
            <text:p>846.24</text:p>
          </table:table-cell>
          <table:table-cell office:value-type="float" office:value="1003.74" calcext:value-type="float">
            <text:p>1003.74</text:p>
          </table:table-cell>
        </table:table-row>
        <table:table-row table:style-name="ro1">
          <table:table-cell office:value-type="float" office:value="6111811" calcext:value-type="float">
            <text:p>6111811</text:p>
          </table:table-cell>
          <table:table-cell table:formula="of:=[.A384]/1000/(60*60*24)" office:value-type="time" office:time-value="PT01H41M51.811S" calcext:value-type="time">
            <text:p>01:41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848.46" calcext:value-type="float">
            <text:p>848.46</text:p>
          </table:table-cell>
          <table:table-cell office:value-type="float" office:value="1006.33" calcext:value-type="float">
            <text:p>1006.33</text:p>
          </table:table-cell>
        </table:table-row>
        <table:table-row table:style-name="ro1">
          <table:table-cell office:value-type="float" office:value="6127812" calcext:value-type="float">
            <text:p>6127812</text:p>
          </table:table-cell>
          <table:table-cell table:formula="of:=[.A385]/1000/(60*60*24)" office:value-type="time" office:time-value="PT01H42M07.812S" calcext:value-type="time">
            <text:p>01:42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6" calcext:value-type="float">
            <text:p>583.86</text:p>
          </table:table-cell>
          <table:table-cell office:value-type="float" office:value="850.69" calcext:value-type="float">
            <text:p>850.69</text:p>
          </table:table-cell>
          <table:table-cell office:value-type="float" office:value="1008.93" calcext:value-type="float">
            <text:p>1008.93</text:p>
          </table:table-cell>
        </table:table-row>
        <table:table-row table:style-name="ro1">
          <table:table-cell office:value-type="float" office:value="6143811" calcext:value-type="float">
            <text:p>6143811</text:p>
          </table:table-cell>
          <table:table-cell table:formula="of:=[.A386]/1000/(60*60*24)" office:value-type="time" office:time-value="PT01H42M23.811S" calcext:value-type="time">
            <text:p>01:42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4" calcext:value-type="float">
            <text:p>583.74</text:p>
          </table:table-cell>
          <table:table-cell office:value-type="float" office:value="852.91" calcext:value-type="float">
            <text:p>852.91</text:p>
          </table:table-cell>
          <table:table-cell office:value-type="float" office:value="1011.53" calcext:value-type="float">
            <text:p>1011.53</text:p>
          </table:table-cell>
        </table:table-row>
        <table:table-row table:style-name="ro1">
          <table:table-cell office:value-type="float" office:value="6159812" calcext:value-type="float">
            <text:p>6159812</text:p>
          </table:table-cell>
          <table:table-cell table:formula="of:=[.A387]/1000/(60*60*24)" office:value-type="time" office:time-value="PT01H42M39.812S" calcext:value-type="time">
            <text:p>01:42:40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855.14" calcext:value-type="float">
            <text:p>855.14</text:p>
          </table:table-cell>
          <table:table-cell office:value-type="float" office:value="1014.13" calcext:value-type="float">
            <text:p>1014.13</text:p>
          </table:table-cell>
        </table:table-row>
        <table:table-row table:style-name="ro1">
          <table:table-cell office:value-type="float" office:value="6175811" calcext:value-type="float">
            <text:p>6175811</text:p>
          </table:table-cell>
          <table:table-cell table:formula="of:=[.A388]/1000/(60*60*24)" office:value-type="time" office:time-value="PT01H42M55.811S" calcext:value-type="time">
            <text:p>01:42:56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1" calcext:value-type="float">
            <text:p>586.21</text:p>
          </table:table-cell>
          <table:table-cell office:value-type="float" office:value="857.36" calcext:value-type="float">
            <text:p>857.36</text:p>
          </table:table-cell>
          <table:table-cell office:value-type="float" office:value="1016.73" calcext:value-type="float">
            <text:p>1016.73</text:p>
          </table:table-cell>
        </table:table-row>
        <table:table-row table:style-name="ro1">
          <table:table-cell office:value-type="float" office:value="6191811" calcext:value-type="float">
            <text:p>6191811</text:p>
          </table:table-cell>
          <table:table-cell table:formula="of:=[.A389]/1000/(60*60*24)" office:value-type="time" office:time-value="PT01H43M11.811S" calcext:value-type="time">
            <text:p>01:43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859.58" calcext:value-type="float">
            <text:p>859.58</text:p>
          </table:table-cell>
          <table:table-cell office:value-type="float" office:value="1019.32" calcext:value-type="float">
            <text:p>1019.32</text:p>
          </table:table-cell>
        </table:table-row>
        <table:table-row table:style-name="ro1">
          <table:table-cell office:value-type="float" office:value="6207812" calcext:value-type="float">
            <text:p>6207812</text:p>
          </table:table-cell>
          <table:table-cell table:formula="of:=[.A390]/1000/(60*60*24)" office:value-type="time" office:time-value="PT01H43M27.812S" calcext:value-type="time">
            <text:p>01:43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61.8" calcext:value-type="float">
            <text:p>861.8</text:p>
          </table:table-cell>
          <table:table-cell office:value-type="float" office:value="1021.91" calcext:value-type="float">
            <text:p>1021.91</text:p>
          </table:table-cell>
        </table:table-row>
        <table:table-row table:style-name="ro1">
          <table:table-cell office:value-type="float" office:value="6223811" calcext:value-type="float">
            <text:p>6223811</text:p>
          </table:table-cell>
          <table:table-cell table:formula="of:=[.A391]/1000/(60*60*24)" office:value-type="time" office:time-value="PT01H43M43.811S" calcext:value-type="time">
            <text:p>01:43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64.02" calcext:value-type="float">
            <text:p>864.02</text:p>
          </table:table-cell>
          <table:table-cell office:value-type="float" office:value="1024.51" calcext:value-type="float">
            <text:p>1024.51</text:p>
          </table:table-cell>
        </table:table-row>
        <table:table-row table:style-name="ro1">
          <table:table-cell office:value-type="float" office:value="6239811" calcext:value-type="float">
            <text:p>6239811</text:p>
          </table:table-cell>
          <table:table-cell table:formula="of:=[.A392]/1000/(60*60*24)" office:value-type="time" office:time-value="PT01H43M59.811S" calcext:value-type="time">
            <text:p>01:44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66.24" calcext:value-type="float">
            <text:p>866.24</text:p>
          </table:table-cell>
          <table:table-cell office:value-type="float" office:value="1027.1" calcext:value-type="float">
            <text:p>1027.1</text:p>
          </table:table-cell>
        </table:table-row>
        <table:table-row table:style-name="ro1">
          <table:table-cell office:value-type="float" office:value="6255812" calcext:value-type="float">
            <text:p>6255812</text:p>
          </table:table-cell>
          <table:table-cell table:formula="of:=[.A393]/1000/(60*60*24)" office:value-type="time" office:time-value="PT01H44M15.812S" calcext:value-type="time">
            <text:p>01:44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68.46" calcext:value-type="float">
            <text:p>868.46</text:p>
          </table:table-cell>
          <table:table-cell office:value-type="float" office:value="1029.69" calcext:value-type="float">
            <text:p>1029.69</text:p>
          </table:table-cell>
        </table:table-row>
        <table:table-row table:style-name="ro1">
          <table:table-cell office:value-type="float" office:value="6271811" calcext:value-type="float">
            <text:p>6271811</text:p>
          </table:table-cell>
          <table:table-cell table:formula="of:=[.A394]/1000/(60*60*24)" office:value-type="time" office:time-value="PT01H44M31.811S" calcext:value-type="time">
            <text:p>01:4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70.68" calcext:value-type="float">
            <text:p>870.68</text:p>
          </table:table-cell>
          <table:table-cell office:value-type="float" office:value="1032.29" calcext:value-type="float">
            <text:p>1032.29</text:p>
          </table:table-cell>
        </table:table-row>
        <table:table-row table:style-name="ro1">
          <table:table-cell office:value-type="float" office:value="6287811" calcext:value-type="float">
            <text:p>6287811</text:p>
          </table:table-cell>
          <table:table-cell table:formula="of:=[.A395]/1000/(60*60*24)" office:value-type="time" office:time-value="PT01H44M47.811S" calcext:value-type="time">
            <text:p>01:44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872.9" calcext:value-type="float">
            <text:p>872.9</text:p>
          </table:table-cell>
          <table:table-cell office:value-type="float" office:value="1034.88" calcext:value-type="float">
            <text:p>1034.88</text:p>
          </table:table-cell>
        </table:table-row>
        <table:table-row table:style-name="ro1">
          <table:table-cell office:value-type="float" office:value="6303811" calcext:value-type="float">
            <text:p>6303811</text:p>
          </table:table-cell>
          <table:table-cell table:formula="of:=[.A396]/1000/(60*60*24)" office:value-type="time" office:time-value="PT01H45M03.811S" calcext:value-type="time">
            <text:p>01:45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75.12" calcext:value-type="float">
            <text:p>875.12</text:p>
          </table:table-cell>
          <table:table-cell office:value-type="float" office:value="1037.47" calcext:value-type="float">
            <text:p>1037.47</text:p>
          </table:table-cell>
        </table:table-row>
        <table:table-row table:style-name="ro1">
          <table:table-cell office:value-type="float" office:value="6319812" calcext:value-type="float">
            <text:p>6319812</text:p>
          </table:table-cell>
          <table:table-cell table:formula="of:=[.A397]/1000/(60*60*24)" office:value-type="time" office:time-value="PT01H45M19.812S" calcext:value-type="time">
            <text:p>01:45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877.34" calcext:value-type="float">
            <text:p>877.34</text:p>
          </table:table-cell>
          <table:table-cell office:value-type="float" office:value="1040.06" calcext:value-type="float">
            <text:p>1040.06</text:p>
          </table:table-cell>
        </table:table-row>
        <table:table-row table:style-name="ro1">
          <table:table-cell office:value-type="float" office:value="6335812" calcext:value-type="float">
            <text:p>6335812</text:p>
          </table:table-cell>
          <table:table-cell table:formula="of:=[.A398]/1000/(60*60*24)" office:value-type="time" office:time-value="PT01H45M35.812S" calcext:value-type="time">
            <text:p>01:45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879.56" calcext:value-type="float">
            <text:p>879.56</text:p>
          </table:table-cell>
          <table:table-cell office:value-type="float" office:value="1042.65" calcext:value-type="float">
            <text:p>1042.65</text:p>
          </table:table-cell>
        </table:table-row>
        <table:table-row table:style-name="ro1">
          <table:table-cell office:value-type="float" office:value="6351812" calcext:value-type="float">
            <text:p>6351812</text:p>
          </table:table-cell>
          <table:table-cell table:formula="of:=[.A399]/1000/(60*60*24)" office:value-type="time" office:time-value="PT01H45M51.812S" calcext:value-type="time">
            <text:p>01:45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881.78" calcext:value-type="float">
            <text:p>881.78</text:p>
          </table:table-cell>
          <table:table-cell office:value-type="float" office:value="1045.25" calcext:value-type="float">
            <text:p>1045.25</text:p>
          </table:table-cell>
        </table:table-row>
        <table:table-row table:style-name="ro1">
          <table:table-cell office:value-type="float" office:value="6367811" calcext:value-type="float">
            <text:p>6367811</text:p>
          </table:table-cell>
          <table:table-cell table:formula="of:=[.A400]/1000/(60*60*24)" office:value-type="time" office:time-value="PT01H46M07.811S" calcext:value-type="time">
            <text:p>01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884" calcext:value-type="float">
            <text:p>884</text:p>
          </table:table-cell>
          <table:table-cell office:value-type="float" office:value="1047.84" calcext:value-type="float">
            <text:p>1047.84</text:p>
          </table:table-cell>
        </table:table-row>
        <table:table-row table:style-name="ro1">
          <table:table-cell office:value-type="float" office:value="6383811" calcext:value-type="float">
            <text:p>6383811</text:p>
          </table:table-cell>
          <table:table-cell table:formula="of:=[.A401]/1000/(60*60*24)" office:value-type="time" office:time-value="PT01H46M23.811S" calcext:value-type="time">
            <text:p>01:46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886.22" calcext:value-type="float">
            <text:p>886.22</text:p>
          </table:table-cell>
          <table:table-cell office:value-type="float" office:value="1050.43" calcext:value-type="float">
            <text:p>1050.43</text:p>
          </table:table-cell>
        </table:table-row>
        <table:table-row table:style-name="ro1">
          <table:table-cell office:value-type="float" office:value="6399812" calcext:value-type="float">
            <text:p>6399812</text:p>
          </table:table-cell>
          <table:table-cell table:formula="of:=[.A402]/1000/(60*60*24)" office:value-type="time" office:time-value="PT01H46M39.812S" calcext:value-type="time">
            <text:p>01:46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88.44" calcext:value-type="float">
            <text:p>888.44</text:p>
          </table:table-cell>
          <table:table-cell office:value-type="float" office:value="1053.02" calcext:value-type="float">
            <text:p>1053.02</text:p>
          </table:table-cell>
        </table:table-row>
        <table:table-row table:style-name="ro1">
          <table:table-cell office:value-type="float" office:value="6415811" calcext:value-type="float">
            <text:p>6415811</text:p>
          </table:table-cell>
          <table:table-cell table:formula="of:=[.A403]/1000/(60*60*24)" office:value-type="time" office:time-value="PT01H46M55.811S" calcext:value-type="time">
            <text:p>01:46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890.66" calcext:value-type="float">
            <text:p>890.66</text:p>
          </table:table-cell>
          <table:table-cell office:value-type="float" office:value="1055.61" calcext:value-type="float">
            <text:p>1055.61</text:p>
          </table:table-cell>
        </table:table-row>
        <table:table-row table:style-name="ro1">
          <table:table-cell office:value-type="float" office:value="6431811" calcext:value-type="float">
            <text:p>6431811</text:p>
          </table:table-cell>
          <table:table-cell table:formula="of:=[.A404]/1000/(60*60*24)" office:value-type="time" office:time-value="PT01H47M11.811S" calcext:value-type="time">
            <text:p>01:47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892.88" calcext:value-type="float">
            <text:p>892.88</text:p>
          </table:table-cell>
          <table:table-cell office:value-type="float" office:value="1058.2" calcext:value-type="float">
            <text:p>1058.2</text:p>
          </table:table-cell>
        </table:table-row>
        <table:table-row table:style-name="ro1">
          <table:table-cell office:value-type="float" office:value="6447812" calcext:value-type="float">
            <text:p>6447812</text:p>
          </table:table-cell>
          <table:table-cell table:formula="of:=[.A405]/1000/(60*60*24)" office:value-type="time" office:time-value="PT01H47M27.812S" calcext:value-type="time">
            <text:p>01:47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895.1" calcext:value-type="float">
            <text:p>895.1</text:p>
          </table:table-cell>
          <table:table-cell office:value-type="float" office:value="1060.8" calcext:value-type="float">
            <text:p>1060.8</text:p>
          </table:table-cell>
        </table:table-row>
        <table:table-row table:style-name="ro1">
          <table:table-cell office:value-type="float" office:value="6463811" calcext:value-type="float">
            <text:p>6463811</text:p>
          </table:table-cell>
          <table:table-cell table:formula="of:=[.A406]/1000/(60*60*24)" office:value-type="time" office:time-value="PT01H47M43.811S" calcext:value-type="time">
            <text:p>01:47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897.32" calcext:value-type="float">
            <text:p>897.32</text:p>
          </table:table-cell>
          <table:table-cell office:value-type="float" office:value="1063.39" calcext:value-type="float">
            <text:p>1063.39</text:p>
          </table:table-cell>
        </table:table-row>
        <table:table-row table:style-name="ro1">
          <table:table-cell office:value-type="float" office:value="6479811" calcext:value-type="float">
            <text:p>6479811</text:p>
          </table:table-cell>
          <table:table-cell table:formula="of:=[.A407]/1000/(60*60*24)" office:value-type="time" office:time-value="PT01H47M59.811S" calcext:value-type="time">
            <text:p>01:48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899.53" calcext:value-type="float">
            <text:p>899.53</text:p>
          </table:table-cell>
          <table:table-cell office:value-type="float" office:value="1065.98" calcext:value-type="float">
            <text:p>1065.98</text:p>
          </table:table-cell>
        </table:table-row>
        <table:table-row table:style-name="ro1">
          <table:table-cell office:value-type="float" office:value="6495811" calcext:value-type="float">
            <text:p>6495811</text:p>
          </table:table-cell>
          <table:table-cell table:formula="of:=[.A408]/1000/(60*60*24)" office:value-type="time" office:time-value="PT01H48M15.811S" calcext:value-type="time">
            <text:p>01:48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5" calcext:value-type="float">
            <text:p>582.15</text:p>
          </table:table-cell>
          <table:table-cell office:value-type="float" office:value="901.75" calcext:value-type="float">
            <text:p>901.75</text:p>
          </table:table-cell>
          <table:table-cell office:value-type="float" office:value="1068.58" calcext:value-type="float">
            <text:p>1068.58</text:p>
          </table:table-cell>
        </table:table-row>
        <table:table-row table:style-name="ro1">
          <table:table-cell office:value-type="float" office:value="6511812" calcext:value-type="float">
            <text:p>6511812</text:p>
          </table:table-cell>
          <table:table-cell table:formula="of:=[.A409]/1000/(60*60*24)" office:value-type="time" office:time-value="PT01H48M31.812S" calcext:value-type="time">
            <text:p>01:48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903.97" calcext:value-type="float">
            <text:p>903.97</text:p>
          </table:table-cell>
          <table:table-cell office:value-type="float" office:value="1071.17" calcext:value-type="float">
            <text:p>1071.17</text:p>
          </table:table-cell>
        </table:table-row>
        <table:table-row table:style-name="ro1">
          <table:table-cell office:value-type="float" office:value="6527811" calcext:value-type="float">
            <text:p>6527811</text:p>
          </table:table-cell>
          <table:table-cell table:formula="of:=[.A410]/1000/(60*60*24)" office:value-type="time" office:time-value="PT01H48M47.811S" calcext:value-type="time">
            <text:p>01:48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906.19" calcext:value-type="float">
            <text:p>906.19</text:p>
          </table:table-cell>
          <table:table-cell office:value-type="float" office:value="1073.75" calcext:value-type="float">
            <text:p>1073.75</text:p>
          </table:table-cell>
        </table:table-row>
        <table:table-row table:style-name="ro1">
          <table:table-cell office:value-type="float" office:value="6543811" calcext:value-type="float">
            <text:p>6543811</text:p>
          </table:table-cell>
          <table:table-cell table:formula="of:=[.A411]/1000/(60*60*24)" office:value-type="time" office:time-value="PT01H49M03.811S" calcext:value-type="time">
            <text:p>01:49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39" calcext:value-type="float">
            <text:p>582.39</text:p>
          </table:table-cell>
          <table:table-cell office:value-type="float" office:value="908.41" calcext:value-type="float">
            <text:p>908.41</text:p>
          </table:table-cell>
          <table:table-cell office:value-type="float" office:value="1076.34" calcext:value-type="float">
            <text:p>1076.34</text:p>
          </table:table-cell>
        </table:table-row>
        <table:table-row table:style-name="ro1">
          <table:table-cell office:value-type="float" office:value="6559811" calcext:value-type="float">
            <text:p>6559811</text:p>
          </table:table-cell>
          <table:table-cell table:formula="of:=[.A412]/1000/(60*60*24)" office:value-type="time" office:time-value="PT01H49M19.811S" calcext:value-type="time">
            <text:p>01:49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10.63" calcext:value-type="float">
            <text:p>910.63</text:p>
          </table:table-cell>
          <table:table-cell office:value-type="float" office:value="1078.93" calcext:value-type="float">
            <text:p>1078.93</text:p>
          </table:table-cell>
        </table:table-row>
        <table:table-row table:style-name="ro1">
          <table:table-cell office:value-type="float" office:value="6575811" calcext:value-type="float">
            <text:p>6575811</text:p>
          </table:table-cell>
          <table:table-cell table:formula="of:=[.A413]/1000/(60*60*24)" office:value-type="time" office:time-value="PT01H49M35.811S" calcext:value-type="time">
            <text:p>01:49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12.85" calcext:value-type="float">
            <text:p>912.85</text:p>
          </table:table-cell>
          <table:table-cell office:value-type="float" office:value="1081.53" calcext:value-type="float">
            <text:p>1081.53</text:p>
          </table:table-cell>
        </table:table-row>
        <table:table-row table:style-name="ro1">
          <table:table-cell office:value-type="float" office:value="6591812" calcext:value-type="float">
            <text:p>6591812</text:p>
          </table:table-cell>
          <table:table-cell table:formula="of:=[.A414]/1000/(60*60*24)" office:value-type="time" office:time-value="PT01H49M51.812S" calcext:value-type="time">
            <text:p>01:49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915.07" calcext:value-type="float">
            <text:p>915.07</text:p>
          </table:table-cell>
          <table:table-cell office:value-type="float" office:value="1084.12" calcext:value-type="float">
            <text:p>1084.12</text:p>
          </table:table-cell>
        </table:table-row>
        <table:table-row table:style-name="ro1">
          <table:table-cell office:value-type="float" office:value="6607811" calcext:value-type="float">
            <text:p>6607811</text:p>
          </table:table-cell>
          <table:table-cell table:formula="of:=[.A415]/1000/(60*60*24)" office:value-type="time" office:time-value="PT01H50M07.811S" calcext:value-type="time">
            <text:p>01:50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17.29" calcext:value-type="float">
            <text:p>917.29</text:p>
          </table:table-cell>
          <table:table-cell office:value-type="float" office:value="1086.71" calcext:value-type="float">
            <text:p>1086.71</text:p>
          </table:table-cell>
        </table:table-row>
        <table:table-row table:style-name="ro1">
          <table:table-cell office:value-type="float" office:value="6623812" calcext:value-type="float">
            <text:p>6623812</text:p>
          </table:table-cell>
          <table:table-cell table:formula="of:=[.A416]/1000/(60*60*24)" office:value-type="time" office:time-value="PT01H50M23.812S" calcext:value-type="time">
            <text:p>01:50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919.51" calcext:value-type="float">
            <text:p>919.51</text:p>
          </table:table-cell>
          <table:table-cell office:value-type="float" office:value="1089.3" calcext:value-type="float">
            <text:p>1089.3</text:p>
          </table:table-cell>
        </table:table-row>
        <table:table-row table:style-name="ro1">
          <table:table-cell office:value-type="float" office:value="6639811" calcext:value-type="float">
            <text:p>6639811</text:p>
          </table:table-cell>
          <table:table-cell table:formula="of:=[.A417]/1000/(60*60*24)" office:value-type="time" office:time-value="PT01H50M39.811S" calcext:value-type="time">
            <text:p>01:50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921.73" calcext:value-type="float">
            <text:p>921.73</text:p>
          </table:table-cell>
          <table:table-cell office:value-type="float" office:value="1091.89" calcext:value-type="float">
            <text:p>1091.89</text:p>
          </table:table-cell>
        </table:table-row>
        <table:table-row table:style-name="ro1">
          <table:table-cell office:value-type="float" office:value="6655811" calcext:value-type="float">
            <text:p>6655811</text:p>
          </table:table-cell>
          <table:table-cell table:formula="of:=[.A418]/1000/(60*60*24)" office:value-type="time" office:time-value="PT01H50M55.811S" calcext:value-type="time">
            <text:p>01:50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23.95" calcext:value-type="float">
            <text:p>923.95</text:p>
          </table:table-cell>
          <table:table-cell office:value-type="float" office:value="1094.48" calcext:value-type="float">
            <text:p>1094.48</text:p>
          </table:table-cell>
        </table:table-row>
        <table:table-row table:style-name="ro1">
          <table:table-cell office:value-type="float" office:value="6671812" calcext:value-type="float">
            <text:p>6671812</text:p>
          </table:table-cell>
          <table:table-cell table:formula="of:=[.A419]/1000/(60*60*24)" office:value-type="time" office:time-value="PT01H51M11.812S" calcext:value-type="time">
            <text:p>01:51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926.17" calcext:value-type="float">
            <text:p>926.17</text:p>
          </table:table-cell>
          <table:table-cell office:value-type="float" office:value="1097.07" calcext:value-type="float">
            <text:p>1097.07</text:p>
          </table:table-cell>
        </table:table-row>
        <table:table-row table:style-name="ro1">
          <table:table-cell office:value-type="float" office:value="6687811" calcext:value-type="float">
            <text:p>6687811</text:p>
          </table:table-cell>
          <table:table-cell table:formula="of:=[.A420]/1000/(60*60*24)" office:value-type="time" office:time-value="PT01H51M27.811S" calcext:value-type="time">
            <text:p>01:51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28.39" calcext:value-type="float">
            <text:p>928.39</text:p>
          </table:table-cell>
          <table:table-cell office:value-type="float" office:value="1099.66" calcext:value-type="float">
            <text:p>1099.66</text:p>
          </table:table-cell>
        </table:table-row>
        <table:table-row table:style-name="ro1">
          <table:table-cell office:value-type="float" office:value="6703811" calcext:value-type="float">
            <text:p>6703811</text:p>
          </table:table-cell>
          <table:table-cell table:formula="of:=[.A421]/1000/(60*60*24)" office:value-type="time" office:time-value="PT01H51M43.811S" calcext:value-type="time">
            <text:p>01:5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30.61" calcext:value-type="float">
            <text:p>930.61</text:p>
          </table:table-cell>
          <table:table-cell office:value-type="float" office:value="1102.25" calcext:value-type="float">
            <text:p>1102.25</text:p>
          </table:table-cell>
        </table:table-row>
        <table:table-row table:style-name="ro1">
          <table:table-cell office:value-type="float" office:value="6719811" calcext:value-type="float">
            <text:p>6719811</text:p>
          </table:table-cell>
          <table:table-cell table:formula="of:=[.A422]/1000/(60*60*24)" office:value-type="time" office:time-value="PT01H51M59.811S" calcext:value-type="time">
            <text:p>01:52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79" calcext:value-type="float">
            <text:p>583.79</text:p>
          </table:table-cell>
          <table:table-cell office:value-type="float" office:value="932.82" calcext:value-type="float">
            <text:p>932.82</text:p>
          </table:table-cell>
          <table:table-cell office:value-type="float" office:value="1104.84" calcext:value-type="float">
            <text:p>1104.84</text:p>
          </table:table-cell>
        </table:table-row>
        <table:table-row table:style-name="ro1">
          <table:table-cell office:value-type="float" office:value="6735811" calcext:value-type="float">
            <text:p>6735811</text:p>
          </table:table-cell>
          <table:table-cell table:formula="of:=[.A423]/1000/(60*60*24)" office:value-type="time" office:time-value="PT01H52M15.811S" calcext:value-type="time">
            <text:p>01:52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935.04" calcext:value-type="float">
            <text:p>935.04</text:p>
          </table:table-cell>
          <table:table-cell office:value-type="float" office:value="1107.43" calcext:value-type="float">
            <text:p>1107.43</text:p>
          </table:table-cell>
        </table:table-row>
        <table:table-row table:style-name="ro1">
          <table:table-cell office:value-type="float" office:value="6751811" calcext:value-type="float">
            <text:p>6751811</text:p>
          </table:table-cell>
          <table:table-cell table:formula="of:=[.A424]/1000/(60*60*24)" office:value-type="time" office:time-value="PT01H52M31.811S" calcext:value-type="time">
            <text:p>01:52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5" calcext:value-type="float">
            <text:p>582.25</text:p>
          </table:table-cell>
          <table:table-cell office:value-type="float" office:value="937.26" calcext:value-type="float">
            <text:p>937.26</text:p>
          </table:table-cell>
          <table:table-cell office:value-type="float" office:value="1110.02" calcext:value-type="float">
            <text:p>1110.02</text:p>
          </table:table-cell>
        </table:table-row>
        <table:table-row table:style-name="ro1">
          <table:table-cell office:value-type="float" office:value="6767811" calcext:value-type="float">
            <text:p>6767811</text:p>
          </table:table-cell>
          <table:table-cell table:formula="of:=[.A425]/1000/(60*60*24)" office:value-type="time" office:time-value="PT01H52M47.811S" calcext:value-type="time">
            <text:p>01:52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939.48" calcext:value-type="float">
            <text:p>939.48</text:p>
          </table:table-cell>
          <table:table-cell office:value-type="float" office:value="1112.61" calcext:value-type="float">
            <text:p>1112.61</text:p>
          </table:table-cell>
        </table:table-row>
        <table:table-row table:style-name="ro1">
          <table:table-cell office:value-type="float" office:value="6783811" calcext:value-type="float">
            <text:p>6783811</text:p>
          </table:table-cell>
          <table:table-cell table:formula="of:=[.A426]/1000/(60*60*24)" office:value-type="time" office:time-value="PT01H53M03.811S" calcext:value-type="time">
            <text:p>01:53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41.7" calcext:value-type="float">
            <text:p>941.7</text:p>
          </table:table-cell>
          <table:table-cell office:value-type="float" office:value="1115.2" calcext:value-type="float">
            <text:p>1115.2</text:p>
          </table:table-cell>
        </table:table-row>
        <table:table-row table:style-name="ro1">
          <table:table-cell office:value-type="float" office:value="6799811" calcext:value-type="float">
            <text:p>6799811</text:p>
          </table:table-cell>
          <table:table-cell table:formula="of:=[.A427]/1000/(60*60*24)" office:value-type="time" office:time-value="PT01H53M19.811S" calcext:value-type="time">
            <text:p>01:53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943.92" calcext:value-type="float">
            <text:p>943.92</text:p>
          </table:table-cell>
          <table:table-cell office:value-type="float" office:value="1117.78" calcext:value-type="float">
            <text:p>1117.78</text:p>
          </table:table-cell>
        </table:table-row>
        <table:table-row table:style-name="ro1">
          <table:table-cell office:value-type="float" office:value="6815812" calcext:value-type="float">
            <text:p>6815812</text:p>
          </table:table-cell>
          <table:table-cell table:formula="of:=[.A428]/1000/(60*60*24)" office:value-type="time" office:time-value="PT01H53M35.812S" calcext:value-type="time">
            <text:p>01:53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46.14" calcext:value-type="float">
            <text:p>946.14</text:p>
          </table:table-cell>
          <table:table-cell office:value-type="float" office:value="1120.37" calcext:value-type="float">
            <text:p>1120.37</text:p>
          </table:table-cell>
        </table:table-row>
        <table:table-row table:style-name="ro1">
          <table:table-cell office:value-type="float" office:value="6831811" calcext:value-type="float">
            <text:p>6831811</text:p>
          </table:table-cell>
          <table:table-cell table:formula="of:=[.A429]/1000/(60*60*24)" office:value-type="time" office:time-value="PT01H53M51.811S" calcext:value-type="time">
            <text:p>01:53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948.36" calcext:value-type="float">
            <text:p>948.36</text:p>
          </table:table-cell>
          <table:table-cell office:value-type="float" office:value="1122.97" calcext:value-type="float">
            <text:p>1122.97</text:p>
          </table:table-cell>
        </table:table-row>
        <table:table-row table:style-name="ro1">
          <table:table-cell office:value-type="float" office:value="6847811" calcext:value-type="float">
            <text:p>6847811</text:p>
          </table:table-cell>
          <table:table-cell table:formula="of:=[.A430]/1000/(60*60*24)" office:value-type="time" office:time-value="PT01H54M07.811S" calcext:value-type="time">
            <text:p>01:54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950.58" calcext:value-type="float">
            <text:p>950.58</text:p>
          </table:table-cell>
          <table:table-cell office:value-type="float" office:value="1125.56" calcext:value-type="float">
            <text:p>1125.56</text:p>
          </table:table-cell>
        </table:table-row>
        <table:table-row table:style-name="ro1">
          <table:table-cell office:value-type="float" office:value="6863812" calcext:value-type="float">
            <text:p>6863812</text:p>
          </table:table-cell>
          <table:table-cell table:formula="of:=[.A431]/1000/(60*60*24)" office:value-type="time" office:time-value="PT01H54M23.812S" calcext:value-type="time">
            <text:p>01:54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952.8" calcext:value-type="float">
            <text:p>952.8</text:p>
          </table:table-cell>
          <table:table-cell office:value-type="float" office:value="1128.15" calcext:value-type="float">
            <text:p>1128.15</text:p>
          </table:table-cell>
        </table:table-row>
        <table:table-row table:style-name="ro1">
          <table:table-cell office:value-type="float" office:value="6879811" calcext:value-type="float">
            <text:p>6879811</text:p>
          </table:table-cell>
          <table:table-cell table:formula="of:=[.A432]/1000/(60*60*24)" office:value-type="time" office:time-value="PT01H54M39.811S" calcext:value-type="time">
            <text:p>01:54:40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955.03" calcext:value-type="float">
            <text:p>955.03</text:p>
          </table:table-cell>
          <table:table-cell office:value-type="float" office:value="1130.75" calcext:value-type="float">
            <text:p>1130.75</text:p>
          </table:table-cell>
        </table:table-row>
        <table:table-row table:style-name="ro1">
          <table:table-cell office:value-type="float" office:value="6895811" calcext:value-type="float">
            <text:p>6895811</text:p>
          </table:table-cell>
          <table:table-cell table:formula="of:=[.A433]/1000/(60*60*24)" office:value-type="time" office:time-value="PT01H54M55.811S" calcext:value-type="time">
            <text:p>01:54:56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957.26" calcext:value-type="float">
            <text:p>957.26</text:p>
          </table:table-cell>
          <table:table-cell office:value-type="float" office:value="1133.34" calcext:value-type="float">
            <text:p>1133.34</text:p>
          </table:table-cell>
        </table:table-row>
        <table:table-row table:style-name="ro1">
          <table:table-cell office:value-type="float" office:value="6911811" calcext:value-type="float">
            <text:p>6911811</text:p>
          </table:table-cell>
          <table:table-cell table:formula="of:=[.A434]/1000/(60*60*24)" office:value-type="time" office:time-value="PT01H55M11.811S" calcext:value-type="time">
            <text:p>01:55:12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2" calcext:value-type="float">
            <text:p>584.12</text:p>
          </table:table-cell>
          <table:table-cell office:value-type="float" office:value="959.48" calcext:value-type="float">
            <text:p>959.48</text:p>
          </table:table-cell>
          <table:table-cell office:value-type="float" office:value="1135.94" calcext:value-type="float">
            <text:p>1135.94</text:p>
          </table:table-cell>
        </table:table-row>
        <table:table-row table:style-name="ro1">
          <table:table-cell office:value-type="float" office:value="6927811" calcext:value-type="float">
            <text:p>6927811</text:p>
          </table:table-cell>
          <table:table-cell table:formula="of:=[.A435]/1000/(60*60*24)" office:value-type="time" office:time-value="PT01H55M27.811S" calcext:value-type="time">
            <text:p>01:55:28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961.71" calcext:value-type="float">
            <text:p>961.71</text:p>
          </table:table-cell>
          <table:table-cell office:value-type="float" office:value="1138.54" calcext:value-type="float">
            <text:p>1138.54</text:p>
          </table:table-cell>
        </table:table-row>
        <table:table-row table:style-name="ro1">
          <table:table-cell office:value-type="float" office:value="6943811" calcext:value-type="float">
            <text:p>6943811</text:p>
          </table:table-cell>
          <table:table-cell table:formula="of:=[.A436]/1000/(60*60*24)" office:value-type="time" office:time-value="PT01H55M43.811S" calcext:value-type="time">
            <text:p>01:55:44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1" calcext:value-type="float">
            <text:p>584.11</text:p>
          </table:table-cell>
          <table:table-cell office:value-type="float" office:value="963.93" calcext:value-type="float">
            <text:p>963.93</text:p>
          </table:table-cell>
          <table:table-cell office:value-type="float" office:value="1141.13" calcext:value-type="float">
            <text:p>1141.13</text:p>
          </table:table-cell>
        </table:table-row>
        <table:table-row table:style-name="ro1">
          <table:table-cell office:value-type="float" office:value="6959812" calcext:value-type="float">
            <text:p>6959812</text:p>
          </table:table-cell>
          <table:table-cell table:formula="of:=[.A437]/1000/(60*60*24)" office:value-type="time" office:time-value="PT01H55M59.812S" calcext:value-type="time">
            <text:p>01:56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966.15" calcext:value-type="float">
            <text:p>966.15</text:p>
          </table:table-cell>
          <table:table-cell office:value-type="float" office:value="1143.72" calcext:value-type="float">
            <text:p>1143.72</text:p>
          </table:table-cell>
        </table:table-row>
        <table:table-row table:style-name="ro1">
          <table:table-cell office:value-type="float" office:value="6975811" calcext:value-type="float">
            <text:p>6975811</text:p>
          </table:table-cell>
          <table:table-cell table:formula="of:=[.A438]/1000/(60*60*24)" office:value-type="time" office:time-value="PT01H56M15.811S" calcext:value-type="time">
            <text:p>01:56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68.37" calcext:value-type="float">
            <text:p>968.37</text:p>
          </table:table-cell>
          <table:table-cell office:value-type="float" office:value="1146.31" calcext:value-type="float">
            <text:p>1146.31</text:p>
          </table:table-cell>
        </table:table-row>
        <table:table-row table:style-name="ro1">
          <table:table-cell office:value-type="float" office:value="6991811" calcext:value-type="float">
            <text:p>6991811</text:p>
          </table:table-cell>
          <table:table-cell table:formula="of:=[.A439]/1000/(60*60*24)" office:value-type="time" office:time-value="PT01H56M31.811S" calcext:value-type="time">
            <text:p>01:56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970.59" calcext:value-type="float">
            <text:p>970.59</text:p>
          </table:table-cell>
          <table:table-cell office:value-type="float" office:value="1148.9" calcext:value-type="float">
            <text:p>1148.9</text:p>
          </table:table-cell>
        </table:table-row>
        <table:table-row table:style-name="ro1">
          <table:table-cell office:value-type="float" office:value="7007812" calcext:value-type="float">
            <text:p>7007812</text:p>
          </table:table-cell>
          <table:table-cell table:formula="of:=[.A440]/1000/(60*60*24)" office:value-type="time" office:time-value="PT01H56M47.812S" calcext:value-type="time">
            <text:p>01:56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72.81" calcext:value-type="float">
            <text:p>972.81</text:p>
          </table:table-cell>
          <table:table-cell office:value-type="float" office:value="1151.49" calcext:value-type="float">
            <text:p>1151.49</text:p>
          </table:table-cell>
        </table:table-row>
        <table:table-row table:style-name="ro1">
          <table:table-cell office:value-type="float" office:value="7023811" calcext:value-type="float">
            <text:p>7023811</text:p>
          </table:table-cell>
          <table:table-cell table:formula="of:=[.A441]/1000/(60*60*24)" office:value-type="time" office:time-value="PT01H57M03.811S" calcext:value-type="time">
            <text:p>01:57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75.03" calcext:value-type="float">
            <text:p>975.03</text:p>
          </table:table-cell>
          <table:table-cell office:value-type="float" office:value="1154.08" calcext:value-type="float">
            <text:p>1154.08</text:p>
          </table:table-cell>
        </table:table-row>
        <table:table-row table:style-name="ro1">
          <table:table-cell office:value-type="float" office:value="7039812" calcext:value-type="float">
            <text:p>7039812</text:p>
          </table:table-cell>
          <table:table-cell table:formula="of:=[.A442]/1000/(60*60*24)" office:value-type="time" office:time-value="PT01H57M19.812S" calcext:value-type="time">
            <text:p>01:57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77.25" calcext:value-type="float">
            <text:p>977.25</text:p>
          </table:table-cell>
          <table:table-cell office:value-type="float" office:value="1156.67" calcext:value-type="float">
            <text:p>1156.67</text:p>
          </table:table-cell>
        </table:table-row>
        <table:table-row table:style-name="ro1">
          <table:table-cell office:value-type="float" office:value="7055811" calcext:value-type="float">
            <text:p>7055811</text:p>
          </table:table-cell>
          <table:table-cell table:formula="of:=[.A443]/1000/(60*60*24)" office:value-type="time" office:time-value="PT01H57M35.811S" calcext:value-type="time">
            <text:p>01:57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79.47" calcext:value-type="float">
            <text:p>979.47</text:p>
          </table:table-cell>
          <table:table-cell office:value-type="float" office:value="1159.26" calcext:value-type="float">
            <text:p>1159.26</text:p>
          </table:table-cell>
        </table:table-row>
        <table:table-row table:style-name="ro1">
          <table:table-cell office:value-type="float" office:value="7071812" calcext:value-type="float">
            <text:p>7071812</text:p>
          </table:table-cell>
          <table:table-cell table:formula="of:=[.A444]/1000/(60*60*24)" office:value-type="time" office:time-value="PT01H57M51.812S" calcext:value-type="time">
            <text:p>01:57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981.69" calcext:value-type="float">
            <text:p>981.69</text:p>
          </table:table-cell>
          <table:table-cell office:value-type="float" office:value="1161.85" calcext:value-type="float">
            <text:p>1161.85</text:p>
          </table:table-cell>
        </table:table-row>
        <table:table-row table:style-name="ro1">
          <table:table-cell office:value-type="float" office:value="7087812" calcext:value-type="float">
            <text:p>7087812</text:p>
          </table:table-cell>
          <table:table-cell table:formula="of:=[.A445]/1000/(60*60*24)" office:value-type="time" office:time-value="PT01H58M07.812S" calcext:value-type="time">
            <text:p>01:58:08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4" calcext:value-type="float">
            <text:p>581.74</text:p>
          </table:table-cell>
          <table:table-cell office:value-type="float" office:value="983.91" calcext:value-type="float">
            <text:p>983.91</text:p>
          </table:table-cell>
          <table:table-cell office:value-type="float" office:value="1164.44" calcext:value-type="float">
            <text:p>1164.44</text:p>
          </table:table-cell>
        </table:table-row>
        <table:table-row table:style-name="ro1">
          <table:table-cell office:value-type="float" office:value="7103811" calcext:value-type="float">
            <text:p>7103811</text:p>
          </table:table-cell>
          <table:table-cell table:formula="of:=[.A446]/1000/(60*60*24)" office:value-type="time" office:time-value="PT01H58M23.811S" calcext:value-type="time">
            <text:p>01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986.13" calcext:value-type="float">
            <text:p>986.13</text:p>
          </table:table-cell>
          <table:table-cell office:value-type="float" office:value="1167.04" calcext:value-type="float">
            <text:p>1167.04</text:p>
          </table:table-cell>
        </table:table-row>
        <table:table-row table:style-name="ro1">
          <table:table-cell office:value-type="float" office:value="7119811" calcext:value-type="float">
            <text:p>7119811</text:p>
          </table:table-cell>
          <table:table-cell table:formula="of:=[.A447]/1000/(60*60*24)" office:value-type="time" office:time-value="PT01H58M39.811S" calcext:value-type="time">
            <text:p>01:5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988.35" calcext:value-type="float">
            <text:p>988.35</text:p>
          </table:table-cell>
          <table:table-cell office:value-type="float" office:value="1169.62" calcext:value-type="float">
            <text:p>1169.62</text:p>
          </table:table-cell>
        </table:table-row>
        <table:table-row table:style-name="ro1">
          <table:table-cell office:value-type="float" office:value="7135812" calcext:value-type="float">
            <text:p>7135812</text:p>
          </table:table-cell>
          <table:table-cell table:formula="of:=[.A448]/1000/(60*60*24)" office:value-type="time" office:time-value="PT01H58M55.812S" calcext:value-type="time">
            <text:p>01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90.57" calcext:value-type="float">
            <text:p>990.57</text:p>
          </table:table-cell>
          <table:table-cell office:value-type="float" office:value="1172.21" calcext:value-type="float">
            <text:p>1172.21</text:p>
          </table:table-cell>
        </table:table-row>
        <table:table-row table:style-name="ro1">
          <table:table-cell office:value-type="float" office:value="7151811" calcext:value-type="float">
            <text:p>7151811</text:p>
          </table:table-cell>
          <table:table-cell table:formula="of:=[.A449]/1000/(60*60*24)" office:value-type="time" office:time-value="PT01H59M11.811S" calcext:value-type="time">
            <text:p>01:59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1" calcext:value-type="float">
            <text:p>581.81</text:p>
          </table:table-cell>
          <table:table-cell office:value-type="float" office:value="992.79" calcext:value-type="float">
            <text:p>992.79</text:p>
          </table:table-cell>
          <table:table-cell office:value-type="float" office:value="1174.8" calcext:value-type="float">
            <text:p>1174.8</text:p>
          </table:table-cell>
        </table:table-row>
        <table:table-row table:style-name="ro1">
          <table:table-cell office:value-type="float" office:value="7167811" calcext:value-type="float">
            <text:p>7167811</text:p>
          </table:table-cell>
          <table:table-cell table:formula="of:=[.A450]/1000/(60*60*24)" office:value-type="time" office:time-value="PT01H59M27.811S" calcext:value-type="time">
            <text:p>01:59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995.01" calcext:value-type="float">
            <text:p>995.01</text:p>
          </table:table-cell>
          <table:table-cell office:value-type="float" office:value="1177.39" calcext:value-type="float">
            <text:p>1177.39</text:p>
          </table:table-cell>
        </table:table-row>
        <table:table-row table:style-name="ro1">
          <table:table-cell office:value-type="float" office:value="7183811" calcext:value-type="float">
            <text:p>7183811</text:p>
          </table:table-cell>
          <table:table-cell table:formula="of:=[.A451]/1000/(60*60*24)" office:value-type="time" office:time-value="PT01H59M43.811S" calcext:value-type="time">
            <text:p>01:5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1" calcext:value-type="float">
            <text:p>582.01</text:p>
          </table:table-cell>
          <table:table-cell office:value-type="float" office:value="997.23" calcext:value-type="float">
            <text:p>997.23</text:p>
          </table:table-cell>
          <table:table-cell office:value-type="float" office:value="1179.97" calcext:value-type="float">
            <text:p>1179.97</text:p>
          </table:table-cell>
        </table:table-row>
        <table:table-row table:style-name="ro1">
          <table:table-cell office:value-type="float" office:value="7199811" calcext:value-type="float">
            <text:p>7199811</text:p>
          </table:table-cell>
          <table:table-cell table:formula="of:=[.A452]/1000/(60*60*24)" office:value-type="time" office:time-value="PT01H59M59.811S" calcext:value-type="time">
            <text:p>02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5" calcext:value-type="float">
            <text:p>582.25</text:p>
          </table:table-cell>
          <table:table-cell office:value-type="float" office:value="999.45" calcext:value-type="float">
            <text:p>999.45</text:p>
          </table:table-cell>
          <table:table-cell office:value-type="float" office:value="1182.56" calcext:value-type="float">
            <text:p>1182.56</text:p>
          </table:table-cell>
        </table:table-row>
        <table:table-row table:style-name="ro1">
          <table:table-cell office:value-type="float" office:value="7215811" calcext:value-type="float">
            <text:p>7215811</text:p>
          </table:table-cell>
          <table:table-cell table:formula="of:=[.A453]/1000/(60*60*24)" office:value-type="time" office:time-value="PT02H00M15.811S" calcext:value-type="time">
            <text:p>02:00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001.67" calcext:value-type="float">
            <text:p>1001.67</text:p>
          </table:table-cell>
          <table:table-cell office:value-type="float" office:value="1185.15" calcext:value-type="float">
            <text:p>1185.15</text:p>
          </table:table-cell>
        </table:table-row>
        <table:table-row table:style-name="ro1">
          <table:table-cell office:value-type="float" office:value="7231811" calcext:value-type="float">
            <text:p>7231811</text:p>
          </table:table-cell>
          <table:table-cell table:formula="of:=[.A454]/1000/(60*60*24)" office:value-type="time" office:time-value="PT02H00M31.811S" calcext:value-type="time">
            <text:p>02:00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03.89" calcext:value-type="float">
            <text:p>1003.89</text:p>
          </table:table-cell>
          <table:table-cell office:value-type="float" office:value="1187.74" calcext:value-type="float">
            <text:p>1187.74</text:p>
          </table:table-cell>
        </table:table-row>
        <table:table-row table:style-name="ro1">
          <table:table-cell office:value-type="float" office:value="7247811" calcext:value-type="float">
            <text:p>7247811</text:p>
          </table:table-cell>
          <table:table-cell table:formula="of:=[.A455]/1000/(60*60*24)" office:value-type="time" office:time-value="PT02H00M47.811S" calcext:value-type="time">
            <text:p>02:00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1" calcext:value-type="float">
            <text:p>584.11</text:p>
          </table:table-cell>
          <table:table-cell office:value-type="float" office:value="1006.11" calcext:value-type="float">
            <text:p>1006.11</text:p>
          </table:table-cell>
          <table:table-cell office:value-type="float" office:value="1190.33" calcext:value-type="float">
            <text:p>1190.33</text:p>
          </table:table-cell>
        </table:table-row>
        <table:table-row table:style-name="ro1">
          <table:table-cell office:value-type="float" office:value="7263812" calcext:value-type="float">
            <text:p>7263812</text:p>
          </table:table-cell>
          <table:table-cell table:formula="of:=[.A456]/1000/(60*60*24)" office:value-type="time" office:time-value="PT02H01M03.812S" calcext:value-type="time">
            <text:p>02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1008.34" calcext:value-type="float">
            <text:p>1008.34</text:p>
          </table:table-cell>
          <table:table-cell office:value-type="float" office:value="1192.93" calcext:value-type="float">
            <text:p>1192.93</text:p>
          </table:table-cell>
        </table:table-row>
        <table:table-row table:style-name="ro1">
          <table:table-cell office:value-type="float" office:value="7279811" calcext:value-type="float">
            <text:p>7279811</text:p>
          </table:table-cell>
          <table:table-cell table:formula="of:=[.A457]/1000/(60*60*24)" office:value-type="time" office:time-value="PT02H01M19.811S" calcext:value-type="time">
            <text:p>02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1010.56" calcext:value-type="float">
            <text:p>1010.56</text:p>
          </table:table-cell>
          <table:table-cell office:value-type="float" office:value="1195.53" calcext:value-type="float">
            <text:p>1195.53</text:p>
          </table:table-cell>
        </table:table-row>
        <table:table-row table:style-name="ro1">
          <table:table-cell office:value-type="float" office:value="7295811" calcext:value-type="float">
            <text:p>7295811</text:p>
          </table:table-cell>
          <table:table-cell table:formula="of:=[.A458]/1000/(60*60*24)" office:value-type="time" office:time-value="PT02H01M35.811S" calcext:value-type="time">
            <text:p>02:01:36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3.65" calcext:value-type="float">
            <text:p>583.65</text:p>
          </table:table-cell>
          <table:table-cell office:value-type="float" office:value="1012.79" calcext:value-type="float">
            <text:p>1012.79</text:p>
          </table:table-cell>
          <table:table-cell office:value-type="float" office:value="1198.12" calcext:value-type="float">
            <text:p>1198.12</text:p>
          </table:table-cell>
        </table:table-row>
        <table:table-row table:style-name="ro1">
          <table:table-cell office:value-type="float" office:value="7311811" calcext:value-type="float">
            <text:p>7311811</text:p>
          </table:table-cell>
          <table:table-cell table:formula="of:=[.A459]/1000/(60*60*24)" office:value-type="time" office:time-value="PT02H01M51.811S" calcext:value-type="time">
            <text:p>02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" calcext:value-type="float">
            <text:p>584.2</text:p>
          </table:table-cell>
          <table:table-cell office:value-type="float" office:value="1015.02" calcext:value-type="float">
            <text:p>1015.02</text:p>
          </table:table-cell>
          <table:table-cell office:value-type="float" office:value="1200.72" calcext:value-type="float">
            <text:p>1200.72</text:p>
          </table:table-cell>
        </table:table-row>
        <table:table-row table:style-name="ro1">
          <table:table-cell office:value-type="float" office:value="7327812" calcext:value-type="float">
            <text:p>7327812</text:p>
          </table:table-cell>
          <table:table-cell table:formula="of:=[.A460]/1000/(60*60*24)" office:value-type="time" office:time-value="PT02H02M07.812S" calcext:value-type="time">
            <text:p>02:02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17.24" calcext:value-type="float">
            <text:p>1017.24</text:p>
          </table:table-cell>
          <table:table-cell office:value-type="float" office:value="1203.31" calcext:value-type="float">
            <text:p>1203.31</text:p>
          </table:table-cell>
        </table:table-row>
        <table:table-row table:style-name="ro1">
          <table:table-cell office:value-type="float" office:value="7343811" calcext:value-type="float">
            <text:p>7343811</text:p>
          </table:table-cell>
          <table:table-cell table:formula="of:=[.A461]/1000/(60*60*24)" office:value-type="time" office:time-value="PT02H02M23.811S" calcext:value-type="time">
            <text:p>02:02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19.46" calcext:value-type="float">
            <text:p>1019.46</text:p>
          </table:table-cell>
          <table:table-cell office:value-type="float" office:value="1205.9" calcext:value-type="float">
            <text:p>1205.9</text:p>
          </table:table-cell>
        </table:table-row>
        <table:table-row table:style-name="ro1">
          <table:table-cell office:value-type="float" office:value="7359812" calcext:value-type="float">
            <text:p>7359812</text:p>
          </table:table-cell>
          <table:table-cell table:formula="of:=[.A462]/1000/(60*60*24)" office:value-type="time" office:time-value="PT02H02M39.812S" calcext:value-type="time">
            <text:p>02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21.68" calcext:value-type="float">
            <text:p>1021.68</text:p>
          </table:table-cell>
          <table:table-cell office:value-type="float" office:value="1208.49" calcext:value-type="float">
            <text:p>1208.49</text:p>
          </table:table-cell>
        </table:table-row>
        <table:table-row table:style-name="ro1">
          <table:table-cell office:value-type="float" office:value="7375811" calcext:value-type="float">
            <text:p>7375811</text:p>
          </table:table-cell>
          <table:table-cell table:formula="of:=[.A463]/1000/(60*60*24)" office:value-type="time" office:time-value="PT02H02M55.811S" calcext:value-type="time">
            <text:p>02:02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23.9" calcext:value-type="float">
            <text:p>1023.9</text:p>
          </table:table-cell>
          <table:table-cell office:value-type="float" office:value="1211.07" calcext:value-type="float">
            <text:p>1211.07</text:p>
          </table:table-cell>
        </table:table-row>
        <table:table-row table:style-name="ro1">
          <table:table-cell office:value-type="float" office:value="7391811" calcext:value-type="float">
            <text:p>7391811</text:p>
          </table:table-cell>
          <table:table-cell table:formula="of:=[.A464]/1000/(60*60*24)" office:value-type="time" office:time-value="PT02H03M11.811S" calcext:value-type="time">
            <text:p>02:03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5" calcext:value-type="float">
            <text:p>581.95</text:p>
          </table:table-cell>
          <table:table-cell office:value-type="float" office:value="1026.12" calcext:value-type="float">
            <text:p>1026.12</text:p>
          </table:table-cell>
          <table:table-cell office:value-type="float" office:value="1213.66" calcext:value-type="float">
            <text:p>1213.66</text:p>
          </table:table-cell>
        </table:table-row>
        <table:table-row table:style-name="ro1">
          <table:table-cell office:value-type="float" office:value="7407811" calcext:value-type="float">
            <text:p>7407811</text:p>
          </table:table-cell>
          <table:table-cell table:formula="of:=[.A465]/1000/(60*60*24)" office:value-type="time" office:time-value="PT02H03M27.811S" calcext:value-type="time">
            <text:p>02:03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028.34" calcext:value-type="float">
            <text:p>1028.34</text:p>
          </table:table-cell>
          <table:table-cell office:value-type="float" office:value="1216.25" calcext:value-type="float">
            <text:p>1216.25</text:p>
          </table:table-cell>
        </table:table-row>
        <table:table-row table:style-name="ro1">
          <table:table-cell office:value-type="float" office:value="7423811" calcext:value-type="float">
            <text:p>7423811</text:p>
          </table:table-cell>
          <table:table-cell table:formula="of:=[.A466]/1000/(60*60*24)" office:value-type="time" office:time-value="PT02H03M43.811S" calcext:value-type="time">
            <text:p>02:03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30.56" calcext:value-type="float">
            <text:p>1030.56</text:p>
          </table:table-cell>
          <table:table-cell office:value-type="float" office:value="1218.84" calcext:value-type="float">
            <text:p>1218.84</text:p>
          </table:table-cell>
        </table:table-row>
        <table:table-row table:style-name="ro1">
          <table:table-cell office:value-type="float" office:value="7439811" calcext:value-type="float">
            <text:p>7439811</text:p>
          </table:table-cell>
          <table:table-cell table:formula="of:=[.A467]/1000/(60*60*24)" office:value-type="time" office:time-value="PT02H03M59.811S" calcext:value-type="time">
            <text:p>02:04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032.77" calcext:value-type="float">
            <text:p>1032.77</text:p>
          </table:table-cell>
          <table:table-cell office:value-type="float" office:value="1221.42" calcext:value-type="float">
            <text:p>1221.42</text:p>
          </table:table-cell>
        </table:table-row>
        <table:table-row table:style-name="ro1">
          <table:table-cell office:value-type="float" office:value="7455812" calcext:value-type="float">
            <text:p>7455812</text:p>
          </table:table-cell>
          <table:table-cell table:formula="of:=[.A468]/1000/(60*60*24)" office:value-type="time" office:time-value="PT02H04M15.812S" calcext:value-type="time">
            <text:p>02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034.99" calcext:value-type="float">
            <text:p>1034.99</text:p>
          </table:table-cell>
          <table:table-cell office:value-type="float" office:value="1224.01" calcext:value-type="float">
            <text:p>1224.01</text:p>
          </table:table-cell>
        </table:table-row>
        <table:table-row table:style-name="ro1">
          <table:table-cell office:value-type="float" office:value="7471812" calcext:value-type="float">
            <text:p>7471812</text:p>
          </table:table-cell>
          <table:table-cell table:formula="of:=[.A469]/1000/(60*60*24)" office:value-type="time" office:time-value="PT02H04M31.812S" calcext:value-type="time">
            <text:p>02:0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78" calcext:value-type="float">
            <text:p>581.78</text:p>
          </table:table-cell>
          <table:table-cell office:value-type="float" office:value="1037.21" calcext:value-type="float">
            <text:p>1037.21</text:p>
          </table:table-cell>
          <table:table-cell office:value-type="float" office:value="1226.6" calcext:value-type="float">
            <text:p>1226.6</text:p>
          </table:table-cell>
        </table:table-row>
        <table:table-row table:style-name="ro1">
          <table:table-cell office:value-type="float" office:value="7487811" calcext:value-type="float">
            <text:p>7487811</text:p>
          </table:table-cell>
          <table:table-cell table:formula="of:=[.A470]/1000/(60*60*24)" office:value-type="time" office:time-value="PT02H04M47.811S" calcext:value-type="time">
            <text:p>02:04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1039.43" calcext:value-type="float">
            <text:p>1039.43</text:p>
          </table:table-cell>
          <table:table-cell office:value-type="float" office:value="1229.19" calcext:value-type="float">
            <text:p>1229.19</text:p>
          </table:table-cell>
        </table:table-row>
        <table:table-row table:style-name="ro1">
          <table:table-cell office:value-type="float" office:value="7503811" calcext:value-type="float">
            <text:p>7503811</text:p>
          </table:table-cell>
          <table:table-cell table:formula="of:=[.A471]/1000/(60*60*24)" office:value-type="time" office:time-value="PT02H05M03.811S" calcext:value-type="time">
            <text:p>02:05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1041.66" calcext:value-type="float">
            <text:p>1041.66</text:p>
          </table:table-cell>
          <table:table-cell office:value-type="float" office:value="1231.78" calcext:value-type="float">
            <text:p>1231.78</text:p>
          </table:table-cell>
        </table:table-row>
        <table:table-row table:style-name="ro1">
          <table:table-cell office:value-type="float" office:value="7519812" calcext:value-type="float">
            <text:p>7519812</text:p>
          </table:table-cell>
          <table:table-cell table:formula="of:=[.A472]/1000/(60*60*24)" office:value-type="time" office:time-value="PT02H05M19.812S" calcext:value-type="time">
            <text:p>02:05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1043.88" calcext:value-type="float">
            <text:p>1043.88</text:p>
          </table:table-cell>
          <table:table-cell office:value-type="float" office:value="1234.37" calcext:value-type="float">
            <text:p>1234.37</text:p>
          </table:table-cell>
        </table:table-row>
        <table:table-row table:style-name="ro1">
          <table:table-cell office:value-type="float" office:value="7535811" calcext:value-type="float">
            <text:p>7535811</text:p>
          </table:table-cell>
          <table:table-cell table:formula="of:=[.A473]/1000/(60*60*24)" office:value-type="time" office:time-value="PT02H05M35.811S" calcext:value-type="time">
            <text:p>02:05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46.1" calcext:value-type="float">
            <text:p>1046.1</text:p>
          </table:table-cell>
          <table:table-cell office:value-type="float" office:value="1236.95" calcext:value-type="float">
            <text:p>1236.95</text:p>
          </table:table-cell>
        </table:table-row>
        <table:table-row table:style-name="ro1">
          <table:table-cell office:value-type="float" office:value="7551811" calcext:value-type="float">
            <text:p>7551811</text:p>
          </table:table-cell>
          <table:table-cell table:formula="of:=[.A474]/1000/(60*60*24)" office:value-type="time" office:time-value="PT02H05M51.811S" calcext:value-type="time">
            <text:p>02:05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48.32" calcext:value-type="float">
            <text:p>1048.32</text:p>
          </table:table-cell>
          <table:table-cell office:value-type="float" office:value="1239.54" calcext:value-type="float">
            <text:p>1239.54</text:p>
          </table:table-cell>
        </table:table-row>
        <table:table-row table:style-name="ro1">
          <table:table-cell office:value-type="float" office:value="7567812" calcext:value-type="float">
            <text:p>7567812</text:p>
          </table:table-cell>
          <table:table-cell table:formula="of:=[.A475]/1000/(60*60*24)" office:value-type="time" office:time-value="PT02H06M07.812S" calcext:value-type="time">
            <text:p>02:06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50.53" calcext:value-type="float">
            <text:p>1050.53</text:p>
          </table:table-cell>
          <table:table-cell office:value-type="float" office:value="1242.13" calcext:value-type="float">
            <text:p>1242.13</text:p>
          </table:table-cell>
        </table:table-row>
        <table:table-row table:style-name="ro1">
          <table:table-cell office:value-type="float" office:value="7583811" calcext:value-type="float">
            <text:p>7583811</text:p>
          </table:table-cell>
          <table:table-cell table:formula="of:=[.A476]/1000/(60*60*24)" office:value-type="time" office:time-value="PT02H06M23.811S" calcext:value-type="time">
            <text:p>02:06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1052.76" calcext:value-type="float">
            <text:p>1052.76</text:p>
          </table:table-cell>
          <table:table-cell office:value-type="float" office:value="1244.72" calcext:value-type="float">
            <text:p>1244.72</text:p>
          </table:table-cell>
        </table:table-row>
        <table:table-row table:style-name="ro1">
          <table:table-cell office:value-type="float" office:value="7599811" calcext:value-type="float">
            <text:p>7599811</text:p>
          </table:table-cell>
          <table:table-cell table:formula="of:=[.A477]/1000/(60*60*24)" office:value-type="time" office:time-value="PT02H06M39.811S" calcext:value-type="time">
            <text:p>02:06:40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2" calcext:value-type="float">
            <text:p>582.2</text:p>
          </table:table-cell>
          <table:table-cell office:value-type="float" office:value="1054.98" calcext:value-type="float">
            <text:p>1054.98</text:p>
          </table:table-cell>
          <table:table-cell office:value-type="float" office:value="1247.31" calcext:value-type="float">
            <text:p>1247.31</text:p>
          </table:table-cell>
        </table:table-row>
        <table:table-row table:style-name="ro1">
          <table:table-cell office:value-type="float" office:value="7615811" calcext:value-type="float">
            <text:p>7615811</text:p>
          </table:table-cell>
          <table:table-cell table:formula="of:=[.A478]/1000/(60*60*24)" office:value-type="time" office:time-value="PT02H06M55.811S" calcext:value-type="time">
            <text:p>02:06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57.21" calcext:value-type="float">
            <text:p>1057.21</text:p>
          </table:table-cell>
          <table:table-cell office:value-type="float" office:value="1249.9" calcext:value-type="float">
            <text:p>1249.9</text:p>
          </table:table-cell>
        </table:table-row>
        <table:table-row table:style-name="ro1">
          <table:table-cell office:value-type="float" office:value="7631811" calcext:value-type="float">
            <text:p>7631811</text:p>
          </table:table-cell>
          <table:table-cell table:formula="of:=[.A479]/1000/(60*60*24)" office:value-type="time" office:time-value="PT02H07M11.811S" calcext:value-type="time">
            <text:p>02:07:12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1059.43" calcext:value-type="float">
            <text:p>1059.43</text:p>
          </table:table-cell>
          <table:table-cell office:value-type="float" office:value="1252.49" calcext:value-type="float">
            <text:p>1252.49</text:p>
          </table:table-cell>
        </table:table-row>
        <table:table-row table:style-name="ro1">
          <table:table-cell office:value-type="float" office:value="7647812" calcext:value-type="float">
            <text:p>7647812</text:p>
          </table:table-cell>
          <table:table-cell table:formula="of:=[.A480]/1000/(60*60*24)" office:value-type="time" office:time-value="PT02H07M27.812S" calcext:value-type="time">
            <text:p>02:07:28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1061.65" calcext:value-type="float">
            <text:p>1061.65</text:p>
          </table:table-cell>
          <table:table-cell office:value-type="float" office:value="1255.08" calcext:value-type="float">
            <text:p>1255.08</text:p>
          </table:table-cell>
        </table:table-row>
        <table:table-row table:style-name="ro1">
          <table:table-cell office:value-type="float" office:value="7663811" calcext:value-type="float">
            <text:p>7663811</text:p>
          </table:table-cell>
          <table:table-cell table:formula="of:=[.A481]/1000/(60*60*24)" office:value-type="time" office:time-value="PT02H07M43.811S" calcext:value-type="time">
            <text:p>02:07:44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1063.88" calcext:value-type="float">
            <text:p>1063.88</text:p>
          </table:table-cell>
          <table:table-cell office:value-type="float" office:value="1257.68" calcext:value-type="float">
            <text:p>1257.68</text:p>
          </table:table-cell>
        </table:table-row>
        <table:table-row table:style-name="ro1">
          <table:table-cell office:value-type="float" office:value="7679812" calcext:value-type="float">
            <text:p>7679812</text:p>
          </table:table-cell>
          <table:table-cell table:formula="of:=[.A482]/1000/(60*60*24)" office:value-type="time" office:time-value="PT02H07M59.812S" calcext:value-type="time">
            <text:p>02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1066.11" calcext:value-type="float">
            <text:p>1066.11</text:p>
          </table:table-cell>
          <table:table-cell office:value-type="float" office:value="1260.27" calcext:value-type="float">
            <text:p>1260.27</text:p>
          </table:table-cell>
        </table:table-row>
        <table:table-row table:style-name="ro1">
          <table:table-cell office:value-type="float" office:value="7695811" calcext:value-type="float">
            <text:p>7695811</text:p>
          </table:table-cell>
          <table:table-cell table:formula="of:=[.A483]/1000/(60*60*24)" office:value-type="time" office:time-value="PT02H08M15.811S" calcext:value-type="time">
            <text:p>02:08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1068.33" calcext:value-type="float">
            <text:p>1068.33</text:p>
          </table:table-cell>
          <table:table-cell office:value-type="float" office:value="1262.86" calcext:value-type="float">
            <text:p>1262.86</text:p>
          </table:table-cell>
        </table:table-row>
        <table:table-row table:style-name="ro1">
          <table:table-cell office:value-type="float" office:value="7711812" calcext:value-type="float">
            <text:p>7711812</text:p>
          </table:table-cell>
          <table:table-cell table:formula="of:=[.A484]/1000/(60*60*24)" office:value-type="time" office:time-value="PT02H08M31.812S" calcext:value-type="time">
            <text:p>02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1070.56" calcext:value-type="float">
            <text:p>1070.56</text:p>
          </table:table-cell>
          <table:table-cell office:value-type="float" office:value="1265.46" calcext:value-type="float">
            <text:p>1265.46</text:p>
          </table:table-cell>
        </table:table-row>
        <table:table-row table:style-name="ro1">
          <table:table-cell office:value-type="float" office:value="7727812" calcext:value-type="float">
            <text:p>7727812</text:p>
          </table:table-cell>
          <table:table-cell table:formula="of:=[.A485]/1000/(60*60*24)" office:value-type="time" office:time-value="PT02H08M47.812S" calcext:value-type="time">
            <text:p>02:08:48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09" calcext:value-type="float">
            <text:p>582.09</text:p>
          </table:table-cell>
          <table:table-cell office:value-type="float" office:value="1072.78" calcext:value-type="float">
            <text:p>1072.78</text:p>
          </table:table-cell>
          <table:table-cell office:value-type="float" office:value="1268.05" calcext:value-type="float">
            <text:p>1268.05</text:p>
          </table:table-cell>
        </table:table-row>
        <table:table-row table:style-name="ro1">
          <table:table-cell office:value-type="float" office:value="7743811" calcext:value-type="float">
            <text:p>7743811</text:p>
          </table:table-cell>
          <table:table-cell table:formula="of:=[.A486]/1000/(60*60*24)" office:value-type="time" office:time-value="PT02H09M03.811S" calcext:value-type="time">
            <text:p>02:09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075" calcext:value-type="float">
            <text:p>1075</text:p>
          </table:table-cell>
          <table:table-cell office:value-type="float" office:value="1270.64" calcext:value-type="float">
            <text:p>1270.64</text:p>
          </table:table-cell>
        </table:table-row>
        <table:table-row table:style-name="ro1">
          <table:table-cell office:value-type="float" office:value="7759811" calcext:value-type="float">
            <text:p>7759811</text:p>
          </table:table-cell>
          <table:table-cell table:formula="of:=[.A487]/1000/(60*60*24)" office:value-type="time" office:time-value="PT02H09M19.811S" calcext:value-type="time">
            <text:p>02:09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077.22" calcext:value-type="float">
            <text:p>1077.22</text:p>
          </table:table-cell>
          <table:table-cell office:value-type="float" office:value="1273.22" calcext:value-type="float">
            <text:p>1273.22</text:p>
          </table:table-cell>
        </table:table-row>
        <table:table-row table:style-name="ro1">
          <table:table-cell office:value-type="float" office:value="7775811" calcext:value-type="float">
            <text:p>7775811</text:p>
          </table:table-cell>
          <table:table-cell table:formula="of:=[.A488]/1000/(60*60*24)" office:value-type="time" office:time-value="PT02H09M35.811S" calcext:value-type="time">
            <text:p>02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79.44" calcext:value-type="float">
            <text:p>1079.44</text:p>
          </table:table-cell>
          <table:table-cell office:value-type="float" office:value="1275.81" calcext:value-type="float">
            <text:p>1275.81</text:p>
          </table:table-cell>
        </table:table-row>
        <table:table-row table:style-name="ro1">
          <table:table-cell office:value-type="float" office:value="7791812" calcext:value-type="float">
            <text:p>7791812</text:p>
          </table:table-cell>
          <table:table-cell table:formula="of:=[.A489]/1000/(60*60*24)" office:value-type="time" office:time-value="PT02H09M51.812S" calcext:value-type="time">
            <text:p>02:09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081.66" calcext:value-type="float">
            <text:p>1081.66</text:p>
          </table:table-cell>
          <table:table-cell office:value-type="float" office:value="1278.39" calcext:value-type="float">
            <text:p>1278.39</text:p>
          </table:table-cell>
        </table:table-row>
        <table:table-row table:style-name="ro1">
          <table:table-cell office:value-type="float" office:value="7807812" calcext:value-type="float">
            <text:p>7807812</text:p>
          </table:table-cell>
          <table:table-cell table:formula="of:=[.A490]/1000/(60*60*24)" office:value-type="time" office:time-value="PT02H10M07.812S" calcext:value-type="time">
            <text:p>02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083.88" calcext:value-type="float">
            <text:p>1083.88</text:p>
          </table:table-cell>
          <table:table-cell office:value-type="float" office:value="1280.98" calcext:value-type="float">
            <text:p>1280.98</text:p>
          </table:table-cell>
        </table:table-row>
        <table:table-row table:style-name="ro1">
          <table:table-cell office:value-type="float" office:value="7823811" calcext:value-type="float">
            <text:p>7823811</text:p>
          </table:table-cell>
          <table:table-cell table:formula="of:=[.A491]/1000/(60*60*24)" office:value-type="time" office:time-value="PT02H10M23.811S" calcext:value-type="time">
            <text:p>02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086.1" calcext:value-type="float">
            <text:p>1086.1</text:p>
          </table:table-cell>
          <table:table-cell office:value-type="float" office:value="1283.56" calcext:value-type="float">
            <text:p>1283.56</text:p>
          </table:table-cell>
        </table:table-row>
        <table:table-row table:style-name="ro1">
          <table:table-cell office:value-type="float" office:value="7839811" calcext:value-type="float">
            <text:p>7839811</text:p>
          </table:table-cell>
          <table:table-cell table:formula="of:=[.A492]/1000/(60*60*24)" office:value-type="time" office:time-value="PT02H10M39.811S" calcext:value-type="time">
            <text:p>02:10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088.32" calcext:value-type="float">
            <text:p>1088.32</text:p>
          </table:table-cell>
          <table:table-cell office:value-type="float" office:value="1286.15" calcext:value-type="float">
            <text:p>1286.15</text:p>
          </table:table-cell>
        </table:table-row>
        <table:table-row table:style-name="ro1">
          <table:table-cell office:value-type="float" office:value="7855812" calcext:value-type="float">
            <text:p>7855812</text:p>
          </table:table-cell>
          <table:table-cell table:formula="of:=[.A493]/1000/(60*60*24)" office:value-type="time" office:time-value="PT02H10M55.812S" calcext:value-type="time">
            <text:p>02:10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090.54" calcext:value-type="float">
            <text:p>1090.54</text:p>
          </table:table-cell>
          <table:table-cell office:value-type="float" office:value="1288.73" calcext:value-type="float">
            <text:p>1288.73</text:p>
          </table:table-cell>
        </table:table-row>
        <table:table-row table:style-name="ro1">
          <table:table-cell office:value-type="float" office:value="7871811" calcext:value-type="float">
            <text:p>7871811</text:p>
          </table:table-cell>
          <table:table-cell table:formula="of:=[.A494]/1000/(60*60*24)" office:value-type="time" office:time-value="PT02H11M11.811S" calcext:value-type="time">
            <text:p>02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092.76" calcext:value-type="float">
            <text:p>1092.76</text:p>
          </table:table-cell>
          <table:table-cell office:value-type="float" office:value="1291.32" calcext:value-type="float">
            <text:p>1291.32</text:p>
          </table:table-cell>
        </table:table-row>
        <table:table-row table:style-name="ro1">
          <table:table-cell office:value-type="float" office:value="7887811" calcext:value-type="float">
            <text:p>7887811</text:p>
          </table:table-cell>
          <table:table-cell table:formula="of:=[.A495]/1000/(60*60*24)" office:value-type="time" office:time-value="PT02H11M27.811S" calcext:value-type="time">
            <text:p>02:11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094.98" calcext:value-type="float">
            <text:p>1094.98</text:p>
          </table:table-cell>
          <table:table-cell office:value-type="float" office:value="1293.91" calcext:value-type="float">
            <text:p>1293.91</text:p>
          </table:table-cell>
        </table:table-row>
        <table:table-row table:style-name="ro1">
          <table:table-cell office:value-type="float" office:value="7903811" calcext:value-type="float">
            <text:p>7903811</text:p>
          </table:table-cell>
          <table:table-cell table:formula="of:=[.A496]/1000/(60*60*24)" office:value-type="time" office:time-value="PT02H11M43.811S" calcext:value-type="time">
            <text:p>02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2" calcext:value-type="float">
            <text:p>581.92</text:p>
          </table:table-cell>
          <table:table-cell office:value-type="float" office:value="1097.2" calcext:value-type="float">
            <text:p>1097.2</text:p>
          </table:table-cell>
          <table:table-cell office:value-type="float" office:value="1296.49" calcext:value-type="float">
            <text:p>1296.49</text:p>
          </table:table-cell>
        </table:table-row>
        <table:table-row table:style-name="ro1">
          <table:table-cell office:value-type="float" office:value="7919811" calcext:value-type="float">
            <text:p>7919811</text:p>
          </table:table-cell>
          <table:table-cell table:formula="of:=[.A497]/1000/(60*60*24)" office:value-type="time" office:time-value="PT02H11M59.811S" calcext:value-type="time">
            <text:p>02:12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099.42" calcext:value-type="float">
            <text:p>1099.42</text:p>
          </table:table-cell>
          <table:table-cell office:value-type="float" office:value="1299.08" calcext:value-type="float">
            <text:p>1299.08</text:p>
          </table:table-cell>
        </table:table-row>
        <table:table-row table:style-name="ro1">
          <table:table-cell office:value-type="float" office:value="7935811" calcext:value-type="float">
            <text:p>7935811</text:p>
          </table:table-cell>
          <table:table-cell table:formula="of:=[.A498]/1000/(60*60*24)" office:value-type="time" office:time-value="PT02H12M15.811S" calcext:value-type="time">
            <text:p>02:12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01.64" calcext:value-type="float">
            <text:p>1101.64</text:p>
          </table:table-cell>
          <table:table-cell office:value-type="float" office:value="1301.66" calcext:value-type="float">
            <text:p>1301.66</text:p>
          </table:table-cell>
        </table:table-row>
        <table:table-row table:style-name="ro1">
          <table:table-cell office:value-type="float" office:value="7951811" calcext:value-type="float">
            <text:p>7951811</text:p>
          </table:table-cell>
          <table:table-cell table:formula="of:=[.A499]/1000/(60*60*24)" office:value-type="time" office:time-value="PT02H12M31.811S" calcext:value-type="time">
            <text:p>02:12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2" calcext:value-type="float">
            <text:p>581.92</text:p>
          </table:table-cell>
          <table:table-cell office:value-type="float" office:value="1103.86" calcext:value-type="float">
            <text:p>1103.86</text:p>
          </table:table-cell>
          <table:table-cell office:value-type="float" office:value="1304.25" calcext:value-type="float">
            <text:p>1304.25</text:p>
          </table:table-cell>
        </table:table-row>
        <table:table-row table:style-name="ro1">
          <table:table-cell office:value-type="float" office:value="7967811" calcext:value-type="float">
            <text:p>7967811</text:p>
          </table:table-cell>
          <table:table-cell table:formula="of:=[.A500]/1000/(60*60*24)" office:value-type="time" office:time-value="PT02H12M47.811S" calcext:value-type="time">
            <text:p>02:12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06.08" calcext:value-type="float">
            <text:p>1106.08</text:p>
          </table:table-cell>
          <table:table-cell office:value-type="float" office:value="1306.83" calcext:value-type="float">
            <text:p>1306.83</text:p>
          </table:table-cell>
        </table:table-row>
        <table:table-row table:style-name="ro1">
          <table:table-cell office:value-type="float" office:value="7983811" calcext:value-type="float">
            <text:p>7983811</text:p>
          </table:table-cell>
          <table:table-cell table:formula="of:=[.A501]/1000/(60*60*24)" office:value-type="time" office:time-value="PT02H13M03.811S" calcext:value-type="time">
            <text:p>02:13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309.42" calcext:value-type="float">
            <text:p>1309.42</text:p>
          </table:table-cell>
        </table:table-row>
        <table:table-row table:style-name="ro1">
          <table:table-cell office:value-type="float" office:value="7999811" calcext:value-type="float">
            <text:p>7999811</text:p>
          </table:table-cell>
          <table:table-cell table:formula="of:=[.A502]/1000/(60*60*24)" office:value-type="time" office:time-value="PT02H13M19.811S" calcext:value-type="time">
            <text:p>02:13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110.51" calcext:value-type="float">
            <text:p>1110.51</text:p>
          </table:table-cell>
          <table:table-cell office:value-type="float" office:value="1312.01" calcext:value-type="float">
            <text:p>1312.01</text:p>
          </table:table-cell>
        </table:table-row>
        <table:table-row table:style-name="ro1">
          <table:table-cell office:value-type="float" office:value="8015811" calcext:value-type="float">
            <text:p>8015811</text:p>
          </table:table-cell>
          <table:table-cell table:formula="of:=[.A503]/1000/(60*60*24)" office:value-type="time" office:time-value="PT02H13M35.811S" calcext:value-type="time">
            <text:p>02:13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112.73" calcext:value-type="float">
            <text:p>1112.73</text:p>
          </table:table-cell>
          <table:table-cell office:value-type="float" office:value="1314.59" calcext:value-type="float">
            <text:p>1314.59</text:p>
          </table:table-cell>
        </table:table-row>
        <table:table-row table:style-name="ro1">
          <table:table-cell office:value-type="float" office:value="8031811" calcext:value-type="float">
            <text:p>8031811</text:p>
          </table:table-cell>
          <table:table-cell table:formula="of:=[.A504]/1000/(60*60*24)" office:value-type="time" office:time-value="PT02H13M51.811S" calcext:value-type="time">
            <text:p>02:13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14.95" calcext:value-type="float">
            <text:p>1114.95</text:p>
          </table:table-cell>
          <table:table-cell office:value-type="float" office:value="1317.17" calcext:value-type="float">
            <text:p>1317.17</text:p>
          </table:table-cell>
        </table:table-row>
        <table:table-row table:style-name="ro1">
          <table:table-cell office:value-type="float" office:value="8047811" calcext:value-type="float">
            <text:p>8047811</text:p>
          </table:table-cell>
          <table:table-cell table:formula="of:=[.A505]/1000/(60*60*24)" office:value-type="time" office:time-value="PT02H14M07.811S" calcext:value-type="time">
            <text:p>02:14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17.17" calcext:value-type="float">
            <text:p>1117.17</text:p>
          </table:table-cell>
          <table:table-cell office:value-type="float" office:value="1319.76" calcext:value-type="float">
            <text:p>1319.76</text:p>
          </table:table-cell>
        </table:table-row>
        <table:table-row table:style-name="ro1">
          <table:table-cell office:value-type="float" office:value="8063812" calcext:value-type="float">
            <text:p>8063812</text:p>
          </table:table-cell>
          <table:table-cell table:formula="of:=[.A506]/1000/(60*60*24)" office:value-type="time" office:time-value="PT02H14M23.812S" calcext:value-type="time">
            <text:p>02:14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119.39" calcext:value-type="float">
            <text:p>1119.39</text:p>
          </table:table-cell>
          <table:table-cell office:value-type="float" office:value="1322.34" calcext:value-type="float">
            <text:p>1322.34</text:p>
          </table:table-cell>
        </table:table-row>
        <table:table-row table:style-name="ro1">
          <table:table-cell office:value-type="float" office:value="8079812" calcext:value-type="float">
            <text:p>8079812</text:p>
          </table:table-cell>
          <table:table-cell table:formula="of:=[.A507]/1000/(60*60*24)" office:value-type="time" office:time-value="PT02H14M39.812S" calcext:value-type="time">
            <text:p>02:14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121.61" calcext:value-type="float">
            <text:p>1121.61</text:p>
          </table:table-cell>
          <table:table-cell office:value-type="float" office:value="1324.93" calcext:value-type="float">
            <text:p>1324.93</text:p>
          </table:table-cell>
        </table:table-row>
        <table:table-row table:style-name="ro1">
          <table:table-cell office:value-type="float" office:value="8095811" calcext:value-type="float">
            <text:p>8095811</text:p>
          </table:table-cell>
          <table:table-cell table:formula="of:=[.A508]/1000/(60*60*24)" office:value-type="time" office:time-value="PT02H14M55.811S" calcext:value-type="time">
            <text:p>02:14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23.83" calcext:value-type="float">
            <text:p>1123.83</text:p>
          </table:table-cell>
          <table:table-cell office:value-type="float" office:value="1327.51" calcext:value-type="float">
            <text:p>1327.51</text:p>
          </table:table-cell>
        </table:table-row>
        <table:table-row table:style-name="ro1">
          <table:table-cell office:value-type="float" office:value="8111811" calcext:value-type="float">
            <text:p>8111811</text:p>
          </table:table-cell>
          <table:table-cell table:formula="of:=[.A509]/1000/(60*60*24)" office:value-type="time" office:time-value="PT02H15M11.811S" calcext:value-type="time">
            <text:p>02:15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26.05" calcext:value-type="float">
            <text:p>1126.05</text:p>
          </table:table-cell>
          <table:table-cell office:value-type="float" office:value="1330.09" calcext:value-type="float">
            <text:p>1330.09</text:p>
          </table:table-cell>
        </table:table-row>
        <table:table-row table:style-name="ro1">
          <table:table-cell office:value-type="float" office:value="8127811" calcext:value-type="float">
            <text:p>8127811</text:p>
          </table:table-cell>
          <table:table-cell table:formula="of:=[.A510]/1000/(60*60*24)" office:value-type="time" office:time-value="PT02H15M27.811S" calcext:value-type="time">
            <text:p>02:15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128.27" calcext:value-type="float">
            <text:p>1128.27</text:p>
          </table:table-cell>
          <table:table-cell office:value-type="float" office:value="1332.68" calcext:value-type="float">
            <text:p>1332.68</text:p>
          </table:table-cell>
        </table:table-row>
        <table:table-row table:style-name="ro1">
          <table:table-cell office:value-type="float" office:value="8143811" calcext:value-type="float">
            <text:p>8143811</text:p>
          </table:table-cell>
          <table:table-cell table:formula="of:=[.A511]/1000/(60*60*24)" office:value-type="time" office:time-value="PT02H15M43.811S" calcext:value-type="time">
            <text:p>02:15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30.49" calcext:value-type="float">
            <text:p>1130.49</text:p>
          </table:table-cell>
          <table:table-cell office:value-type="float" office:value="1335.26" calcext:value-type="float">
            <text:p>1335.26</text:p>
          </table:table-cell>
        </table:table-row>
        <table:table-row table:style-name="ro1">
          <table:table-cell office:value-type="float" office:value="8159811" calcext:value-type="float">
            <text:p>8159811</text:p>
          </table:table-cell>
          <table:table-cell table:formula="of:=[.A512]/1000/(60*60*24)" office:value-type="time" office:time-value="PT02H15M59.811S" calcext:value-type="time">
            <text:p>02:16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32.71" calcext:value-type="float">
            <text:p>1132.71</text:p>
          </table:table-cell>
          <table:table-cell office:value-type="float" office:value="1337.84" calcext:value-type="float">
            <text:p>1337.84</text:p>
          </table:table-cell>
        </table:table-row>
        <table:table-row table:style-name="ro1">
          <table:table-cell office:value-type="float" office:value="8175811" calcext:value-type="float">
            <text:p>8175811</text:p>
          </table:table-cell>
          <table:table-cell table:formula="of:=[.A513]/1000/(60*60*24)" office:value-type="time" office:time-value="PT02H16M15.811S" calcext:value-type="time">
            <text:p>02:16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134.93" calcext:value-type="float">
            <text:p>1134.93</text:p>
          </table:table-cell>
          <table:table-cell office:value-type="float" office:value="1340.43" calcext:value-type="float">
            <text:p>1340.43</text:p>
          </table:table-cell>
        </table:table-row>
        <table:table-row table:style-name="ro1">
          <table:table-cell office:value-type="float" office:value="8191812" calcext:value-type="float">
            <text:p>8191812</text:p>
          </table:table-cell>
          <table:table-cell table:formula="of:=[.A514]/1000/(60*60*24)" office:value-type="time" office:time-value="PT02H16M31.812S" calcext:value-type="time">
            <text:p>02:16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137.15" calcext:value-type="float">
            <text:p>1137.15</text:p>
          </table:table-cell>
          <table:table-cell office:value-type="float" office:value="1343.01" calcext:value-type="float">
            <text:p>1343.01</text:p>
          </table:table-cell>
        </table:table-row>
        <table:table-row table:style-name="ro1">
          <table:table-cell office:value-type="float" office:value="8207811" calcext:value-type="float">
            <text:p>8207811</text:p>
          </table:table-cell>
          <table:table-cell table:formula="of:=[.A515]/1000/(60*60*24)" office:value-type="time" office:time-value="PT02H16M47.811S" calcext:value-type="time">
            <text:p>02:16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6" calcext:value-type="float">
            <text:p>583.86</text:p>
          </table:table-cell>
          <table:table-cell office:value-type="float" office:value="1139.37" calcext:value-type="float">
            <text:p>1139.37</text:p>
          </table:table-cell>
          <table:table-cell office:value-type="float" office:value="1345.6" calcext:value-type="float">
            <text:p>1345.6</text:p>
          </table:table-cell>
        </table:table-row>
        <table:table-row table:style-name="ro1">
          <table:table-cell office:value-type="float" office:value="8223812" calcext:value-type="float">
            <text:p>8223812</text:p>
          </table:table-cell>
          <table:table-cell table:formula="of:=[.A516]/1000/(60*60*24)" office:value-type="time" office:time-value="PT02H17M03.812S" calcext:value-type="time">
            <text:p>02:17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141.59" calcext:value-type="float">
            <text:p>1141.59</text:p>
          </table:table-cell>
          <table:table-cell office:value-type="float" office:value="1348.19" calcext:value-type="float">
            <text:p>1348.19</text:p>
          </table:table-cell>
        </table:table-row>
        <table:table-row table:style-name="ro1">
          <table:table-cell office:value-type="float" office:value="8239812" calcext:value-type="float">
            <text:p>8239812</text:p>
          </table:table-cell>
          <table:table-cell table:formula="of:=[.A517]/1000/(60*60*24)" office:value-type="time" office:time-value="PT02H17M19.812S" calcext:value-type="time">
            <text:p>02:17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5" calcext:value-type="float">
            <text:p>582.25</text:p>
          </table:table-cell>
          <table:table-cell office:value-type="float" office:value="1143.81" calcext:value-type="float">
            <text:p>1143.81</text:p>
          </table:table-cell>
          <table:table-cell office:value-type="float" office:value="1350.77" calcext:value-type="float">
            <text:p>1350.77</text:p>
          </table:table-cell>
        </table:table-row>
        <table:table-row table:style-name="ro1">
          <table:table-cell office:value-type="float" office:value="8255811" calcext:value-type="float">
            <text:p>8255811</text:p>
          </table:table-cell>
          <table:table-cell table:formula="of:=[.A518]/1000/(60*60*24)" office:value-type="time" office:time-value="PT02H17M35.811S" calcext:value-type="time">
            <text:p>02:17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39" calcext:value-type="float">
            <text:p>580.39</text:p>
          </table:table-cell>
          <table:table-cell office:value-type="float" office:value="1146.03" calcext:value-type="float">
            <text:p>1146.03</text:p>
          </table:table-cell>
          <table:table-cell office:value-type="float" office:value="1353.36" calcext:value-type="float">
            <text:p>1353.36</text:p>
          </table:table-cell>
        </table:table-row>
        <table:table-row table:style-name="ro1">
          <table:table-cell office:value-type="float" office:value="8271811" calcext:value-type="float">
            <text:p>8271811</text:p>
          </table:table-cell>
          <table:table-cell table:formula="of:=[.A519]/1000/(60*60*24)" office:value-type="time" office:time-value="PT02H17M51.811S" calcext:value-type="time">
            <text:p>02:17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148.25" calcext:value-type="float">
            <text:p>1148.25</text:p>
          </table:table-cell>
          <table:table-cell office:value-type="float" office:value="1355.94" calcext:value-type="float">
            <text:p>1355.94</text:p>
          </table:table-cell>
        </table:table-row>
        <table:table-row table:style-name="ro1">
          <table:table-cell office:value-type="float" office:value="8287811" calcext:value-type="float">
            <text:p>8287811</text:p>
          </table:table-cell>
          <table:table-cell table:formula="of:=[.A520]/1000/(60*60*24)" office:value-type="time" office:time-value="PT02H18M07.811S" calcext:value-type="time">
            <text:p>02:18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150.47" calcext:value-type="float">
            <text:p>1150.47</text:p>
          </table:table-cell>
          <table:table-cell office:value-type="float" office:value="1358.52" calcext:value-type="float">
            <text:p>1358.52</text:p>
          </table:table-cell>
        </table:table-row>
        <table:table-row table:style-name="ro1">
          <table:table-cell office:value-type="float" office:value="8303811" calcext:value-type="float">
            <text:p>8303811</text:p>
          </table:table-cell>
          <table:table-cell table:formula="of:=[.A521]/1000/(60*60*24)" office:value-type="time" office:time-value="PT02H18M23.811S" calcext:value-type="time">
            <text:p>02:18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52.69" calcext:value-type="float">
            <text:p>1152.69</text:p>
          </table:table-cell>
          <table:table-cell office:value-type="float" office:value="1361.11" calcext:value-type="float">
            <text:p>1361.11</text:p>
          </table:table-cell>
        </table:table-row>
        <table:table-row table:style-name="ro1">
          <table:table-cell office:value-type="float" office:value="8319812" calcext:value-type="float">
            <text:p>8319812</text:p>
          </table:table-cell>
          <table:table-cell table:formula="of:=[.A522]/1000/(60*60*24)" office:value-type="time" office:time-value="PT02H18M39.812S" calcext:value-type="time">
            <text:p>02:1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54.91" calcext:value-type="float">
            <text:p>1154.91</text:p>
          </table:table-cell>
          <table:table-cell office:value-type="float" office:value="1363.69" calcext:value-type="float">
            <text:p>1363.69</text:p>
          </table:table-cell>
        </table:table-row>
        <table:table-row table:style-name="ro1">
          <table:table-cell office:value-type="float" office:value="8335811" calcext:value-type="float">
            <text:p>8335811</text:p>
          </table:table-cell>
          <table:table-cell table:formula="of:=[.A523]/1000/(60*60*24)" office:value-type="time" office:time-value="PT02H18M55.811S" calcext:value-type="time">
            <text:p>02:18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157.13" calcext:value-type="float">
            <text:p>1157.13</text:p>
          </table:table-cell>
          <table:table-cell office:value-type="float" office:value="1366.27" calcext:value-type="float">
            <text:p>1366.27</text:p>
          </table:table-cell>
        </table:table-row>
        <table:table-row table:style-name="ro1">
          <table:table-cell office:value-type="float" office:value="8351811" calcext:value-type="float">
            <text:p>8351811</text:p>
          </table:table-cell>
          <table:table-cell table:formula="of:=[.A524]/1000/(60*60*24)" office:value-type="time" office:time-value="PT02H19M11.811S" calcext:value-type="time">
            <text:p>02:19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159.35" calcext:value-type="float">
            <text:p>1159.35</text:p>
          </table:table-cell>
          <table:table-cell office:value-type="float" office:value="1368.85" calcext:value-type="float">
            <text:p>1368.85</text:p>
          </table:table-cell>
        </table:table-row>
        <table:table-row table:style-name="ro1">
          <table:table-cell office:value-type="float" office:value="8367811" calcext:value-type="float">
            <text:p>8367811</text:p>
          </table:table-cell>
          <table:table-cell table:formula="of:=[.A525]/1000/(60*60*24)" office:value-type="time" office:time-value="PT02H19M27.811S" calcext:value-type="time">
            <text:p>02:19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61.57" calcext:value-type="float">
            <text:p>1161.57</text:p>
          </table:table-cell>
          <table:table-cell office:value-type="float" office:value="1371.43" calcext:value-type="float">
            <text:p>1371.43</text:p>
          </table:table-cell>
        </table:table-row>
        <table:table-row table:style-name="ro1">
          <table:table-cell office:value-type="float" office:value="8383812" calcext:value-type="float">
            <text:p>8383812</text:p>
          </table:table-cell>
          <table:table-cell table:formula="of:=[.A526]/1000/(60*60*24)" office:value-type="time" office:time-value="PT02H19M43.812S" calcext:value-type="time">
            <text:p>02:1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1163.78" calcext:value-type="float">
            <text:p>1163.78</text:p>
          </table:table-cell>
          <table:table-cell office:value-type="float" office:value="1374.02" calcext:value-type="float">
            <text:p>1374.02</text:p>
          </table:table-cell>
        </table:table-row>
        <table:table-row table:style-name="ro1">
          <table:table-cell office:value-type="float" office:value="8399811" calcext:value-type="float">
            <text:p>8399811</text:p>
          </table:table-cell>
          <table:table-cell table:formula="of:=[.A527]/1000/(60*60*24)" office:value-type="time" office:time-value="PT02H19M59.811S" calcext:value-type="time">
            <text:p>02:20:00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166.01" calcext:value-type="float">
            <text:p>1166.01</text:p>
          </table:table-cell>
          <table:table-cell office:value-type="float" office:value="1376.6" calcext:value-type="float">
            <text:p>1376.6</text:p>
          </table:table-cell>
        </table:table-row>
        <table:table-row table:style-name="ro1">
          <table:table-cell office:value-type="float" office:value="8415812" calcext:value-type="float">
            <text:p>8415812</text:p>
          </table:table-cell>
          <table:table-cell table:formula="of:=[.A528]/1000/(60*60*24)" office:value-type="time" office:time-value="PT02H20M15.812S" calcext:value-type="time">
            <text:p>02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1168.23" calcext:value-type="float">
            <text:p>1168.23</text:p>
          </table:table-cell>
          <table:table-cell office:value-type="float" office:value="1379.19" calcext:value-type="float">
            <text:p>1379.19</text:p>
          </table:table-cell>
        </table:table-row>
        <table:table-row table:style-name="ro1">
          <table:table-cell office:value-type="float" office:value="8431811" calcext:value-type="float">
            <text:p>8431811</text:p>
          </table:table-cell>
          <table:table-cell table:formula="of:=[.A529]/1000/(60*60*24)" office:value-type="time" office:time-value="PT02H20M31.811S" calcext:value-type="time">
            <text:p>02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170.46" calcext:value-type="float">
            <text:p>1170.46</text:p>
          </table:table-cell>
          <table:table-cell office:value-type="float" office:value="1381.77" calcext:value-type="float">
            <text:p>1381.77</text:p>
          </table:table-cell>
        </table:table-row>
        <table:table-row table:style-name="ro1">
          <table:table-cell office:value-type="float" office:value="8447811" calcext:value-type="float">
            <text:p>8447811</text:p>
          </table:table-cell>
          <table:table-cell table:formula="of:=[.A530]/1000/(60*60*24)" office:value-type="time" office:time-value="PT02H20M47.811S" calcext:value-type="time">
            <text:p>02:20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72.68" calcext:value-type="float">
            <text:p>1172.68</text:p>
          </table:table-cell>
          <table:table-cell office:value-type="float" office:value="1384.36" calcext:value-type="float">
            <text:p>1384.36</text:p>
          </table:table-cell>
        </table:table-row>
        <table:table-row table:style-name="ro1">
          <table:table-cell office:value-type="float" office:value="8463811" calcext:value-type="float">
            <text:p>8463811</text:p>
          </table:table-cell>
          <table:table-cell table:formula="of:=[.A531]/1000/(60*60*24)" office:value-type="time" office:time-value="PT02H21M03.811S" calcext:value-type="time">
            <text:p>02:21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74.9" calcext:value-type="float">
            <text:p>1174.9</text:p>
          </table:table-cell>
          <table:table-cell office:value-type="float" office:value="1386.94" calcext:value-type="float">
            <text:p>1386.94</text:p>
          </table:table-cell>
        </table:table-row>
        <table:table-row table:style-name="ro1">
          <table:table-cell office:value-type="float" office:value="8479811" calcext:value-type="float">
            <text:p>8479811</text:p>
          </table:table-cell>
          <table:table-cell table:formula="of:=[.A532]/1000/(60*60*24)" office:value-type="time" office:time-value="PT02H21M19.811S" calcext:value-type="time">
            <text:p>02:21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77.11" calcext:value-type="float">
            <text:p>1177.11</text:p>
          </table:table-cell>
          <table:table-cell office:value-type="float" office:value="1389.52" calcext:value-type="float">
            <text:p>1389.52</text:p>
          </table:table-cell>
        </table:table-row>
        <table:table-row table:style-name="ro1">
          <table:table-cell office:value-type="float" office:value="8495811" calcext:value-type="float">
            <text:p>8495811</text:p>
          </table:table-cell>
          <table:table-cell table:formula="of:=[.A533]/1000/(60*60*24)" office:value-type="time" office:time-value="PT02H21M35.811S" calcext:value-type="time">
            <text:p>02:21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179.33" calcext:value-type="float">
            <text:p>1179.33</text:p>
          </table:table-cell>
          <table:table-cell office:value-type="float" office:value="1392.1" calcext:value-type="float">
            <text:p>1392.1</text:p>
          </table:table-cell>
        </table:table-row>
        <table:table-row table:style-name="ro1">
          <table:table-cell office:value-type="float" office:value="8511811" calcext:value-type="float">
            <text:p>8511811</text:p>
          </table:table-cell>
          <table:table-cell table:formula="of:=[.A534]/1000/(60*60*24)" office:value-type="time" office:time-value="PT02H21M51.811S" calcext:value-type="time">
            <text:p>02:21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181.55" calcext:value-type="float">
            <text:p>1181.55</text:p>
          </table:table-cell>
          <table:table-cell office:value-type="float" office:value="1394.68" calcext:value-type="float">
            <text:p>1394.68</text:p>
          </table:table-cell>
        </table:table-row>
        <table:table-row table:style-name="ro1">
          <table:table-cell office:value-type="float" office:value="8527811" calcext:value-type="float">
            <text:p>8527811</text:p>
          </table:table-cell>
          <table:table-cell table:formula="of:=[.A535]/1000/(60*60*24)" office:value-type="time" office:time-value="PT02H22M07.811S" calcext:value-type="time">
            <text:p>02:22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1183.77" calcext:value-type="float">
            <text:p>1183.77</text:p>
          </table:table-cell>
          <table:table-cell office:value-type="float" office:value="1397.26" calcext:value-type="float">
            <text:p>1397.26</text:p>
          </table:table-cell>
        </table:table-row>
        <table:table-row table:style-name="ro1">
          <table:table-cell office:value-type="float" office:value="8543811" calcext:value-type="float">
            <text:p>8543811</text:p>
          </table:table-cell>
          <table:table-cell table:formula="of:=[.A536]/1000/(60*60*24)" office:value-type="time" office:time-value="PT02H22M23.811S" calcext:value-type="time">
            <text:p>02:22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185.99" calcext:value-type="float">
            <text:p>1185.99</text:p>
          </table:table-cell>
          <table:table-cell office:value-type="float" office:value="1399.84" calcext:value-type="float">
            <text:p>1399.84</text:p>
          </table:table-cell>
        </table:table-row>
        <table:table-row table:style-name="ro1">
          <table:table-cell office:value-type="float" office:value="8559811" calcext:value-type="float">
            <text:p>8559811</text:p>
          </table:table-cell>
          <table:table-cell table:formula="of:=[.A537]/1000/(60*60*24)" office:value-type="time" office:time-value="PT02H22M39.811S" calcext:value-type="time">
            <text:p>02:22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188.21" calcext:value-type="float">
            <text:p>1188.21</text:p>
          </table:table-cell>
          <table:table-cell office:value-type="float" office:value="1402.43" calcext:value-type="float">
            <text:p>1402.43</text:p>
          </table:table-cell>
        </table:table-row>
        <table:table-row table:style-name="ro1">
          <table:table-cell office:value-type="float" office:value="8575811" calcext:value-type="float">
            <text:p>8575811</text:p>
          </table:table-cell>
          <table:table-cell table:formula="of:=[.A538]/1000/(60*60*24)" office:value-type="time" office:time-value="PT02H22M55.811S" calcext:value-type="time">
            <text:p>02:22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190.43" calcext:value-type="float">
            <text:p>1190.43</text:p>
          </table:table-cell>
          <table:table-cell office:value-type="float" office:value="1405.01" calcext:value-type="float">
            <text:p>1405.01</text:p>
          </table:table-cell>
        </table:table-row>
        <table:table-row table:style-name="ro1">
          <table:table-cell office:value-type="float" office:value="8591812" calcext:value-type="float">
            <text:p>8591812</text:p>
          </table:table-cell>
          <table:table-cell table:formula="of:=[.A539]/1000/(60*60*24)" office:value-type="time" office:time-value="PT02H23M11.812S" calcext:value-type="time">
            <text:p>02:23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92.65" calcext:value-type="float">
            <text:p>1192.65</text:p>
          </table:table-cell>
          <table:table-cell office:value-type="float" office:value="1407.59" calcext:value-type="float">
            <text:p>1407.59</text:p>
          </table:table-cell>
        </table:table-row>
        <table:table-row table:style-name="ro1">
          <table:table-cell office:value-type="float" office:value="8607812" calcext:value-type="float">
            <text:p>8607812</text:p>
          </table:table-cell>
          <table:table-cell table:formula="of:=[.A540]/1000/(60*60*24)" office:value-type="time" office:time-value="PT02H23M27.812S" calcext:value-type="time">
            <text:p>02:23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194.87" calcext:value-type="float">
            <text:p>1194.87</text:p>
          </table:table-cell>
          <table:table-cell office:value-type="float" office:value="1410.17" calcext:value-type="float">
            <text:p>1410.17</text:p>
          </table:table-cell>
        </table:table-row>
        <table:table-row table:style-name="ro1">
          <table:table-cell office:value-type="float" office:value="8623811" calcext:value-type="float">
            <text:p>8623811</text:p>
          </table:table-cell>
          <table:table-cell table:formula="of:=[.A541]/1000/(60*60*24)" office:value-type="time" office:time-value="PT02H23M43.811S" calcext:value-type="time">
            <text:p>02:23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5" calcext:value-type="float">
            <text:p>580.25</text:p>
          </table:table-cell>
          <table:table-cell office:value-type="float" office:value="1197.09" calcext:value-type="float">
            <text:p>1197.09</text:p>
          </table:table-cell>
          <table:table-cell office:value-type="float" office:value="1412.75" calcext:value-type="float">
            <text:p>1412.75</text:p>
          </table:table-cell>
        </table:table-row>
        <table:table-row table:style-name="ro1">
          <table:table-cell office:value-type="float" office:value="8639811" calcext:value-type="float">
            <text:p>8639811</text:p>
          </table:table-cell>
          <table:table-cell table:formula="of:=[.A542]/1000/(60*60*24)" office:value-type="time" office:time-value="PT02H23M59.811S" calcext:value-type="time">
            <text:p>02:24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199.3" calcext:value-type="float">
            <text:p>1199.3</text:p>
          </table:table-cell>
          <table:table-cell office:value-type="float" office:value="1415.33" calcext:value-type="float">
            <text:p>1415.33</text:p>
          </table:table-cell>
        </table:table-row>
        <table:table-row table:style-name="ro1">
          <table:table-cell office:value-type="float" office:value="8655811" calcext:value-type="float">
            <text:p>8655811</text:p>
          </table:table-cell>
          <table:table-cell table:formula="of:=[.A543]/1000/(60*60*24)" office:value-type="time" office:time-value="PT02H24M15.811S" calcext:value-type="time">
            <text:p>02:24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01.52" calcext:value-type="float">
            <text:p>1201.52</text:p>
          </table:table-cell>
          <table:table-cell office:value-type="float" office:value="1417.91" calcext:value-type="float">
            <text:p>1417.91</text:p>
          </table:table-cell>
        </table:table-row>
        <table:table-row table:style-name="ro1">
          <table:table-cell office:value-type="float" office:value="8671811" calcext:value-type="float">
            <text:p>8671811</text:p>
          </table:table-cell>
          <table:table-cell table:formula="of:=[.A544]/1000/(60*60*24)" office:value-type="time" office:time-value="PT02H24M31.811S" calcext:value-type="time">
            <text:p>02:2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203.74" calcext:value-type="float">
            <text:p>1203.74</text:p>
          </table:table-cell>
          <table:table-cell office:value-type="float" office:value="1420.49" calcext:value-type="float">
            <text:p>1420.49</text:p>
          </table:table-cell>
        </table:table-row>
        <table:table-row table:style-name="ro1">
          <table:table-cell office:value-type="float" office:value="8687811" calcext:value-type="float">
            <text:p>8687811</text:p>
          </table:table-cell>
          <table:table-cell table:formula="of:=[.A545]/1000/(60*60*24)" office:value-type="time" office:time-value="PT02H24M47.811S" calcext:value-type="time">
            <text:p>02:24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205.96" calcext:value-type="float">
            <text:p>1205.96</text:p>
          </table:table-cell>
          <table:table-cell office:value-type="float" office:value="1423.07" calcext:value-type="float">
            <text:p>1423.07</text:p>
          </table:table-cell>
        </table:table-row>
        <table:table-row table:style-name="ro1">
          <table:table-cell office:value-type="float" office:value="8703812" calcext:value-type="float">
            <text:p>8703812</text:p>
          </table:table-cell>
          <table:table-cell table:formula="of:=[.A546]/1000/(60*60*24)" office:value-type="time" office:time-value="PT02H25M03.812S" calcext:value-type="time">
            <text:p>02:25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08.18" calcext:value-type="float">
            <text:p>1208.18</text:p>
          </table:table-cell>
          <table:table-cell office:value-type="float" office:value="1425.65" calcext:value-type="float">
            <text:p>1425.65</text:p>
          </table:table-cell>
        </table:table-row>
        <table:table-row table:style-name="ro1">
          <table:table-cell office:value-type="float" office:value="8719812" calcext:value-type="float">
            <text:p>8719812</text:p>
          </table:table-cell>
          <table:table-cell table:formula="of:=[.A547]/1000/(60*60*24)" office:value-type="time" office:time-value="PT02H25M19.812S" calcext:value-type="time">
            <text:p>02:25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10.4" calcext:value-type="float">
            <text:p>1210.4</text:p>
          </table:table-cell>
          <table:table-cell office:value-type="float" office:value="1428.23" calcext:value-type="float">
            <text:p>1428.23</text:p>
          </table:table-cell>
        </table:table-row>
        <table:table-row table:style-name="ro1">
          <table:table-cell office:value-type="float" office:value="8735812" calcext:value-type="float">
            <text:p>8735812</text:p>
          </table:table-cell>
          <table:table-cell table:formula="of:=[.A548]/1000/(60*60*24)" office:value-type="time" office:time-value="PT02H25M35.812S" calcext:value-type="time">
            <text:p>02:25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12.62" calcext:value-type="float">
            <text:p>1212.62</text:p>
          </table:table-cell>
          <table:table-cell office:value-type="float" office:value="1430.81" calcext:value-type="float">
            <text:p>1430.81</text:p>
          </table:table-cell>
        </table:table-row>
        <table:table-row table:style-name="ro1">
          <table:table-cell office:value-type="float" office:value="8751811" calcext:value-type="float">
            <text:p>8751811</text:p>
          </table:table-cell>
          <table:table-cell table:formula="of:=[.A549]/1000/(60*60*24)" office:value-type="time" office:time-value="PT02H25M51.811S" calcext:value-type="time">
            <text:p>02:25:52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" calcext:value-type="float">
            <text:p>582.1</text:p>
          </table:table-cell>
          <table:table-cell office:value-type="float" office:value="1214.84" calcext:value-type="float">
            <text:p>1214.84</text:p>
          </table:table-cell>
          <table:table-cell office:value-type="float" office:value="1433.39" calcext:value-type="float">
            <text:p>1433.39</text:p>
          </table:table-cell>
        </table:table-row>
        <table:table-row table:style-name="ro1">
          <table:table-cell office:value-type="float" office:value="8767812" calcext:value-type="float">
            <text:p>8767812</text:p>
          </table:table-cell>
          <table:table-cell table:formula="of:=[.A550]/1000/(60*60*24)" office:value-type="time" office:time-value="PT02H26M07.812S" calcext:value-type="time">
            <text:p>02:26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17.06" calcext:value-type="float">
            <text:p>1217.06</text:p>
          </table:table-cell>
          <table:table-cell office:value-type="float" office:value="1435.97" calcext:value-type="float">
            <text:p>1435.97</text:p>
          </table:table-cell>
        </table:table-row>
        <table:table-row table:style-name="ro1">
          <table:table-cell office:value-type="float" office:value="8783812" calcext:value-type="float">
            <text:p>8783812</text:p>
          </table:table-cell>
          <table:table-cell table:formula="of:=[.A551]/1000/(60*60*24)" office:value-type="time" office:time-value="PT02H26M23.812S" calcext:value-type="time">
            <text:p>02:26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3" calcext:value-type="float">
            <text:p>579.93</text:p>
          </table:table-cell>
          <table:table-cell office:value-type="float" office:value="1219.28" calcext:value-type="float">
            <text:p>1219.28</text:p>
          </table:table-cell>
          <table:table-cell office:value-type="float" office:value="1438.55" calcext:value-type="float">
            <text:p>1438.55</text:p>
          </table:table-cell>
        </table:table-row>
        <table:table-row table:style-name="ro1">
          <table:table-cell office:value-type="float" office:value="8799811" calcext:value-type="float">
            <text:p>8799811</text:p>
          </table:table-cell>
          <table:table-cell table:formula="of:=[.A552]/1000/(60*60*24)" office:value-type="time" office:time-value="PT02H26M39.811S" calcext:value-type="time">
            <text:p>02:26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2" calcext:value-type="float">
            <text:p>580.02</text:p>
          </table:table-cell>
          <table:table-cell office:value-type="float" office:value="1221.5" calcext:value-type="float">
            <text:p>1221.5</text:p>
          </table:table-cell>
          <table:table-cell office:value-type="float" office:value="1441.13" calcext:value-type="float">
            <text:p>1441.13</text:p>
          </table:table-cell>
        </table:table-row>
        <table:table-row table:style-name="ro1">
          <table:table-cell office:value-type="float" office:value="8815811" calcext:value-type="float">
            <text:p>8815811</text:p>
          </table:table-cell>
          <table:table-cell table:formula="of:=[.A553]/1000/(60*60*24)" office:value-type="time" office:time-value="PT02H26M55.811S" calcext:value-type="time">
            <text:p>02:26:56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5" calcext:value-type="float">
            <text:p>581.95</text:p>
          </table:table-cell>
          <table:table-cell office:value-type="float" office:value="1223.72" calcext:value-type="float">
            <text:p>1223.72</text:p>
          </table:table-cell>
          <table:table-cell office:value-type="float" office:value="1443.71" calcext:value-type="float">
            <text:p>1443.71</text:p>
          </table:table-cell>
        </table:table-row>
        <table:table-row table:style-name="ro1">
          <table:table-cell office:value-type="float" office:value="8831811" calcext:value-type="float">
            <text:p>8831811</text:p>
          </table:table-cell>
          <table:table-cell table:formula="of:=[.A554]/1000/(60*60*24)" office:value-type="time" office:time-value="PT02H27M11.811S" calcext:value-type="time">
            <text:p>02:27:12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1225.95" calcext:value-type="float">
            <text:p>1225.95</text:p>
          </table:table-cell>
          <table:table-cell office:value-type="float" office:value="1446.3" calcext:value-type="float">
            <text:p>1446.3</text:p>
          </table:table-cell>
        </table:table-row>
        <table:table-row table:style-name="ro1">
          <table:table-cell office:value-type="float" office:value="8847811" calcext:value-type="float">
            <text:p>8847811</text:p>
          </table:table-cell>
          <table:table-cell table:formula="of:=[.A555]/1000/(60*60*24)" office:value-type="time" office:time-value="PT02H27M27.811S" calcext:value-type="time">
            <text:p>02:27:28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1.63" calcext:value-type="float">
            <text:p>581.63</text:p>
          </table:table-cell>
          <table:table-cell office:value-type="float" office:value="1228.17" calcext:value-type="float">
            <text:p>1228.17</text:p>
          </table:table-cell>
          <table:table-cell office:value-type="float" office:value="1448.88" calcext:value-type="float">
            <text:p>1448.88</text:p>
          </table:table-cell>
        </table:table-row>
        <table:table-row table:style-name="ro1">
          <table:table-cell office:value-type="float" office:value="8863811" calcext:value-type="float">
            <text:p>8863811</text:p>
          </table:table-cell>
          <table:table-cell table:formula="of:=[.A556]/1000/(60*60*24)" office:value-type="time" office:time-value="PT02H27M43.811S" calcext:value-type="time">
            <text:p>02:27:44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230.4" calcext:value-type="float">
            <text:p>1230.4</text:p>
          </table:table-cell>
          <table:table-cell office:value-type="float" office:value="1451.47" calcext:value-type="float">
            <text:p>1451.47</text:p>
          </table:table-cell>
        </table:table-row>
        <table:table-row table:style-name="ro1">
          <table:table-cell office:value-type="float" office:value="8879812" calcext:value-type="float">
            <text:p>8879812</text:p>
          </table:table-cell>
          <table:table-cell table:formula="of:=[.A557]/1000/(60*60*24)" office:value-type="time" office:time-value="PT02H27M59.812S" calcext:value-type="time">
            <text:p>02:28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4" calcext:value-type="float">
            <text:p>580.24</text:p>
          </table:table-cell>
          <table:table-cell office:value-type="float" office:value="1232.62" calcext:value-type="float">
            <text:p>1232.62</text:p>
          </table:table-cell>
          <table:table-cell office:value-type="float" office:value="1454.05" calcext:value-type="float">
            <text:p>1454.05</text:p>
          </table:table-cell>
        </table:table-row>
        <table:table-row table:style-name="ro1">
          <table:table-cell office:value-type="float" office:value="8895812" calcext:value-type="float">
            <text:p>8895812</text:p>
          </table:table-cell>
          <table:table-cell table:formula="of:=[.A558]/1000/(60*60*24)" office:value-type="time" office:time-value="PT02H28M15.812S" calcext:value-type="time">
            <text:p>02:28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234.84" calcext:value-type="float">
            <text:p>1234.84</text:p>
          </table:table-cell>
          <table:table-cell office:value-type="float" office:value="1456.63" calcext:value-type="float">
            <text:p>1456.63</text:p>
          </table:table-cell>
        </table:table-row>
        <table:table-row table:style-name="ro1">
          <table:table-cell office:value-type="float" office:value="8911811" calcext:value-type="float">
            <text:p>8911811</text:p>
          </table:table-cell>
          <table:table-cell table:formula="of:=[.A559]/1000/(60*60*24)" office:value-type="time" office:time-value="PT02H28M31.811S" calcext:value-type="time">
            <text:p>02:28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237.06" calcext:value-type="float">
            <text:p>1237.06</text:p>
          </table:table-cell>
          <table:table-cell office:value-type="float" office:value="1459.21" calcext:value-type="float">
            <text:p>1459.21</text:p>
          </table:table-cell>
        </table:table-row>
        <table:table-row table:style-name="ro1">
          <table:table-cell office:value-type="float" office:value="8927811" calcext:value-type="float">
            <text:p>8927811</text:p>
          </table:table-cell>
          <table:table-cell table:formula="of:=[.A560]/1000/(60*60*24)" office:value-type="time" office:time-value="PT02H28M47.811S" calcext:value-type="time">
            <text:p>02:28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1" calcext:value-type="float">
            <text:p>582.01</text:p>
          </table:table-cell>
          <table:table-cell office:value-type="float" office:value="1239.28" calcext:value-type="float">
            <text:p>1239.28</text:p>
          </table:table-cell>
          <table:table-cell office:value-type="float" office:value="1461.79" calcext:value-type="float">
            <text:p>1461.79</text:p>
          </table:table-cell>
        </table:table-row>
        <table:table-row table:style-name="ro1">
          <table:table-cell office:value-type="float" office:value="8943811" calcext:value-type="float">
            <text:p>8943811</text:p>
          </table:table-cell>
          <table:table-cell table:formula="of:=[.A561]/1000/(60*60*24)" office:value-type="time" office:time-value="PT02H29M03.811S" calcext:value-type="time">
            <text:p>02:29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1241.5" calcext:value-type="float">
            <text:p>1241.5</text:p>
          </table:table-cell>
          <table:table-cell office:value-type="float" office:value="1464.38" calcext:value-type="float">
            <text:p>1464.38</text:p>
          </table:table-cell>
        </table:table-row>
        <table:table-row table:style-name="ro1">
          <table:table-cell office:value-type="float" office:value="8959811" calcext:value-type="float">
            <text:p>8959811</text:p>
          </table:table-cell>
          <table:table-cell table:formula="of:=[.A562]/1000/(60*60*24)" office:value-type="time" office:time-value="PT02H29M19.811S" calcext:value-type="time">
            <text:p>02:29:20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3" calcext:value-type="float">
            <text:p>581.73</text:p>
          </table:table-cell>
          <table:table-cell office:value-type="float" office:value="1243.72" calcext:value-type="float">
            <text:p>1243.72</text:p>
          </table:table-cell>
          <table:table-cell office:value-type="float" office:value="1466.96" calcext:value-type="float">
            <text:p>1466.96</text:p>
          </table:table-cell>
        </table:table-row>
        <table:table-row table:style-name="ro1">
          <table:table-cell office:value-type="float" office:value="8975811" calcext:value-type="float">
            <text:p>8975811</text:p>
          </table:table-cell>
          <table:table-cell table:formula="of:=[.A563]/1000/(60*60*24)" office:value-type="time" office:time-value="PT02H29M35.811S" calcext:value-type="time">
            <text:p>02:29:36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3" calcext:value-type="float">
            <text:p>581.73</text:p>
          </table:table-cell>
          <table:table-cell office:value-type="float" office:value="1245.95" calcext:value-type="float">
            <text:p>1245.95</text:p>
          </table:table-cell>
          <table:table-cell office:value-type="float" office:value="1469.55" calcext:value-type="float">
            <text:p>1469.55</text:p>
          </table:table-cell>
        </table:table-row>
        <table:table-row table:style-name="ro1">
          <table:table-cell office:value-type="float" office:value="8991811" calcext:value-type="float">
            <text:p>8991811</text:p>
          </table:table-cell>
          <table:table-cell table:formula="of:=[.A564]/1000/(60*60*24)" office:value-type="time" office:time-value="PT02H29M51.811S" calcext:value-type="time">
            <text:p>02:29:52</text:p>
          </table:table-cell>
          <table:table-cell office:value-type="float" office:value="1.16" calcext:value-type="float">
            <text:p>1.16</text:p>
          </table:table-cell>
          <table:table-cell office:value-type="float" office:value="500.4" calcext:value-type="float">
            <text:p>500.4</text:p>
          </table:table-cell>
          <table:table-cell office:value-type="float" office:value="581.49" calcext:value-type="float">
            <text:p>581.49</text:p>
          </table:table-cell>
          <table:table-cell office:value-type="float" office:value="1248.18" calcext:value-type="float">
            <text:p>1248.18</text:p>
          </table:table-cell>
          <table:table-cell office:value-type="float" office:value="1472.13" calcext:value-type="float">
            <text:p>1472.13</text:p>
          </table:table-cell>
        </table:table-row>
        <table:table-row table:style-name="ro1">
          <table:table-cell office:value-type="float" office:value="9007811" calcext:value-type="float">
            <text:p>9007811</text:p>
          </table:table-cell>
          <table:table-cell table:formula="of:=[.A565]/1000/(60*60*24)" office:value-type="time" office:time-value="PT02H30M07.811S" calcext:value-type="time">
            <text:p>02:30:08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19" calcext:value-type="float">
            <text:p>582.19</text:p>
          </table:table-cell>
          <table:table-cell office:value-type="float" office:value="1250.4" calcext:value-type="float">
            <text:p>1250.4</text:p>
          </table:table-cell>
          <table:table-cell office:value-type="float" office:value="1474.72" calcext:value-type="float">
            <text:p>1474.72</text:p>
          </table:table-cell>
        </table:table-row>
        <table:table-row table:style-name="ro1">
          <table:table-cell office:value-type="float" office:value="9023811" calcext:value-type="float">
            <text:p>9023811</text:p>
          </table:table-cell>
          <table:table-cell table:formula="of:=[.A566]/1000/(60*60*24)" office:value-type="time" office:time-value="PT02H30M23.811S" calcext:value-type="time">
            <text:p>02:30:24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1252.63" calcext:value-type="float">
            <text:p>1252.63</text:p>
          </table:table-cell>
          <table:table-cell office:value-type="float" office:value="1477.3" calcext:value-type="float">
            <text:p>1477.3</text:p>
          </table:table-cell>
        </table:table-row>
        <table:table-row table:style-name="ro1">
          <table:table-cell office:value-type="float" office:value="9039811" calcext:value-type="float">
            <text:p>9039811</text:p>
          </table:table-cell>
          <table:table-cell table:formula="of:=[.A567]/1000/(60*60*24)" office:value-type="time" office:time-value="PT02H30M39.811S" calcext:value-type="time">
            <text:p>02:30:40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1254.85" calcext:value-type="float">
            <text:p>1254.85</text:p>
          </table:table-cell>
          <table:table-cell office:value-type="float" office:value="1479.89" calcext:value-type="float">
            <text:p>1479.89</text:p>
          </table:table-cell>
        </table:table-row>
        <table:table-row table:style-name="ro1">
          <table:table-cell office:value-type="float" office:value="9055811" calcext:value-type="float">
            <text:p>9055811</text:p>
          </table:table-cell>
          <table:table-cell table:formula="of:=[.A568]/1000/(60*60*24)" office:value-type="time" office:time-value="PT02H30M55.811S" calcext:value-type="time">
            <text:p>02:30:56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3" calcext:value-type="float">
            <text:p>581.73</text:p>
          </table:table-cell>
          <table:table-cell office:value-type="float" office:value="1257.08" calcext:value-type="float">
            <text:p>1257.08</text:p>
          </table:table-cell>
          <table:table-cell office:value-type="float" office:value="1482.47" calcext:value-type="float">
            <text:p>1482.47</text:p>
          </table:table-cell>
        </table:table-row>
        <table:table-row table:style-name="ro1">
          <table:table-cell office:value-type="float" office:value="9071811" calcext:value-type="float">
            <text:p>9071811</text:p>
          </table:table-cell>
          <table:table-cell table:formula="of:=[.A569]/1000/(60*60*24)" office:value-type="time" office:time-value="PT02H31M11.811S" calcext:value-type="time">
            <text:p>02:31:12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2" calcext:value-type="float">
            <text:p>582.2</text:p>
          </table:table-cell>
          <table:table-cell office:value-type="float" office:value="1259.3" calcext:value-type="float">
            <text:p>1259.3</text:p>
          </table:table-cell>
          <table:table-cell office:value-type="float" office:value="1485.06" calcext:value-type="float">
            <text:p>1485.06</text:p>
          </table:table-cell>
        </table:table-row>
        <table:table-row table:style-name="ro1">
          <table:table-cell office:value-type="float" office:value="9087811" calcext:value-type="float">
            <text:p>9087811</text:p>
          </table:table-cell>
          <table:table-cell table:formula="of:=[.A570]/1000/(60*60*24)" office:value-type="time" office:time-value="PT02H31M27.811S" calcext:value-type="time">
            <text:p>02:31:28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1" calcext:value-type="float">
            <text:p>584.11</text:p>
          </table:table-cell>
          <table:table-cell office:value-type="float" office:value="1261.53" calcext:value-type="float">
            <text:p>1261.53</text:p>
          </table:table-cell>
          <table:table-cell office:value-type="float" office:value="1487.64" calcext:value-type="float">
            <text:p>1487.64</text:p>
          </table:table-cell>
        </table:table-row>
        <table:table-row table:style-name="ro1">
          <table:table-cell office:value-type="float" office:value="9103811" calcext:value-type="float">
            <text:p>9103811</text:p>
          </table:table-cell>
          <table:table-cell table:formula="of:=[.A571]/1000/(60*60*24)" office:value-type="time" office:time-value="PT02H31M43.811S" calcext:value-type="time">
            <text:p>02:31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263.75" calcext:value-type="float">
            <text:p>1263.75</text:p>
          </table:table-cell>
          <table:table-cell office:value-type="float" office:value="1490.23" calcext:value-type="float">
            <text:p>1490.23</text:p>
          </table:table-cell>
        </table:table-row>
        <table:table-row table:style-name="ro1">
          <table:table-cell office:value-type="float" office:value="9119811" calcext:value-type="float">
            <text:p>9119811</text:p>
          </table:table-cell>
          <table:table-cell table:formula="of:=[.A572]/1000/(60*60*24)" office:value-type="time" office:time-value="PT02H31M59.811S" calcext:value-type="time">
            <text:p>02:32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65.97" calcext:value-type="float">
            <text:p>1265.97</text:p>
          </table:table-cell>
          <table:table-cell office:value-type="float" office:value="1492.81" calcext:value-type="float">
            <text:p>1492.81</text:p>
          </table:table-cell>
        </table:table-row>
        <table:table-row table:style-name="ro1">
          <table:table-cell office:value-type="float" office:value="9135811" calcext:value-type="float">
            <text:p>9135811</text:p>
          </table:table-cell>
          <table:table-cell table:formula="of:=[.A573]/1000/(60*60*24)" office:value-type="time" office:time-value="PT02H32M15.811S" calcext:value-type="time">
            <text:p>02:32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268.19" calcext:value-type="float">
            <text:p>1268.19</text:p>
          </table:table-cell>
          <table:table-cell office:value-type="float" office:value="1495.38" calcext:value-type="float">
            <text:p>1495.38</text:p>
          </table:table-cell>
        </table:table-row>
        <table:table-row table:style-name="ro1">
          <table:table-cell office:value-type="float" office:value="9151811" calcext:value-type="float">
            <text:p>9151811</text:p>
          </table:table-cell>
          <table:table-cell table:formula="of:=[.A574]/1000/(60*60*24)" office:value-type="time" office:time-value="PT02H32M31.811S" calcext:value-type="time">
            <text:p>02:32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270.41" calcext:value-type="float">
            <text:p>1270.41</text:p>
          </table:table-cell>
          <table:table-cell office:value-type="float" office:value="1497.96" calcext:value-type="float">
            <text:p>1497.96</text:p>
          </table:table-cell>
        </table:table-row>
        <table:table-row table:style-name="ro1">
          <table:table-cell office:value-type="float" office:value="9167811" calcext:value-type="float">
            <text:p>9167811</text:p>
          </table:table-cell>
          <table:table-cell table:formula="of:=[.A575]/1000/(60*60*24)" office:value-type="time" office:time-value="PT02H32M47.811S" calcext:value-type="time">
            <text:p>02:32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272.63" calcext:value-type="float">
            <text:p>1272.63</text:p>
          </table:table-cell>
          <table:table-cell office:value-type="float" office:value="1500.54" calcext:value-type="float">
            <text:p>1500.54</text:p>
          </table:table-cell>
        </table:table-row>
        <table:table-row table:style-name="ro1">
          <table:table-cell office:value-type="float" office:value="9183811" calcext:value-type="float">
            <text:p>9183811</text:p>
          </table:table-cell>
          <table:table-cell table:formula="of:=[.A576]/1000/(60*60*24)" office:value-type="time" office:time-value="PT02H33M03.811S" calcext:value-type="time">
            <text:p>02:33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74.85" calcext:value-type="float">
            <text:p>1274.85</text:p>
          </table:table-cell>
          <table:table-cell office:value-type="float" office:value="1503.12" calcext:value-type="float">
            <text:p>1503.12</text:p>
          </table:table-cell>
        </table:table-row>
        <table:table-row table:style-name="ro1">
          <table:table-cell office:value-type="float" office:value="9199811" calcext:value-type="float">
            <text:p>9199811</text:p>
          </table:table-cell>
          <table:table-cell table:formula="of:=[.A577]/1000/(60*60*24)" office:value-type="time" office:time-value="PT02H33M19.811S" calcext:value-type="time">
            <text:p>02:33:20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277.07" calcext:value-type="float">
            <text:p>1277.07</text:p>
          </table:table-cell>
          <table:table-cell office:value-type="float" office:value="1505.69" calcext:value-type="float">
            <text:p>1505.69</text:p>
          </table:table-cell>
        </table:table-row>
        <table:table-row table:style-name="ro1">
          <table:table-cell office:value-type="float" office:value="9215811" calcext:value-type="float">
            <text:p>9215811</text:p>
          </table:table-cell>
          <table:table-cell table:formula="of:=[.A578]/1000/(60*60*24)" office:value-type="time" office:time-value="PT02H33M35.811S" calcext:value-type="time">
            <text:p>02:33:36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4" calcext:value-type="float">
            <text:p>581.74</text:p>
          </table:table-cell>
          <table:table-cell office:value-type="float" office:value="1279.29" calcext:value-type="float">
            <text:p>1279.29</text:p>
          </table:table-cell>
          <table:table-cell office:value-type="float" office:value="1508.28" calcext:value-type="float">
            <text:p>1508.28</text:p>
          </table:table-cell>
        </table:table-row>
        <table:table-row table:style-name="ro1">
          <table:table-cell office:value-type="float" office:value="9231812" calcext:value-type="float">
            <text:p>9231812</text:p>
          </table:table-cell>
          <table:table-cell table:formula="of:=[.A579]/1000/(60*60*24)" office:value-type="time" office:time-value="PT02H33M51.812S" calcext:value-type="time">
            <text:p>02:33:52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8" calcext:value-type="float">
            <text:p>581.88</text:p>
          </table:table-cell>
          <table:table-cell office:value-type="float" office:value="1281.52" calcext:value-type="float">
            <text:p>1281.52</text:p>
          </table:table-cell>
          <table:table-cell office:value-type="float" office:value="1510.86" calcext:value-type="float">
            <text:p>1510.86</text:p>
          </table:table-cell>
        </table:table-row>
        <table:table-row table:style-name="ro1">
          <table:table-cell office:value-type="float" office:value="9247811" calcext:value-type="float">
            <text:p>9247811</text:p>
          </table:table-cell>
          <table:table-cell table:formula="of:=[.A580]/1000/(60*60*24)" office:value-type="time" office:time-value="PT02H34M07.811S" calcext:value-type="time">
            <text:p>02:34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283.74" calcext:value-type="float">
            <text:p>1283.74</text:p>
          </table:table-cell>
          <table:table-cell office:value-type="float" office:value="1513.44" calcext:value-type="float">
            <text:p>1513.44</text:p>
          </table:table-cell>
        </table:table-row>
        <table:table-row table:style-name="ro1">
          <table:table-cell office:value-type="float" office:value="9263812" calcext:value-type="float">
            <text:p>9263812</text:p>
          </table:table-cell>
          <table:table-cell table:formula="of:=[.A581]/1000/(60*60*24)" office:value-type="time" office:time-value="PT02H34M23.812S" calcext:value-type="time">
            <text:p>02:34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285.96" calcext:value-type="float">
            <text:p>1285.96</text:p>
          </table:table-cell>
          <table:table-cell office:value-type="float" office:value="1516.02" calcext:value-type="float">
            <text:p>1516.02</text:p>
          </table:table-cell>
        </table:table-row>
        <table:table-row table:style-name="ro1">
          <table:table-cell office:value-type="float" office:value="9279811" calcext:value-type="float">
            <text:p>9279811</text:p>
          </table:table-cell>
          <table:table-cell table:formula="of:=[.A582]/1000/(60*60*24)" office:value-type="time" office:time-value="PT02H34M39.811S" calcext:value-type="time">
            <text:p>02:34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88.18" calcext:value-type="float">
            <text:p>1288.18</text:p>
          </table:table-cell>
          <table:table-cell office:value-type="float" office:value="1518.59" calcext:value-type="float">
            <text:p>1518.59</text:p>
          </table:table-cell>
        </table:table-row>
        <table:table-row table:style-name="ro1">
          <table:table-cell office:value-type="float" office:value="9295812" calcext:value-type="float">
            <text:p>9295812</text:p>
          </table:table-cell>
          <table:table-cell table:formula="of:=[.A583]/1000/(60*60*24)" office:value-type="time" office:time-value="PT02H34M55.812S" calcext:value-type="time">
            <text:p>02:34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290.4" calcext:value-type="float">
            <text:p>1290.4</text:p>
          </table:table-cell>
          <table:table-cell office:value-type="float" office:value="1521.17" calcext:value-type="float">
            <text:p>1521.17</text:p>
          </table:table-cell>
        </table:table-row>
        <table:table-row table:style-name="ro1">
          <table:table-cell office:value-type="float" office:value="9311811" calcext:value-type="float">
            <text:p>9311811</text:p>
          </table:table-cell>
          <table:table-cell table:formula="of:=[.A584]/1000/(60*60*24)" office:value-type="time" office:time-value="PT02H35M11.811S" calcext:value-type="time">
            <text:p>02:35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292.62" calcext:value-type="float">
            <text:p>1292.62</text:p>
          </table:table-cell>
          <table:table-cell office:value-type="float" office:value="1523.75" calcext:value-type="float">
            <text:p>1523.75</text:p>
          </table:table-cell>
        </table:table-row>
        <table:table-row table:style-name="ro1">
          <table:table-cell office:value-type="float" office:value="9327811" calcext:value-type="float">
            <text:p>9327811</text:p>
          </table:table-cell>
          <table:table-cell table:formula="of:=[.A585]/1000/(60*60*24)" office:value-type="time" office:time-value="PT02H35M27.811S" calcext:value-type="time">
            <text:p>02:35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94.84" calcext:value-type="float">
            <text:p>1294.84</text:p>
          </table:table-cell>
          <table:table-cell office:value-type="float" office:value="1526.32" calcext:value-type="float">
            <text:p>1526.32</text:p>
          </table:table-cell>
        </table:table-row>
        <table:table-row table:style-name="ro1">
          <table:table-cell office:value-type="float" office:value="9343811" calcext:value-type="float">
            <text:p>9343811</text:p>
          </table:table-cell>
          <table:table-cell table:formula="of:=[.A586]/1000/(60*60*24)" office:value-type="time" office:time-value="PT02H35M43.811S" calcext:value-type="time">
            <text:p>02:35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297.06" calcext:value-type="float">
            <text:p>1297.06</text:p>
          </table:table-cell>
          <table:table-cell office:value-type="float" office:value="1528.9" calcext:value-type="float">
            <text:p>1528.9</text:p>
          </table:table-cell>
        </table:table-row>
        <table:table-row table:style-name="ro1">
          <table:table-cell office:value-type="float" office:value="9359812" calcext:value-type="float">
            <text:p>9359812</text:p>
          </table:table-cell>
          <table:table-cell table:formula="of:=[.A587]/1000/(60*60*24)" office:value-type="time" office:time-value="PT02H35M59.812S" calcext:value-type="time">
            <text:p>02:36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299.28" calcext:value-type="float">
            <text:p>1299.28</text:p>
          </table:table-cell>
          <table:table-cell office:value-type="float" office:value="1531.48" calcext:value-type="float">
            <text:p>1531.48</text:p>
          </table:table-cell>
        </table:table-row>
        <table:table-row table:style-name="ro1">
          <table:table-cell office:value-type="float" office:value="9375811" calcext:value-type="float">
            <text:p>9375811</text:p>
          </table:table-cell>
          <table:table-cell table:formula="of:=[.A588]/1000/(60*60*24)" office:value-type="time" office:time-value="PT02H36M15.811S" calcext:value-type="time">
            <text:p>02:36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301.49" calcext:value-type="float">
            <text:p>1301.49</text:p>
          </table:table-cell>
          <table:table-cell office:value-type="float" office:value="1534.05" calcext:value-type="float">
            <text:p>1534.05</text:p>
          </table:table-cell>
        </table:table-row>
        <table:table-row table:style-name="ro1">
          <table:table-cell office:value-type="float" office:value="9391811" calcext:value-type="float">
            <text:p>9391811</text:p>
          </table:table-cell>
          <table:table-cell table:formula="of:=[.A589]/1000/(60*60*24)" office:value-type="time" office:time-value="PT02H36M31.811S" calcext:value-type="time">
            <text:p>02:36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3" calcext:value-type="float">
            <text:p>579.93</text:p>
          </table:table-cell>
          <table:table-cell office:value-type="float" office:value="1303.72" calcext:value-type="float">
            <text:p>1303.72</text:p>
          </table:table-cell>
          <table:table-cell office:value-type="float" office:value="1536.63" calcext:value-type="float">
            <text:p>1536.63</text:p>
          </table:table-cell>
        </table:table-row>
        <table:table-row table:style-name="ro1">
          <table:table-cell office:value-type="float" office:value="9407812" calcext:value-type="float">
            <text:p>9407812</text:p>
          </table:table-cell>
          <table:table-cell table:formula="of:=[.A590]/1000/(60*60*24)" office:value-type="time" office:time-value="PT02H36M47.812S" calcext:value-type="time">
            <text:p>02:36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305.93" calcext:value-type="float">
            <text:p>1305.93</text:p>
          </table:table-cell>
          <table:table-cell office:value-type="float" office:value="1539.21" calcext:value-type="float">
            <text:p>1539.21</text:p>
          </table:table-cell>
        </table:table-row>
        <table:table-row table:style-name="ro1">
          <table:table-cell office:value-type="float" office:value="9423811" calcext:value-type="float">
            <text:p>9423811</text:p>
          </table:table-cell>
          <table:table-cell table:formula="of:=[.A591]/1000/(60*60*24)" office:value-type="time" office:time-value="PT02H37M03.811S" calcext:value-type="time">
            <text:p>02:37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308.15" calcext:value-type="float">
            <text:p>1308.15</text:p>
          </table:table-cell>
          <table:table-cell office:value-type="float" office:value="1541.78" calcext:value-type="float">
            <text:p>1541.78</text:p>
          </table:table-cell>
        </table:table-row>
        <table:table-row table:style-name="ro1">
          <table:table-cell office:value-type="float" office:value="9439811" calcext:value-type="float">
            <text:p>9439811</text:p>
          </table:table-cell>
          <table:table-cell table:formula="of:=[.A592]/1000/(60*60*24)" office:value-type="time" office:time-value="PT02H37M19.811S" calcext:value-type="time">
            <text:p>02:37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6" calcext:value-type="float">
            <text:p>577.96</text:p>
          </table:table-cell>
          <table:table-cell office:value-type="float" office:value="1310.37" calcext:value-type="float">
            <text:p>1310.37</text:p>
          </table:table-cell>
          <table:table-cell office:value-type="float" office:value="1544.36" calcext:value-type="float">
            <text:p>1544.36</text:p>
          </table:table-cell>
        </table:table-row>
        <table:table-row table:style-name="ro1">
          <table:table-cell office:value-type="float" office:value="9455811" calcext:value-type="float">
            <text:p>9455811</text:p>
          </table:table-cell>
          <table:table-cell table:formula="of:=[.A593]/1000/(60*60*24)" office:value-type="time" office:time-value="PT02H37M35.811S" calcext:value-type="time">
            <text:p>02:37:36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2" calcext:value-type="float">
            <text:p>582.2</text:p>
          </table:table-cell>
          <table:table-cell office:value-type="float" office:value="1312.6" calcext:value-type="float">
            <text:p>1312.6</text:p>
          </table:table-cell>
          <table:table-cell office:value-type="float" office:value="1546.94" calcext:value-type="float">
            <text:p>1546.94</text:p>
          </table:table-cell>
        </table:table-row>
        <table:table-row table:style-name="ro1">
          <table:table-cell office:value-type="float" office:value="9471812" calcext:value-type="float">
            <text:p>9471812</text:p>
          </table:table-cell>
          <table:table-cell table:formula="of:=[.A594]/1000/(60*60*24)" office:value-type="time" office:time-value="PT02H37M51.812S" calcext:value-type="time">
            <text:p>02:37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314.82" calcext:value-type="float">
            <text:p>1314.82</text:p>
          </table:table-cell>
          <table:table-cell office:value-type="float" office:value="1549.52" calcext:value-type="float">
            <text:p>1549.52</text:p>
          </table:table-cell>
        </table:table-row>
        <table:table-row table:style-name="ro1">
          <table:table-cell office:value-type="float" office:value="9487811" calcext:value-type="float">
            <text:p>9487811</text:p>
          </table:table-cell>
          <table:table-cell table:formula="of:=[.A595]/1000/(60*60*24)" office:value-type="time" office:time-value="PT02H38M07.811S" calcext:value-type="time">
            <text:p>02:38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317.04" calcext:value-type="float">
            <text:p>1317.04</text:p>
          </table:table-cell>
          <table:table-cell office:value-type="float" office:value="1552.09" calcext:value-type="float">
            <text:p>1552.09</text:p>
          </table:table-cell>
        </table:table-row>
        <table:table-row table:style-name="ro1">
          <table:table-cell office:value-type="float" office:value="9503811" calcext:value-type="float">
            <text:p>9503811</text:p>
          </table:table-cell>
          <table:table-cell table:formula="of:=[.A596]/1000/(60*60*24)" office:value-type="time" office:time-value="PT02H38M23.811S" calcext:value-type="time">
            <text:p>02:38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1319.26" calcext:value-type="float">
            <text:p>1319.26</text:p>
          </table:table-cell>
          <table:table-cell office:value-type="float" office:value="1554.67" calcext:value-type="float">
            <text:p>1554.67</text:p>
          </table:table-cell>
        </table:table-row>
        <table:table-row table:style-name="ro1">
          <table:table-cell office:value-type="float" office:value="9519811" calcext:value-type="float">
            <text:p>9519811</text:p>
          </table:table-cell>
          <table:table-cell table:formula="of:=[.A597]/1000/(60*60*24)" office:value-type="time" office:time-value="PT02H38M39.811S" calcext:value-type="time">
            <text:p>02:38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321.47" calcext:value-type="float">
            <text:p>1321.47</text:p>
          </table:table-cell>
          <table:table-cell office:value-type="float" office:value="1557.24" calcext:value-type="float">
            <text:p>1557.24</text:p>
          </table:table-cell>
        </table:table-row>
        <table:table-row table:style-name="ro1">
          <table:table-cell office:value-type="float" office:value="9535811" calcext:value-type="float">
            <text:p>9535811</text:p>
          </table:table-cell>
          <table:table-cell table:formula="of:=[.A598]/1000/(60*60*24)" office:value-type="time" office:time-value="PT02H38M55.811S" calcext:value-type="time">
            <text:p>02:38:56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2" calcext:value-type="float">
            <text:p>581.72</text:p>
          </table:table-cell>
          <table:table-cell office:value-type="float" office:value="1323.69" calcext:value-type="float">
            <text:p>1323.69</text:p>
          </table:table-cell>
          <table:table-cell office:value-type="float" office:value="1559.82" calcext:value-type="float">
            <text:p>1559.82</text:p>
          </table:table-cell>
        </table:table-row>
        <table:table-row table:style-name="ro1">
          <table:table-cell office:value-type="float" office:value="9551811" calcext:value-type="float">
            <text:p>9551811</text:p>
          </table:table-cell>
          <table:table-cell table:formula="of:=[.A599]/1000/(60*60*24)" office:value-type="time" office:time-value="PT02H39M11.811S" calcext:value-type="time">
            <text:p>02:39:12</text:p>
          </table:table-cell>
          <table:table-cell office:value-type="float" office:value="1.16" calcext:value-type="float">
            <text:p>1.16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2.34" calcext:value-type="float">
            <text:p>582.34</text:p>
          </table:table-cell>
          <table:table-cell office:value-type="float" office:value="1325.92" calcext:value-type="float">
            <text:p>1325.92</text:p>
          </table:table-cell>
          <table:table-cell office:value-type="float" office:value="1562.4" calcext:value-type="float">
            <text:p>1562.4</text:p>
          </table:table-cell>
        </table:table-row>
        <table:table-row table:style-name="ro1">
          <table:table-cell office:value-type="float" office:value="9567811" calcext:value-type="float">
            <text:p>9567811</text:p>
          </table:table-cell>
          <table:table-cell table:formula="of:=[.A600]/1000/(60*60*24)" office:value-type="time" office:time-value="PT02H39M27.811S" calcext:value-type="time">
            <text:p>02:39:28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9" calcext:value-type="float">
            <text:p>579.89</text:p>
          </table:table-cell>
          <table:table-cell office:value-type="float" office:value="1328.15" calcext:value-type="float">
            <text:p>1328.15</text:p>
          </table:table-cell>
          <table:table-cell office:value-type="float" office:value="1564.99" calcext:value-type="float">
            <text:p>1564.99</text:p>
          </table:table-cell>
        </table:table-row>
        <table:table-row table:style-name="ro1">
          <table:table-cell office:value-type="float" office:value="9583811" calcext:value-type="float">
            <text:p>9583811</text:p>
          </table:table-cell>
          <table:table-cell table:formula="of:=[.A601]/1000/(60*60*24)" office:value-type="time" office:time-value="PT02H39M43.811S" calcext:value-type="time">
            <text:p>02:39:44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1330.37" calcext:value-type="float">
            <text:p>1330.37</text:p>
          </table:table-cell>
          <table:table-cell office:value-type="float" office:value="1567.57" calcext:value-type="float">
            <text:p>1567.57</text:p>
          </table:table-cell>
        </table:table-row>
        <table:table-row table:style-name="ro1">
          <table:table-cell office:value-type="float" office:value="9599811" calcext:value-type="float">
            <text:p>9599811</text:p>
          </table:table-cell>
          <table:table-cell table:formula="of:=[.A602]/1000/(60*60*24)" office:value-type="time" office:time-value="PT02H39M59.811S" calcext:value-type="time">
            <text:p>02:40:00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332.6" calcext:value-type="float">
            <text:p>1332.6</text:p>
          </table:table-cell>
          <table:table-cell office:value-type="float" office:value="1570.15" calcext:value-type="float">
            <text:p>1570.15</text:p>
          </table:table-cell>
        </table:table-row>
        <table:table-row table:style-name="ro1">
          <table:table-cell office:value-type="float" office:value="9615811" calcext:value-type="float">
            <text:p>9615811</text:p>
          </table:table-cell>
          <table:table-cell table:formula="of:=[.A603]/1000/(60*60*24)" office:value-type="time" office:time-value="PT02H40M15.811S" calcext:value-type="time">
            <text:p>02:40:16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19" calcext:value-type="float">
            <text:p>582.19</text:p>
          </table:table-cell>
          <table:table-cell office:value-type="float" office:value="1334.82" calcext:value-type="float">
            <text:p>1334.82</text:p>
          </table:table-cell>
          <table:table-cell office:value-type="float" office:value="1572.73" calcext:value-type="float">
            <text:p>1572.73</text:p>
          </table:table-cell>
        </table:table-row>
        <table:table-row table:style-name="ro1">
          <table:table-cell office:value-type="float" office:value="9631811" calcext:value-type="float">
            <text:p>9631811</text:p>
          </table:table-cell>
          <table:table-cell table:formula="of:=[.A604]/1000/(60*60*24)" office:value-type="time" office:time-value="PT02H40M31.811S" calcext:value-type="time">
            <text:p>02:40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337.05" calcext:value-type="float">
            <text:p>1337.05</text:p>
          </table:table-cell>
          <table:table-cell office:value-type="float" office:value="1575.32" calcext:value-type="float">
            <text:p>1575.32</text:p>
          </table:table-cell>
        </table:table-row>
        <table:table-row table:style-name="ro1">
          <table:table-cell office:value-type="float" office:value="9647811" calcext:value-type="float">
            <text:p>9647811</text:p>
          </table:table-cell>
          <table:table-cell table:formula="of:=[.A605]/1000/(60*60*24)" office:value-type="time" office:time-value="PT02H40M47.811S" calcext:value-type="time">
            <text:p>02:40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339.27" calcext:value-type="float">
            <text:p>1339.27</text:p>
          </table:table-cell>
          <table:table-cell office:value-type="float" office:value="1577.89" calcext:value-type="float">
            <text:p>1577.89</text:p>
          </table:table-cell>
        </table:table-row>
        <table:table-row table:style-name="ro1">
          <table:table-cell office:value-type="float" office:value="9663811" calcext:value-type="float">
            <text:p>9663811</text:p>
          </table:table-cell>
          <table:table-cell table:formula="of:=[.A606]/1000/(60*60*24)" office:value-type="time" office:time-value="PT02H41M03.811S" calcext:value-type="time">
            <text:p>02:41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1341.49" calcext:value-type="float">
            <text:p>1341.49</text:p>
          </table:table-cell>
          <table:table-cell office:value-type="float" office:value="1580.47" calcext:value-type="float">
            <text:p>1580.47</text:p>
          </table:table-cell>
        </table:table-row>
        <table:table-row table:style-name="ro1">
          <table:table-cell office:value-type="float" office:value="9679811" calcext:value-type="float">
            <text:p>9679811</text:p>
          </table:table-cell>
          <table:table-cell table:formula="of:=[.A607]/1000/(60*60*24)" office:value-type="time" office:time-value="PT02H41M19.811S" calcext:value-type="time">
            <text:p>02:41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343.7" calcext:value-type="float">
            <text:p>1343.7</text:p>
          </table:table-cell>
          <table:table-cell office:value-type="float" office:value="1583.04" calcext:value-type="float">
            <text:p>1583.04</text:p>
          </table:table-cell>
        </table:table-row>
        <table:table-row table:style-name="ro1">
          <table:table-cell office:value-type="float" office:value="9695812" calcext:value-type="float">
            <text:p>9695812</text:p>
          </table:table-cell>
          <table:table-cell table:formula="of:=[.A608]/1000/(60*60*24)" office:value-type="time" office:time-value="PT02H41M35.812S" calcext:value-type="time">
            <text:p>02:41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45.92" calcext:value-type="float">
            <text:p>1345.92</text:p>
          </table:table-cell>
          <table:table-cell office:value-type="float" office:value="1585.62" calcext:value-type="float">
            <text:p>1585.62</text:p>
          </table:table-cell>
        </table:table-row>
        <table:table-row table:style-name="ro1">
          <table:table-cell office:value-type="float" office:value="9711812" calcext:value-type="float">
            <text:p>9711812</text:p>
          </table:table-cell>
          <table:table-cell table:formula="of:=[.A609]/1000/(60*60*24)" office:value-type="time" office:time-value="PT02H41M51.812S" calcext:value-type="time">
            <text:p>02:41:52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5" calcext:value-type="float">
            <text:p>581.75</text:p>
          </table:table-cell>
          <table:table-cell office:value-type="float" office:value="1348.15" calcext:value-type="float">
            <text:p>1348.15</text:p>
          </table:table-cell>
          <table:table-cell office:value-type="float" office:value="1588.2" calcext:value-type="float">
            <text:p>1588.2</text:p>
          </table:table-cell>
        </table:table-row>
        <table:table-row table:style-name="ro1">
          <table:table-cell office:value-type="float" office:value="9727812" calcext:value-type="float">
            <text:p>9727812</text:p>
          </table:table-cell>
          <table:table-cell table:formula="of:=[.A610]/1000/(60*60*24)" office:value-type="time" office:time-value="PT02H42M07.812S" calcext:value-type="time">
            <text:p>02:42:08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" calcext:value-type="float">
            <text:p>580.1</text:p>
          </table:table-cell>
          <table:table-cell office:value-type="float" office:value="1350.37" calcext:value-type="float">
            <text:p>1350.37</text:p>
          </table:table-cell>
          <table:table-cell office:value-type="float" office:value="1590.79" calcext:value-type="float">
            <text:p>1590.79</text:p>
          </table:table-cell>
        </table:table-row>
        <table:table-row table:style-name="ro1">
          <table:table-cell office:value-type="float" office:value="9743811" calcext:value-type="float">
            <text:p>9743811</text:p>
          </table:table-cell>
          <table:table-cell table:formula="of:=[.A611]/1000/(60*60*24)" office:value-type="time" office:time-value="PT02H42M23.811S" calcext:value-type="time">
            <text:p>02:42:24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1352.6" calcext:value-type="float">
            <text:p>1352.6</text:p>
          </table:table-cell>
          <table:table-cell office:value-type="float" office:value="1593.37" calcext:value-type="float">
            <text:p>1593.37</text:p>
          </table:table-cell>
        </table:table-row>
        <table:table-row table:style-name="ro1">
          <table:table-cell office:value-type="float" office:value="9759812" calcext:value-type="float">
            <text:p>9759812</text:p>
          </table:table-cell>
          <table:table-cell table:formula="of:=[.A612]/1000/(60*60*24)" office:value-type="time" office:time-value="PT02H42M39.812S" calcext:value-type="time">
            <text:p>02:42:40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6" calcext:value-type="float">
            <text:p>579.86</text:p>
          </table:table-cell>
          <table:table-cell office:value-type="float" office:value="1354.83" calcext:value-type="float">
            <text:p>1354.83</text:p>
          </table:table-cell>
          <table:table-cell office:value-type="float" office:value="1595.95" calcext:value-type="float">
            <text:p>1595.95</text:p>
          </table:table-cell>
        </table:table-row>
        <table:table-row table:style-name="ro1">
          <table:table-cell office:value-type="float" office:value="9775811" calcext:value-type="float">
            <text:p>9775811</text:p>
          </table:table-cell>
          <table:table-cell table:formula="of:=[.A613]/1000/(60*60*24)" office:value-type="time" office:time-value="PT02H42M55.811S" calcext:value-type="time">
            <text:p>02:42:56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8" calcext:value-type="float">
            <text:p>581.88</text:p>
          </table:table-cell>
          <table:table-cell office:value-type="float" office:value="1357.05" calcext:value-type="float">
            <text:p>1357.05</text:p>
          </table:table-cell>
          <table:table-cell office:value-type="float" office:value="1598.54" calcext:value-type="float">
            <text:p>1598.54</text:p>
          </table:table-cell>
        </table:table-row>
        <table:table-row table:style-name="ro1">
          <table:table-cell office:value-type="float" office:value="9791811" calcext:value-type="float">
            <text:p>9791811</text:p>
          </table:table-cell>
          <table:table-cell table:formula="of:=[.A614]/1000/(60*60*24)" office:value-type="time" office:time-value="PT02H43M11.811S" calcext:value-type="time">
            <text:p>02:43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359.27" calcext:value-type="float">
            <text:p>1359.27</text:p>
          </table:table-cell>
          <table:table-cell office:value-type="float" office:value="1601.12" calcext:value-type="float">
            <text:p>1601.12</text:p>
          </table:table-cell>
        </table:table-row>
        <table:table-row table:style-name="ro1">
          <table:table-cell office:value-type="float" office:value="9807812" calcext:value-type="float">
            <text:p>9807812</text:p>
          </table:table-cell>
          <table:table-cell table:formula="of:=[.A615]/1000/(60*60*24)" office:value-type="time" office:time-value="PT02H43M27.812S" calcext:value-type="time">
            <text:p>02:43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361.49" calcext:value-type="float">
            <text:p>1361.49</text:p>
          </table:table-cell>
          <table:table-cell office:value-type="float" office:value="1603.69" calcext:value-type="float">
            <text:p>1603.69</text:p>
          </table:table-cell>
        </table:table-row>
        <table:table-row table:style-name="ro1">
          <table:table-cell office:value-type="float" office:value="9823811" calcext:value-type="float">
            <text:p>9823811</text:p>
          </table:table-cell>
          <table:table-cell table:formula="of:=[.A616]/1000/(60*60*24)" office:value-type="time" office:time-value="PT02H43M43.811S" calcext:value-type="time">
            <text:p>02:43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363.71" calcext:value-type="float">
            <text:p>1363.71</text:p>
          </table:table-cell>
          <table:table-cell office:value-type="float" office:value="1606.27" calcext:value-type="float">
            <text:p>1606.27</text:p>
          </table:table-cell>
        </table:table-row>
        <table:table-row table:style-name="ro1">
          <table:table-cell office:value-type="float" office:value="9839811" calcext:value-type="float">
            <text:p>9839811</text:p>
          </table:table-cell>
          <table:table-cell table:formula="of:=[.A617]/1000/(60*60*24)" office:value-type="time" office:time-value="PT02H43M59.811S" calcext:value-type="time">
            <text:p>02:44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365.93" calcext:value-type="float">
            <text:p>1365.93</text:p>
          </table:table-cell>
          <table:table-cell office:value-type="float" office:value="1608.84" calcext:value-type="float">
            <text:p>1608.84</text:p>
          </table:table-cell>
        </table:table-row>
        <table:table-row table:style-name="ro1">
          <table:table-cell office:value-type="float" office:value="9855812" calcext:value-type="float">
            <text:p>9855812</text:p>
          </table:table-cell>
          <table:table-cell table:formula="of:=[.A618]/1000/(60*60*24)" office:value-type="time" office:time-value="PT02H44M15.812S" calcext:value-type="time">
            <text:p>02:44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368.15" calcext:value-type="float">
            <text:p>1368.15</text:p>
          </table:table-cell>
          <table:table-cell office:value-type="float" office:value="1611.42" calcext:value-type="float">
            <text:p>1611.42</text:p>
          </table:table-cell>
        </table:table-row>
        <table:table-row table:style-name="ro1">
          <table:table-cell office:value-type="float" office:value="9871811" calcext:value-type="float">
            <text:p>9871811</text:p>
          </table:table-cell>
          <table:table-cell table:formula="of:=[.A619]/1000/(60*60*24)" office:value-type="time" office:time-value="PT02H44M31.811S" calcext:value-type="time">
            <text:p>02:44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370.37" calcext:value-type="float">
            <text:p>1370.37</text:p>
          </table:table-cell>
          <table:table-cell office:value-type="float" office:value="1613.99" calcext:value-type="float">
            <text:p>1613.99</text:p>
          </table:table-cell>
        </table:table-row>
        <table:table-row table:style-name="ro1">
          <table:table-cell office:value-type="float" office:value="9887811" calcext:value-type="float">
            <text:p>9887811</text:p>
          </table:table-cell>
          <table:table-cell table:formula="of:=[.A620]/1000/(60*60*24)" office:value-type="time" office:time-value="PT02H44M47.811S" calcext:value-type="time">
            <text:p>02:44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372.59" calcext:value-type="float">
            <text:p>1372.59</text:p>
          </table:table-cell>
          <table:table-cell office:value-type="float" office:value="1616.57" calcext:value-type="float">
            <text:p>1616.57</text:p>
          </table:table-cell>
        </table:table-row>
        <table:table-row table:style-name="ro1">
          <table:table-cell office:value-type="float" office:value="9903811" calcext:value-type="float">
            <text:p>9903811</text:p>
          </table:table-cell>
          <table:table-cell table:formula="of:=[.A621]/1000/(60*60*24)" office:value-type="time" office:time-value="PT02H45M03.811S" calcext:value-type="time">
            <text:p>02:45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374.81" calcext:value-type="float">
            <text:p>1374.81</text:p>
          </table:table-cell>
          <table:table-cell office:value-type="float" office:value="1619.14" calcext:value-type="float">
            <text:p>1619.14</text:p>
          </table:table-cell>
        </table:table-row>
        <table:table-row table:style-name="ro1">
          <table:table-cell office:value-type="float" office:value="9919812" calcext:value-type="float">
            <text:p>9919812</text:p>
          </table:table-cell>
          <table:table-cell table:formula="of:=[.A622]/1000/(60*60*24)" office:value-type="time" office:time-value="PT02H45M19.812S" calcext:value-type="time">
            <text:p>02:45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377.03" calcext:value-type="float">
            <text:p>1377.03</text:p>
          </table:table-cell>
          <table:table-cell office:value-type="float" office:value="1621.72" calcext:value-type="float">
            <text:p>1621.72</text:p>
          </table:table-cell>
        </table:table-row>
        <table:table-row table:style-name="ro1">
          <table:table-cell office:value-type="float" office:value="9935812" calcext:value-type="float">
            <text:p>9935812</text:p>
          </table:table-cell>
          <table:table-cell table:formula="of:=[.A623]/1000/(60*60*24)" office:value-type="time" office:time-value="PT02H45M35.812S" calcext:value-type="time">
            <text:p>02:45:36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379.25" calcext:value-type="float">
            <text:p>1379.25</text:p>
          </table:table-cell>
          <table:table-cell office:value-type="float" office:value="1624.29" calcext:value-type="float">
            <text:p>1624.29</text:p>
          </table:table-cell>
        </table:table-row>
        <table:table-row table:style-name="ro1">
          <table:table-cell office:value-type="float" office:value="9951811" calcext:value-type="float">
            <text:p>9951811</text:p>
          </table:table-cell>
          <table:table-cell table:formula="of:=[.A624]/1000/(60*60*24)" office:value-type="time" office:time-value="PT02H45M51.811S" calcext:value-type="time">
            <text:p>02:45:52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381.47" calcext:value-type="float">
            <text:p>1381.47</text:p>
          </table:table-cell>
          <table:table-cell office:value-type="float" office:value="1626.87" calcext:value-type="float">
            <text:p>1626.87</text:p>
          </table:table-cell>
        </table:table-row>
        <table:table-row table:style-name="ro1">
          <table:table-cell office:value-type="float" office:value="9967811" calcext:value-type="float">
            <text:p>9967811</text:p>
          </table:table-cell>
          <table:table-cell table:formula="of:=[.A625]/1000/(60*60*24)" office:value-type="time" office:time-value="PT02H46M07.811S" calcext:value-type="time">
            <text:p>02:46:08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6" calcext:value-type="float">
            <text:p>581.86</text:p>
          </table:table-cell>
          <table:table-cell office:value-type="float" office:value="1383.7" calcext:value-type="float">
            <text:p>1383.7</text:p>
          </table:table-cell>
          <table:table-cell office:value-type="float" office:value="1629.46" calcext:value-type="float">
            <text:p>1629.46</text:p>
          </table:table-cell>
        </table:table-row>
        <table:table-row table:style-name="ro1">
          <table:table-cell office:value-type="float" office:value="9983811" calcext:value-type="float">
            <text:p>9983811</text:p>
          </table:table-cell>
          <table:table-cell table:formula="of:=[.A626]/1000/(60*60*24)" office:value-type="time" office:time-value="PT02H46M23.811S" calcext:value-type="time">
            <text:p>02:46:24</text:p>
          </table:table-cell>
          <table:table-cell office:value-type="float" office:value="1.16" calcext:value-type="float">
            <text:p>1.16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2.33" calcext:value-type="float">
            <text:p>582.33</text:p>
          </table:table-cell>
          <table:table-cell office:value-type="float" office:value="1385.92" calcext:value-type="float">
            <text:p>1385.92</text:p>
          </table:table-cell>
          <table:table-cell office:value-type="float" office:value="1632.04" calcext:value-type="float">
            <text:p>1632.04</text:p>
          </table:table-cell>
        </table:table-row>
        <table:table-row table:style-name="ro1">
          <table:table-cell office:value-type="float" office:value="9999811" calcext:value-type="float">
            <text:p>9999811</text:p>
          </table:table-cell>
          <table:table-cell table:formula="of:=[.A627]/1000/(60*60*24)" office:value-type="time" office:time-value="PT02H46M39.811S" calcext:value-type="time">
            <text:p>02:46:40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388.15" calcext:value-type="float">
            <text:p>1388.15</text:p>
          </table:table-cell>
          <table:table-cell office:value-type="float" office:value="1634.62" calcext:value-type="float">
            <text:p>1634.62</text:p>
          </table:table-cell>
        </table:table-row>
        <table:table-row table:style-name="ro1">
          <table:table-cell office:value-type="float" office:value="10015811" calcext:value-type="float">
            <text:p>10015811</text:p>
          </table:table-cell>
          <table:table-cell table:formula="of:=[.A628]/1000/(60*60*24)" office:value-type="time" office:time-value="PT02H46M55.811S" calcext:value-type="time">
            <text:p>02:46:56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390.37" calcext:value-type="float">
            <text:p>1390.37</text:p>
          </table:table-cell>
          <table:table-cell office:value-type="float" office:value="1637.2" calcext:value-type="float">
            <text:p>1637.2</text:p>
          </table:table-cell>
        </table:table-row>
        <table:table-row table:style-name="ro1">
          <table:table-cell office:value-type="float" office:value="10031812" calcext:value-type="float">
            <text:p>10031812</text:p>
          </table:table-cell>
          <table:table-cell table:formula="of:=[.A629]/1000/(60*60*24)" office:value-type="time" office:time-value="PT02H47M11.812S" calcext:value-type="time">
            <text:p>02:47:12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392.6" calcext:value-type="float">
            <text:p>1392.6</text:p>
          </table:table-cell>
          <table:table-cell office:value-type="float" office:value="1639.78" calcext:value-type="float">
            <text:p>1639.78</text:p>
          </table:table-cell>
        </table:table-row>
        <table:table-row table:style-name="ro1">
          <table:table-cell office:value-type="float" office:value="10047811" calcext:value-type="float">
            <text:p>10047811</text:p>
          </table:table-cell>
          <table:table-cell table:formula="of:=[.A630]/1000/(60*60*24)" office:value-type="time" office:time-value="PT02H47M27.811S" calcext:value-type="time">
            <text:p>02:47:28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3" calcext:value-type="float">
            <text:p>581.73</text:p>
          </table:table-cell>
          <table:table-cell office:value-type="float" office:value="1394.82" calcext:value-type="float">
            <text:p>1394.82</text:p>
          </table:table-cell>
          <table:table-cell office:value-type="float" office:value="1642.36" calcext:value-type="float">
            <text:p>1642.36</text:p>
          </table:table-cell>
        </table:table-row>
        <table:table-row table:style-name="ro1">
          <table:table-cell office:value-type="float" office:value="10063811" calcext:value-type="float">
            <text:p>10063811</text:p>
          </table:table-cell>
          <table:table-cell table:formula="of:=[.A631]/1000/(60*60*24)" office:value-type="time" office:time-value="PT02H47M43.811S" calcext:value-type="time">
            <text:p>02:47:44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5" calcext:value-type="float">
            <text:p>579.95</text:p>
          </table:table-cell>
          <table:table-cell office:value-type="float" office:value="1397.05" calcext:value-type="float">
            <text:p>1397.05</text:p>
          </table:table-cell>
          <table:table-cell office:value-type="float" office:value="1644.94" calcext:value-type="float">
            <text:p>1644.94</text:p>
          </table:table-cell>
        </table:table-row>
        <table:table-row table:style-name="ro1">
          <table:table-cell office:value-type="float" office:value="10079811" calcext:value-type="float">
            <text:p>10079811</text:p>
          </table:table-cell>
          <table:table-cell table:formula="of:=[.A632]/1000/(60*60*24)" office:value-type="time" office:time-value="PT02H47M59.811S" calcext:value-type="time">
            <text:p>02:48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399.27" calcext:value-type="float">
            <text:p>1399.27</text:p>
          </table:table-cell>
          <table:table-cell office:value-type="float" office:value="1647.52" calcext:value-type="float">
            <text:p>1647.52</text:p>
          </table:table-cell>
        </table:table-row>
        <table:table-row table:style-name="ro1">
          <table:table-cell office:value-type="float" office:value="10095811" calcext:value-type="float">
            <text:p>10095811</text:p>
          </table:table-cell>
          <table:table-cell table:formula="of:=[.A633]/1000/(60*60*24)" office:value-type="time" office:time-value="PT02H48M15.811S" calcext:value-type="time">
            <text:p>02:48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3" calcext:value-type="float">
            <text:p>577.93</text:p>
          </table:table-cell>
          <table:table-cell office:value-type="float" office:value="1401.49" calcext:value-type="float">
            <text:p>1401.49</text:p>
          </table:table-cell>
          <table:table-cell office:value-type="float" office:value="1650.09" calcext:value-type="float">
            <text:p>1650.09</text:p>
          </table:table-cell>
        </table:table-row>
        <table:table-row table:style-name="ro1">
          <table:table-cell office:value-type="float" office:value="10111812" calcext:value-type="float">
            <text:p>10111812</text:p>
          </table:table-cell>
          <table:table-cell table:formula="of:=[.A634]/1000/(60*60*24)" office:value-type="time" office:time-value="PT02H48M31.812S" calcext:value-type="time">
            <text:p>02:48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403.71" calcext:value-type="float">
            <text:p>1403.71</text:p>
          </table:table-cell>
          <table:table-cell office:value-type="float" office:value="1652.67" calcext:value-type="float">
            <text:p>1652.67</text:p>
          </table:table-cell>
        </table:table-row>
        <table:table-row table:style-name="ro1">
          <table:table-cell office:value-type="float" office:value="10127811" calcext:value-type="float">
            <text:p>10127811</text:p>
          </table:table-cell>
          <table:table-cell table:formula="of:=[.A635]/1000/(60*60*24)" office:value-type="time" office:time-value="PT02H48M47.811S" calcext:value-type="time">
            <text:p>02:48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" calcext:value-type="float">
            <text:p>577.8</text:p>
          </table:table-cell>
          <table:table-cell office:value-type="float" office:value="1405.93" calcext:value-type="float">
            <text:p>1405.93</text:p>
          </table:table-cell>
          <table:table-cell office:value-type="float" office:value="1655.24" calcext:value-type="float">
            <text:p>1655.24</text:p>
          </table:table-cell>
        </table:table-row>
        <table:table-row table:style-name="ro1">
          <table:table-cell office:value-type="float" office:value="10143811" calcext:value-type="float">
            <text:p>10143811</text:p>
          </table:table-cell>
          <table:table-cell table:formula="of:=[.A636]/1000/(60*60*24)" office:value-type="time" office:time-value="PT02H49M03.811S" calcext:value-type="time">
            <text:p>02:49:04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408.15" calcext:value-type="float">
            <text:p>1408.15</text:p>
          </table:table-cell>
          <table:table-cell office:value-type="float" office:value="1657.81" calcext:value-type="float">
            <text:p>1657.81</text:p>
          </table:table-cell>
        </table:table-row>
        <table:table-row table:style-name="ro1">
          <table:table-cell office:value-type="float" office:value="10159812" calcext:value-type="float">
            <text:p>10159812</text:p>
          </table:table-cell>
          <table:table-cell table:formula="of:=[.A637]/1000/(60*60*24)" office:value-type="time" office:time-value="PT02H49M19.812S" calcext:value-type="time">
            <text:p>02:49:20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1.63" calcext:value-type="float">
            <text:p>581.63</text:p>
          </table:table-cell>
          <table:table-cell office:value-type="float" office:value="1410.37" calcext:value-type="float">
            <text:p>1410.37</text:p>
          </table:table-cell>
          <table:table-cell office:value-type="float" office:value="1660.4" calcext:value-type="float">
            <text:p>1660.4</text:p>
          </table:table-cell>
        </table:table-row>
        <table:table-row table:style-name="ro1">
          <table:table-cell office:value-type="float" office:value="10175811" calcext:value-type="float">
            <text:p>10175811</text:p>
          </table:table-cell>
          <table:table-cell table:formula="of:=[.A638]/1000/(60*60*24)" office:value-type="time" office:time-value="PT02H49M35.811S" calcext:value-type="time">
            <text:p>02:49:36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412.6" calcext:value-type="float">
            <text:p>1412.6</text:p>
          </table:table-cell>
          <table:table-cell office:value-type="float" office:value="1662.98" calcext:value-type="float">
            <text:p>1662.98</text:p>
          </table:table-cell>
        </table:table-row>
        <table:table-row table:style-name="ro1">
          <table:table-cell office:value-type="float" office:value="10191811" calcext:value-type="float">
            <text:p>10191811</text:p>
          </table:table-cell>
          <table:table-cell table:formula="of:=[.A639]/1000/(60*60*24)" office:value-type="time" office:time-value="PT02H49M51.811S" calcext:value-type="time">
            <text:p>02:49:52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414.82" calcext:value-type="float">
            <text:p>1414.82</text:p>
          </table:table-cell>
          <table:table-cell office:value-type="float" office:value="1665.56" calcext:value-type="float">
            <text:p>1665.56</text:p>
          </table:table-cell>
        </table:table-row>
        <table:table-row table:style-name="ro1">
          <table:table-cell office:value-type="float" office:value="10207811" calcext:value-type="float">
            <text:p>10207811</text:p>
          </table:table-cell>
          <table:table-cell table:formula="of:=[.A640]/1000/(60*60*24)" office:value-type="time" office:time-value="PT02H50M07.811S" calcext:value-type="time">
            <text:p>02:50:08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8" calcext:value-type="float">
            <text:p>581.88</text:p>
          </table:table-cell>
          <table:table-cell office:value-type="float" office:value="1417.05" calcext:value-type="float">
            <text:p>1417.05</text:p>
          </table:table-cell>
          <table:table-cell office:value-type="float" office:value="1668.14" calcext:value-type="float">
            <text:p>1668.14</text:p>
          </table:table-cell>
        </table:table-row>
        <table:table-row table:style-name="ro1">
          <table:table-cell office:value-type="float" office:value="10223811" calcext:value-type="float">
            <text:p>10223811</text:p>
          </table:table-cell>
          <table:table-cell table:formula="of:=[.A641]/1000/(60*60*24)" office:value-type="time" office:time-value="PT02H50M23.811S" calcext:value-type="time">
            <text:p>02:50:24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" calcext:value-type="float">
            <text:p>580.1</text:p>
          </table:table-cell>
          <table:table-cell office:value-type="float" office:value="1419.27" calcext:value-type="float">
            <text:p>1419.27</text:p>
          </table:table-cell>
          <table:table-cell office:value-type="float" office:value="1670.72" calcext:value-type="float">
            <text:p>1670.72</text:p>
          </table:table-cell>
        </table:table-row>
        <table:table-row table:style-name="ro1">
          <table:table-cell office:value-type="float" office:value="10239811" calcext:value-type="float">
            <text:p>10239811</text:p>
          </table:table-cell>
          <table:table-cell table:formula="of:=[.A642]/1000/(60*60*24)" office:value-type="time" office:time-value="PT02H50M39.811S" calcext:value-type="time">
            <text:p>02:50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421.5" calcext:value-type="float">
            <text:p>1421.5</text:p>
          </table:table-cell>
          <table:table-cell office:value-type="float" office:value="1673.3" calcext:value-type="float">
            <text:p>1673.3</text:p>
          </table:table-cell>
        </table:table-row>
        <table:table-row table:style-name="ro1">
          <table:table-cell office:value-type="float" office:value="10255812" calcext:value-type="float">
            <text:p>10255812</text:p>
          </table:table-cell>
          <table:table-cell table:formula="of:=[.A643]/1000/(60*60*24)" office:value-type="time" office:time-value="PT02H50M55.812S" calcext:value-type="time">
            <text:p>02:50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423.72" calcext:value-type="float">
            <text:p>1423.72</text:p>
          </table:table-cell>
          <table:table-cell office:value-type="float" office:value="1675.87" calcext:value-type="float">
            <text:p>1675.87</text:p>
          </table:table-cell>
        </table:table-row>
        <table:table-row table:style-name="ro1">
          <table:table-cell office:value-type="float" office:value="10271811" calcext:value-type="float">
            <text:p>10271811</text:p>
          </table:table-cell>
          <table:table-cell table:formula="of:=[.A644]/1000/(60*60*24)" office:value-type="time" office:time-value="PT02H51M11.811S" calcext:value-type="time">
            <text:p>02:51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425.93" calcext:value-type="float">
            <text:p>1425.93</text:p>
          </table:table-cell>
          <table:table-cell office:value-type="float" office:value="1678.44" calcext:value-type="float">
            <text:p>1678.44</text:p>
          </table:table-cell>
        </table:table-row>
        <table:table-row table:style-name="ro1">
          <table:table-cell office:value-type="float" office:value="10287811" calcext:value-type="float">
            <text:p>10287811</text:p>
          </table:table-cell>
          <table:table-cell table:formula="of:=[.A645]/1000/(60*60*24)" office:value-type="time" office:time-value="PT02H51M27.811S" calcext:value-type="time">
            <text:p>02:51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428.15" calcext:value-type="float">
            <text:p>1428.15</text:p>
          </table:table-cell>
          <table:table-cell office:value-type="float" office:value="1681.01" calcext:value-type="float">
            <text:p>1681.01</text:p>
          </table:table-cell>
        </table:table-row>
        <table:table-row table:style-name="ro1">
          <table:table-cell office:value-type="float" office:value="10303811" calcext:value-type="float">
            <text:p>10303811</text:p>
          </table:table-cell>
          <table:table-cell table:formula="of:=[.A646]/1000/(60*60*24)" office:value-type="time" office:time-value="PT02H51M43.811S" calcext:value-type="time">
            <text:p>02:51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430.37" calcext:value-type="float">
            <text:p>1430.37</text:p>
          </table:table-cell>
          <table:table-cell office:value-type="float" office:value="1683.59" calcext:value-type="float">
            <text:p>1683.59</text:p>
          </table:table-cell>
        </table:table-row>
        <table:table-row table:style-name="ro1">
          <table:table-cell office:value-type="float" office:value="10319811" calcext:value-type="float">
            <text:p>10319811</text:p>
          </table:table-cell>
          <table:table-cell table:formula="of:=[.A647]/1000/(60*60*24)" office:value-type="time" office:time-value="PT02H51M59.811S" calcext:value-type="time">
            <text:p>02:52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432.59" calcext:value-type="float">
            <text:p>1432.59</text:p>
          </table:table-cell>
          <table:table-cell office:value-type="float" office:value="1686.16" calcext:value-type="float">
            <text:p>1686.16</text:p>
          </table:table-cell>
        </table:table-row>
        <table:table-row table:style-name="ro1">
          <table:table-cell office:value-type="float" office:value="10335812" calcext:value-type="float">
            <text:p>10335812</text:p>
          </table:table-cell>
          <table:table-cell table:formula="of:=[.A648]/1000/(60*60*24)" office:value-type="time" office:time-value="PT02H52M15.812S" calcext:value-type="time">
            <text:p>02:52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434.81" calcext:value-type="float">
            <text:p>1434.81</text:p>
          </table:table-cell>
          <table:table-cell office:value-type="float" office:value="1688.73" calcext:value-type="float">
            <text:p>1688.73</text:p>
          </table:table-cell>
        </table:table-row>
        <table:table-row table:style-name="ro1">
          <table:table-cell office:value-type="float" office:value="10351811" calcext:value-type="float">
            <text:p>10351811</text:p>
          </table:table-cell>
          <table:table-cell table:formula="of:=[.A649]/1000/(60*60*24)" office:value-type="time" office:time-value="PT02H52M31.811S" calcext:value-type="time">
            <text:p>02:52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437.03" calcext:value-type="float">
            <text:p>1437.03</text:p>
          </table:table-cell>
          <table:table-cell office:value-type="float" office:value="1691.3" calcext:value-type="float">
            <text:p>1691.3</text:p>
          </table:table-cell>
        </table:table-row>
        <table:table-row table:style-name="ro1">
          <table:table-cell office:value-type="float" office:value="10367811" calcext:value-type="float">
            <text:p>10367811</text:p>
          </table:table-cell>
          <table:table-cell table:formula="of:=[.A650]/1000/(60*60*24)" office:value-type="time" office:time-value="PT02H52M47.811S" calcext:value-type="time">
            <text:p>02:52:48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439.26" calcext:value-type="float">
            <text:p>1439.26</text:p>
          </table:table-cell>
          <table:table-cell office:value-type="float" office:value="1693.88" calcext:value-type="float">
            <text:p>1693.88</text:p>
          </table:table-cell>
        </table:table-row>
        <table:table-row table:style-name="ro1">
          <table:table-cell office:value-type="float" office:value="10383811" calcext:value-type="float">
            <text:p>10383811</text:p>
          </table:table-cell>
          <table:table-cell table:formula="of:=[.A651]/1000/(60*60*24)" office:value-type="time" office:time-value="PT02H53M03.811S" calcext:value-type="time">
            <text:p>02:53:04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" calcext:value-type="float">
            <text:p>580.1</text:p>
          </table:table-cell>
          <table:table-cell office:value-type="float" office:value="1441.48" calcext:value-type="float">
            <text:p>1441.48</text:p>
          </table:table-cell>
          <table:table-cell office:value-type="float" office:value="1696.46" calcext:value-type="float">
            <text:p>1696.46</text:p>
          </table:table-cell>
        </table:table-row>
        <table:table-row table:style-name="ro1">
          <table:table-cell office:value-type="float" office:value="10399811" calcext:value-type="float">
            <text:p>10399811</text:p>
          </table:table-cell>
          <table:table-cell table:formula="of:=[.A652]/1000/(60*60*24)" office:value-type="time" office:time-value="PT02H53M19.811S" calcext:value-type="time">
            <text:p>02:53:20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" calcext:value-type="float">
            <text:p>580.1</text:p>
          </table:table-cell>
          <table:table-cell office:value-type="float" office:value="1443.71" calcext:value-type="float">
            <text:p>1443.71</text:p>
          </table:table-cell>
          <table:table-cell office:value-type="float" office:value="1699.04" calcext:value-type="float">
            <text:p>1699.04</text:p>
          </table:table-cell>
        </table:table-row>
        <table:table-row table:style-name="ro1">
          <table:table-cell office:value-type="float" office:value="10415811" calcext:value-type="float">
            <text:p>10415811</text:p>
          </table:table-cell>
          <table:table-cell table:formula="of:=[.A653]/1000/(60*60*24)" office:value-type="time" office:time-value="PT02H53M35.811S" calcext:value-type="time">
            <text:p>02:53:36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445.93" calcext:value-type="float">
            <text:p>1445.93</text:p>
          </table:table-cell>
          <table:table-cell office:value-type="float" office:value="1701.62" calcext:value-type="float">
            <text:p>1701.62</text:p>
          </table:table-cell>
        </table:table-row>
        <table:table-row table:style-name="ro1">
          <table:table-cell office:value-type="float" office:value="10431811" calcext:value-type="float">
            <text:p>10431811</text:p>
          </table:table-cell>
          <table:table-cell table:formula="of:=[.A654]/1000/(60*60*24)" office:value-type="time" office:time-value="PT02H53M51.811S" calcext:value-type="time">
            <text:p>02:53:52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2" calcext:value-type="float">
            <text:p>580.2</text:p>
          </table:table-cell>
          <table:table-cell office:value-type="float" office:value="1448.16" calcext:value-type="float">
            <text:p>1448.16</text:p>
          </table:table-cell>
          <table:table-cell office:value-type="float" office:value="1704.2" calcext:value-type="float">
            <text:p>1704.2</text:p>
          </table:table-cell>
        </table:table-row>
        <table:table-row table:style-name="ro1">
          <table:table-cell office:value-type="float" office:value="10447811" calcext:value-type="float">
            <text:p>10447811</text:p>
          </table:table-cell>
          <table:table-cell table:formula="of:=[.A655]/1000/(60*60*24)" office:value-type="time" office:time-value="PT02H54M07.811S" calcext:value-type="time">
            <text:p>02:54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450.38" calcext:value-type="float">
            <text:p>1450.38</text:p>
          </table:table-cell>
          <table:table-cell office:value-type="float" office:value="1706.77" calcext:value-type="float">
            <text:p>1706.77</text:p>
          </table:table-cell>
        </table:table-row>
        <table:table-row table:style-name="ro1">
          <table:table-cell office:value-type="float" office:value="10463812" calcext:value-type="float">
            <text:p>10463812</text:p>
          </table:table-cell>
          <table:table-cell table:formula="of:=[.A656]/1000/(60*60*24)" office:value-type="time" office:time-value="PT02H54M23.812S" calcext:value-type="time">
            <text:p>02:54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452.6" calcext:value-type="float">
            <text:p>1452.6</text:p>
          </table:table-cell>
          <table:table-cell office:value-type="float" office:value="1709.34" calcext:value-type="float">
            <text:p>1709.34</text:p>
          </table:table-cell>
        </table:table-row>
        <table:table-row table:style-name="ro1">
          <table:table-cell office:value-type="float" office:value="10479811" calcext:value-type="float">
            <text:p>10479811</text:p>
          </table:table-cell>
          <table:table-cell table:formula="of:=[.A657]/1000/(60*60*24)" office:value-type="time" office:time-value="PT02H54M39.811S" calcext:value-type="time">
            <text:p>02:54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454.82" calcext:value-type="float">
            <text:p>1454.82</text:p>
          </table:table-cell>
          <table:table-cell office:value-type="float" office:value="1711.91" calcext:value-type="float">
            <text:p>1711.91</text:p>
          </table:table-cell>
        </table:table-row>
        <table:table-row table:style-name="ro1">
          <table:table-cell office:value-type="float" office:value="10495811" calcext:value-type="float">
            <text:p>10495811</text:p>
          </table:table-cell>
          <table:table-cell table:formula="of:=[.A658]/1000/(60*60*24)" office:value-type="time" office:time-value="PT02H54M55.811S" calcext:value-type="time">
            <text:p>02:54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457.04" calcext:value-type="float">
            <text:p>1457.04</text:p>
          </table:table-cell>
          <table:table-cell office:value-type="float" office:value="1714.48" calcext:value-type="float">
            <text:p>1714.48</text:p>
          </table:table-cell>
        </table:table-row>
        <table:table-row table:style-name="ro1">
          <table:table-cell office:value-type="float" office:value="10511812" calcext:value-type="float">
            <text:p>10511812</text:p>
          </table:table-cell>
          <table:table-cell table:formula="of:=[.A659]/1000/(60*60*24)" office:value-type="time" office:time-value="PT02H55M11.812S" calcext:value-type="time">
            <text:p>02:55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459.26" calcext:value-type="float">
            <text:p>1459.26</text:p>
          </table:table-cell>
          <table:table-cell office:value-type="float" office:value="1717.05" calcext:value-type="float">
            <text:p>1717.05</text:p>
          </table:table-cell>
        </table:table-row>
        <table:table-row table:style-name="ro1">
          <table:table-cell office:value-type="float" office:value="10527811" calcext:value-type="float">
            <text:p>10527811</text:p>
          </table:table-cell>
          <table:table-cell table:formula="of:=[.A660]/1000/(60*60*24)" office:value-type="time" office:time-value="PT02H55M27.811S" calcext:value-type="time">
            <text:p>02:55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1" calcext:value-type="float">
            <text:p>578.01</text:p>
          </table:table-cell>
          <table:table-cell office:value-type="float" office:value="1461.48" calcext:value-type="float">
            <text:p>1461.48</text:p>
          </table:table-cell>
          <table:table-cell office:value-type="float" office:value="1719.62" calcext:value-type="float">
            <text:p>1719.62</text:p>
          </table:table-cell>
        </table:table-row>
        <table:table-row table:style-name="ro1">
          <table:table-cell office:value-type="float" office:value="10543812" calcext:value-type="float">
            <text:p>10543812</text:p>
          </table:table-cell>
          <table:table-cell table:formula="of:=[.A661]/1000/(60*60*24)" office:value-type="time" office:time-value="PT02H55M43.812S" calcext:value-type="time">
            <text:p>02:55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463.69" calcext:value-type="float">
            <text:p>1463.69</text:p>
          </table:table-cell>
          <table:table-cell office:value-type="float" office:value="1722.19" calcext:value-type="float">
            <text:p>1722.19</text:p>
          </table:table-cell>
        </table:table-row>
        <table:table-row table:style-name="ro1">
          <table:table-cell office:value-type="float" office:value="10559812" calcext:value-type="float">
            <text:p>10559812</text:p>
          </table:table-cell>
          <table:table-cell table:formula="of:=[.A662]/1000/(60*60*24)" office:value-type="time" office:time-value="PT02H55M59.812S" calcext:value-type="time">
            <text:p>02:56:00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3" calcext:value-type="float">
            <text:p>581.73</text:p>
          </table:table-cell>
          <table:table-cell office:value-type="float" office:value="1465.91" calcext:value-type="float">
            <text:p>1465.91</text:p>
          </table:table-cell>
          <table:table-cell office:value-type="float" office:value="1724.76" calcext:value-type="float">
            <text:p>1724.76</text:p>
          </table:table-cell>
        </table:table-row>
        <table:table-row table:style-name="ro1">
          <table:table-cell office:value-type="float" office:value="10575811" calcext:value-type="float">
            <text:p>10575811</text:p>
          </table:table-cell>
          <table:table-cell table:formula="of:=[.A663]/1000/(60*60*24)" office:value-type="time" office:time-value="PT02H56M15.811S" calcext:value-type="time">
            <text:p>02:56:16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1.64" calcext:value-type="float">
            <text:p>581.64</text:p>
          </table:table-cell>
          <table:table-cell office:value-type="float" office:value="1468.14" calcext:value-type="float">
            <text:p>1468.14</text:p>
          </table:table-cell>
          <table:table-cell office:value-type="float" office:value="1727.34" calcext:value-type="float">
            <text:p>1727.34</text:p>
          </table:table-cell>
        </table:table-row>
        <table:table-row table:style-name="ro1">
          <table:table-cell office:value-type="float" office:value="10591811" calcext:value-type="float">
            <text:p>10591811</text:p>
          </table:table-cell>
          <table:table-cell table:formula="of:=[.A664]/1000/(60*60*24)" office:value-type="time" office:time-value="PT02H56M31.811S" calcext:value-type="time">
            <text:p>02:56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470.36" calcext:value-type="float">
            <text:p>1470.36</text:p>
          </table:table-cell>
          <table:table-cell office:value-type="float" office:value="1729.91" calcext:value-type="float">
            <text:p>1729.91</text:p>
          </table:table-cell>
        </table:table-row>
        <table:table-row table:style-name="ro1">
          <table:table-cell office:value-type="float" office:value="10607811" calcext:value-type="float">
            <text:p>10607811</text:p>
          </table:table-cell>
          <table:table-cell table:formula="of:=[.A665]/1000/(60*60*24)" office:value-type="time" office:time-value="PT02H56M47.811S" calcext:value-type="time">
            <text:p>02:56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472.58" calcext:value-type="float">
            <text:p>1472.58</text:p>
          </table:table-cell>
          <table:table-cell office:value-type="float" office:value="1732.48" calcext:value-type="float">
            <text:p>1732.48</text:p>
          </table:table-cell>
        </table:table-row>
        <table:table-row table:style-name="ro1">
          <table:table-cell office:value-type="float" office:value="10623811" calcext:value-type="float">
            <text:p>10623811</text:p>
          </table:table-cell>
          <table:table-cell table:formula="of:=[.A666]/1000/(60*60*24)" office:value-type="time" office:time-value="PT02H57M03.811S" calcext:value-type="time">
            <text:p>02:57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474.8" calcext:value-type="float">
            <text:p>1474.8</text:p>
          </table:table-cell>
          <table:table-cell office:value-type="float" office:value="1735.05" calcext:value-type="float">
            <text:p>1735.05</text:p>
          </table:table-cell>
        </table:table-row>
        <table:table-row table:style-name="ro1">
          <table:table-cell office:value-type="float" office:value="10639811" calcext:value-type="float">
            <text:p>10639811</text:p>
          </table:table-cell>
          <table:table-cell table:formula="of:=[.A667]/1000/(60*60*24)" office:value-type="time" office:time-value="PT02H57M19.811S" calcext:value-type="time">
            <text:p>02:57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477.02" calcext:value-type="float">
            <text:p>1477.02</text:p>
          </table:table-cell>
          <table:table-cell office:value-type="float" office:value="1737.62" calcext:value-type="float">
            <text:p>1737.62</text:p>
          </table:table-cell>
        </table:table-row>
        <table:table-row table:style-name="ro1">
          <table:table-cell office:value-type="float" office:value="10655811" calcext:value-type="float">
            <text:p>10655811</text:p>
          </table:table-cell>
          <table:table-cell table:formula="of:=[.A668]/1000/(60*60*24)" office:value-type="time" office:time-value="PT02H57M35.811S" calcext:value-type="time">
            <text:p>02:57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1479.24" calcext:value-type="float">
            <text:p>1479.24</text:p>
          </table:table-cell>
          <table:table-cell office:value-type="float" office:value="1740.19" calcext:value-type="float">
            <text:p>1740.19</text:p>
          </table:table-cell>
        </table:table-row>
        <table:table-row table:style-name="ro1">
          <table:table-cell office:value-type="float" office:value="10671811" calcext:value-type="float">
            <text:p>10671811</text:p>
          </table:table-cell>
          <table:table-cell table:formula="of:=[.A669]/1000/(60*60*24)" office:value-type="time" office:time-value="PT02H57M51.811S" calcext:value-type="time">
            <text:p>02:57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481.46" calcext:value-type="float">
            <text:p>1481.46</text:p>
          </table:table-cell>
          <table:table-cell office:value-type="float" office:value="1742.76" calcext:value-type="float">
            <text:p>1742.76</text:p>
          </table:table-cell>
        </table:table-row>
        <table:table-row table:style-name="ro1">
          <table:table-cell office:value-type="float" office:value="10687811" calcext:value-type="float">
            <text:p>10687811</text:p>
          </table:table-cell>
          <table:table-cell table:formula="of:=[.A670]/1000/(60*60*24)" office:value-type="time" office:time-value="PT02H58M07.811S" calcext:value-type="time">
            <text:p>02:58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483.68" calcext:value-type="float">
            <text:p>1483.68</text:p>
          </table:table-cell>
          <table:table-cell office:value-type="float" office:value="1745.33" calcext:value-type="float">
            <text:p>1745.33</text:p>
          </table:table-cell>
        </table:table-row>
        <table:table-row table:style-name="ro1">
          <table:table-cell office:value-type="float" office:value="10703811" calcext:value-type="float">
            <text:p>10703811</text:p>
          </table:table-cell>
          <table:table-cell table:formula="of:=[.A671]/1000/(60*60*24)" office:value-type="time" office:time-value="PT02H58M23.811S" calcext:value-type="time">
            <text:p>02:58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79" calcext:value-type="float">
            <text:p>577.79</text:p>
          </table:table-cell>
          <table:table-cell office:value-type="float" office:value="1485.9" calcext:value-type="float">
            <text:p>1485.9</text:p>
          </table:table-cell>
          <table:table-cell office:value-type="float" office:value="1747.9" calcext:value-type="float">
            <text:p>1747.9</text:p>
          </table:table-cell>
        </table:table-row>
        <table:table-row table:style-name="ro1">
          <table:table-cell office:value-type="float" office:value="10719811" calcext:value-type="float">
            <text:p>10719811</text:p>
          </table:table-cell>
          <table:table-cell table:formula="of:=[.A672]/1000/(60*60*24)" office:value-type="time" office:time-value="PT02H58M39.811S" calcext:value-type="time">
            <text:p>02:58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488.12" calcext:value-type="float">
            <text:p>1488.12</text:p>
          </table:table-cell>
          <table:table-cell office:value-type="float" office:value="1750.47" calcext:value-type="float">
            <text:p>1750.47</text:p>
          </table:table-cell>
        </table:table-row>
        <table:table-row table:style-name="ro1">
          <table:table-cell office:value-type="float" office:value="10735811" calcext:value-type="float">
            <text:p>10735811</text:p>
          </table:table-cell>
          <table:table-cell table:formula="of:=[.A673]/1000/(60*60*24)" office:value-type="time" office:time-value="PT02H58M55.811S" calcext:value-type="time">
            <text:p>02:58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6" calcext:value-type="float">
            <text:p>578.26</text:p>
          </table:table-cell>
          <table:table-cell office:value-type="float" office:value="1490.33" calcext:value-type="float">
            <text:p>1490.33</text:p>
          </table:table-cell>
          <table:table-cell office:value-type="float" office:value="1753.03" calcext:value-type="float">
            <text:p>1753.03</text:p>
          </table:table-cell>
        </table:table-row>
        <table:table-row table:style-name="ro1">
          <table:table-cell office:value-type="float" office:value="10751811" calcext:value-type="float">
            <text:p>10751811</text:p>
          </table:table-cell>
          <table:table-cell table:formula="of:=[.A674]/1000/(60*60*24)" office:value-type="time" office:time-value="PT02H59M11.811S" calcext:value-type="time">
            <text:p>02:59:12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492.55" calcext:value-type="float">
            <text:p>1492.55</text:p>
          </table:table-cell>
          <table:table-cell office:value-type="float" office:value="1755.6" calcext:value-type="float">
            <text:p>1755.6</text:p>
          </table:table-cell>
        </table:table-row>
        <table:table-row table:style-name="ro1">
          <table:table-cell office:value-type="float" office:value="10767811" calcext:value-type="float">
            <text:p>10767811</text:p>
          </table:table-cell>
          <table:table-cell table:formula="of:=[.A675]/1000/(60*60*24)" office:value-type="time" office:time-value="PT02H59M27.811S" calcext:value-type="time">
            <text:p>02:59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494.78" calcext:value-type="float">
            <text:p>1494.78</text:p>
          </table:table-cell>
          <table:table-cell office:value-type="float" office:value="1758.18" calcext:value-type="float">
            <text:p>1758.18</text:p>
          </table:table-cell>
        </table:table-row>
        <table:table-row table:style-name="ro1">
          <table:table-cell office:value-type="float" office:value="10783811" calcext:value-type="float">
            <text:p>10783811</text:p>
          </table:table-cell>
          <table:table-cell table:formula="of:=[.A676]/1000/(60*60*24)" office:value-type="time" office:time-value="PT02H59M43.811S" calcext:value-type="time">
            <text:p>02:59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497" calcext:value-type="float">
            <text:p>1497</text:p>
          </table:table-cell>
          <table:table-cell office:value-type="float" office:value="1760.74" calcext:value-type="float">
            <text:p>1760.74</text:p>
          </table:table-cell>
        </table:table-row>
        <table:table-row table:style-name="ro1">
          <table:table-cell office:value-type="float" office:value="10799811" calcext:value-type="float">
            <text:p>10799811</text:p>
          </table:table-cell>
          <table:table-cell table:formula="of:=[.A677]/1000/(60*60*24)" office:value-type="time" office:time-value="PT02H59M59.811S" calcext:value-type="time">
            <text:p>03:00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6" calcext:value-type="float">
            <text:p>576.16</text:p>
          </table:table-cell>
          <table:table-cell office:value-type="float" office:value="1499.22" calcext:value-type="float">
            <text:p>1499.22</text:p>
          </table:table-cell>
          <table:table-cell office:value-type="float" office:value="1763.31" calcext:value-type="float">
            <text:p>1763.31</text:p>
          </table:table-cell>
        </table:table-row>
        <table:table-row table:style-name="ro1">
          <table:table-cell office:value-type="float" office:value="10815812" calcext:value-type="float">
            <text:p>10815812</text:p>
          </table:table-cell>
          <table:table-cell table:formula="of:=[.A678]/1000/(60*60*24)" office:value-type="time" office:time-value="PT03H00M15.812S" calcext:value-type="time">
            <text:p>03:00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" calcext:value-type="float">
            <text:p>577.8</text:p>
          </table:table-cell>
          <table:table-cell office:value-type="float" office:value="1501.44" calcext:value-type="float">
            <text:p>1501.44</text:p>
          </table:table-cell>
          <table:table-cell office:value-type="float" office:value="1765.88" calcext:value-type="float">
            <text:p>1765.88</text:p>
          </table:table-cell>
        </table:table-row>
        <table:table-row table:style-name="ro1">
          <table:table-cell office:value-type="float" office:value="10831811" calcext:value-type="float">
            <text:p>10831811</text:p>
          </table:table-cell>
          <table:table-cell table:formula="of:=[.A679]/1000/(60*60*24)" office:value-type="time" office:time-value="PT03H00M31.811S" calcext:value-type="time">
            <text:p>03:00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503.65" calcext:value-type="float">
            <text:p>1503.65</text:p>
          </table:table-cell>
          <table:table-cell office:value-type="float" office:value="1768.44" calcext:value-type="float">
            <text:p>1768.44</text:p>
          </table:table-cell>
        </table:table-row>
        <table:table-row table:style-name="ro1">
          <table:table-cell office:value-type="float" office:value="10847811" calcext:value-type="float">
            <text:p>10847811</text:p>
          </table:table-cell>
          <table:table-cell table:formula="of:=[.A680]/1000/(60*60*24)" office:value-type="time" office:time-value="PT03H00M47.811S" calcext:value-type="time">
            <text:p>03:00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505.87" calcext:value-type="float">
            <text:p>1505.87</text:p>
          </table:table-cell>
          <table:table-cell office:value-type="float" office:value="1771.01" calcext:value-type="float">
            <text:p>1771.01</text:p>
          </table:table-cell>
        </table:table-row>
        <table:table-row table:style-name="ro1">
          <table:table-cell office:value-type="float" office:value="10863811" calcext:value-type="float">
            <text:p>10863811</text:p>
          </table:table-cell>
          <table:table-cell table:formula="of:=[.A681]/1000/(60*60*24)" office:value-type="time" office:time-value="PT03H01M03.811S" calcext:value-type="time">
            <text:p>03:01:04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5" calcext:value-type="float">
            <text:p>577.95</text:p>
          </table:table-cell>
          <table:table-cell office:value-type="float" office:value="1508.09" calcext:value-type="float">
            <text:p>1508.09</text:p>
          </table:table-cell>
          <table:table-cell office:value-type="float" office:value="1773.57" calcext:value-type="float">
            <text:p>1773.57</text:p>
          </table:table-cell>
        </table:table-row>
        <table:table-row table:style-name="ro1">
          <table:table-cell office:value-type="float" office:value="10879811" calcext:value-type="float">
            <text:p>10879811</text:p>
          </table:table-cell>
          <table:table-cell table:formula="of:=[.A682]/1000/(60*60*24)" office:value-type="time" office:time-value="PT03H01M19.811S" calcext:value-type="time">
            <text:p>03:01:20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5" calcext:value-type="float">
            <text:p>577.95</text:p>
          </table:table-cell>
          <table:table-cell office:value-type="float" office:value="1510.32" calcext:value-type="float">
            <text:p>1510.32</text:p>
          </table:table-cell>
          <table:table-cell office:value-type="float" office:value="1776.15" calcext:value-type="float">
            <text:p>1776.15</text:p>
          </table:table-cell>
        </table:table-row>
        <table:table-row table:style-name="ro1">
          <table:table-cell office:value-type="float" office:value="10895811" calcext:value-type="float">
            <text:p>10895811</text:p>
          </table:table-cell>
          <table:table-cell table:formula="of:=[.A683]/1000/(60*60*24)" office:value-type="time" office:time-value="PT03H01M35.811S" calcext:value-type="time">
            <text:p>03:01:36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2" calcext:value-type="float">
            <text:p>579.72</text:p>
          </table:table-cell>
          <table:table-cell office:value-type="float" office:value="1512.54" calcext:value-type="float">
            <text:p>1512.54</text:p>
          </table:table-cell>
          <table:table-cell office:value-type="float" office:value="1778.72" calcext:value-type="float">
            <text:p>1778.72</text:p>
          </table:table-cell>
        </table:table-row>
        <table:table-row table:style-name="ro1">
          <table:table-cell office:value-type="float" office:value="10911811" calcext:value-type="float">
            <text:p>10911811</text:p>
          </table:table-cell>
          <table:table-cell table:formula="of:=[.A684]/1000/(60*60*24)" office:value-type="time" office:time-value="PT03H01M51.811S" calcext:value-type="time">
            <text:p>03:01:52</text:p>
          </table:table-cell>
          <table:table-cell office:value-type="float" office:value="1.15" calcext:value-type="float">
            <text:p>1.15</text:p>
          </table:table-cell>
          <table:table-cell office:value-type="float" office:value="500.32" calcext:value-type="float">
            <text:p>500.32</text:p>
          </table:table-cell>
          <table:table-cell office:value-type="float" office:value="575.4" calcext:value-type="float">
            <text:p>575.4</text:p>
          </table:table-cell>
          <table:table-cell office:value-type="float" office:value="1514.77" calcext:value-type="float">
            <text:p>1514.77</text:p>
          </table:table-cell>
          <table:table-cell office:value-type="float" office:value="1781.29" calcext:value-type="float">
            <text:p>1781.29</text:p>
          </table:table-cell>
        </table:table-row>
        <table:table-row table:style-name="ro1">
          <table:table-cell office:value-type="float" office:value="10927811" calcext:value-type="float">
            <text:p>10927811</text:p>
          </table:table-cell>
          <table:table-cell table:formula="of:=[.A685]/1000/(60*60*24)" office:value-type="time" office:time-value="PT03H02M07.811S" calcext:value-type="time">
            <text:p>03:02:08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516.99" calcext:value-type="float">
            <text:p>1516.99</text:p>
          </table:table-cell>
          <table:table-cell office:value-type="float" office:value="1783.86" calcext:value-type="float">
            <text:p>1783.86</text:p>
          </table:table-cell>
        </table:table-row>
        <table:table-row table:style-name="ro1">
          <table:table-cell office:value-type="float" office:value="10943811" calcext:value-type="float">
            <text:p>10943811</text:p>
          </table:table-cell>
          <table:table-cell table:formula="of:=[.A686]/1000/(60*60*24)" office:value-type="time" office:time-value="PT03H02M23.811S" calcext:value-type="time">
            <text:p>03:02:24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2" calcext:value-type="float">
            <text:p>579.72</text:p>
          </table:table-cell>
          <table:table-cell office:value-type="float" office:value="1519.22" calcext:value-type="float">
            <text:p>1519.22</text:p>
          </table:table-cell>
          <table:table-cell office:value-type="float" office:value="1786.43" calcext:value-type="float">
            <text:p>1786.43</text:p>
          </table:table-cell>
        </table:table-row>
        <table:table-row table:style-name="ro1">
          <table:table-cell office:value-type="float" office:value="10959812" calcext:value-type="float">
            <text:p>10959812</text:p>
          </table:table-cell>
          <table:table-cell table:formula="of:=[.A687]/1000/(60*60*24)" office:value-type="time" office:time-value="PT03H02M39.812S" calcext:value-type="time">
            <text:p>03:02:40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6" calcext:value-type="float">
            <text:p>577.96</text:p>
          </table:table-cell>
          <table:table-cell office:value-type="float" office:value="1521.44" calcext:value-type="float">
            <text:p>1521.44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10975812" calcext:value-type="float">
            <text:p>10975812</text:p>
          </table:table-cell>
          <table:table-cell table:formula="of:=[.A688]/1000/(60*60*24)" office:value-type="time" office:time-value="PT03H02M55.812S" calcext:value-type="time">
            <text:p>03:02:56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7" calcext:value-type="float">
            <text:p>575.97</text:p>
          </table:table-cell>
          <table:table-cell office:value-type="float" office:value="1523.67" calcext:value-type="float">
            <text:p>1523.67</text:p>
          </table:table-cell>
          <table:table-cell office:value-type="float" office:value="1791.58" calcext:value-type="float">
            <text:p>1791.58</text:p>
          </table:table-cell>
        </table:table-row>
        <table:table-row table:style-name="ro1">
          <table:table-cell office:value-type="float" office:value="10991811" calcext:value-type="float">
            <text:p>10991811</text:p>
          </table:table-cell>
          <table:table-cell table:formula="of:=[.A689]/1000/(60*60*24)" office:value-type="time" office:time-value="PT03H03M11.811S" calcext:value-type="time">
            <text:p>03:03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525.89" calcext:value-type="float">
            <text:p>1525.89</text:p>
          </table:table-cell>
          <table:table-cell office:value-type="float" office:value="1794.14" calcext:value-type="float">
            <text:p>1794.14</text:p>
          </table:table-cell>
        </table:table-row>
        <table:table-row table:style-name="ro1">
          <table:table-cell office:value-type="float" office:value="11007811" calcext:value-type="float">
            <text:p>11007811</text:p>
          </table:table-cell>
          <table:table-cell table:formula="of:=[.A690]/1000/(60*60*24)" office:value-type="time" office:time-value="PT03H03M27.811S" calcext:value-type="time">
            <text:p>03:03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528.11" calcext:value-type="float">
            <text:p>1528.11</text:p>
          </table:table-cell>
          <table:table-cell office:value-type="float" office:value="1796.71" calcext:value-type="float">
            <text:p>1796.71</text:p>
          </table:table-cell>
        </table:table-row>
        <table:table-row table:style-name="ro1">
          <table:table-cell office:value-type="float" office:value="11023811" calcext:value-type="float">
            <text:p>11023811</text:p>
          </table:table-cell>
          <table:table-cell table:formula="of:=[.A691]/1000/(60*60*24)" office:value-type="time" office:time-value="PT03H03M43.811S" calcext:value-type="time">
            <text:p>03:03:44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9.64" calcext:value-type="float">
            <text:p>579.64</text:p>
          </table:table-cell>
          <table:table-cell office:value-type="float" office:value="1530.34" calcext:value-type="float">
            <text:p>1530.34</text:p>
          </table:table-cell>
          <table:table-cell office:value-type="float" office:value="1799.28" calcext:value-type="float">
            <text:p>1799.28</text:p>
          </table:table-cell>
        </table:table-row>
        <table:table-row table:style-name="ro1">
          <table:table-cell office:value-type="float" office:value="11039811" calcext:value-type="float">
            <text:p>11039811</text:p>
          </table:table-cell>
          <table:table-cell table:formula="of:=[.A692]/1000/(60*60*24)" office:value-type="time" office:time-value="PT03H03M59.811S" calcext:value-type="time">
            <text:p>03:04:00</text:p>
          </table:table-cell>
          <table:table-cell office:value-type="float" office:value="1.15" calcext:value-type="float">
            <text:p>1.1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7.64" calcext:value-type="float">
            <text:p>577.64</text:p>
          </table:table-cell>
          <table:table-cell office:value-type="float" office:value="1532.56" calcext:value-type="float">
            <text:p>1532.56</text:p>
          </table:table-cell>
          <table:table-cell office:value-type="float" office:value="1801.85" calcext:value-type="float">
            <text:p>1801.85</text:p>
          </table:table-cell>
        </table:table-row>
        <table:table-row table:style-name="ro1">
          <table:table-cell office:value-type="float" office:value="11055811" calcext:value-type="float">
            <text:p>11055811</text:p>
          </table:table-cell>
          <table:table-cell table:formula="of:=[.A693]/1000/(60*60*24)" office:value-type="time" office:time-value="PT03H04M15.811S" calcext:value-type="time">
            <text:p>03:04:16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534.79" calcext:value-type="float">
            <text:p>1534.79</text:p>
          </table:table-cell>
          <table:table-cell office:value-type="float" office:value="1804.42" calcext:value-type="float">
            <text:p>1804.42</text:p>
          </table:table-cell>
        </table:table-row>
        <table:table-row table:style-name="ro1">
          <table:table-cell office:value-type="float" office:value="11071811" calcext:value-type="float">
            <text:p>11071811</text:p>
          </table:table-cell>
          <table:table-cell table:formula="of:=[.A694]/1000/(60*60*24)" office:value-type="time" office:time-value="PT03H04M31.811S" calcext:value-type="time">
            <text:p>03:04:32</text:p>
          </table:table-cell>
          <table:table-cell office:value-type="float" office:value="1.15" calcext:value-type="float">
            <text:p>1.1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7.64" calcext:value-type="float">
            <text:p>577.64</text:p>
          </table:table-cell>
          <table:table-cell office:value-type="float" office:value="1537.01" calcext:value-type="float">
            <text:p>1537.01</text:p>
          </table:table-cell>
          <table:table-cell office:value-type="float" office:value="1806.99" calcext:value-type="float">
            <text:p>1806.99</text:p>
          </table:table-cell>
        </table:table-row>
        <table:table-row table:style-name="ro1">
          <table:table-cell office:value-type="float" office:value="11087811" calcext:value-type="float">
            <text:p>11087811</text:p>
          </table:table-cell>
          <table:table-cell table:formula="of:=[.A695]/1000/(60*60*24)" office:value-type="time" office:time-value="PT03H04M47.811S" calcext:value-type="time">
            <text:p>03:04:48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3" calcext:value-type="float">
            <text:p>577.73</text:p>
          </table:table-cell>
          <table:table-cell office:value-type="float" office:value="1539.24" calcext:value-type="float">
            <text:p>1539.24</text:p>
          </table:table-cell>
          <table:table-cell office:value-type="float" office:value="1809.56" calcext:value-type="float">
            <text:p>1809.56</text:p>
          </table:table-cell>
        </table:table-row>
        <table:table-row table:style-name="ro1">
          <table:table-cell office:value-type="float" office:value="11103811" calcext:value-type="float">
            <text:p>11103811</text:p>
          </table:table-cell>
          <table:table-cell table:formula="of:=[.A696]/1000/(60*60*24)" office:value-type="time" office:time-value="PT03H05M03.811S" calcext:value-type="time">
            <text:p>03:05:04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2" calcext:value-type="float">
            <text:p>577.72</text:p>
          </table:table-cell>
          <table:table-cell office:value-type="float" office:value="1541.46" calcext:value-type="float">
            <text:p>1541.46</text:p>
          </table:table-cell>
          <table:table-cell office:value-type="float" office:value="1812.13" calcext:value-type="float">
            <text:p>1812.13</text:p>
          </table:table-cell>
        </table:table-row>
        <table:table-row table:style-name="ro1">
          <table:table-cell office:value-type="float" office:value="11119811" calcext:value-type="float">
            <text:p>11119811</text:p>
          </table:table-cell>
          <table:table-cell table:formula="of:=[.A697]/1000/(60*60*24)" office:value-type="time" office:time-value="PT03H05M19.811S" calcext:value-type="time">
            <text:p>03:05:20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1" calcext:value-type="float">
            <text:p>578.11</text:p>
          </table:table-cell>
          <table:table-cell office:value-type="float" office:value="1543.69" calcext:value-type="float">
            <text:p>1543.69</text:p>
          </table:table-cell>
          <table:table-cell office:value-type="float" office:value="1814.7" calcext:value-type="float">
            <text:p>1814.7</text:p>
          </table:table-cell>
        </table:table-row>
        <table:table-row table:style-name="ro1">
          <table:table-cell office:value-type="float" office:value="11135811" calcext:value-type="float">
            <text:p>11135811</text:p>
          </table:table-cell>
          <table:table-cell table:formula="of:=[.A698]/1000/(60*60*24)" office:value-type="time" office:time-value="PT03H05M35.811S" calcext:value-type="time">
            <text:p>03:05:36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2" calcext:value-type="float">
            <text:p>577.72</text:p>
          </table:table-cell>
          <table:table-cell office:value-type="float" office:value="1545.91" calcext:value-type="float">
            <text:p>1545.91</text:p>
          </table:table-cell>
          <table:table-cell office:value-type="float" office:value="1817.27" calcext:value-type="float">
            <text:p>1817.27</text:p>
          </table:table-cell>
        </table:table-row>
        <table:table-row table:style-name="ro1">
          <table:table-cell office:value-type="float" office:value="11151811" calcext:value-type="float">
            <text:p>11151811</text:p>
          </table:table-cell>
          <table:table-cell table:formula="of:=[.A699]/1000/(60*60*24)" office:value-type="time" office:time-value="PT03H05M51.811S" calcext:value-type="time">
            <text:p>03:05:52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5" calcext:value-type="float">
            <text:p>577.95</text:p>
          </table:table-cell>
          <table:table-cell office:value-type="float" office:value="1548.14" calcext:value-type="float">
            <text:p>1548.14</text:p>
          </table:table-cell>
          <table:table-cell office:value-type="float" office:value="1819.84" calcext:value-type="float">
            <text:p>1819.84</text:p>
          </table:table-cell>
        </table:table-row>
        <table:table-row table:style-name="ro1">
          <table:table-cell office:value-type="float" office:value="11167811" calcext:value-type="float">
            <text:p>11167811</text:p>
          </table:table-cell>
          <table:table-cell table:formula="of:=[.A700]/1000/(60*60*24)" office:value-type="time" office:time-value="PT03H06M07.811S" calcext:value-type="time">
            <text:p>03:06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550.36" calcext:value-type="float">
            <text:p>1550.36</text:p>
          </table:table-cell>
          <table:table-cell office:value-type="float" office:value="1822.4" calcext:value-type="float">
            <text:p>1822.4</text:p>
          </table:table-cell>
        </table:table-row>
        <table:table-row table:style-name="ro1">
          <table:table-cell office:value-type="float" office:value="11183811" calcext:value-type="float">
            <text:p>11183811</text:p>
          </table:table-cell>
          <table:table-cell table:formula="of:=[.A701]/1000/(60*60*24)" office:value-type="time" office:time-value="PT03H06M23.811S" calcext:value-type="time">
            <text:p>03:06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552.58" calcext:value-type="float">
            <text:p>1552.58</text:p>
          </table:table-cell>
          <table:table-cell office:value-type="float" office:value="1824.97" calcext:value-type="float">
            <text:p>1824.97</text:p>
          </table:table-cell>
        </table:table-row>
        <table:table-row table:style-name="ro1">
          <table:table-cell office:value-type="float" office:value="11199811" calcext:value-type="float">
            <text:p>11199811</text:p>
          </table:table-cell>
          <table:table-cell table:formula="of:=[.A702]/1000/(60*60*24)" office:value-type="time" office:time-value="PT03H06M39.811S" calcext:value-type="time">
            <text:p>03:06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554.8" calcext:value-type="float">
            <text:p>1554.8</text:p>
          </table:table-cell>
          <table:table-cell office:value-type="float" office:value="1827.53" calcext:value-type="float">
            <text:p>1827.53</text:p>
          </table:table-cell>
        </table:table-row>
        <table:table-row table:style-name="ro1">
          <table:table-cell office:value-type="float" office:value="11215811" calcext:value-type="float">
            <text:p>11215811</text:p>
          </table:table-cell>
          <table:table-cell table:formula="of:=[.A703]/1000/(60*60*24)" office:value-type="time" office:time-value="PT03H06M55.811S" calcext:value-type="time">
            <text:p>03:06:56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" calcext:value-type="float">
            <text:p>578.1</text:p>
          </table:table-cell>
          <table:table-cell office:value-type="float" office:value="1557.02" calcext:value-type="float">
            <text:p>1557.02</text:p>
          </table:table-cell>
          <table:table-cell office:value-type="float" office:value="1830.1" calcext:value-type="float">
            <text:p>1830.1</text:p>
          </table:table-cell>
        </table:table-row>
        <table:table-row table:style-name="ro1">
          <table:table-cell office:value-type="float" office:value="11231811" calcext:value-type="float">
            <text:p>11231811</text:p>
          </table:table-cell>
          <table:table-cell table:formula="of:=[.A704]/1000/(60*60*24)" office:value-type="time" office:time-value="PT03H07M11.811S" calcext:value-type="time">
            <text:p>03:07:12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1" calcext:value-type="float">
            <text:p>577.71</text:p>
          </table:table-cell>
          <table:table-cell office:value-type="float" office:value="1559.24" calcext:value-type="float">
            <text:p>1559.24</text:p>
          </table:table-cell>
          <table:table-cell office:value-type="float" office:value="1832.66" calcext:value-type="float">
            <text:p>1832.66</text:p>
          </table:table-cell>
        </table:table-row>
        <table:table-row table:style-name="ro1">
          <table:table-cell office:value-type="float" office:value="11247812" calcext:value-type="float">
            <text:p>11247812</text:p>
          </table:table-cell>
          <table:table-cell table:formula="of:=[.A705]/1000/(60*60*24)" office:value-type="time" office:time-value="PT03H07M27.812S" calcext:value-type="time">
            <text:p>03:07:28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2" calcext:value-type="float">
            <text:p>577.72</text:p>
          </table:table-cell>
          <table:table-cell office:value-type="float" office:value="1561.47" calcext:value-type="float">
            <text:p>1561.47</text:p>
          </table:table-cell>
          <table:table-cell office:value-type="float" office:value="1835.23" calcext:value-type="float">
            <text:p>1835.23</text:p>
          </table:table-cell>
        </table:table-row>
        <table:table-row table:style-name="ro1">
          <table:table-cell office:value-type="float" office:value="11263811" calcext:value-type="float">
            <text:p>11263811</text:p>
          </table:table-cell>
          <table:table-cell table:formula="of:=[.A706]/1000/(60*60*24)" office:value-type="time" office:time-value="PT03H07M43.811S" calcext:value-type="time">
            <text:p>03:07:44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5" calcext:value-type="float">
            <text:p>577.95</text:p>
          </table:table-cell>
          <table:table-cell office:value-type="float" office:value="1563.7" calcext:value-type="float">
            <text:p>1563.7</text:p>
          </table:table-cell>
          <table:table-cell office:value-type="float" office:value="1837.8" calcext:value-type="float">
            <text:p>1837.8</text:p>
          </table:table-cell>
        </table:table-row>
        <table:table-row table:style-name="ro1">
          <table:table-cell office:value-type="float" office:value="11279811" calcext:value-type="float">
            <text:p>11279811</text:p>
          </table:table-cell>
          <table:table-cell table:formula="of:=[.A707]/1000/(60*60*24)" office:value-type="time" office:time-value="PT03H07M59.811S" calcext:value-type="time">
            <text:p>03:08:00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6" calcext:value-type="float">
            <text:p>577.96</text:p>
          </table:table-cell>
          <table:table-cell office:value-type="float" office:value="1565.92" calcext:value-type="float">
            <text:p>1565.92</text:p>
          </table:table-cell>
          <table:table-cell office:value-type="float" office:value="1840.37" calcext:value-type="float">
            <text:p>1840.37</text:p>
          </table:table-cell>
        </table:table-row>
        <table:table-row table:style-name="ro1">
          <table:table-cell office:value-type="float" office:value="11295811" calcext:value-type="float">
            <text:p>11295811</text:p>
          </table:table-cell>
          <table:table-cell table:formula="of:=[.A708]/1000/(60*60*24)" office:value-type="time" office:time-value="PT03H08M15.811S" calcext:value-type="time">
            <text:p>03:08:16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8" calcext:value-type="float">
            <text:p>577.88</text:p>
          </table:table-cell>
          <table:table-cell office:value-type="float" office:value="1568.15" calcext:value-type="float">
            <text:p>1568.15</text:p>
          </table:table-cell>
          <table:table-cell office:value-type="float" office:value="1842.94" calcext:value-type="float">
            <text:p>1842.94</text:p>
          </table:table-cell>
        </table:table-row>
        <table:table-row table:style-name="ro1">
          <table:table-cell office:value-type="float" office:value="11311811" calcext:value-type="float">
            <text:p>11311811</text:p>
          </table:table-cell>
          <table:table-cell table:formula="of:=[.A709]/1000/(60*60*24)" office:value-type="time" office:time-value="PT03H08M31.811S" calcext:value-type="time">
            <text:p>03:08:32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09" calcext:value-type="float">
            <text:p>578.09</text:p>
          </table:table-cell>
          <table:table-cell office:value-type="float" office:value="1570.37" calcext:value-type="float">
            <text:p>1570.37</text:p>
          </table:table-cell>
          <table:table-cell office:value-type="float" office:value="1845.51" calcext:value-type="float">
            <text:p>1845.51</text:p>
          </table:table-cell>
        </table:table-row>
        <table:table-row table:style-name="ro1">
          <table:table-cell office:value-type="float" office:value="11327811" calcext:value-type="float">
            <text:p>11327811</text:p>
          </table:table-cell>
          <table:table-cell table:formula="of:=[.A710]/1000/(60*60*24)" office:value-type="time" office:time-value="PT03H08M47.811S" calcext:value-type="time">
            <text:p>03:08:48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3" calcext:value-type="float">
            <text:p>577.73</text:p>
          </table:table-cell>
          <table:table-cell office:value-type="float" office:value="1572.6" calcext:value-type="float">
            <text:p>1572.6</text:p>
          </table:table-cell>
          <table:table-cell office:value-type="float" office:value="1848.07" calcext:value-type="float">
            <text:p>1848.07</text:p>
          </table:table-cell>
        </table:table-row>
        <table:table-row table:style-name="ro1">
          <table:table-cell office:value-type="float" office:value="11343811" calcext:value-type="float">
            <text:p>11343811</text:p>
          </table:table-cell>
          <table:table-cell table:formula="of:=[.A711]/1000/(60*60*24)" office:value-type="time" office:time-value="PT03H09M03.811S" calcext:value-type="time">
            <text:p>03:09:04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5" calcext:value-type="float">
            <text:p>577.95</text:p>
          </table:table-cell>
          <table:table-cell office:value-type="float" office:value="1574.82" calcext:value-type="float">
            <text:p>1574.82</text:p>
          </table:table-cell>
          <table:table-cell office:value-type="float" office:value="1850.64" calcext:value-type="float">
            <text:p>1850.64</text:p>
          </table:table-cell>
        </table:table-row>
        <table:table-row table:style-name="ro1">
          <table:table-cell office:value-type="float" office:value="11359811" calcext:value-type="float">
            <text:p>11359811</text:p>
          </table:table-cell>
          <table:table-cell table:formula="of:=[.A712]/1000/(60*60*24)" office:value-type="time" office:time-value="PT03H09M19.811S" calcext:value-type="time">
            <text:p>03:09:20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1" calcext:value-type="float">
            <text:p>578.11</text:p>
          </table:table-cell>
          <table:table-cell office:value-type="float" office:value="1577.05" calcext:value-type="float">
            <text:p>1577.05</text:p>
          </table:table-cell>
          <table:table-cell office:value-type="float" office:value="1853.21" calcext:value-type="float">
            <text:p>1853.21</text:p>
          </table:table-cell>
        </table:table-row>
        <table:table-row table:style-name="ro1">
          <table:table-cell office:value-type="float" office:value="11375811" calcext:value-type="float">
            <text:p>11375811</text:p>
          </table:table-cell>
          <table:table-cell table:formula="of:=[.A713]/1000/(60*60*24)" office:value-type="time" office:time-value="PT03H09M35.811S" calcext:value-type="time">
            <text:p>03:09:36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19" calcext:value-type="float">
            <text:p>578.19</text:p>
          </table:table-cell>
          <table:table-cell office:value-type="float" office:value="1579.27" calcext:value-type="float">
            <text:p>1579.27</text:p>
          </table:table-cell>
          <table:table-cell office:value-type="float" office:value="1855.78" calcext:value-type="float">
            <text:p>1855.78</text:p>
          </table:table-cell>
        </table:table-row>
        <table:table-row table:style-name="ro1">
          <table:table-cell office:value-type="float" office:value="11391811" calcext:value-type="float">
            <text:p>11391811</text:p>
          </table:table-cell>
          <table:table-cell table:formula="of:=[.A714]/1000/(60*60*24)" office:value-type="time" office:time-value="PT03H09M51.811S" calcext:value-type="time">
            <text:p>03:09:52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6" calcext:value-type="float">
            <text:p>577.96</text:p>
          </table:table-cell>
          <table:table-cell office:value-type="float" office:value="1581.5" calcext:value-type="float">
            <text:p>1581.5</text:p>
          </table:table-cell>
          <table:table-cell office:value-type="float" office:value="1858.35" calcext:value-type="float">
            <text:p>1858.35</text:p>
          </table:table-cell>
        </table:table-row>
        <table:table-row table:style-name="ro1">
          <table:table-cell office:value-type="float" office:value="11407811" calcext:value-type="float">
            <text:p>11407811</text:p>
          </table:table-cell>
          <table:table-cell table:formula="of:=[.A715]/1000/(60*60*24)" office:value-type="time" office:time-value="PT03H10M07.811S" calcext:value-type="time">
            <text:p>03:10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583.72" calcext:value-type="float">
            <text:p>1583.72</text:p>
          </table:table-cell>
          <table:table-cell office:value-type="float" office:value="1860.91" calcext:value-type="float">
            <text:p>1860.91</text:p>
          </table:table-cell>
        </table:table-row>
        <table:table-row table:style-name="ro1">
          <table:table-cell office:value-type="float" office:value="11423811" calcext:value-type="float">
            <text:p>11423811</text:p>
          </table:table-cell>
          <table:table-cell table:formula="of:=[.A716]/1000/(60*60*24)" office:value-type="time" office:time-value="PT03H10M23.811S" calcext:value-type="time">
            <text:p>03:10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585.94" calcext:value-type="float">
            <text:p>1585.94</text:p>
          </table:table-cell>
          <table:table-cell office:value-type="float" office:value="1863.47" calcext:value-type="float">
            <text:p>1863.47</text:p>
          </table:table-cell>
        </table:table-row>
        <table:table-row table:style-name="ro1">
          <table:table-cell office:value-type="float" office:value="11439811" calcext:value-type="float">
            <text:p>11439811</text:p>
          </table:table-cell>
          <table:table-cell table:formula="of:=[.A717]/1000/(60*60*24)" office:value-type="time" office:time-value="PT03H10M39.811S" calcext:value-type="time">
            <text:p>03:10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2" calcext:value-type="float">
            <text:p>576.2</text:p>
          </table:table-cell>
          <table:table-cell office:value-type="float" office:value="1588.16" calcext:value-type="float">
            <text:p>1588.16</text:p>
          </table:table-cell>
          <table:table-cell office:value-type="float" office:value="1866.02" calcext:value-type="float">
            <text:p>1866.02</text:p>
          </table:table-cell>
        </table:table-row>
        <table:table-row table:style-name="ro1">
          <table:table-cell office:value-type="float" office:value="11455812" calcext:value-type="float">
            <text:p>11455812</text:p>
          </table:table-cell>
          <table:table-cell table:formula="of:=[.A718]/1000/(60*60*24)" office:value-type="time" office:time-value="PT03H10M55.812S" calcext:value-type="time">
            <text:p>03:10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590.38" calcext:value-type="float">
            <text:p>1590.38</text:p>
          </table:table-cell>
          <table:table-cell office:value-type="float" office:value="1868.58" calcext:value-type="float">
            <text:p>1868.58</text:p>
          </table:table-cell>
        </table:table-row>
        <table:table-row table:style-name="ro1">
          <table:table-cell office:value-type="float" office:value="11471811" calcext:value-type="float">
            <text:p>11471811</text:p>
          </table:table-cell>
          <table:table-cell table:formula="of:=[.A719]/1000/(60*60*24)" office:value-type="time" office:time-value="PT03H11M11.811S" calcext:value-type="time">
            <text:p>03:11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592.6" calcext:value-type="float">
            <text:p>1592.6</text:p>
          </table:table-cell>
          <table:table-cell office:value-type="float" office:value="1871.14" calcext:value-type="float">
            <text:p>1871.14</text:p>
          </table:table-cell>
        </table:table-row>
        <table:table-row table:style-name="ro1">
          <table:table-cell office:value-type="float" office:value="11487811" calcext:value-type="float">
            <text:p>11487811</text:p>
          </table:table-cell>
          <table:table-cell table:formula="of:=[.A720]/1000/(60*60*24)" office:value-type="time" office:time-value="PT03H11M27.811S" calcext:value-type="time">
            <text:p>03:11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594.82" calcext:value-type="float">
            <text:p>1594.82</text:p>
          </table:table-cell>
          <table:table-cell office:value-type="float" office:value="1873.7" calcext:value-type="float">
            <text:p>1873.7</text:p>
          </table:table-cell>
        </table:table-row>
        <table:table-row table:style-name="ro1">
          <table:table-cell office:value-type="float" office:value="11503811" calcext:value-type="float">
            <text:p>11503811</text:p>
          </table:table-cell>
          <table:table-cell table:formula="of:=[.A721]/1000/(60*60*24)" office:value-type="time" office:time-value="PT03H11M43.811S" calcext:value-type="time">
            <text:p>03:11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597.04" calcext:value-type="float">
            <text:p>1597.04</text:p>
          </table:table-cell>
          <table:table-cell office:value-type="float" office:value="1876.26" calcext:value-type="float">
            <text:p>1876.26</text:p>
          </table:table-cell>
        </table:table-row>
        <table:table-row table:style-name="ro1">
          <table:table-cell office:value-type="float" office:value="11519812" calcext:value-type="float">
            <text:p>11519812</text:p>
          </table:table-cell>
          <table:table-cell table:formula="of:=[.A722]/1000/(60*60*24)" office:value-type="time" office:time-value="PT03H11M59.812S" calcext:value-type="time">
            <text:p>03:12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599.25" calcext:value-type="float">
            <text:p>1599.25</text:p>
          </table:table-cell>
          <table:table-cell office:value-type="float" office:value="1878.82" calcext:value-type="float">
            <text:p>1878.82</text:p>
          </table:table-cell>
        </table:table-row>
        <table:table-row table:style-name="ro1">
          <table:table-cell office:value-type="float" office:value="11535811" calcext:value-type="float">
            <text:p>11535811</text:p>
          </table:table-cell>
          <table:table-cell table:formula="of:=[.A723]/1000/(60*60*24)" office:value-type="time" office:time-value="PT03H12M15.811S" calcext:value-type="time">
            <text:p>03:12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601.48" calcext:value-type="float">
            <text:p>1601.48</text:p>
          </table:table-cell>
          <table:table-cell office:value-type="float" office:value="1881.38" calcext:value-type="float">
            <text:p>1881.38</text:p>
          </table:table-cell>
        </table:table-row>
        <table:table-row table:style-name="ro1">
          <table:table-cell office:value-type="float" office:value="11551812" calcext:value-type="float">
            <text:p>11551812</text:p>
          </table:table-cell>
          <table:table-cell table:formula="of:=[.A724]/1000/(60*60*24)" office:value-type="time" office:time-value="PT03H12M31.812S" calcext:value-type="time">
            <text:p>03:12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603.7" calcext:value-type="float">
            <text:p>1603.7</text:p>
          </table:table-cell>
          <table:table-cell office:value-type="float" office:value="1883.93" calcext:value-type="float">
            <text:p>1883.93</text:p>
          </table:table-cell>
        </table:table-row>
        <table:table-row table:style-name="ro1">
          <table:table-cell office:value-type="float" office:value="11567811" calcext:value-type="float">
            <text:p>11567811</text:p>
          </table:table-cell>
          <table:table-cell table:formula="of:=[.A725]/1000/(60*60*24)" office:value-type="time" office:time-value="PT03H12M47.811S" calcext:value-type="time">
            <text:p>03:12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605.92" calcext:value-type="float">
            <text:p>1605.92</text:p>
          </table:table-cell>
          <table:table-cell office:value-type="float" office:value="1886.49" calcext:value-type="float">
            <text:p>1886.49</text:p>
          </table:table-cell>
        </table:table-row>
        <table:table-row table:style-name="ro1">
          <table:table-cell office:value-type="float" office:value="11583811" calcext:value-type="float">
            <text:p>11583811</text:p>
          </table:table-cell>
          <table:table-cell table:formula="of:=[.A726]/1000/(60*60*24)" office:value-type="time" office:time-value="PT03H13M03.811S" calcext:value-type="time">
            <text:p>03:13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608.14" calcext:value-type="float">
            <text:p>1608.14</text:p>
          </table:table-cell>
          <table:table-cell office:value-type="float" office:value="1889.05" calcext:value-type="float">
            <text:p>1889.05</text:p>
          </table:table-cell>
        </table:table-row>
        <table:table-row table:style-name="ro1">
          <table:table-cell office:value-type="float" office:value="11599812" calcext:value-type="float">
            <text:p>11599812</text:p>
          </table:table-cell>
          <table:table-cell table:formula="of:=[.A727]/1000/(60*60*24)" office:value-type="time" office:time-value="PT03H13M19.812S" calcext:value-type="time">
            <text:p>03:13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" calcext:value-type="float">
            <text:p>576.4</text:p>
          </table:table-cell>
          <table:table-cell office:value-type="float" office:value="1610.36" calcext:value-type="float">
            <text:p>1610.36</text:p>
          </table:table-cell>
          <table:table-cell office:value-type="float" office:value="1891.61" calcext:value-type="float">
            <text:p>1891.61</text:p>
          </table:table-cell>
        </table:table-row>
        <table:table-row table:style-name="ro1">
          <table:table-cell office:value-type="float" office:value="11615811" calcext:value-type="float">
            <text:p>11615811</text:p>
          </table:table-cell>
          <table:table-cell table:formula="of:=[.A728]/1000/(60*60*24)" office:value-type="time" office:time-value="PT03H13M35.811S" calcext:value-type="time">
            <text:p>03:13:36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7" calcext:value-type="float">
            <text:p>575.97</text:p>
          </table:table-cell>
          <table:table-cell office:value-type="float" office:value="1612.58" calcext:value-type="float">
            <text:p>1612.58</text:p>
          </table:table-cell>
          <table:table-cell office:value-type="float" office:value="1894.17" calcext:value-type="float">
            <text:p>1894.17</text:p>
          </table:table-cell>
        </table:table-row>
        <table:table-row table:style-name="ro1">
          <table:table-cell office:value-type="float" office:value="11631811" calcext:value-type="float">
            <text:p>11631811</text:p>
          </table:table-cell>
          <table:table-cell table:formula="of:=[.A729]/1000/(60*60*24)" office:value-type="time" office:time-value="PT03H13M51.811S" calcext:value-type="time">
            <text:p>03:13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614.8" calcext:value-type="float">
            <text:p>1614.8</text:p>
          </table:table-cell>
          <table:table-cell office:value-type="float" office:value="1896.72" calcext:value-type="float">
            <text:p>1896.72</text:p>
          </table:table-cell>
        </table:table-row>
        <table:table-row table:style-name="ro1">
          <table:table-cell office:value-type="float" office:value="11647811" calcext:value-type="float">
            <text:p>11647811</text:p>
          </table:table-cell>
          <table:table-cell table:formula="of:=[.A730]/1000/(60*60*24)" office:value-type="time" office:time-value="PT03H14M07.811S" calcext:value-type="time">
            <text:p>03:14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617.01" calcext:value-type="float">
            <text:p>1617.01</text:p>
          </table:table-cell>
          <table:table-cell office:value-type="float" office:value="1899.28" calcext:value-type="float">
            <text:p>1899.28</text:p>
          </table:table-cell>
        </table:table-row>
        <table:table-row table:style-name="ro1">
          <table:table-cell office:value-type="float" office:value="11663812" calcext:value-type="float">
            <text:p>11663812</text:p>
          </table:table-cell>
          <table:table-cell table:formula="of:=[.A731]/1000/(60*60*24)" office:value-type="time" office:time-value="PT03H14M23.812S" calcext:value-type="time">
            <text:p>03:14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619.23" calcext:value-type="float">
            <text:p>1619.23</text:p>
          </table:table-cell>
          <table:table-cell office:value-type="float" office:value="1901.83" calcext:value-type="float">
            <text:p>1901.83</text:p>
          </table:table-cell>
        </table:table-row>
        <table:table-row table:style-name="ro1">
          <table:table-cell office:value-type="float" office:value="11679811" calcext:value-type="float">
            <text:p>11679811</text:p>
          </table:table-cell>
          <table:table-cell table:formula="of:=[.A732]/1000/(60*60*24)" office:value-type="time" office:time-value="PT03H14M39.811S" calcext:value-type="time">
            <text:p>03:14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621.45" calcext:value-type="float">
            <text:p>1621.45</text:p>
          </table:table-cell>
          <table:table-cell office:value-type="float" office:value="1904.39" calcext:value-type="float">
            <text:p>1904.39</text:p>
          </table:table-cell>
        </table:table-row>
        <table:table-row table:style-name="ro1">
          <table:table-cell office:value-type="float" office:value="11695811" calcext:value-type="float">
            <text:p>11695811</text:p>
          </table:table-cell>
          <table:table-cell table:formula="of:=[.A733]/1000/(60*60*24)" office:value-type="time" office:time-value="PT03H14M55.811S" calcext:value-type="time">
            <text:p>03:14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4" calcext:value-type="float">
            <text:p>575.94</text:p>
          </table:table-cell>
          <table:table-cell office:value-type="float" office:value="1623.67" calcext:value-type="float">
            <text:p>1623.67</text:p>
          </table:table-cell>
          <table:table-cell office:value-type="float" office:value="1906.94" calcext:value-type="float">
            <text:p>1906.94</text:p>
          </table:table-cell>
        </table:table-row>
        <table:table-row table:style-name="ro1">
          <table:table-cell office:value-type="float" office:value="11711811" calcext:value-type="float">
            <text:p>11711811</text:p>
          </table:table-cell>
          <table:table-cell table:formula="of:=[.A734]/1000/(60*60*24)" office:value-type="time" office:time-value="PT03H15M11.811S" calcext:value-type="time">
            <text:p>03:15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3.81" calcext:value-type="float">
            <text:p>573.81</text:p>
          </table:table-cell>
          <table:table-cell office:value-type="float" office:value="1625.89" calcext:value-type="float">
            <text:p>1625.89</text:p>
          </table:table-cell>
          <table:table-cell office:value-type="float" office:value="1909.5" calcext:value-type="float">
            <text:p>1909.5</text:p>
          </table:table-cell>
        </table:table-row>
        <table:table-row table:style-name="ro1">
          <table:table-cell office:value-type="float" office:value="11727812" calcext:value-type="float">
            <text:p>11727812</text:p>
          </table:table-cell>
          <table:table-cell table:formula="of:=[.A735]/1000/(60*60*24)" office:value-type="time" office:time-value="PT03H15M27.812S" calcext:value-type="time">
            <text:p>03:15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628.11" calcext:value-type="float">
            <text:p>1628.11</text:p>
          </table:table-cell>
          <table:table-cell office:value-type="float" office:value="1912.05" calcext:value-type="float">
            <text:p>1912.05</text:p>
          </table:table-cell>
        </table:table-row>
        <table:table-row table:style-name="ro1">
          <table:table-cell office:value-type="float" office:value="11743811" calcext:value-type="float">
            <text:p>11743811</text:p>
          </table:table-cell>
          <table:table-cell table:formula="of:=[.A736]/1000/(60*60*24)" office:value-type="time" office:time-value="PT03H15M43.811S" calcext:value-type="time">
            <text:p>03:15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630.33" calcext:value-type="float">
            <text:p>1630.33</text:p>
          </table:table-cell>
          <table:table-cell office:value-type="float" office:value="1914.61" calcext:value-type="float">
            <text:p>1914.61</text:p>
          </table:table-cell>
        </table:table-row>
        <table:table-row table:style-name="ro1">
          <table:table-cell office:value-type="float" office:value="11759812" calcext:value-type="float">
            <text:p>11759812</text:p>
          </table:table-cell>
          <table:table-cell table:formula="of:=[.A737]/1000/(60*60*24)" office:value-type="time" office:time-value="PT03H15M59.812S" calcext:value-type="time">
            <text:p>03:16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632.55" calcext:value-type="float">
            <text:p>1632.55</text:p>
          </table:table-cell>
          <table:table-cell office:value-type="float" office:value="1917.16" calcext:value-type="float">
            <text:p>1917.16</text:p>
          </table:table-cell>
        </table:table-row>
        <table:table-row table:style-name="ro1">
          <table:table-cell office:value-type="float" office:value="11775812" calcext:value-type="float">
            <text:p>11775812</text:p>
          </table:table-cell>
          <table:table-cell table:formula="of:=[.A738]/1000/(60*60*24)" office:value-type="time" office:time-value="PT03H16M15.812S" calcext:value-type="time">
            <text:p>03:16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634.77" calcext:value-type="float">
            <text:p>1634.77</text:p>
          </table:table-cell>
          <table:table-cell office:value-type="float" office:value="1919.72" calcext:value-type="float">
            <text:p>1919.72</text:p>
          </table:table-cell>
        </table:table-row>
        <table:table-row table:style-name="ro1">
          <table:table-cell office:value-type="float" office:value="11791811" calcext:value-type="float">
            <text:p>11791811</text:p>
          </table:table-cell>
          <table:table-cell table:formula="of:=[.A739]/1000/(60*60*24)" office:value-type="time" office:time-value="PT03H16M31.811S" calcext:value-type="time">
            <text:p>03:16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2" calcext:value-type="float">
            <text:p>574.2</text:p>
          </table:table-cell>
          <table:table-cell office:value-type="float" office:value="1636.99" calcext:value-type="float">
            <text:p>1636.99</text:p>
          </table:table-cell>
          <table:table-cell office:value-type="float" office:value="1922.27" calcext:value-type="float">
            <text:p>1922.27</text:p>
          </table:table-cell>
        </table:table-row>
        <table:table-row table:style-name="ro1">
          <table:table-cell office:value-type="float" office:value="11807811" calcext:value-type="float">
            <text:p>11807811</text:p>
          </table:table-cell>
          <table:table-cell table:formula="of:=[.A740]/1000/(60*60*24)" office:value-type="time" office:time-value="PT03H16M47.811S" calcext:value-type="time">
            <text:p>03:16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639.21" calcext:value-type="float">
            <text:p>1639.21</text:p>
          </table:table-cell>
          <table:table-cell office:value-type="float" office:value="1924.82" calcext:value-type="float">
            <text:p>1924.82</text:p>
          </table:table-cell>
        </table:table-row>
        <table:table-row table:style-name="ro1">
          <table:table-cell office:value-type="float" office:value="11823811" calcext:value-type="float">
            <text:p>11823811</text:p>
          </table:table-cell>
          <table:table-cell table:formula="of:=[.A741]/1000/(60*60*24)" office:value-type="time" office:time-value="PT03H17M03.811S" calcext:value-type="time">
            <text:p>03:17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3" calcext:value-type="float">
            <text:p>575.93</text:p>
          </table:table-cell>
          <table:table-cell office:value-type="float" office:value="1641.43" calcext:value-type="float">
            <text:p>1641.43</text:p>
          </table:table-cell>
          <table:table-cell office:value-type="float" office:value="1927.38" calcext:value-type="float">
            <text:p>1927.38</text:p>
          </table:table-cell>
        </table:table-row>
        <table:table-row table:style-name="ro1">
          <table:table-cell office:value-type="float" office:value="11839811" calcext:value-type="float">
            <text:p>11839811</text:p>
          </table:table-cell>
          <table:table-cell table:formula="of:=[.A742]/1000/(60*60*24)" office:value-type="time" office:time-value="PT03H17M19.811S" calcext:value-type="time">
            <text:p>03:17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3.82" calcext:value-type="float">
            <text:p>573.82</text:p>
          </table:table-cell>
          <table:table-cell office:value-type="float" office:value="1643.65" calcext:value-type="float">
            <text:p>1643.65</text:p>
          </table:table-cell>
          <table:table-cell office:value-type="float" office:value="1929.93" calcext:value-type="float">
            <text:p>1929.93</text:p>
          </table:table-cell>
        </table:table-row>
        <table:table-row table:style-name="ro1">
          <table:table-cell office:value-type="float" office:value="11855811" calcext:value-type="float">
            <text:p>11855811</text:p>
          </table:table-cell>
          <table:table-cell table:formula="of:=[.A743]/1000/(60*60*24)" office:value-type="time" office:time-value="PT03H17M35.811S" calcext:value-type="time">
            <text:p>03:17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3.82" calcext:value-type="float">
            <text:p>573.82</text:p>
          </table:table-cell>
          <table:table-cell office:value-type="float" office:value="1645.86" calcext:value-type="float">
            <text:p>1645.86</text:p>
          </table:table-cell>
          <table:table-cell office:value-type="float" office:value="1932.48" calcext:value-type="float">
            <text:p>1932.48</text:p>
          </table:table-cell>
        </table:table-row>
        <table:table-row table:style-name="ro1">
          <table:table-cell office:value-type="float" office:value="11871812" calcext:value-type="float">
            <text:p>11871812</text:p>
          </table:table-cell>
          <table:table-cell table:formula="of:=[.A744]/1000/(60*60*24)" office:value-type="time" office:time-value="PT03H17M51.812S" calcext:value-type="time">
            <text:p>03:17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648.08" calcext:value-type="float">
            <text:p>1648.08</text:p>
          </table:table-cell>
          <table:table-cell office:value-type="float" office:value="1935.04" calcext:value-type="float">
            <text:p>1935.04</text:p>
          </table:table-cell>
        </table:table-row>
        <table:table-row table:style-name="ro1">
          <table:table-cell office:value-type="float" office:value="11887811" calcext:value-type="float">
            <text:p>11887811</text:p>
          </table:table-cell>
          <table:table-cell table:formula="of:=[.A745]/1000/(60*60*24)" office:value-type="time" office:time-value="PT03H18M07.811S" calcext:value-type="time">
            <text:p>03:18:08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4.19" calcext:value-type="float">
            <text:p>574.19</text:p>
          </table:table-cell>
          <table:table-cell office:value-type="float" office:value="1650.31" calcext:value-type="float">
            <text:p>1650.31</text:p>
          </table:table-cell>
          <table:table-cell office:value-type="float" office:value="1937.59" calcext:value-type="float">
            <text:p>1937.59</text:p>
          </table:table-cell>
        </table:table-row>
        <table:table-row table:style-name="ro1">
          <table:table-cell office:value-type="float" office:value="11903812" calcext:value-type="float">
            <text:p>11903812</text:p>
          </table:table-cell>
          <table:table-cell table:formula="of:=[.A746]/1000/(60*60*24)" office:value-type="time" office:time-value="PT03H18M23.812S" calcext:value-type="time">
            <text:p>03:18:24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6" calcext:value-type="float">
            <text:p>573.86</text:p>
          </table:table-cell>
          <table:table-cell office:value-type="float" office:value="1652.53" calcext:value-type="float">
            <text:p>1652.53</text:p>
          </table:table-cell>
          <table:table-cell office:value-type="float" office:value="1940.15" calcext:value-type="float">
            <text:p>1940.15</text:p>
          </table:table-cell>
        </table:table-row>
        <table:table-row table:style-name="ro1">
          <table:table-cell office:value-type="float" office:value="11919811" calcext:value-type="float">
            <text:p>11919811</text:p>
          </table:table-cell>
          <table:table-cell table:formula="of:=[.A747]/1000/(60*60*24)" office:value-type="time" office:time-value="PT03H18M39.811S" calcext:value-type="time">
            <text:p>03:18:40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6" calcext:value-type="float">
            <text:p>575.96</text:p>
          </table:table-cell>
          <table:table-cell office:value-type="float" office:value="1654.76" calcext:value-type="float">
            <text:p>1654.76</text:p>
          </table:table-cell>
          <table:table-cell office:value-type="float" office:value="1942.71" calcext:value-type="float">
            <text:p>1942.71</text:p>
          </table:table-cell>
        </table:table-row>
        <table:table-row table:style-name="ro1">
          <table:table-cell office:value-type="float" office:value="11935811" calcext:value-type="float">
            <text:p>11935811</text:p>
          </table:table-cell>
          <table:table-cell table:formula="of:=[.A748]/1000/(60*60*24)" office:value-type="time" office:time-value="PT03H18M55.811S" calcext:value-type="time">
            <text:p>03:18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656.98" calcext:value-type="float">
            <text:p>1656.98</text:p>
          </table:table-cell>
          <table:table-cell office:value-type="float" office:value="1945.26" calcext:value-type="float">
            <text:p>1945.26</text:p>
          </table:table-cell>
        </table:table-row>
        <table:table-row table:style-name="ro1">
          <table:table-cell office:value-type="float" office:value="11951811" calcext:value-type="float">
            <text:p>11951811</text:p>
          </table:table-cell>
          <table:table-cell table:formula="of:=[.A749]/1000/(60*60*24)" office:value-type="time" office:time-value="PT03H19M11.811S" calcext:value-type="time">
            <text:p>03:19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659.2" calcext:value-type="float">
            <text:p>1659.2</text:p>
          </table:table-cell>
          <table:table-cell office:value-type="float" office:value="1947.81" calcext:value-type="float">
            <text:p>1947.81</text:p>
          </table:table-cell>
        </table:table-row>
        <table:table-row table:style-name="ro1">
          <table:table-cell office:value-type="float" office:value="11967811" calcext:value-type="float">
            <text:p>11967811</text:p>
          </table:table-cell>
          <table:table-cell table:formula="of:=[.A750]/1000/(60*60*24)" office:value-type="time" office:time-value="PT03H19M27.811S" calcext:value-type="time">
            <text:p>03:19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661.42" calcext:value-type="float">
            <text:p>1661.42</text:p>
          </table:table-cell>
          <table:table-cell office:value-type="float" office:value="1950.36" calcext:value-type="float">
            <text:p>1950.36</text:p>
          </table:table-cell>
        </table:table-row>
        <table:table-row table:style-name="ro1">
          <table:table-cell office:value-type="float" office:value="11983811" calcext:value-type="float">
            <text:p>11983811</text:p>
          </table:table-cell>
          <table:table-cell table:formula="of:=[.A751]/1000/(60*60*24)" office:value-type="time" office:time-value="PT03H19M43.811S" calcext:value-type="time">
            <text:p>03:19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3.82" calcext:value-type="float">
            <text:p>573.82</text:p>
          </table:table-cell>
          <table:table-cell office:value-type="float" office:value="1663.64" calcext:value-type="float">
            <text:p>1663.64</text:p>
          </table:table-cell>
          <table:table-cell office:value-type="float" office:value="1952.91" calcext:value-type="float">
            <text:p>1952.91</text:p>
          </table:table-cell>
        </table:table-row>
        <table:table-row table:style-name="ro1">
          <table:table-cell office:value-type="float" office:value="11999811" calcext:value-type="float">
            <text:p>11999811</text:p>
          </table:table-cell>
          <table:table-cell table:formula="of:=[.A752]/1000/(60*60*24)" office:value-type="time" office:time-value="PT03H19M59.811S" calcext:value-type="time">
            <text:p>03:20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665.86" calcext:value-type="float">
            <text:p>1665.86</text:p>
          </table:table-cell>
          <table:table-cell office:value-type="float" office:value="1955.46" calcext:value-type="float">
            <text:p>1955.46</text:p>
          </table:table-cell>
        </table:table-row>
        <table:table-row table:style-name="ro1">
          <table:table-cell office:value-type="float" office:value="12015811" calcext:value-type="float">
            <text:p>12015811</text:p>
          </table:table-cell>
          <table:table-cell table:formula="of:=[.A753]/1000/(60*60*24)" office:value-type="time" office:time-value="PT03H20M15.811S" calcext:value-type="time">
            <text:p>03:20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668.07" calcext:value-type="float">
            <text:p>1668.07</text:p>
          </table:table-cell>
          <table:table-cell office:value-type="float" office:value="1958.01" calcext:value-type="float">
            <text:p>1958.01</text:p>
          </table:table-cell>
        </table:table-row>
        <table:table-row table:style-name="ro1">
          <table:table-cell office:value-type="float" office:value="12031811" calcext:value-type="float">
            <text:p>12031811</text:p>
          </table:table-cell>
          <table:table-cell table:formula="of:=[.A754]/1000/(60*60*24)" office:value-type="time" office:time-value="PT03H20M31.811S" calcext:value-type="time">
            <text:p>03:20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" calcext:value-type="float">
            <text:p>572.4</text:p>
          </table:table-cell>
          <table:table-cell office:value-type="float" office:value="1670.29" calcext:value-type="float">
            <text:p>1670.29</text:p>
          </table:table-cell>
          <table:table-cell office:value-type="float" office:value="1960.56" calcext:value-type="float">
            <text:p>1960.56</text:p>
          </table:table-cell>
        </table:table-row>
        <table:table-row table:style-name="ro1">
          <table:table-cell office:value-type="float" office:value="12047812" calcext:value-type="float">
            <text:p>12047812</text:p>
          </table:table-cell>
          <table:table-cell table:formula="of:=[.A755]/1000/(60*60*24)" office:value-type="time" office:time-value="PT03H20M47.812S" calcext:value-type="time">
            <text:p>03:20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672.51" calcext:value-type="float">
            <text:p>1672.51</text:p>
          </table:table-cell>
          <table:table-cell office:value-type="float" office:value="1963.11" calcext:value-type="float">
            <text:p>1963.11</text:p>
          </table:table-cell>
        </table:table-row>
        <table:table-row table:style-name="ro1">
          <table:table-cell office:value-type="float" office:value="12063812" calcext:value-type="float">
            <text:p>12063812</text:p>
          </table:table-cell>
          <table:table-cell table:formula="of:=[.A756]/1000/(60*60*24)" office:value-type="time" office:time-value="PT03H21M03.812S" calcext:value-type="time">
            <text:p>03:21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4" calcext:value-type="float">
            <text:p>573.94</text:p>
          </table:table-cell>
          <table:table-cell office:value-type="float" office:value="1674.73" calcext:value-type="float">
            <text:p>1674.73</text:p>
          </table:table-cell>
          <table:table-cell office:value-type="float" office:value="1965.66" calcext:value-type="float">
            <text:p>1965.66</text:p>
          </table:table-cell>
        </table:table-row>
        <table:table-row table:style-name="ro1">
          <table:table-cell office:value-type="float" office:value="12079811" calcext:value-type="float">
            <text:p>12079811</text:p>
          </table:table-cell>
          <table:table-cell table:formula="of:=[.A757]/1000/(60*60*24)" office:value-type="time" office:time-value="PT03H21M19.811S" calcext:value-type="time">
            <text:p>03:21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5" calcext:value-type="float">
            <text:p>571.95</text:p>
          </table:table-cell>
          <table:table-cell office:value-type="float" office:value="1676.95" calcext:value-type="float">
            <text:p>1676.95</text:p>
          </table:table-cell>
          <table:table-cell office:value-type="float" office:value="1968.21" calcext:value-type="float">
            <text:p>1968.21</text:p>
          </table:table-cell>
        </table:table-row>
        <table:table-row table:style-name="ro1">
          <table:table-cell office:value-type="float" office:value="12095811" calcext:value-type="float">
            <text:p>12095811</text:p>
          </table:table-cell>
          <table:table-cell table:formula="of:=[.A758]/1000/(60*60*24)" office:value-type="time" office:time-value="PT03H21M35.811S" calcext:value-type="time">
            <text:p>03:21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679.17" calcext:value-type="float">
            <text:p>1679.17</text:p>
          </table:table-cell>
          <table:table-cell office:value-type="float" office:value="1970.76" calcext:value-type="float">
            <text:p>1970.76</text:p>
          </table:table-cell>
        </table:table-row>
        <table:table-row table:style-name="ro1">
          <table:table-cell office:value-type="float" office:value="12111811" calcext:value-type="float">
            <text:p>12111811</text:p>
          </table:table-cell>
          <table:table-cell table:formula="of:=[.A759]/1000/(60*60*24)" office:value-type="time" office:time-value="PT03H21M51.811S" calcext:value-type="time">
            <text:p>03:21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7" calcext:value-type="float">
            <text:p>571.97</text:p>
          </table:table-cell>
          <table:table-cell office:value-type="float" office:value="1681.39" calcext:value-type="float">
            <text:p>1681.39</text:p>
          </table:table-cell>
          <table:table-cell office:value-type="float" office:value="1973.31" calcext:value-type="float">
            <text:p>1973.31</text:p>
          </table:table-cell>
        </table:table-row>
        <table:table-row table:style-name="ro1">
          <table:table-cell office:value-type="float" office:value="12127812" calcext:value-type="float">
            <text:p>12127812</text:p>
          </table:table-cell>
          <table:table-cell table:formula="of:=[.A760]/1000/(60*60*24)" office:value-type="time" office:time-value="PT03H22M07.812S" calcext:value-type="time">
            <text:p>03:22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683.61" calcext:value-type="float">
            <text:p>1683.61</text:p>
          </table:table-cell>
          <table:table-cell office:value-type="float" office:value="1975.85" calcext:value-type="float">
            <text:p>1975.85</text:p>
          </table:table-cell>
        </table:table-row>
        <table:table-row table:style-name="ro1">
          <table:table-cell office:value-type="float" office:value="12143811" calcext:value-type="float">
            <text:p>12143811</text:p>
          </table:table-cell>
          <table:table-cell table:formula="of:=[.A761]/1000/(60*60*24)" office:value-type="time" office:time-value="PT03H22M23.811S" calcext:value-type="time">
            <text:p>03:22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685.83" calcext:value-type="float">
            <text:p>1685.83</text:p>
          </table:table-cell>
          <table:table-cell office:value-type="float" office:value="1978.4" calcext:value-type="float">
            <text:p>1978.4</text:p>
          </table:table-cell>
        </table:table-row>
        <table:table-row table:style-name="ro1">
          <table:table-cell office:value-type="float" office:value="12159812" calcext:value-type="float">
            <text:p>12159812</text:p>
          </table:table-cell>
          <table:table-cell table:formula="of:=[.A762]/1000/(60*60*24)" office:value-type="time" office:time-value="PT03H22M39.812S" calcext:value-type="time">
            <text:p>03:22:40</text:p>
          </table:table-cell>
          <table:table-cell office:value-type="float" office:value="1.15" calcext:value-type="float">
            <text:p>1.15</text:p>
          </table:table-cell>
          <table:table-cell office:value-type="float" office:value="498.92" calcext:value-type="float">
            <text:p>498.92</text:p>
          </table:table-cell>
          <table:table-cell office:value-type="float" office:value="571.73" calcext:value-type="float">
            <text:p>571.73</text:p>
          </table:table-cell>
          <table:table-cell office:value-type="float" office:value="1688.05" calcext:value-type="float">
            <text:p>1688.05</text:p>
          </table:table-cell>
          <table:table-cell office:value-type="float" office:value="1980.95" calcext:value-type="float">
            <text:p>1980.95</text:p>
          </table:table-cell>
        </table:table-row>
        <table:table-row table:style-name="ro1">
          <table:table-cell office:value-type="float" office:value="12175812" calcext:value-type="float">
            <text:p>12175812</text:p>
          </table:table-cell>
          <table:table-cell table:formula="of:=[.A763]/1000/(60*60*24)" office:value-type="time" office:time-value="PT03H22M55.812S" calcext:value-type="time">
            <text:p>03:22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690.26" calcext:value-type="float">
            <text:p>1690.26</text:p>
          </table:table-cell>
          <table:table-cell office:value-type="float" office:value="1983.49" calcext:value-type="float">
            <text:p>1983.49</text:p>
          </table:table-cell>
        </table:table-row>
        <table:table-row table:style-name="ro1">
          <table:table-cell office:value-type="float" office:value="12191811" calcext:value-type="float">
            <text:p>12191811</text:p>
          </table:table-cell>
          <table:table-cell table:formula="of:=[.A764]/1000/(60*60*24)" office:value-type="time" office:time-value="PT03H23M11.811S" calcext:value-type="time">
            <text:p>03:23:12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3.95" calcext:value-type="float">
            <text:p>573.95</text:p>
          </table:table-cell>
          <table:table-cell office:value-type="float" office:value="1692.48" calcext:value-type="float">
            <text:p>1692.48</text:p>
          </table:table-cell>
          <table:table-cell office:value-type="float" office:value="1986.04" calcext:value-type="float">
            <text:p>1986.04</text:p>
          </table:table-cell>
        </table:table-row>
        <table:table-row table:style-name="ro1">
          <table:table-cell office:value-type="float" office:value="12207811" calcext:value-type="float">
            <text:p>12207811</text:p>
          </table:table-cell>
          <table:table-cell table:formula="of:=[.A765]/1000/(60*60*24)" office:value-type="time" office:time-value="PT03H23M27.811S" calcext:value-type="time">
            <text:p>03:23:28</text:p>
          </table:table-cell>
          <table:table-cell office:value-type="float" office:value="1.15" calcext:value-type="float">
            <text:p>1.1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3.62" calcext:value-type="float">
            <text:p>573.62</text:p>
          </table:table-cell>
          <table:table-cell office:value-type="float" office:value="1694.71" calcext:value-type="float">
            <text:p>1694.71</text:p>
          </table:table-cell>
          <table:table-cell office:value-type="float" office:value="1988.6" calcext:value-type="float">
            <text:p>1988.6</text:p>
          </table:table-cell>
        </table:table-row>
        <table:table-row table:style-name="ro1">
          <table:table-cell office:value-type="float" office:value="12223811" calcext:value-type="float">
            <text:p>12223811</text:p>
          </table:table-cell>
          <table:table-cell table:formula="of:=[.A766]/1000/(60*60*24)" office:value-type="time" office:time-value="PT03H23M43.811S" calcext:value-type="time">
            <text:p>03:23:44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5.86" calcext:value-type="float">
            <text:p>575.86</text:p>
          </table:table-cell>
          <table:table-cell office:value-type="float" office:value="1696.93" calcext:value-type="float">
            <text:p>1696.93</text:p>
          </table:table-cell>
          <table:table-cell office:value-type="float" office:value="1991.15" calcext:value-type="float">
            <text:p>1991.15</text:p>
          </table:table-cell>
        </table:table-row>
        <table:table-row table:style-name="ro1">
          <table:table-cell office:value-type="float" office:value="12239811" calcext:value-type="float">
            <text:p>12239811</text:p>
          </table:table-cell>
          <table:table-cell table:formula="of:=[.A767]/1000/(60*60*24)" office:value-type="time" office:time-value="PT03H23M59.811S" calcext:value-type="time">
            <text:p>03:24:00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7" calcext:value-type="float">
            <text:p>573.87</text:p>
          </table:table-cell>
          <table:table-cell office:value-type="float" office:value="1699.16" calcext:value-type="float">
            <text:p>1699.16</text:p>
          </table:table-cell>
          <table:table-cell office:value-type="float" office:value="1993.7" calcext:value-type="float">
            <text:p>1993.7</text:p>
          </table:table-cell>
        </table:table-row>
        <table:table-row table:style-name="ro1">
          <table:table-cell office:value-type="float" office:value="12255811" calcext:value-type="float">
            <text:p>12255811</text:p>
          </table:table-cell>
          <table:table-cell table:formula="of:=[.A768]/1000/(60*60*24)" office:value-type="time" office:time-value="PT03H24M15.811S" calcext:value-type="time">
            <text:p>03:24:16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1" calcext:value-type="float">
            <text:p>573.71</text:p>
          </table:table-cell>
          <table:table-cell office:value-type="float" office:value="1701.39" calcext:value-type="float">
            <text:p>1701.39</text:p>
          </table:table-cell>
          <table:table-cell office:value-type="float" office:value="1996.25" calcext:value-type="float">
            <text:p>1996.25</text:p>
          </table:table-cell>
        </table:table-row>
        <table:table-row table:style-name="ro1">
          <table:table-cell office:value-type="float" office:value="12271811" calcext:value-type="float">
            <text:p>12271811</text:p>
          </table:table-cell>
          <table:table-cell table:formula="of:=[.A769]/1000/(60*60*24)" office:value-type="time" office:time-value="PT03H24M31.811S" calcext:value-type="time">
            <text:p>03:24:32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5.86" calcext:value-type="float">
            <text:p>575.86</text:p>
          </table:table-cell>
          <table:table-cell office:value-type="float" office:value="1703.61" calcext:value-type="float">
            <text:p>1703.61</text:p>
          </table:table-cell>
          <table:table-cell office:value-type="float" office:value="1998.81" calcext:value-type="float">
            <text:p>1998.81</text:p>
          </table:table-cell>
        </table:table-row>
        <table:table-row table:style-name="ro1">
          <table:table-cell office:value-type="float" office:value="12287812" calcext:value-type="float">
            <text:p>12287812</text:p>
          </table:table-cell>
          <table:table-cell table:formula="of:=[.A770]/1000/(60*60*24)" office:value-type="time" office:time-value="PT03H24M47.812S" calcext:value-type="time">
            <text:p>03:24:48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3.96" calcext:value-type="float">
            <text:p>573.96</text:p>
          </table:table-cell>
          <table:table-cell office:value-type="float" office:value="1705.84" calcext:value-type="float">
            <text:p>1705.84</text:p>
          </table:table-cell>
          <table:table-cell office:value-type="float" office:value="2001.36" calcext:value-type="float">
            <text:p>2001.36</text:p>
          </table:table-cell>
        </table:table-row>
        <table:table-row table:style-name="ro1">
          <table:table-cell office:value-type="float" office:value="12303812" calcext:value-type="float">
            <text:p>12303812</text:p>
          </table:table-cell>
          <table:table-cell table:formula="of:=[.A771]/1000/(60*60*24)" office:value-type="time" office:time-value="PT03H25M03.812S" calcext:value-type="time">
            <text:p>03:25:04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4.18" calcext:value-type="float">
            <text:p>574.18</text:p>
          </table:table-cell>
          <table:table-cell office:value-type="float" office:value="1708.06" calcext:value-type="float">
            <text:p>1708.06</text:p>
          </table:table-cell>
          <table:table-cell office:value-type="float" office:value="2003.91" calcext:value-type="float">
            <text:p>2003.91</text:p>
          </table:table-cell>
        </table:table-row>
        <table:table-row table:style-name="ro1">
          <table:table-cell office:value-type="float" office:value="12319811" calcext:value-type="float">
            <text:p>12319811</text:p>
          </table:table-cell>
          <table:table-cell table:formula="of:=[.A772]/1000/(60*60*24)" office:value-type="time" office:time-value="PT03H25M19.811S" calcext:value-type="time">
            <text:p>03:25:20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4.08" calcext:value-type="float">
            <text:p>574.08</text:p>
          </table:table-cell>
          <table:table-cell office:value-type="float" office:value="1710.29" calcext:value-type="float">
            <text:p>1710.29</text:p>
          </table:table-cell>
          <table:table-cell office:value-type="float" office:value="2006.46" calcext:value-type="float">
            <text:p>2006.46</text:p>
          </table:table-cell>
        </table:table-row>
        <table:table-row table:style-name="ro1">
          <table:table-cell office:value-type="float" office:value="12335811" calcext:value-type="float">
            <text:p>12335811</text:p>
          </table:table-cell>
          <table:table-cell table:formula="of:=[.A773]/1000/(60*60*24)" office:value-type="time" office:time-value="PT03H25M35.811S" calcext:value-type="time">
            <text:p>03:25:36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4.09" calcext:value-type="float">
            <text:p>574.09</text:p>
          </table:table-cell>
          <table:table-cell office:value-type="float" office:value="1712.51" calcext:value-type="float">
            <text:p>1712.51</text:p>
          </table:table-cell>
          <table:table-cell office:value-type="float" office:value="2009.01" calcext:value-type="float">
            <text:p>2009.01</text:p>
          </table:table-cell>
        </table:table-row>
        <table:table-row table:style-name="ro1">
          <table:table-cell office:value-type="float" office:value="12351811" calcext:value-type="float">
            <text:p>12351811</text:p>
          </table:table-cell>
          <table:table-cell table:formula="of:=[.A774]/1000/(60*60*24)" office:value-type="time" office:time-value="PT03H25M51.811S" calcext:value-type="time">
            <text:p>03:25:52</text:p>
          </table:table-cell>
          <table:table-cell office:value-type="float" office:value="1.14" calcext:value-type="float">
            <text:p>1.14</text:p>
          </table:table-cell>
          <table:table-cell office:value-type="float" office:value="500.6" calcext:value-type="float">
            <text:p>500.6</text:p>
          </table:table-cell>
          <table:table-cell office:value-type="float" office:value="571.73" calcext:value-type="float">
            <text:p>571.73</text:p>
          </table:table-cell>
          <table:table-cell office:value-type="float" office:value="1714.74" calcext:value-type="float">
            <text:p>1714.74</text:p>
          </table:table-cell>
          <table:table-cell office:value-type="float" office:value="2011.56" calcext:value-type="float">
            <text:p>2011.56</text:p>
          </table:table-cell>
        </table:table-row>
        <table:table-row table:style-name="ro1">
          <table:table-cell office:value-type="float" office:value="12367812" calcext:value-type="float">
            <text:p>12367812</text:p>
          </table:table-cell>
          <table:table-cell table:formula="of:=[.A775]/1000/(60*60*24)" office:value-type="time" office:time-value="PT03H26M07.812S" calcext:value-type="time">
            <text:p>03:26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3" calcext:value-type="float">
            <text:p>572.03</text:p>
          </table:table-cell>
          <table:table-cell office:value-type="float" office:value="1716.96" calcext:value-type="float">
            <text:p>1716.96</text:p>
          </table:table-cell>
          <table:table-cell office:value-type="float" office:value="2014.1" calcext:value-type="float">
            <text:p>2014.1</text:p>
          </table:table-cell>
        </table:table-row>
        <table:table-row table:style-name="ro1">
          <table:table-cell office:value-type="float" office:value="12383811" calcext:value-type="float">
            <text:p>12383811</text:p>
          </table:table-cell>
          <table:table-cell table:formula="of:=[.A776]/1000/(60*60*24)" office:value-type="time" office:time-value="PT03H26M23.811S" calcext:value-type="time">
            <text:p>03:26:24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7" calcext:value-type="float">
            <text:p>573.87</text:p>
          </table:table-cell>
          <table:table-cell office:value-type="float" office:value="1719.18" calcext:value-type="float">
            <text:p>1719.18</text:p>
          </table:table-cell>
          <table:table-cell office:value-type="float" office:value="2016.65" calcext:value-type="float">
            <text:p>2016.65</text:p>
          </table:table-cell>
        </table:table-row>
        <table:table-row table:style-name="ro1">
          <table:table-cell office:value-type="float" office:value="12399811" calcext:value-type="float">
            <text:p>12399811</text:p>
          </table:table-cell>
          <table:table-cell table:formula="of:=[.A777]/1000/(60*60*24)" office:value-type="time" office:time-value="PT03H26M39.811S" calcext:value-type="time">
            <text:p>03:26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721.41" calcext:value-type="float">
            <text:p>1721.41</text:p>
          </table:table-cell>
          <table:table-cell office:value-type="float" office:value="2019.2" calcext:value-type="float">
            <text:p>2019.2</text:p>
          </table:table-cell>
        </table:table-row>
        <table:table-row table:style-name="ro1">
          <table:table-cell office:value-type="float" office:value="12415811" calcext:value-type="float">
            <text:p>12415811</text:p>
          </table:table-cell>
          <table:table-cell table:formula="of:=[.A778]/1000/(60*60*24)" office:value-type="time" office:time-value="PT03H26M55.811S" calcext:value-type="time">
            <text:p>03:26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723.63" calcext:value-type="float">
            <text:p>1723.63</text:p>
          </table:table-cell>
          <table:table-cell office:value-type="float" office:value="2021.74" calcext:value-type="float">
            <text:p>2021.74</text:p>
          </table:table-cell>
        </table:table-row>
        <table:table-row table:style-name="ro1">
          <table:table-cell office:value-type="float" office:value="12431811" calcext:value-type="float">
            <text:p>12431811</text:p>
          </table:table-cell>
          <table:table-cell table:formula="of:=[.A779]/1000/(60*60*24)" office:value-type="time" office:time-value="PT03H27M11.811S" calcext:value-type="time">
            <text:p>03:27:12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3.95" calcext:value-type="float">
            <text:p>573.95</text:p>
          </table:table-cell>
          <table:table-cell office:value-type="float" office:value="1725.84" calcext:value-type="float">
            <text:p>1725.84</text:p>
          </table:table-cell>
          <table:table-cell office:value-type="float" office:value="2024.28" calcext:value-type="float">
            <text:p>2024.28</text:p>
          </table:table-cell>
        </table:table-row>
        <table:table-row table:style-name="ro1">
          <table:table-cell office:value-type="float" office:value="12447811" calcext:value-type="float">
            <text:p>12447811</text:p>
          </table:table-cell>
          <table:table-cell table:formula="of:=[.A780]/1000/(60*60*24)" office:value-type="time" office:time-value="PT03H27M27.811S" calcext:value-type="time">
            <text:p>03:27:28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1" calcext:value-type="float">
            <text:p>573.71</text:p>
          </table:table-cell>
          <table:table-cell office:value-type="float" office:value="1728.07" calcext:value-type="float">
            <text:p>1728.07</text:p>
          </table:table-cell>
          <table:table-cell office:value-type="float" office:value="2026.83" calcext:value-type="float">
            <text:p>2026.83</text:p>
          </table:table-cell>
        </table:table-row>
        <table:table-row table:style-name="ro1">
          <table:table-cell office:value-type="float" office:value="12463811" calcext:value-type="float">
            <text:p>12463811</text:p>
          </table:table-cell>
          <table:table-cell table:formula="of:=[.A781]/1000/(60*60*24)" office:value-type="time" office:time-value="PT03H27M43.811S" calcext:value-type="time">
            <text:p>03:27:44</text:p>
          </table:table-cell>
          <table:table-cell office:value-type="float" office:value="1.15" calcext:value-type="float">
            <text:p>1.1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3.63" calcext:value-type="float">
            <text:p>573.63</text:p>
          </table:table-cell>
          <table:table-cell office:value-type="float" office:value="1730.3" calcext:value-type="float">
            <text:p>1730.3</text:p>
          </table:table-cell>
          <table:table-cell office:value-type="float" office:value="2029.38" calcext:value-type="float">
            <text:p>2029.38</text:p>
          </table:table-cell>
        </table:table-row>
        <table:table-row table:style-name="ro1">
          <table:table-cell office:value-type="float" office:value="12479811" calcext:value-type="float">
            <text:p>12479811</text:p>
          </table:table-cell>
          <table:table-cell table:formula="of:=[.A782]/1000/(60*60*24)" office:value-type="time" office:time-value="PT03H27M59.811S" calcext:value-type="time">
            <text:p>03:28:00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3" calcext:value-type="float">
            <text:p>573.73</text:p>
          </table:table-cell>
          <table:table-cell office:value-type="float" office:value="1732.52" calcext:value-type="float">
            <text:p>1732.52</text:p>
          </table:table-cell>
          <table:table-cell office:value-type="float" office:value="2031.93" calcext:value-type="float">
            <text:p>2031.93</text:p>
          </table:table-cell>
        </table:table-row>
        <table:table-row table:style-name="ro1">
          <table:table-cell office:value-type="float" office:value="12495811" calcext:value-type="float">
            <text:p>12495811</text:p>
          </table:table-cell>
          <table:table-cell table:formula="of:=[.A783]/1000/(60*60*24)" office:value-type="time" office:time-value="PT03H28M15.811S" calcext:value-type="time">
            <text:p>03:28:16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6" calcext:value-type="float">
            <text:p>571.96</text:p>
          </table:table-cell>
          <table:table-cell office:value-type="float" office:value="1734.75" calcext:value-type="float">
            <text:p>1734.75</text:p>
          </table:table-cell>
          <table:table-cell office:value-type="float" office:value="2034.48" calcext:value-type="float">
            <text:p>2034.48</text:p>
          </table:table-cell>
        </table:table-row>
        <table:table-row table:style-name="ro1">
          <table:table-cell office:value-type="float" office:value="12511811" calcext:value-type="float">
            <text:p>12511811</text:p>
          </table:table-cell>
          <table:table-cell table:formula="of:=[.A784]/1000/(60*60*24)" office:value-type="time" office:time-value="PT03H28M31.811S" calcext:value-type="time">
            <text:p>03:28:32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7" calcext:value-type="float">
            <text:p>573.87</text:p>
          </table:table-cell>
          <table:table-cell office:value-type="float" office:value="1736.97" calcext:value-type="float">
            <text:p>1736.97</text:p>
          </table:table-cell>
          <table:table-cell office:value-type="float" office:value="2037.03" calcext:value-type="float">
            <text:p>2037.03</text:p>
          </table:table-cell>
        </table:table-row>
        <table:table-row table:style-name="ro1">
          <table:table-cell office:value-type="float" office:value="12527811" calcext:value-type="float">
            <text:p>12527811</text:p>
          </table:table-cell>
          <table:table-cell table:formula="of:=[.A785]/1000/(60*60*24)" office:value-type="time" office:time-value="PT03H28M47.811S" calcext:value-type="time">
            <text:p>03:28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739.2" calcext:value-type="float">
            <text:p>1739.2</text:p>
          </table:table-cell>
          <table:table-cell office:value-type="float" office:value="2039.57" calcext:value-type="float">
            <text:p>2039.57</text:p>
          </table:table-cell>
        </table:table-row>
        <table:table-row table:style-name="ro1">
          <table:table-cell office:value-type="float" office:value="12543811" calcext:value-type="float">
            <text:p>12543811</text:p>
          </table:table-cell>
          <table:table-cell table:formula="of:=[.A786]/1000/(60*60*24)" office:value-type="time" office:time-value="PT03H29M03.811S" calcext:value-type="time">
            <text:p>03:29:04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4.11" calcext:value-type="float">
            <text:p>574.11</text:p>
          </table:table-cell>
          <table:table-cell office:value-type="float" office:value="1741.42" calcext:value-type="float">
            <text:p>1741.42</text:p>
          </table:table-cell>
          <table:table-cell office:value-type="float" office:value="2042.11" calcext:value-type="float">
            <text:p>2042.11</text:p>
          </table:table-cell>
        </table:table-row>
        <table:table-row table:style-name="ro1">
          <table:table-cell office:value-type="float" office:value="12559811" calcext:value-type="float">
            <text:p>12559811</text:p>
          </table:table-cell>
          <table:table-cell table:formula="of:=[.A787]/1000/(60*60*24)" office:value-type="time" office:time-value="PT03H29M19.811S" calcext:value-type="time">
            <text:p>03:29:2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743.64" calcext:value-type="float">
            <text:p>1743.64</text:p>
          </table:table-cell>
          <table:table-cell office:value-type="float" office:value="2044.65" calcext:value-type="float">
            <text:p>2044.65</text:p>
          </table:table-cell>
        </table:table-row>
        <table:table-row table:style-name="ro1">
          <table:table-cell office:value-type="float" office:value="12575811" calcext:value-type="float">
            <text:p>12575811</text:p>
          </table:table-cell>
          <table:table-cell table:formula="of:=[.A788]/1000/(60*60*24)" office:value-type="time" office:time-value="PT03H29M35.811S" calcext:value-type="time">
            <text:p>03:29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745.86" calcext:value-type="float">
            <text:p>1745.86</text:p>
          </table:table-cell>
          <table:table-cell office:value-type="float" office:value="2047.19" calcext:value-type="float">
            <text:p>2047.19</text:p>
          </table:table-cell>
        </table:table-row>
        <table:table-row table:style-name="ro1">
          <table:table-cell office:value-type="float" office:value="12591812" calcext:value-type="float">
            <text:p>12591812</text:p>
          </table:table-cell>
          <table:table-cell table:formula="of:=[.A789]/1000/(60*60*24)" office:value-type="time" office:time-value="PT03H29M51.812S" calcext:value-type="time">
            <text:p>03:29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748.08" calcext:value-type="float">
            <text:p>1748.08</text:p>
          </table:table-cell>
          <table:table-cell office:value-type="float" office:value="2049.73" calcext:value-type="float">
            <text:p>2049.73</text:p>
          </table:table-cell>
        </table:table-row>
        <table:table-row table:style-name="ro1">
          <table:table-cell office:value-type="float" office:value="12607812" calcext:value-type="float">
            <text:p>12607812</text:p>
          </table:table-cell>
          <table:table-cell table:formula="of:=[.A790]/1000/(60*60*24)" office:value-type="time" office:time-value="PT03H30M07.812S" calcext:value-type="time">
            <text:p>03:30:08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750.3" calcext:value-type="float">
            <text:p>1750.3</text:p>
          </table:table-cell>
          <table:table-cell office:value-type="float" office:value="2052.27" calcext:value-type="float">
            <text:p>2052.27</text:p>
          </table:table-cell>
        </table:table-row>
        <table:table-row table:style-name="ro1">
          <table:table-cell office:value-type="float" office:value="12623811" calcext:value-type="float">
            <text:p>12623811</text:p>
          </table:table-cell>
          <table:table-cell table:formula="of:=[.A791]/1000/(60*60*24)" office:value-type="time" office:time-value="PT03H30M23.811S" calcext:value-type="time">
            <text:p>03:30:24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7" calcext:value-type="float">
            <text:p>569.97</text:p>
          </table:table-cell>
          <table:table-cell office:value-type="float" office:value="1752.51" calcext:value-type="float">
            <text:p>1752.51</text:p>
          </table:table-cell>
          <table:table-cell office:value-type="float" office:value="2054.81" calcext:value-type="float">
            <text:p>2054.81</text:p>
          </table:table-cell>
        </table:table-row>
        <table:table-row table:style-name="ro1">
          <table:table-cell office:value-type="float" office:value="12639811" calcext:value-type="float">
            <text:p>12639811</text:p>
          </table:table-cell>
          <table:table-cell table:formula="of:=[.A792]/1000/(60*60*24)" office:value-type="time" office:time-value="PT03H30M39.811S" calcext:value-type="time">
            <text:p>03:30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754.73" calcext:value-type="float">
            <text:p>1754.73</text:p>
          </table:table-cell>
          <table:table-cell office:value-type="float" office:value="2057.34" calcext:value-type="float">
            <text:p>2057.34</text:p>
          </table:table-cell>
        </table:table-row>
        <table:table-row table:style-name="ro1">
          <table:table-cell office:value-type="float" office:value="12655811" calcext:value-type="float">
            <text:p>12655811</text:p>
          </table:table-cell>
          <table:table-cell table:formula="of:=[.A793]/1000/(60*60*24)" office:value-type="time" office:time-value="PT03H30M55.811S" calcext:value-type="time">
            <text:p>03:30:56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756.95" calcext:value-type="float">
            <text:p>1756.95</text:p>
          </table:table-cell>
          <table:table-cell office:value-type="float" office:value="2059.88" calcext:value-type="float">
            <text:p>2059.88</text:p>
          </table:table-cell>
        </table:table-row>
        <table:table-row table:style-name="ro1">
          <table:table-cell office:value-type="float" office:value="12671811" calcext:value-type="float">
            <text:p>12671811</text:p>
          </table:table-cell>
          <table:table-cell table:formula="of:=[.A794]/1000/(60*60*24)" office:value-type="time" office:time-value="PT03H31M11.811S" calcext:value-type="time">
            <text:p>03:31:12</text:p>
          </table:table-cell>
          <table:table-cell office:value-type="float" office:value="1.14" calcext:value-type="float">
            <text:p>1.14</text:p>
          </table:table-cell>
          <table:table-cell office:value-type="float" office:value="500.4" calcext:value-type="float">
            <text:p>500.4</text:p>
          </table:table-cell>
          <table:table-cell office:value-type="float" office:value="571.5" calcext:value-type="float">
            <text:p>571.5</text:p>
          </table:table-cell>
          <table:table-cell office:value-type="float" office:value="1759.17" calcext:value-type="float">
            <text:p>1759.17</text:p>
          </table:table-cell>
          <table:table-cell office:value-type="float" office:value="2062.42" calcext:value-type="float">
            <text:p>2062.42</text:p>
          </table:table-cell>
        </table:table-row>
        <table:table-row table:style-name="ro1">
          <table:table-cell office:value-type="float" office:value="12687811" calcext:value-type="float">
            <text:p>12687811</text:p>
          </table:table-cell>
          <table:table-cell table:formula="of:=[.A795]/1000/(60*60*24)" office:value-type="time" office:time-value="PT03H31M27.811S" calcext:value-type="time">
            <text:p>03:31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7" calcext:value-type="float">
            <text:p>572.17</text:p>
          </table:table-cell>
          <table:table-cell office:value-type="float" office:value="1761.4" calcext:value-type="float">
            <text:p>1761.4</text:p>
          </table:table-cell>
          <table:table-cell office:value-type="float" office:value="2064.96" calcext:value-type="float">
            <text:p>2064.96</text:p>
          </table:table-cell>
        </table:table-row>
        <table:table-row table:style-name="ro1">
          <table:table-cell office:value-type="float" office:value="12703811" calcext:value-type="float">
            <text:p>12703811</text:p>
          </table:table-cell>
          <table:table-cell table:formula="of:=[.A796]/1000/(60*60*24)" office:value-type="time" office:time-value="PT03H31M43.811S" calcext:value-type="time">
            <text:p>03:31:44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763.62" calcext:value-type="float">
            <text:p>1763.62</text:p>
          </table:table-cell>
          <table:table-cell office:value-type="float" office:value="2067.5" calcext:value-type="float">
            <text:p>2067.5</text:p>
          </table:table-cell>
        </table:table-row>
        <table:table-row table:style-name="ro1">
          <table:table-cell office:value-type="float" office:value="12719811" calcext:value-type="float">
            <text:p>12719811</text:p>
          </table:table-cell>
          <table:table-cell table:formula="of:=[.A797]/1000/(60*60*24)" office:value-type="time" office:time-value="PT03H31M59.811S" calcext:value-type="time">
            <text:p>03:32:00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765.84" calcext:value-type="float">
            <text:p>1765.84</text:p>
          </table:table-cell>
          <table:table-cell office:value-type="float" office:value="2070.04" calcext:value-type="float">
            <text:p>2070.04</text:p>
          </table:table-cell>
        </table:table-row>
        <table:table-row table:style-name="ro1">
          <table:table-cell office:value-type="float" office:value="12735812" calcext:value-type="float">
            <text:p>12735812</text:p>
          </table:table-cell>
          <table:table-cell table:formula="of:=[.A798]/1000/(60*60*24)" office:value-type="time" office:time-value="PT03H32M15.812S" calcext:value-type="time">
            <text:p>03:32:16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768.05" calcext:value-type="float">
            <text:p>1768.05</text:p>
          </table:table-cell>
          <table:table-cell office:value-type="float" office:value="2072.57" calcext:value-type="float">
            <text:p>2072.57</text:p>
          </table:table-cell>
        </table:table-row>
        <table:table-row table:style-name="ro1">
          <table:table-cell office:value-type="float" office:value="12751811" calcext:value-type="float">
            <text:p>12751811</text:p>
          </table:table-cell>
          <table:table-cell table:formula="of:=[.A799]/1000/(60*60*24)" office:value-type="time" office:time-value="PT03H32M31.811S" calcext:value-type="time">
            <text:p>03:32:32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770.27" calcext:value-type="float">
            <text:p>1770.27</text:p>
          </table:table-cell>
          <table:table-cell office:value-type="float" office:value="2075.11" calcext:value-type="float">
            <text:p>2075.11</text:p>
          </table:table-cell>
        </table:table-row>
        <table:table-row table:style-name="ro1">
          <table:table-cell office:value-type="float" office:value="12767811" calcext:value-type="float">
            <text:p>12767811</text:p>
          </table:table-cell>
          <table:table-cell table:formula="of:=[.A800]/1000/(60*60*24)" office:value-type="time" office:time-value="PT03H32M47.811S" calcext:value-type="time">
            <text:p>03:32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772.49" calcext:value-type="float">
            <text:p>1772.49</text:p>
          </table:table-cell>
          <table:table-cell office:value-type="float" office:value="2077.64" calcext:value-type="float">
            <text:p>2077.64</text:p>
          </table:table-cell>
        </table:table-row>
        <table:table-row table:style-name="ro1">
          <table:table-cell office:value-type="float" office:value="12783812" calcext:value-type="float">
            <text:p>12783812</text:p>
          </table:table-cell>
          <table:table-cell table:formula="of:=[.A801]/1000/(60*60*24)" office:value-type="time" office:time-value="PT03H33M03.812S" calcext:value-type="time">
            <text:p>03:33:04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1" calcext:value-type="float">
            <text:p>570.21</text:p>
          </table:table-cell>
          <table:table-cell office:value-type="float" office:value="1774.71" calcext:value-type="float">
            <text:p>1774.71</text:p>
          </table:table-cell>
          <table:table-cell office:value-type="float" office:value="2080.18" calcext:value-type="float">
            <text:p>2080.18</text:p>
          </table:table-cell>
        </table:table-row>
        <table:table-row table:style-name="ro1">
          <table:table-cell office:value-type="float" office:value="12799812" calcext:value-type="float">
            <text:p>12799812</text:p>
          </table:table-cell>
          <table:table-cell table:formula="of:=[.A802]/1000/(60*60*24)" office:value-type="time" office:time-value="PT03H33M19.812S" calcext:value-type="time">
            <text:p>03:33:20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776.93" calcext:value-type="float">
            <text:p>1776.93</text:p>
          </table:table-cell>
          <table:table-cell office:value-type="float" office:value="2082.71" calcext:value-type="float">
            <text:p>2082.71</text:p>
          </table:table-cell>
        </table:table-row>
        <table:table-row table:style-name="ro1">
          <table:table-cell office:value-type="float" office:value="12815811" calcext:value-type="float">
            <text:p>12815811</text:p>
          </table:table-cell>
          <table:table-cell table:formula="of:=[.A803]/1000/(60*60*24)" office:value-type="time" office:time-value="PT03H33M35.811S" calcext:value-type="time">
            <text:p>03:33:36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5" calcext:value-type="float">
            <text:p>570.65</text:p>
          </table:table-cell>
          <table:table-cell office:value-type="float" office:value="1779.15" calcext:value-type="float">
            <text:p>1779.15</text:p>
          </table:table-cell>
          <table:table-cell office:value-type="float" office:value="2085.24" calcext:value-type="float">
            <text:p>2085.24</text:p>
          </table:table-cell>
        </table:table-row>
        <table:table-row table:style-name="ro1">
          <table:table-cell office:value-type="float" office:value="12831811" calcext:value-type="float">
            <text:p>12831811</text:p>
          </table:table-cell>
          <table:table-cell table:formula="of:=[.A804]/1000/(60*60*24)" office:value-type="time" office:time-value="PT03H33M51.811S" calcext:value-type="time">
            <text:p>03:33:52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781.37" calcext:value-type="float">
            <text:p>1781.37</text:p>
          </table:table-cell>
          <table:table-cell office:value-type="float" office:value="2087.78" calcext:value-type="float">
            <text:p>2087.78</text:p>
          </table:table-cell>
        </table:table-row>
        <table:table-row table:style-name="ro1">
          <table:table-cell office:value-type="float" office:value="12847812" calcext:value-type="float">
            <text:p>12847812</text:p>
          </table:table-cell>
          <table:table-cell table:formula="of:=[.A805]/1000/(60*60*24)" office:value-type="time" office:time-value="PT03H34M07.812S" calcext:value-type="time">
            <text:p>03:34:08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783.59" calcext:value-type="float">
            <text:p>1783.59</text:p>
          </table:table-cell>
          <table:table-cell office:value-type="float" office:value="2090.31" calcext:value-type="float">
            <text:p>2090.31</text:p>
          </table:table-cell>
        </table:table-row>
        <table:table-row table:style-name="ro1">
          <table:table-cell office:value-type="float" office:value="12863811" calcext:value-type="float">
            <text:p>12863811</text:p>
          </table:table-cell>
          <table:table-cell table:formula="of:=[.A806]/1000/(60*60*24)" office:value-type="time" office:time-value="PT03H34M23.811S" calcext:value-type="time">
            <text:p>03:34:24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785.81" calcext:value-type="float">
            <text:p>1785.81</text:p>
          </table:table-cell>
          <table:table-cell office:value-type="float" office:value="2092.85" calcext:value-type="float">
            <text:p>2092.85</text:p>
          </table:table-cell>
        </table:table-row>
        <table:table-row table:style-name="ro1">
          <table:table-cell office:value-type="float" office:value="12879811" calcext:value-type="float">
            <text:p>12879811</text:p>
          </table:table-cell>
          <table:table-cell table:formula="of:=[.A807]/1000/(60*60*24)" office:value-type="time" office:time-value="PT03H34M39.811S" calcext:value-type="time">
            <text:p>03:34:40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9.86" calcext:value-type="float">
            <text:p>569.86</text:p>
          </table:table-cell>
          <table:table-cell office:value-type="float" office:value="1788.03" calcext:value-type="float">
            <text:p>1788.03</text:p>
          </table:table-cell>
          <table:table-cell office:value-type="float" office:value="2095.38" calcext:value-type="float">
            <text:p>2095.38</text:p>
          </table:table-cell>
        </table:table-row>
        <table:table-row table:style-name="ro1">
          <table:table-cell office:value-type="float" office:value="12895812" calcext:value-type="float">
            <text:p>12895812</text:p>
          </table:table-cell>
          <table:table-cell table:formula="of:=[.A808]/1000/(60*60*24)" office:value-type="time" office:time-value="PT03H34M55.812S" calcext:value-type="time">
            <text:p>03:34:56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790.25" calcext:value-type="float">
            <text:p>1790.25</text:p>
          </table:table-cell>
          <table:table-cell office:value-type="float" office:value="2097.92" calcext:value-type="float">
            <text:p>2097.92</text:p>
          </table:table-cell>
        </table:table-row>
        <table:table-row table:style-name="ro1">
          <table:table-cell office:value-type="float" office:value="12911811" calcext:value-type="float">
            <text:p>12911811</text:p>
          </table:table-cell>
          <table:table-cell table:formula="of:=[.A809]/1000/(60*60*24)" office:value-type="time" office:time-value="PT03H35M11.811S" calcext:value-type="time">
            <text:p>03:35:12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792.47" calcext:value-type="float">
            <text:p>1792.47</text:p>
          </table:table-cell>
          <table:table-cell office:value-type="float" office:value="2100.45" calcext:value-type="float">
            <text:p>2100.45</text:p>
          </table:table-cell>
        </table:table-row>
        <table:table-row table:style-name="ro1">
          <table:table-cell office:value-type="float" office:value="12927811" calcext:value-type="float">
            <text:p>12927811</text:p>
          </table:table-cell>
          <table:table-cell table:formula="of:=[.A810]/1000/(60*60*24)" office:value-type="time" office:time-value="PT03H35M27.811S" calcext:value-type="time">
            <text:p>03:35:28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794.69" calcext:value-type="float">
            <text:p>1794.69</text:p>
          </table:table-cell>
          <table:table-cell office:value-type="float" office:value="2102.98" calcext:value-type="float">
            <text:p>2102.98</text:p>
          </table:table-cell>
        </table:table-row>
        <table:table-row table:style-name="ro1">
          <table:table-cell office:value-type="float" office:value="12943812" calcext:value-type="float">
            <text:p>12943812</text:p>
          </table:table-cell>
          <table:table-cell table:formula="of:=[.A811]/1000/(60*60*24)" office:value-type="time" office:time-value="PT03H35M43.812S" calcext:value-type="time">
            <text:p>03:35:44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796.91" calcext:value-type="float">
            <text:p>1796.91</text:p>
          </table:table-cell>
          <table:table-cell office:value-type="float" office:value="2105.51" calcext:value-type="float">
            <text:p>2105.51</text:p>
          </table:table-cell>
        </table:table-row>
        <table:table-row table:style-name="ro1">
          <table:table-cell office:value-type="float" office:value="12959812" calcext:value-type="float">
            <text:p>12959812</text:p>
          </table:table-cell>
          <table:table-cell table:formula="of:=[.A812]/1000/(60*60*24)" office:value-type="time" office:time-value="PT03H35M59.812S" calcext:value-type="time">
            <text:p>03:36:00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799.13" calcext:value-type="float">
            <text:p>1799.13</text:p>
          </table:table-cell>
          <table:table-cell office:value-type="float" office:value="2108.05" calcext:value-type="float">
            <text:p>2108.05</text:p>
          </table:table-cell>
        </table:table-row>
        <table:table-row table:style-name="ro1">
          <table:table-cell office:value-type="float" office:value="12975812" calcext:value-type="float">
            <text:p>12975812</text:p>
          </table:table-cell>
          <table:table-cell table:formula="of:=[.A813]/1000/(60*60*24)" office:value-type="time" office:time-value="PT03H36M15.812S" calcext:value-type="time">
            <text:p>03:36:16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69.95" calcext:value-type="float">
            <text:p>569.95</text:p>
          </table:table-cell>
          <table:table-cell office:value-type="float" office:value="1801.35" calcext:value-type="float">
            <text:p>1801.35</text:p>
          </table:table-cell>
          <table:table-cell office:value-type="float" office:value="2110.59" calcext:value-type="float">
            <text:p>2110.59</text:p>
          </table:table-cell>
        </table:table-row>
        <table:table-row table:style-name="ro1">
          <table:table-cell office:value-type="float" office:value="12991812" calcext:value-type="float">
            <text:p>12991812</text:p>
          </table:table-cell>
          <table:table-cell table:formula="of:=[.A814]/1000/(60*60*24)" office:value-type="time" office:time-value="PT03H36M31.812S" calcext:value-type="time">
            <text:p>03:36:32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69.96" calcext:value-type="float">
            <text:p>569.96</text:p>
          </table:table-cell>
          <table:table-cell office:value-type="float" office:value="1803.58" calcext:value-type="float">
            <text:p>1803.58</text:p>
          </table:table-cell>
          <table:table-cell office:value-type="float" office:value="2113.12" calcext:value-type="float">
            <text:p>2113.12</text:p>
          </table:table-cell>
        </table:table-row>
        <table:table-row table:style-name="ro1">
          <table:table-cell office:value-type="float" office:value="13007812" calcext:value-type="float">
            <text:p>13007812</text:p>
          </table:table-cell>
          <table:table-cell table:formula="of:=[.A815]/1000/(60*60*24)" office:value-type="time" office:time-value="PT03H36M47.812S" calcext:value-type="time">
            <text:p>03:36:48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805.8" calcext:value-type="float">
            <text:p>1805.8</text:p>
          </table:table-cell>
          <table:table-cell office:value-type="float" office:value="2115.65" calcext:value-type="float">
            <text:p>2115.65</text:p>
          </table:table-cell>
        </table:table-row>
        <table:table-row table:style-name="ro1">
          <table:table-cell office:value-type="float" office:value="13023811" calcext:value-type="float">
            <text:p>13023811</text:p>
          </table:table-cell>
          <table:table-cell table:formula="of:=[.A816]/1000/(60*60*24)" office:value-type="time" office:time-value="PT03H37M03.811S" calcext:value-type="time">
            <text:p>03:37:04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9.86" calcext:value-type="float">
            <text:p>569.86</text:p>
          </table:table-cell>
          <table:table-cell office:value-type="float" office:value="1808.02" calcext:value-type="float">
            <text:p>1808.02</text:p>
          </table:table-cell>
          <table:table-cell office:value-type="float" office:value="2118.19" calcext:value-type="float">
            <text:p>2118.19</text:p>
          </table:table-cell>
        </table:table-row>
        <table:table-row table:style-name="ro1">
          <table:table-cell office:value-type="float" office:value="13039811" calcext:value-type="float">
            <text:p>13039811</text:p>
          </table:table-cell>
          <table:table-cell table:formula="of:=[.A817]/1000/(60*60*24)" office:value-type="time" office:time-value="PT03H37M19.811S" calcext:value-type="time">
            <text:p>03:37:2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7" calcext:value-type="float">
            <text:p>568.27</text:p>
          </table:table-cell>
          <table:table-cell office:value-type="float" office:value="1810.24" calcext:value-type="float">
            <text:p>1810.24</text:p>
          </table:table-cell>
          <table:table-cell office:value-type="float" office:value="2120.72" calcext:value-type="float">
            <text:p>2120.72</text:p>
          </table:table-cell>
        </table:table-row>
        <table:table-row table:style-name="ro1">
          <table:table-cell office:value-type="float" office:value="13055811" calcext:value-type="float">
            <text:p>13055811</text:p>
          </table:table-cell>
          <table:table-cell table:formula="of:=[.A818]/1000/(60*60*24)" office:value-type="time" office:time-value="PT03H37M35.811S" calcext:value-type="time">
            <text:p>03:37:36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5" calcext:value-type="float">
            <text:p>569.95</text:p>
          </table:table-cell>
          <table:table-cell office:value-type="float" office:value="1812.46" calcext:value-type="float">
            <text:p>1812.46</text:p>
          </table:table-cell>
          <table:table-cell office:value-type="float" office:value="2123.25" calcext:value-type="float">
            <text:p>2123.25</text:p>
          </table:table-cell>
        </table:table-row>
        <table:table-row table:style-name="ro1">
          <table:table-cell office:value-type="float" office:value="13071812" calcext:value-type="float">
            <text:p>13071812</text:p>
          </table:table-cell>
          <table:table-cell table:formula="of:=[.A819]/1000/(60*60*24)" office:value-type="time" office:time-value="PT03H37M51.812S" calcext:value-type="time">
            <text:p>03:37:52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9" calcext:value-type="float">
            <text:p>570.09</text:p>
          </table:table-cell>
          <table:table-cell office:value-type="float" office:value="1814.68" calcext:value-type="float">
            <text:p>1814.68</text:p>
          </table:table-cell>
          <table:table-cell office:value-type="float" office:value="2125.78" calcext:value-type="float">
            <text:p>2125.78</text:p>
          </table:table-cell>
        </table:table-row>
        <table:table-row table:style-name="ro1">
          <table:table-cell office:value-type="float" office:value="13087811" calcext:value-type="float">
            <text:p>13087811</text:p>
          </table:table-cell>
          <table:table-cell table:formula="of:=[.A820]/1000/(60*60*24)" office:value-type="time" office:time-value="PT03H38M07.811S" calcext:value-type="time">
            <text:p>03:38:08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8" calcext:value-type="float">
            <text:p>570.08</text:p>
          </table:table-cell>
          <table:table-cell office:value-type="float" office:value="1816.91" calcext:value-type="float">
            <text:p>1816.91</text:p>
          </table:table-cell>
          <table:table-cell office:value-type="float" office:value="2128.32" calcext:value-type="float">
            <text:p>2128.32</text:p>
          </table:table-cell>
        </table:table-row>
        <table:table-row table:style-name="ro1">
          <table:table-cell office:value-type="float" office:value="13103811" calcext:value-type="float">
            <text:p>13103811</text:p>
          </table:table-cell>
          <table:table-cell table:formula="of:=[.A821]/1000/(60*60*24)" office:value-type="time" office:time-value="PT03H38M23.811S" calcext:value-type="time">
            <text:p>03:38:24</text:p>
          </table:table-cell>
          <table:table-cell office:value-type="float" office:value="1.14" calcext:value-type="float">
            <text:p>1.14</text:p>
          </table:table-cell>
          <table:table-cell office:value-type="float" office:value="501" calcext:value-type="float">
            <text:p>501</text:p>
          </table:table-cell>
          <table:table-cell office:value-type="float" office:value="570.19" calcext:value-type="float">
            <text:p>570.19</text:p>
          </table:table-cell>
          <table:table-cell office:value-type="float" office:value="1819.13" calcext:value-type="float">
            <text:p>1819.13</text:p>
          </table:table-cell>
          <table:table-cell office:value-type="float" office:value="2130.86" calcext:value-type="float">
            <text:p>2130.86</text:p>
          </table:table-cell>
        </table:table-row>
        <table:table-row table:style-name="ro1">
          <table:table-cell office:value-type="float" office:value="13119811" calcext:value-type="float">
            <text:p>13119811</text:p>
          </table:table-cell>
          <table:table-cell table:formula="of:=[.A822]/1000/(60*60*24)" office:value-type="time" office:time-value="PT03H38M39.811S" calcext:value-type="time">
            <text:p>03:38:40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821.35" calcext:value-type="float">
            <text:p>1821.35</text:p>
          </table:table-cell>
          <table:table-cell office:value-type="float" office:value="2133.38" calcext:value-type="float">
            <text:p>2133.38</text:p>
          </table:table-cell>
        </table:table-row>
        <table:table-row table:style-name="ro1">
          <table:table-cell office:value-type="float" office:value="13135812" calcext:value-type="float">
            <text:p>13135812</text:p>
          </table:table-cell>
          <table:table-cell table:formula="of:=[.A823]/1000/(60*60*24)" office:value-type="time" office:time-value="PT03H38M55.812S" calcext:value-type="time">
            <text:p>03:38:56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823.57" calcext:value-type="float">
            <text:p>1823.57</text:p>
          </table:table-cell>
          <table:table-cell office:value-type="float" office:value="2135.91" calcext:value-type="float">
            <text:p>2135.91</text:p>
          </table:table-cell>
        </table:table-row>
        <table:table-row table:style-name="ro1">
          <table:table-cell office:value-type="float" office:value="13151812" calcext:value-type="float">
            <text:p>13151812</text:p>
          </table:table-cell>
          <table:table-cell table:formula="of:=[.A824]/1000/(60*60*24)" office:value-type="time" office:time-value="PT03H39M11.812S" calcext:value-type="time">
            <text:p>03:39:12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825.79" calcext:value-type="float">
            <text:p>1825.79</text:p>
          </table:table-cell>
          <table:table-cell office:value-type="float" office:value="2138.44" calcext:value-type="float">
            <text:p>2138.44</text:p>
          </table:table-cell>
        </table:table-row>
        <table:table-row table:style-name="ro1">
          <table:table-cell office:value-type="float" office:value="13167811" calcext:value-type="float">
            <text:p>13167811</text:p>
          </table:table-cell>
          <table:table-cell table:formula="of:=[.A825]/1000/(60*60*24)" office:value-type="time" office:time-value="PT03H39M27.811S" calcext:value-type="time">
            <text:p>03:39:28</text:p>
          </table:table-cell>
          <table:table-cell office:value-type="float" office:value="1.13" calcext:value-type="float">
            <text:p>1.13</text:p>
          </table:table-cell>
          <table:table-cell office:value-type="float" office:value="500.52" calcext:value-type="float">
            <text:p>500.52</text:p>
          </table:table-cell>
          <table:table-cell office:value-type="float" office:value="567.63" calcext:value-type="float">
            <text:p>567.63</text:p>
          </table:table-cell>
          <table:table-cell office:value-type="float" office:value="1828.02" calcext:value-type="float">
            <text:p>1828.02</text:p>
          </table:table-cell>
          <table:table-cell office:value-type="float" office:value="2140.96" calcext:value-type="float">
            <text:p>2140.96</text:p>
          </table:table-cell>
        </table:table-row>
        <table:table-row table:style-name="ro1">
          <table:table-cell office:value-type="float" office:value="13183811" calcext:value-type="float">
            <text:p>13183811</text:p>
          </table:table-cell>
          <table:table-cell table:formula="of:=[.A826]/1000/(60*60*24)" office:value-type="time" office:time-value="PT03H39M43.811S" calcext:value-type="time">
            <text:p>03:39:44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69.95" calcext:value-type="float">
            <text:p>569.95</text:p>
          </table:table-cell>
          <table:table-cell office:value-type="float" office:value="1830.24" calcext:value-type="float">
            <text:p>1830.24</text:p>
          </table:table-cell>
          <table:table-cell office:value-type="float" office:value="2143.5" calcext:value-type="float">
            <text:p>2143.5</text:p>
          </table:table-cell>
        </table:table-row>
        <table:table-row table:style-name="ro1">
          <table:table-cell office:value-type="float" office:value="13199811" calcext:value-type="float">
            <text:p>13199811</text:p>
          </table:table-cell>
          <table:table-cell table:formula="of:=[.A827]/1000/(60*60*24)" office:value-type="time" office:time-value="PT03H39M59.811S" calcext:value-type="time">
            <text:p>03:40:00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69.95" calcext:value-type="float">
            <text:p>569.95</text:p>
          </table:table-cell>
          <table:table-cell office:value-type="float" office:value="1832.47" calcext:value-type="float">
            <text:p>1832.47</text:p>
          </table:table-cell>
          <table:table-cell office:value-type="float" office:value="2146.03" calcext:value-type="float">
            <text:p>2146.03</text:p>
          </table:table-cell>
        </table:table-row>
        <table:table-row table:style-name="ro1">
          <table:table-cell office:value-type="float" office:value="13215811" calcext:value-type="float">
            <text:p>13215811</text:p>
          </table:table-cell>
          <table:table-cell table:formula="of:=[.A828]/1000/(60*60*24)" office:value-type="time" office:time-value="PT03H40M15.811S" calcext:value-type="time">
            <text:p>03:40:16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9.85" calcext:value-type="float">
            <text:p>569.85</text:p>
          </table:table-cell>
          <table:table-cell office:value-type="float" office:value="1834.69" calcext:value-type="float">
            <text:p>1834.69</text:p>
          </table:table-cell>
          <table:table-cell office:value-type="float" office:value="2148.56" calcext:value-type="float">
            <text:p>2148.56</text:p>
          </table:table-cell>
        </table:table-row>
        <table:table-row table:style-name="ro1">
          <table:table-cell office:value-type="float" office:value="13231811" calcext:value-type="float">
            <text:p>13231811</text:p>
          </table:table-cell>
          <table:table-cell table:formula="of:=[.A829]/1000/(60*60*24)" office:value-type="time" office:time-value="PT03H40M31.811S" calcext:value-type="time">
            <text:p>03:40:32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7.72" calcext:value-type="float">
            <text:p>567.72</text:p>
          </table:table-cell>
          <table:table-cell office:value-type="float" office:value="1836.92" calcext:value-type="float">
            <text:p>1836.92</text:p>
          </table:table-cell>
          <table:table-cell office:value-type="float" office:value="2151.09" calcext:value-type="float">
            <text:p>2151.09</text:p>
          </table:table-cell>
        </table:table-row>
        <table:table-row table:style-name="ro1">
          <table:table-cell office:value-type="float" office:value="13247811" calcext:value-type="float">
            <text:p>13247811</text:p>
          </table:table-cell>
          <table:table-cell table:formula="of:=[.A830]/1000/(60*60*24)" office:value-type="time" office:time-value="PT03H40M47.811S" calcext:value-type="time">
            <text:p>03:40:48</text:p>
          </table:table-cell>
          <table:table-cell office:value-type="float" office:value="1.14" calcext:value-type="float">
            <text:p>1.14</text:p>
          </table:table-cell>
          <table:table-cell office:value-type="float" office:value="501" calcext:value-type="float">
            <text:p>501</text:p>
          </table:table-cell>
          <table:table-cell office:value-type="float" office:value="570.18" calcext:value-type="float">
            <text:p>570.18</text:p>
          </table:table-cell>
          <table:table-cell office:value-type="float" office:value="1839.14" calcext:value-type="float">
            <text:p>1839.14</text:p>
          </table:table-cell>
          <table:table-cell office:value-type="float" office:value="2153.62" calcext:value-type="float">
            <text:p>2153.62</text:p>
          </table:table-cell>
        </table:table-row>
        <table:table-row table:style-name="ro1">
          <table:table-cell office:value-type="float" office:value="13263811" calcext:value-type="float">
            <text:p>13263811</text:p>
          </table:table-cell>
          <table:table-cell table:formula="of:=[.A831]/1000/(60*60*24)" office:value-type="time" office:time-value="PT03H41M03.811S" calcext:value-type="time">
            <text:p>03:41:04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7.96" calcext:value-type="float">
            <text:p>567.96</text:p>
          </table:table-cell>
          <table:table-cell office:value-type="float" office:value="1841.37" calcext:value-type="float">
            <text:p>1841.37</text:p>
          </table:table-cell>
          <table:table-cell office:value-type="float" office:value="2156.15" calcext:value-type="float">
            <text:p>2156.15</text:p>
          </table:table-cell>
        </table:table-row>
        <table:table-row table:style-name="ro1">
          <table:table-cell office:value-type="float" office:value="13279812" calcext:value-type="float">
            <text:p>13279812</text:p>
          </table:table-cell>
          <table:table-cell table:formula="of:=[.A832]/1000/(60*60*24)" office:value-type="time" office:time-value="PT03H41M19.812S" calcext:value-type="time">
            <text:p>03:41:20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8.08" calcext:value-type="float">
            <text:p>568.08</text:p>
          </table:table-cell>
          <table:table-cell office:value-type="float" office:value="1843.6" calcext:value-type="float">
            <text:p>1843.6</text:p>
          </table:table-cell>
          <table:table-cell office:value-type="float" office:value="2158.68" calcext:value-type="float">
            <text:p>2158.68</text:p>
          </table:table-cell>
        </table:table-row>
        <table:table-row table:style-name="ro1">
          <table:table-cell office:value-type="float" office:value="13295811" calcext:value-type="float">
            <text:p>13295811</text:p>
          </table:table-cell>
          <table:table-cell table:formula="of:=[.A833]/1000/(60*60*24)" office:value-type="time" office:time-value="PT03H41M35.811S" calcext:value-type="time">
            <text:p>03:41:36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7.85" calcext:value-type="float">
            <text:p>567.85</text:p>
          </table:table-cell>
          <table:table-cell office:value-type="float" office:value="1845.82" calcext:value-type="float">
            <text:p>1845.82</text:p>
          </table:table-cell>
          <table:table-cell office:value-type="float" office:value="2161.21" calcext:value-type="float">
            <text:p>2161.21</text:p>
          </table:table-cell>
        </table:table-row>
        <table:table-row table:style-name="ro1">
          <table:table-cell office:value-type="float" office:value="13311811" calcext:value-type="float">
            <text:p>13311811</text:p>
          </table:table-cell>
          <table:table-cell table:formula="of:=[.A834]/1000/(60*60*24)" office:value-type="time" office:time-value="PT03H41M51.811S" calcext:value-type="time">
            <text:p>03:41:52</text:p>
          </table:table-cell>
          <table:table-cell office:value-type="float" office:value="1.13" calcext:value-type="float">
            <text:p>1.13</text:p>
          </table:table-cell>
          <table:table-cell office:value-type="float" office:value="500.52" calcext:value-type="float">
            <text:p>500.52</text:p>
          </table:table-cell>
          <table:table-cell office:value-type="float" office:value="567.62" calcext:value-type="float">
            <text:p>567.62</text:p>
          </table:table-cell>
          <table:table-cell office:value-type="float" office:value="1848.05" calcext:value-type="float">
            <text:p>1848.05</text:p>
          </table:table-cell>
          <table:table-cell office:value-type="float" office:value="2163.73" calcext:value-type="float">
            <text:p>2163.73</text:p>
          </table:table-cell>
        </table:table-row>
        <table:table-row table:style-name="ro1">
          <table:table-cell office:value-type="float" office:value="13327811" calcext:value-type="float">
            <text:p>13327811</text:p>
          </table:table-cell>
          <table:table-cell table:formula="of:=[.A835]/1000/(60*60*24)" office:value-type="time" office:time-value="PT03H42M07.811S" calcext:value-type="time">
            <text:p>03:42:08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7.94" calcext:value-type="float">
            <text:p>567.94</text:p>
          </table:table-cell>
          <table:table-cell office:value-type="float" office:value="1850.27" calcext:value-type="float">
            <text:p>1850.27</text:p>
          </table:table-cell>
          <table:table-cell office:value-type="float" office:value="2166.26" calcext:value-type="float">
            <text:p>2166.26</text:p>
          </table:table-cell>
        </table:table-row>
        <table:table-row table:style-name="ro1">
          <table:table-cell office:value-type="float" office:value="13343812" calcext:value-type="float">
            <text:p>13343812</text:p>
          </table:table-cell>
          <table:table-cell table:formula="of:=[.A836]/1000/(60*60*24)" office:value-type="time" office:time-value="PT03H42M23.812S" calcext:value-type="time">
            <text:p>03:42:24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8" calcext:value-type="float">
            <text:p>568.18</text:p>
          </table:table-cell>
          <table:table-cell office:value-type="float" office:value="1852.5" calcext:value-type="float">
            <text:p>1852.5</text:p>
          </table:table-cell>
          <table:table-cell office:value-type="float" office:value="2168.78" calcext:value-type="float">
            <text:p>2168.78</text:p>
          </table:table-cell>
        </table:table-row>
        <table:table-row table:style-name="ro1">
          <table:table-cell office:value-type="float" office:value="13359811" calcext:value-type="float">
            <text:p>13359811</text:p>
          </table:table-cell>
          <table:table-cell table:formula="of:=[.A837]/1000/(60*60*24)" office:value-type="time" office:time-value="PT03H42M39.811S" calcext:value-type="time">
            <text:p>03:42:40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7.94" calcext:value-type="float">
            <text:p>567.94</text:p>
          </table:table-cell>
          <table:table-cell office:value-type="float" office:value="1854.72" calcext:value-type="float">
            <text:p>1854.72</text:p>
          </table:table-cell>
          <table:table-cell office:value-type="float" office:value="2171.31" calcext:value-type="float">
            <text:p>2171.31</text:p>
          </table:table-cell>
        </table:table-row>
        <table:table-row table:style-name="ro1">
          <table:table-cell office:value-type="float" office:value="13375811" calcext:value-type="float">
            <text:p>13375811</text:p>
          </table:table-cell>
          <table:table-cell table:formula="of:=[.A838]/1000/(60*60*24)" office:value-type="time" office:time-value="PT03H42M55.811S" calcext:value-type="time">
            <text:p>03:42:56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7.85" calcext:value-type="float">
            <text:p>567.85</text:p>
          </table:table-cell>
          <table:table-cell office:value-type="float" office:value="1856.95" calcext:value-type="float">
            <text:p>1856.95</text:p>
          </table:table-cell>
          <table:table-cell office:value-type="float" office:value="2173.84" calcext:value-type="float">
            <text:p>2173.84</text:p>
          </table:table-cell>
        </table:table-row>
        <table:table-row table:style-name="ro1">
          <table:table-cell office:value-type="float" office:value="13391811" calcext:value-type="float">
            <text:p>13391811</text:p>
          </table:table-cell>
          <table:table-cell table:formula="of:=[.A839]/1000/(60*60*24)" office:value-type="time" office:time-value="PT03H43M11.811S" calcext:value-type="time">
            <text:p>03:43:12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8.07" calcext:value-type="float">
            <text:p>568.07</text:p>
          </table:table-cell>
          <table:table-cell office:value-type="float" office:value="1859.17" calcext:value-type="float">
            <text:p>1859.17</text:p>
          </table:table-cell>
          <table:table-cell office:value-type="float" office:value="2176.36" calcext:value-type="float">
            <text:p>2176.36</text:p>
          </table:table-cell>
        </table:table-row>
        <table:table-row table:style-name="ro1">
          <table:table-cell office:value-type="float" office:value="13407811" calcext:value-type="float">
            <text:p>13407811</text:p>
          </table:table-cell>
          <table:table-cell table:formula="of:=[.A840]/1000/(60*60*24)" office:value-type="time" office:time-value="PT03H43M27.811S" calcext:value-type="time">
            <text:p>03:43:28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7.72" calcext:value-type="float">
            <text:p>567.72</text:p>
          </table:table-cell>
          <table:table-cell office:value-type="float" office:value="1861.4" calcext:value-type="float">
            <text:p>1861.4</text:p>
          </table:table-cell>
          <table:table-cell office:value-type="float" office:value="2178.89" calcext:value-type="float">
            <text:p>2178.89</text:p>
          </table:table-cell>
        </table:table-row>
        <table:table-row table:style-name="ro1">
          <table:table-cell office:value-type="float" office:value="13423811" calcext:value-type="float">
            <text:p>13423811</text:p>
          </table:table-cell>
          <table:table-cell table:formula="of:=[.A841]/1000/(60*60*24)" office:value-type="time" office:time-value="PT03H43M43.811S" calcext:value-type="time">
            <text:p>03:43:44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7.71" calcext:value-type="float">
            <text:p>567.71</text:p>
          </table:table-cell>
          <table:table-cell office:value-type="float" office:value="1863.62" calcext:value-type="float">
            <text:p>1863.62</text:p>
          </table:table-cell>
          <table:table-cell office:value-type="float" office:value="2181.41" calcext:value-type="float">
            <text:p>2181.41</text:p>
          </table:table-cell>
        </table:table-row>
        <table:table-row table:style-name="ro1">
          <table:table-cell office:value-type="float" office:value="13439811" calcext:value-type="float">
            <text:p>13439811</text:p>
          </table:table-cell>
          <table:table-cell table:formula="of:=[.A842]/1000/(60*60*24)" office:value-type="time" office:time-value="PT03H43M59.811S" calcext:value-type="time">
            <text:p>03:44:0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8" calcext:value-type="float">
            <text:p>566.18</text:p>
          </table:table-cell>
          <table:table-cell office:value-type="float" office:value="1865.84" calcext:value-type="float">
            <text:p>1865.84</text:p>
          </table:table-cell>
          <table:table-cell office:value-type="float" office:value="2183.93" calcext:value-type="float">
            <text:p>2183.93</text:p>
          </table:table-cell>
        </table:table-row>
        <table:table-row table:style-name="ro1">
          <table:table-cell office:value-type="float" office:value="13455812" calcext:value-type="float">
            <text:p>13455812</text:p>
          </table:table-cell>
          <table:table-cell table:formula="of:=[.A843]/1000/(60*60*24)" office:value-type="time" office:time-value="PT03H44M15.812S" calcext:value-type="time">
            <text:p>03:44:16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868.06" calcext:value-type="float">
            <text:p>1868.06</text:p>
          </table:table-cell>
          <table:table-cell office:value-type="float" office:value="2186.45" calcext:value-type="float">
            <text:p>2186.45</text:p>
          </table:table-cell>
        </table:table-row>
        <table:table-row table:style-name="ro1">
          <table:table-cell office:value-type="float" office:value="13471811" calcext:value-type="float">
            <text:p>13471811</text:p>
          </table:table-cell>
          <table:table-cell table:formula="of:=[.A844]/1000/(60*60*24)" office:value-type="time" office:time-value="PT03H44M31.811S" calcext:value-type="time">
            <text:p>03:44:32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870.28" calcext:value-type="float">
            <text:p>1870.28</text:p>
          </table:table-cell>
          <table:table-cell office:value-type="float" office:value="2188.97" calcext:value-type="float">
            <text:p>2188.97</text:p>
          </table:table-cell>
        </table:table-row>
        <table:table-row table:style-name="ro1">
          <table:table-cell office:value-type="float" office:value="13487811" calcext:value-type="float">
            <text:p>13487811</text:p>
          </table:table-cell>
          <table:table-cell table:formula="of:=[.A845]/1000/(60*60*24)" office:value-type="time" office:time-value="PT03H44M47.811S" calcext:value-type="time">
            <text:p>03:44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872.5" calcext:value-type="float">
            <text:p>1872.5</text:p>
          </table:table-cell>
          <table:table-cell office:value-type="float" office:value="2191.48" calcext:value-type="float">
            <text:p>2191.48</text:p>
          </table:table-cell>
        </table:table-row>
        <table:table-row table:style-name="ro1">
          <table:table-cell office:value-type="float" office:value="13503811" calcext:value-type="float">
            <text:p>13503811</text:p>
          </table:table-cell>
          <table:table-cell table:formula="of:=[.A846]/1000/(60*60*24)" office:value-type="time" office:time-value="PT03H45M03.811S" calcext:value-type="time">
            <text:p>03:45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" calcext:value-type="float">
            <text:p>499</text:p>
          </table:table-cell>
          <table:table-cell office:value-type="float" office:value="565.83" calcext:value-type="float">
            <text:p>565.83</text:p>
          </table:table-cell>
          <table:table-cell office:value-type="float" office:value="1874.72" calcext:value-type="float">
            <text:p>1874.72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3519812" calcext:value-type="float">
            <text:p>13519812</text:p>
          </table:table-cell>
          <table:table-cell table:formula="of:=[.A847]/1000/(60*60*24)" office:value-type="time" office:time-value="PT03H45M19.812S" calcext:value-type="time">
            <text:p>03:45:20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876.94" calcext:value-type="float">
            <text:p>1876.94</text:p>
          </table:table-cell>
          <table:table-cell office:value-type="float" office:value="2196.52" calcext:value-type="float">
            <text:p>2196.52</text:p>
          </table:table-cell>
        </table:table-row>
        <table:table-row table:style-name="ro1">
          <table:table-cell office:value-type="float" office:value="13535811" calcext:value-type="float">
            <text:p>13535811</text:p>
          </table:table-cell>
          <table:table-cell table:formula="of:=[.A848]/1000/(60*60*24)" office:value-type="time" office:time-value="PT03H45M35.811S" calcext:value-type="time">
            <text:p>03:45:36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8" calcext:value-type="float">
            <text:p>566.18</text:p>
          </table:table-cell>
          <table:table-cell office:value-type="float" office:value="1879.16" calcext:value-type="float">
            <text:p>1879.16</text:p>
          </table:table-cell>
          <table:table-cell office:value-type="float" office:value="2199.03" calcext:value-type="float">
            <text:p>2199.03</text:p>
          </table:table-cell>
        </table:table-row>
        <table:table-row table:style-name="ro1">
          <table:table-cell office:value-type="float" office:value="13551812" calcext:value-type="float">
            <text:p>13551812</text:p>
          </table:table-cell>
          <table:table-cell table:formula="of:=[.A849]/1000/(60*60*24)" office:value-type="time" office:time-value="PT03H45M51.812S" calcext:value-type="time">
            <text:p>03:45:52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881.38" calcext:value-type="float">
            <text:p>1881.38</text:p>
          </table:table-cell>
          <table:table-cell office:value-type="float" office:value="2201.55" calcext:value-type="float">
            <text:p>2201.55</text:p>
          </table:table-cell>
        </table:table-row>
        <table:table-row table:style-name="ro1">
          <table:table-cell office:value-type="float" office:value="13567812" calcext:value-type="float">
            <text:p>13567812</text:p>
          </table:table-cell>
          <table:table-cell table:formula="of:=[.A850]/1000/(60*60*24)" office:value-type="time" office:time-value="PT03H46M07.812S" calcext:value-type="time">
            <text:p>03:46:08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883.6" calcext:value-type="float">
            <text:p>1883.6</text:p>
          </table:table-cell>
          <table:table-cell office:value-type="float" office:value="2204.06" calcext:value-type="float">
            <text:p>2204.06</text:p>
          </table:table-cell>
        </table:table-row>
        <table:table-row table:style-name="ro1">
          <table:table-cell office:value-type="float" office:value="13583811" calcext:value-type="float">
            <text:p>13583811</text:p>
          </table:table-cell>
          <table:table-cell table:formula="of:=[.A851]/1000/(60*60*24)" office:value-type="time" office:time-value="PT03H46M23.811S" calcext:value-type="time">
            <text:p>03:46:2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885.81" calcext:value-type="float">
            <text:p>1885.81</text:p>
          </table:table-cell>
          <table:table-cell office:value-type="float" office:value="2206.57" calcext:value-type="float">
            <text:p>2206.57</text:p>
          </table:table-cell>
        </table:table-row>
        <table:table-row table:style-name="ro1">
          <table:table-cell office:value-type="float" office:value="13599811" calcext:value-type="float">
            <text:p>13599811</text:p>
          </table:table-cell>
          <table:table-cell table:formula="of:=[.A852]/1000/(60*60*24)" office:value-type="time" office:time-value="PT03H46M39.811S" calcext:value-type="time">
            <text:p>03:46:40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888.03" calcext:value-type="float">
            <text:p>1888.03</text:p>
          </table:table-cell>
          <table:table-cell office:value-type="float" office:value="2209.09" calcext:value-type="float">
            <text:p>2209.09</text:p>
          </table:table-cell>
        </table:table-row>
        <table:table-row table:style-name="ro1">
          <table:table-cell office:value-type="float" office:value="13615811" calcext:value-type="float">
            <text:p>13615811</text:p>
          </table:table-cell>
          <table:table-cell table:formula="of:=[.A853]/1000/(60*60*24)" office:value-type="time" office:time-value="PT03H46M55.811S" calcext:value-type="time">
            <text:p>03:46:56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890.25" calcext:value-type="float">
            <text:p>1890.25</text:p>
          </table:table-cell>
          <table:table-cell office:value-type="float" office:value="2211.6" calcext:value-type="float">
            <text:p>2211.6</text:p>
          </table:table-cell>
        </table:table-row>
        <table:table-row table:style-name="ro1">
          <table:table-cell office:value-type="float" office:value="13631812" calcext:value-type="float">
            <text:p>13631812</text:p>
          </table:table-cell>
          <table:table-cell table:formula="of:=[.A854]/1000/(60*60*24)" office:value-type="time" office:time-value="PT03H47M11.812S" calcext:value-type="time">
            <text:p>03:47:12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7.95" calcext:value-type="float">
            <text:p>567.95</text:p>
          </table:table-cell>
          <table:table-cell office:value-type="float" office:value="1892.48" calcext:value-type="float">
            <text:p>1892.48</text:p>
          </table:table-cell>
          <table:table-cell office:value-type="float" office:value="2214.12" calcext:value-type="float">
            <text:p>2214.12</text:p>
          </table:table-cell>
        </table:table-row>
        <table:table-row table:style-name="ro1">
          <table:table-cell office:value-type="float" office:value="13647811" calcext:value-type="float">
            <text:p>13647811</text:p>
          </table:table-cell>
          <table:table-cell table:formula="of:=[.A855]/1000/(60*60*24)" office:value-type="time" office:time-value="PT03H47M27.811S" calcext:value-type="time">
            <text:p>03:47:28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7.85" calcext:value-type="float">
            <text:p>567.85</text:p>
          </table:table-cell>
          <table:table-cell office:value-type="float" office:value="1894.7" calcext:value-type="float">
            <text:p>1894.7</text:p>
          </table:table-cell>
          <table:table-cell office:value-type="float" office:value="2216.64" calcext:value-type="float">
            <text:p>2216.64</text:p>
          </table:table-cell>
        </table:table-row>
        <table:table-row table:style-name="ro1">
          <table:table-cell office:value-type="float" office:value="13663811" calcext:value-type="float">
            <text:p>13663811</text:p>
          </table:table-cell>
          <table:table-cell table:formula="of:=[.A856]/1000/(60*60*24)" office:value-type="time" office:time-value="PT03H47M43.811S" calcext:value-type="time">
            <text:p>03:47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896.93" calcext:value-type="float">
            <text:p>1896.93</text:p>
          </table:table-cell>
          <table:table-cell office:value-type="float" office:value="2219.15" calcext:value-type="float">
            <text:p>2219.15</text:p>
          </table:table-cell>
        </table:table-row>
        <table:table-row table:style-name="ro1">
          <table:table-cell office:value-type="float" office:value="13679811" calcext:value-type="float">
            <text:p>13679811</text:p>
          </table:table-cell>
          <table:table-cell table:formula="of:=[.A857]/1000/(60*60*24)" office:value-type="time" office:time-value="PT03H47M59.811S" calcext:value-type="time">
            <text:p>03:48:0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899.14" calcext:value-type="float">
            <text:p>1899.14</text:p>
          </table:table-cell>
          <table:table-cell office:value-type="float" office:value="2221.66" calcext:value-type="float">
            <text:p>2221.66</text:p>
          </table:table-cell>
        </table:table-row>
        <table:table-row table:style-name="ro1">
          <table:table-cell office:value-type="float" office:value="13695811" calcext:value-type="float">
            <text:p>13695811</text:p>
          </table:table-cell>
          <table:table-cell table:formula="of:=[.A858]/1000/(60*60*24)" office:value-type="time" office:time-value="PT03H48M15.811S" calcext:value-type="time">
            <text:p>03:48:1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901.36" calcext:value-type="float">
            <text:p>1901.36</text:p>
          </table:table-cell>
          <table:table-cell office:value-type="float" office:value="2224.18" calcext:value-type="float">
            <text:p>2224.18</text:p>
          </table:table-cell>
        </table:table-row>
        <table:table-row table:style-name="ro1">
          <table:table-cell office:value-type="float" office:value="13711811" calcext:value-type="float">
            <text:p>13711811</text:p>
          </table:table-cell>
          <table:table-cell table:formula="of:=[.A859]/1000/(60*60*24)" office:value-type="time" office:time-value="PT03H48M31.811S" calcext:value-type="time">
            <text:p>03:48:3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903.58" calcext:value-type="float">
            <text:p>1903.58</text:p>
          </table:table-cell>
          <table:table-cell office:value-type="float" office:value="2226.69" calcext:value-type="float">
            <text:p>2226.69</text:p>
          </table:table-cell>
        </table:table-row>
        <table:table-row table:style-name="ro1">
          <table:table-cell office:value-type="float" office:value="13727811" calcext:value-type="float">
            <text:p>13727811</text:p>
          </table:table-cell>
          <table:table-cell table:formula="of:=[.A860]/1000/(60*60*24)" office:value-type="time" office:time-value="PT03H48M47.811S" calcext:value-type="time">
            <text:p>03:48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905.8" calcext:value-type="float">
            <text:p>1905.8</text:p>
          </table:table-cell>
          <table:table-cell office:value-type="float" office:value="2229.2" calcext:value-type="float">
            <text:p>2229.2</text:p>
          </table:table-cell>
        </table:table-row>
        <table:table-row table:style-name="ro1">
          <table:table-cell office:value-type="float" office:value="13743812" calcext:value-type="float">
            <text:p>13743812</text:p>
          </table:table-cell>
          <table:table-cell table:formula="of:=[.A861]/1000/(60*60*24)" office:value-type="time" office:time-value="PT03H49M03.812S" calcext:value-type="time">
            <text:p>03:49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908.02" calcext:value-type="float">
            <text:p>1908.02</text:p>
          </table:table-cell>
          <table:table-cell office:value-type="float" office:value="2231.71" calcext:value-type="float">
            <text:p>2231.71</text:p>
          </table:table-cell>
        </table:table-row>
        <table:table-row table:style-name="ro1">
          <table:table-cell office:value-type="float" office:value="13759812" calcext:value-type="float">
            <text:p>13759812</text:p>
          </table:table-cell>
          <table:table-cell table:formula="of:=[.A862]/1000/(60*60*24)" office:value-type="time" office:time-value="PT03H49M19.812S" calcext:value-type="time">
            <text:p>03:49:2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910.24" calcext:value-type="float">
            <text:p>1910.24</text:p>
          </table:table-cell>
          <table:table-cell office:value-type="float" office:value="2234.21" calcext:value-type="float">
            <text:p>2234.21</text:p>
          </table:table-cell>
        </table:table-row>
        <table:table-row table:style-name="ro1">
          <table:table-cell office:value-type="float" office:value="13775811" calcext:value-type="float">
            <text:p>13775811</text:p>
          </table:table-cell>
          <table:table-cell table:formula="of:=[.A863]/1000/(60*60*24)" office:value-type="time" office:time-value="PT03H49M35.811S" calcext:value-type="time">
            <text:p>03:49:36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3.97" calcext:value-type="float">
            <text:p>563.97</text:p>
          </table:table-cell>
          <table:table-cell office:value-type="float" office:value="1912.46" calcext:value-type="float">
            <text:p>1912.46</text:p>
          </table:table-cell>
          <table:table-cell office:value-type="float" office:value="2236.72" calcext:value-type="float">
            <text:p>2236.72</text:p>
          </table:table-cell>
        </table:table-row>
        <table:table-row table:style-name="ro1">
          <table:table-cell office:value-type="float" office:value="13791811" calcext:value-type="float">
            <text:p>13791811</text:p>
          </table:table-cell>
          <table:table-cell table:formula="of:=[.A864]/1000/(60*60*24)" office:value-type="time" office:time-value="PT03H49M51.811S" calcext:value-type="time">
            <text:p>03:49:5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914.68" calcext:value-type="float">
            <text:p>1914.68</text:p>
          </table:table-cell>
          <table:table-cell office:value-type="float" office:value="2239.23" calcext:value-type="float">
            <text:p>2239.23</text:p>
          </table:table-cell>
        </table:table-row>
        <table:table-row table:style-name="ro1">
          <table:table-cell office:value-type="float" office:value="13807812" calcext:value-type="float">
            <text:p>13807812</text:p>
          </table:table-cell>
          <table:table-cell table:formula="of:=[.A865]/1000/(60*60*24)" office:value-type="time" office:time-value="PT03H50M07.812S" calcext:value-type="time">
            <text:p>03:50:0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7" calcext:value-type="float">
            <text:p>564.27</text:p>
          </table:table-cell>
          <table:table-cell office:value-type="float" office:value="1916.9" calcext:value-type="float">
            <text:p>1916.9</text:p>
          </table:table-cell>
          <table:table-cell office:value-type="float" office:value="2241.74" calcext:value-type="float">
            <text:p>2241.74</text:p>
          </table:table-cell>
        </table:table-row>
        <table:table-row table:style-name="ro1">
          <table:table-cell office:value-type="float" office:value="13823811" calcext:value-type="float">
            <text:p>13823811</text:p>
          </table:table-cell>
          <table:table-cell table:formula="of:=[.A866]/1000/(60*60*24)" office:value-type="time" office:time-value="PT03H50M23.811S" calcext:value-type="time">
            <text:p>03:50:2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1" calcext:value-type="float">
            <text:p>564.51</text:p>
          </table:table-cell>
          <table:table-cell office:value-type="float" office:value="1919.12" calcext:value-type="float">
            <text:p>1919.12</text:p>
          </table:table-cell>
          <table:table-cell office:value-type="float" office:value="2244.25" calcext:value-type="float">
            <text:p>2244.25</text:p>
          </table:table-cell>
        </table:table-row>
        <table:table-row table:style-name="ro1">
          <table:table-cell office:value-type="float" office:value="13839811" calcext:value-type="float">
            <text:p>13839811</text:p>
          </table:table-cell>
          <table:table-cell table:formula="of:=[.A867]/1000/(60*60*24)" office:value-type="time" office:time-value="PT03H50M39.811S" calcext:value-type="time">
            <text:p>03:50:40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921.34" calcext:value-type="float">
            <text:p>1921.34</text:p>
          </table:table-cell>
          <table:table-cell office:value-type="float" office:value="2246.75" calcext:value-type="float">
            <text:p>2246.75</text:p>
          </table:table-cell>
        </table:table-row>
        <table:table-row table:style-name="ro1">
          <table:table-cell office:value-type="float" office:value="13855811" calcext:value-type="float">
            <text:p>13855811</text:p>
          </table:table-cell>
          <table:table-cell table:formula="of:=[.A868]/1000/(60*60*24)" office:value-type="time" office:time-value="PT03H50M55.811S" calcext:value-type="time">
            <text:p>03:50:56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923.56" calcext:value-type="float">
            <text:p>1923.56</text:p>
          </table:table-cell>
          <table:table-cell office:value-type="float" office:value="2249.26" calcext:value-type="float">
            <text:p>2249.26</text:p>
          </table:table-cell>
        </table:table-row>
        <table:table-row table:style-name="ro1">
          <table:table-cell office:value-type="float" office:value="13871812" calcext:value-type="float">
            <text:p>13871812</text:p>
          </table:table-cell>
          <table:table-cell table:formula="of:=[.A869]/1000/(60*60*24)" office:value-type="time" office:time-value="PT03H51M11.812S" calcext:value-type="time">
            <text:p>03:51:1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925.78" calcext:value-type="float">
            <text:p>1925.78</text:p>
          </table:table-cell>
          <table:table-cell office:value-type="float" office:value="2251.77" calcext:value-type="float">
            <text:p>2251.77</text:p>
          </table:table-cell>
        </table:table-row>
        <table:table-row table:style-name="ro1">
          <table:table-cell office:value-type="float" office:value="13887812" calcext:value-type="float">
            <text:p>13887812</text:p>
          </table:table-cell>
          <table:table-cell table:formula="of:=[.A870]/1000/(60*60*24)" office:value-type="time" office:time-value="PT03H51M27.812S" calcext:value-type="time">
            <text:p>03:51:28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1" calcext:value-type="float">
            <text:p>564.41</text:p>
          </table:table-cell>
          <table:table-cell office:value-type="float" office:value="1927.99" calcext:value-type="float">
            <text:p>1927.99</text:p>
          </table:table-cell>
          <table:table-cell office:value-type="float" office:value="2254.28" calcext:value-type="float">
            <text:p>2254.28</text:p>
          </table:table-cell>
        </table:table-row>
        <table:table-row table:style-name="ro1">
          <table:table-cell office:value-type="float" office:value="13903812" calcext:value-type="float">
            <text:p>13903812</text:p>
          </table:table-cell>
          <table:table-cell table:formula="of:=[.A871]/1000/(60*60*24)" office:value-type="time" office:time-value="PT03H51M43.812S" calcext:value-type="time">
            <text:p>03:51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2256.78" calcext:value-type="float">
            <text:p>2256.78</text:p>
          </table:table-cell>
        </table:table-row>
        <table:table-row table:style-name="ro1">
          <table:table-cell office:value-type="float" office:value="13919812" calcext:value-type="float">
            <text:p>13919812</text:p>
          </table:table-cell>
          <table:table-cell table:formula="of:=[.A872]/1000/(60*60*24)" office:value-type="time" office:time-value="PT03H51M59.812S" calcext:value-type="time">
            <text:p>03:52:0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932.43" calcext:value-type="float">
            <text:p>1932.43</text:p>
          </table:table-cell>
          <table:table-cell office:value-type="float" office:value="2259.29" calcext:value-type="float">
            <text:p>2259.29</text:p>
          </table:table-cell>
        </table:table-row>
        <table:table-row table:style-name="ro1">
          <table:table-cell office:value-type="float" office:value="13935811" calcext:value-type="float">
            <text:p>13935811</text:p>
          </table:table-cell>
          <table:table-cell table:formula="of:=[.A873]/1000/(60*60*24)" office:value-type="time" office:time-value="PT03H52M15.811S" calcext:value-type="time">
            <text:p>03:52:16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934.65" calcext:value-type="float">
            <text:p>1934.65</text:p>
          </table:table-cell>
          <table:table-cell office:value-type="float" office:value="2261.79" calcext:value-type="float">
            <text:p>2261.79</text:p>
          </table:table-cell>
        </table:table-row>
        <table:table-row table:style-name="ro1">
          <table:table-cell office:value-type="float" office:value="13951812" calcext:value-type="float">
            <text:p>13951812</text:p>
          </table:table-cell>
          <table:table-cell table:formula="of:=[.A874]/1000/(60*60*24)" office:value-type="time" office:time-value="PT03H52M31.812S" calcext:value-type="time">
            <text:p>03:52:32</text:p>
          </table:table-cell>
          <table:table-cell office:value-type="float" office:value="1.13" calcext:value-type="float">
            <text:p>1.13</text:p>
          </table:table-cell>
          <table:table-cell office:value-type="float" office:value="499" calcext:value-type="float">
            <text:p>499</text:p>
          </table:table-cell>
          <table:table-cell office:value-type="float" office:value="561.85" calcext:value-type="float">
            <text:p>561.85</text:p>
          </table:table-cell>
          <table:table-cell office:value-type="float" office:value="1936.87" calcext:value-type="float">
            <text:p>1936.87</text:p>
          </table:table-cell>
          <table:table-cell office:value-type="float" office:value="2264.29" calcext:value-type="float">
            <text:p>2264.29</text:p>
          </table:table-cell>
        </table:table-row>
        <table:table-row table:style-name="ro1">
          <table:table-cell office:value-type="float" office:value="13967811" calcext:value-type="float">
            <text:p>13967811</text:p>
          </table:table-cell>
          <table:table-cell table:formula="of:=[.A875]/1000/(60*60*24)" office:value-type="time" office:time-value="PT03H52M47.811S" calcext:value-type="time">
            <text:p>03:52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939.09" calcext:value-type="float">
            <text:p>1939.09</text:p>
          </table:table-cell>
          <table:table-cell office:value-type="float" office:value="2266.79" calcext:value-type="float">
            <text:p>2266.79</text:p>
          </table:table-cell>
        </table:table-row>
        <table:table-row table:style-name="ro1">
          <table:table-cell office:value-type="float" office:value="13983812" calcext:value-type="float">
            <text:p>13983812</text:p>
          </table:table-cell>
          <table:table-cell table:formula="of:=[.A876]/1000/(60*60*24)" office:value-type="time" office:time-value="PT03H53M03.812S" calcext:value-type="time">
            <text:p>03:53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3.96" calcext:value-type="float">
            <text:p>563.96</text:p>
          </table:table-cell>
          <table:table-cell office:value-type="float" office:value="1941.31" calcext:value-type="float">
            <text:p>1941.31</text:p>
          </table:table-cell>
          <table:table-cell office:value-type="float" office:value="2269.3" calcext:value-type="float">
            <text:p>2269.3</text:p>
          </table:table-cell>
        </table:table-row>
        <table:table-row table:style-name="ro1">
          <table:table-cell office:value-type="float" office:value="13999811" calcext:value-type="float">
            <text:p>13999811</text:p>
          </table:table-cell>
          <table:table-cell table:formula="of:=[.A877]/1000/(60*60*24)" office:value-type="time" office:time-value="PT03H53M19.811S" calcext:value-type="time">
            <text:p>03:53:2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943.53" calcext:value-type="float">
            <text:p>1943.53</text:p>
          </table:table-cell>
          <table:table-cell office:value-type="float" office:value="2271.8" calcext:value-type="float">
            <text:p>2271.8</text:p>
          </table:table-cell>
        </table:table-row>
        <table:table-row table:style-name="ro1">
          <table:table-cell office:value-type="float" office:value="14015811" calcext:value-type="float">
            <text:p>14015811</text:p>
          </table:table-cell>
          <table:table-cell table:formula="of:=[.A878]/1000/(60*60*24)" office:value-type="time" office:time-value="PT03H53M35.811S" calcext:value-type="time">
            <text:p>03:53:36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5" calcext:value-type="float">
            <text:p>563.85</text:p>
          </table:table-cell>
          <table:table-cell office:value-type="float" office:value="1945.76" calcext:value-type="float">
            <text:p>1945.76</text:p>
          </table:table-cell>
          <table:table-cell office:value-type="float" office:value="2274.31" calcext:value-type="float">
            <text:p>2274.31</text:p>
          </table:table-cell>
        </table:table-row>
        <table:table-row table:style-name="ro1">
          <table:table-cell office:value-type="float" office:value="14031811" calcext:value-type="float">
            <text:p>14031811</text:p>
          </table:table-cell>
          <table:table-cell table:formula="of:=[.A879]/1000/(60*60*24)" office:value-type="time" office:time-value="PT03H53M51.811S" calcext:value-type="time">
            <text:p>03:53:52</text:p>
          </table:table-cell>
          <table:table-cell office:value-type="float" office:value="1.13" calcext:value-type="float">
            <text:p>1.13</text:p>
          </table:table-cell>
          <table:table-cell office:value-type="float" office:value="501" calcext:value-type="float">
            <text:p>501</text:p>
          </table:table-cell>
          <table:table-cell office:value-type="float" office:value="564.17" calcext:value-type="float">
            <text:p>564.17</text:p>
          </table:table-cell>
          <table:table-cell office:value-type="float" office:value="1947.98" calcext:value-type="float">
            <text:p>1947.98</text:p>
          </table:table-cell>
          <table:table-cell office:value-type="float" office:value="2276.82" calcext:value-type="float">
            <text:p>2276.82</text:p>
          </table:table-cell>
        </table:table-row>
        <table:table-row table:style-name="ro1">
          <table:table-cell office:value-type="float" office:value="14047811" calcext:value-type="float">
            <text:p>14047811</text:p>
          </table:table-cell>
          <table:table-cell table:formula="of:=[.A880]/1000/(60*60*24)" office:value-type="time" office:time-value="PT03H54M07.811S" calcext:value-type="time">
            <text:p>03:54:08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950.2" calcext:value-type="float">
            <text:p>1950.2</text:p>
          </table:table-cell>
          <table:table-cell office:value-type="float" office:value="2279.32" calcext:value-type="float">
            <text:p>2279.32</text:p>
          </table:table-cell>
        </table:table-row>
        <table:table-row table:style-name="ro1">
          <table:table-cell office:value-type="float" office:value="14063811" calcext:value-type="float">
            <text:p>14063811</text:p>
          </table:table-cell>
          <table:table-cell table:formula="of:=[.A881]/1000/(60*60*24)" office:value-type="time" office:time-value="PT03H54M23.811S" calcext:value-type="time">
            <text:p>03:54:2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8" calcext:value-type="float">
            <text:p>562.28</text:p>
          </table:table-cell>
          <table:table-cell office:value-type="float" office:value="1952.42" calcext:value-type="float">
            <text:p>1952.42</text:p>
          </table:table-cell>
          <table:table-cell office:value-type="float" office:value="2281.82" calcext:value-type="float">
            <text:p>2281.82</text:p>
          </table:table-cell>
        </table:table-row>
        <table:table-row table:style-name="ro1">
          <table:table-cell office:value-type="float" office:value="14079811" calcext:value-type="float">
            <text:p>14079811</text:p>
          </table:table-cell>
          <table:table-cell table:formula="of:=[.A882]/1000/(60*60*24)" office:value-type="time" office:time-value="PT03H54M39.811S" calcext:value-type="time">
            <text:p>03:54:40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954.64" calcext:value-type="float">
            <text:p>1954.64</text:p>
          </table:table-cell>
          <table:table-cell office:value-type="float" office:value="2284.32" calcext:value-type="float">
            <text:p>2284.32</text:p>
          </table:table-cell>
        </table:table-row>
        <table:table-row table:style-name="ro1">
          <table:table-cell office:value-type="float" office:value="14095811" calcext:value-type="float">
            <text:p>14095811</text:p>
          </table:table-cell>
          <table:table-cell table:formula="of:=[.A883]/1000/(60*60*24)" office:value-type="time" office:time-value="PT03H54M55.811S" calcext:value-type="time">
            <text:p>03:54:56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956.86" calcext:value-type="float">
            <text:p>1956.86</text:p>
          </table:table-cell>
          <table:table-cell office:value-type="float" office:value="2286.82" calcext:value-type="float">
            <text:p>2286.82</text:p>
          </table:table-cell>
        </table:table-row>
        <table:table-row table:style-name="ro1">
          <table:table-cell office:value-type="float" office:value="14111811" calcext:value-type="float">
            <text:p>14111811</text:p>
          </table:table-cell>
          <table:table-cell table:formula="of:=[.A884]/1000/(60*60*24)" office:value-type="time" office:time-value="PT03H55M11.811S" calcext:value-type="time">
            <text:p>03:55:12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959.08" calcext:value-type="float">
            <text:p>1959.08</text:p>
          </table:table-cell>
          <table:table-cell office:value-type="float" office:value="2289.32" calcext:value-type="float">
            <text:p>2289.32</text:p>
          </table:table-cell>
        </table:table-row>
        <table:table-row table:style-name="ro1">
          <table:table-cell office:value-type="float" office:value="14127811" calcext:value-type="float">
            <text:p>14127811</text:p>
          </table:table-cell>
          <table:table-cell table:formula="of:=[.A885]/1000/(60*60*24)" office:value-type="time" office:time-value="PT03H55M27.811S" calcext:value-type="time">
            <text:p>03:55:2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961.3" calcext:value-type="float">
            <text:p>1961.3</text:p>
          </table:table-cell>
          <table:table-cell office:value-type="float" office:value="2291.82" calcext:value-type="float">
            <text:p>2291.82</text:p>
          </table:table-cell>
        </table:table-row>
        <table:table-row table:style-name="ro1">
          <table:table-cell office:value-type="float" office:value="14143811" calcext:value-type="float">
            <text:p>14143811</text:p>
          </table:table-cell>
          <table:table-cell table:formula="of:=[.A886]/1000/(60*60*24)" office:value-type="time" office:time-value="PT03H55M43.811S" calcext:value-type="time">
            <text:p>03:55:44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2" calcext:value-type="float">
            <text:p>560.42</text:p>
          </table:table-cell>
          <table:table-cell office:value-type="float" office:value="1963.52" calcext:value-type="float">
            <text:p>1963.52</text:p>
          </table:table-cell>
          <table:table-cell office:value-type="float" office:value="2294.31" calcext:value-type="float">
            <text:p>2294.31</text:p>
          </table:table-cell>
        </table:table-row>
        <table:table-row table:style-name="ro1">
          <table:table-cell office:value-type="float" office:value="14159812" calcext:value-type="float">
            <text:p>14159812</text:p>
          </table:table-cell>
          <table:table-cell table:formula="of:=[.A887]/1000/(60*60*24)" office:value-type="time" office:time-value="PT03H55M59.812S" calcext:value-type="time">
            <text:p>03:56:00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1965.74" calcext:value-type="float">
            <text:p>1965.74</text:p>
          </table:table-cell>
          <table:table-cell office:value-type="float" office:value="2296.81" calcext:value-type="float">
            <text:p>2296.81</text:p>
          </table:table-cell>
        </table:table-row>
        <table:table-row table:style-name="ro1">
          <table:table-cell office:value-type="float" office:value="14175812" calcext:value-type="float">
            <text:p>14175812</text:p>
          </table:table-cell>
          <table:table-cell table:formula="of:=[.A888]/1000/(60*60*24)" office:value-type="time" office:time-value="PT03H56M15.812S" calcext:value-type="time">
            <text:p>03:56:16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6" calcext:value-type="float">
            <text:p>563.86</text:p>
          </table:table-cell>
          <table:table-cell office:value-type="float" office:value="1967.97" calcext:value-type="float">
            <text:p>1967.97</text:p>
          </table:table-cell>
          <table:table-cell office:value-type="float" office:value="2299.32" calcext:value-type="float">
            <text:p>2299.32</text:p>
          </table:table-cell>
        </table:table-row>
        <table:table-row table:style-name="ro1">
          <table:table-cell office:value-type="float" office:value="14191811" calcext:value-type="float">
            <text:p>14191811</text:p>
          </table:table-cell>
          <table:table-cell table:formula="of:=[.A889]/1000/(60*60*24)" office:value-type="time" office:time-value="PT03H56M31.811S" calcext:value-type="time">
            <text:p>03:56:32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61.94" calcext:value-type="float">
            <text:p>561.94</text:p>
          </table:table-cell>
          <table:table-cell office:value-type="float" office:value="1970.19" calcext:value-type="float">
            <text:p>1970.19</text:p>
          </table:table-cell>
          <table:table-cell office:value-type="float" office:value="2301.82" calcext:value-type="float">
            <text:p>2301.82</text:p>
          </table:table-cell>
        </table:table-row>
        <table:table-row table:style-name="ro1">
          <table:table-cell office:value-type="float" office:value="14207811" calcext:value-type="float">
            <text:p>14207811</text:p>
          </table:table-cell>
          <table:table-cell table:formula="of:=[.A890]/1000/(60*60*24)" office:value-type="time" office:time-value="PT03H56M47.811S" calcext:value-type="time">
            <text:p>03:56:48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972.42" calcext:value-type="float">
            <text:p>1972.42</text:p>
          </table:table-cell>
          <table:table-cell office:value-type="float" office:value="2304.32" calcext:value-type="float">
            <text:p>2304.32</text:p>
          </table:table-cell>
        </table:table-row>
        <table:table-row table:style-name="ro1">
          <table:table-cell office:value-type="float" office:value="14223811" calcext:value-type="float">
            <text:p>14223811</text:p>
          </table:table-cell>
          <table:table-cell table:formula="of:=[.A891]/1000/(60*60*24)" office:value-type="time" office:time-value="PT03H57M03.811S" calcext:value-type="time">
            <text:p>03:57:04</text:p>
          </table:table-cell>
          <table:table-cell office:value-type="float" office:value="1.12" calcext:value-type="float">
            <text:p>1.12</text:p>
          </table:table-cell>
          <table:table-cell office:value-type="float" office:value="501" calcext:value-type="float">
            <text:p>501</text:p>
          </table:table-cell>
          <table:table-cell office:value-type="float" office:value="562.16" calcext:value-type="float">
            <text:p>562.16</text:p>
          </table:table-cell>
          <table:table-cell office:value-type="float" office:value="1974.64" calcext:value-type="float">
            <text:p>1974.64</text:p>
          </table:table-cell>
          <table:table-cell office:value-type="float" office:value="2306.83" calcext:value-type="float">
            <text:p>2306.83</text:p>
          </table:table-cell>
        </table:table-row>
        <table:table-row table:style-name="ro1">
          <table:table-cell office:value-type="float" office:value="14239812" calcext:value-type="float">
            <text:p>14239812</text:p>
          </table:table-cell>
          <table:table-cell table:formula="of:=[.A892]/1000/(60*60*24)" office:value-type="time" office:time-value="PT03H57M19.812S" calcext:value-type="time">
            <text:p>03:57:20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976.87" calcext:value-type="float">
            <text:p>1976.87</text:p>
          </table:table-cell>
          <table:table-cell office:value-type="float" office:value="2309.32" calcext:value-type="float">
            <text:p>2309.32</text:p>
          </table:table-cell>
        </table:table-row>
        <table:table-row table:style-name="ro1">
          <table:table-cell office:value-type="float" office:value="14255811" calcext:value-type="float">
            <text:p>14255811</text:p>
          </table:table-cell>
          <table:table-cell table:formula="of:=[.A893]/1000/(60*60*24)" office:value-type="time" office:time-value="PT03H57M35.811S" calcext:value-type="time">
            <text:p>03:57:36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979.08" calcext:value-type="float">
            <text:p>1979.08</text:p>
          </table:table-cell>
          <table:table-cell office:value-type="float" office:value="2311.81" calcext:value-type="float">
            <text:p>2311.81</text:p>
          </table:table-cell>
        </table:table-row>
        <table:table-row table:style-name="ro1">
          <table:table-cell office:value-type="float" office:value="14271811" calcext:value-type="float">
            <text:p>14271811</text:p>
          </table:table-cell>
          <table:table-cell table:formula="of:=[.A894]/1000/(60*60*24)" office:value-type="time" office:time-value="PT03H57M51.811S" calcext:value-type="time">
            <text:p>03:57:52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981.3" calcext:value-type="float">
            <text:p>1981.3</text:p>
          </table:table-cell>
          <table:table-cell office:value-type="float" office:value="2314.31" calcext:value-type="float">
            <text:p>2314.31</text:p>
          </table:table-cell>
        </table:table-row>
        <table:table-row table:style-name="ro1">
          <table:table-cell office:value-type="float" office:value="14287811" calcext:value-type="float">
            <text:p>14287811</text:p>
          </table:table-cell>
          <table:table-cell table:formula="of:=[.A895]/1000/(60*60*24)" office:value-type="time" office:time-value="PT03H58M07.811S" calcext:value-type="time">
            <text:p>03:58:08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983.52" calcext:value-type="float">
            <text:p>1983.52</text:p>
          </table:table-cell>
          <table:table-cell office:value-type="float" office:value="2316.8" calcext:value-type="float">
            <text:p>2316.8</text:p>
          </table:table-cell>
        </table:table-row>
        <table:table-row table:style-name="ro1">
          <table:table-cell office:value-type="float" office:value="14303811" calcext:value-type="float">
            <text:p>14303811</text:p>
          </table:table-cell>
          <table:table-cell table:formula="of:=[.A896]/1000/(60*60*24)" office:value-type="time" office:time-value="PT03H58M23.811S" calcext:value-type="time">
            <text:p>03:58:24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1985.74" calcext:value-type="float">
            <text:p>1985.74</text:p>
          </table:table-cell>
          <table:table-cell office:value-type="float" office:value="2319.29" calcext:value-type="float">
            <text:p>2319.29</text:p>
          </table:table-cell>
        </table:table-row>
        <table:table-row table:style-name="ro1">
          <table:table-cell office:value-type="float" office:value="14319811" calcext:value-type="float">
            <text:p>14319811</text:p>
          </table:table-cell>
          <table:table-cell table:formula="of:=[.A897]/1000/(60*60*24)" office:value-type="time" office:time-value="PT03H58M39.811S" calcext:value-type="time">
            <text:p>03:58:40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1.84" calcext:value-type="float">
            <text:p>561.84</text:p>
          </table:table-cell>
          <table:table-cell office:value-type="float" office:value="1987.96" calcext:value-type="float">
            <text:p>1987.96</text:p>
          </table:table-cell>
          <table:table-cell office:value-type="float" office:value="2321.78" calcext:value-type="float">
            <text:p>2321.78</text:p>
          </table:table-cell>
        </table:table-row>
        <table:table-row table:style-name="ro1">
          <table:table-cell office:value-type="float" office:value="14335811" calcext:value-type="float">
            <text:p>14335811</text:p>
          </table:table-cell>
          <table:table-cell table:formula="of:=[.A898]/1000/(60*60*24)" office:value-type="time" office:time-value="PT03H58M55.811S" calcext:value-type="time">
            <text:p>03:58:56</text:p>
          </table:table-cell>
          <table:table-cell office:value-type="float" office:value="1.13" calcext:value-type="float">
            <text:p>1.13</text:p>
          </table:table-cell>
          <table:table-cell office:value-type="float" office:value="501" calcext:value-type="float">
            <text:p>501</text:p>
          </table:table-cell>
          <table:table-cell office:value-type="float" office:value="564.16" calcext:value-type="float">
            <text:p>564.16</text:p>
          </table:table-cell>
          <table:table-cell office:value-type="float" office:value="1990.19" calcext:value-type="float">
            <text:p>1990.19</text:p>
          </table:table-cell>
          <table:table-cell office:value-type="float" office:value="2324.28" calcext:value-type="float">
            <text:p>2324.28</text:p>
          </table:table-cell>
        </table:table-row>
        <table:table-row table:style-name="ro1">
          <table:table-cell office:value-type="float" office:value="14351811" calcext:value-type="float">
            <text:p>14351811</text:p>
          </table:table-cell>
          <table:table-cell table:formula="of:=[.A899]/1000/(60*60*24)" office:value-type="time" office:time-value="PT03H59M11.811S" calcext:value-type="time">
            <text:p>03:59:12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1992.41" calcext:value-type="float">
            <text:p>1992.41</text:p>
          </table:table-cell>
          <table:table-cell office:value-type="float" office:value="2326.77" calcext:value-type="float">
            <text:p>2326.77</text:p>
          </table:table-cell>
        </table:table-row>
        <table:table-row table:style-name="ro1">
          <table:table-cell office:value-type="float" office:value="14367811" calcext:value-type="float">
            <text:p>14367811</text:p>
          </table:table-cell>
          <table:table-cell table:formula="of:=[.A900]/1000/(60*60*24)" office:value-type="time" office:time-value="PT03H59M27.811S" calcext:value-type="time">
            <text:p>03:59:28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994.63" calcext:value-type="float">
            <text:p>1994.63</text:p>
          </table:table-cell>
          <table:table-cell office:value-type="float" office:value="2329.26" calcext:value-type="float">
            <text:p>2329.26</text:p>
          </table:table-cell>
        </table:table-row>
        <table:table-row table:style-name="ro1">
          <table:table-cell office:value-type="float" office:value="14383811" calcext:value-type="float">
            <text:p>14383811</text:p>
          </table:table-cell>
          <table:table-cell table:formula="of:=[.A901]/1000/(60*60*24)" office:value-type="time" office:time-value="PT03H59M43.811S" calcext:value-type="time">
            <text:p>03:59:44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9" calcext:value-type="float">
            <text:p>557.99</text:p>
          </table:table-cell>
          <table:table-cell office:value-type="float" office:value="1996.85" calcext:value-type="float">
            <text:p>1996.85</text:p>
          </table:table-cell>
          <table:table-cell office:value-type="float" office:value="2331.75" calcext:value-type="float">
            <text:p>2331.75</text:p>
          </table:table-cell>
        </table:table-row>
        <table:table-row table:style-name="ro1">
          <table:table-cell office:value-type="float" office:value="14399811" calcext:value-type="float">
            <text:p>14399811</text:p>
          </table:table-cell>
          <table:table-cell table:formula="of:=[.A902]/1000/(60*60*24)" office:value-type="time" office:time-value="PT03H59M59.811S" calcext:value-type="time">
            <text:p>04:00:00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999.07" calcext:value-type="float">
            <text:p>1999.07</text:p>
          </table:table-cell>
          <table:table-cell office:value-type="float" office:value="2334.24" calcext:value-type="float">
            <text:p>2334.24</text:p>
          </table:table-cell>
        </table:table-row>
        <table:table-row table:style-name="ro1">
          <table:table-cell office:value-type="float" office:value="14415811" calcext:value-type="float">
            <text:p>14415811</text:p>
          </table:table-cell>
          <table:table-cell table:formula="of:=[.A903]/1000/(60*60*24)" office:value-type="time" office:time-value="PT04H00M15.811S" calcext:value-type="time">
            <text:p>04:00:16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5" calcext:value-type="float">
            <text:p>560.05</text:p>
          </table:table-cell>
          <table:table-cell office:value-type="float" office:value="2001.29" calcext:value-type="float">
            <text:p>2001.29</text:p>
          </table:table-cell>
          <table:table-cell office:value-type="float" office:value="2336.73" calcext:value-type="float">
            <text:p>2336.73</text:p>
          </table:table-cell>
        </table:table-row>
        <table:table-row table:style-name="ro1">
          <table:table-cell office:value-type="float" office:value="14431811" calcext:value-type="float">
            <text:p>14431811</text:p>
          </table:table-cell>
          <table:table-cell table:formula="of:=[.A904]/1000/(60*60*24)" office:value-type="time" office:time-value="PT04H00M31.811S" calcext:value-type="time">
            <text:p>04:00:32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2003.51" calcext:value-type="float">
            <text:p>2003.51</text:p>
          </table:table-cell>
          <table:table-cell office:value-type="float" office:value="2339.21" calcext:value-type="float">
            <text:p>2339.21</text:p>
          </table:table-cell>
        </table:table-row>
        <table:table-row table:style-name="ro1">
          <table:table-cell office:value-type="float" office:value="14447811" calcext:value-type="float">
            <text:p>14447811</text:p>
          </table:table-cell>
          <table:table-cell table:formula="of:=[.A905]/1000/(60*60*24)" office:value-type="time" office:time-value="PT04H00M47.811S" calcext:value-type="time">
            <text:p>04:00:4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2" calcext:value-type="float">
            <text:p>560.42</text:p>
          </table:table-cell>
          <table:table-cell office:value-type="float" office:value="2005.72" calcext:value-type="float">
            <text:p>2005.72</text:p>
          </table:table-cell>
          <table:table-cell office:value-type="float" office:value="2341.7" calcext:value-type="float">
            <text:p>2341.7</text:p>
          </table:table-cell>
        </table:table-row>
        <table:table-row table:style-name="ro1">
          <table:table-cell office:value-type="float" office:value="14463812" calcext:value-type="float">
            <text:p>14463812</text:p>
          </table:table-cell>
          <table:table-cell table:formula="of:=[.A906]/1000/(60*60*24)" office:value-type="time" office:time-value="PT04H01M03.812S" calcext:value-type="time">
            <text:p>04:01:04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2007.94" calcext:value-type="float">
            <text:p>2007.94</text:p>
          </table:table-cell>
          <table:table-cell office:value-type="float" office:value="2344.19" calcext:value-type="float">
            <text:p>2344.19</text:p>
          </table:table-cell>
        </table:table-row>
        <table:table-row table:style-name="ro1">
          <table:table-cell office:value-type="float" office:value="14479811" calcext:value-type="float">
            <text:p>14479811</text:p>
          </table:table-cell>
          <table:table-cell table:formula="of:=[.A907]/1000/(60*60*24)" office:value-type="time" office:time-value="PT04H01M19.811S" calcext:value-type="time">
            <text:p>04:01:20</text:p>
          </table:table-cell>
          <table:table-cell office:value-type="float" office:value="1.12" calcext:value-type="float">
            <text:p>1.12</text:p>
          </table:table-cell>
          <table:table-cell office:value-type="float" office:value="499" calcext:value-type="float">
            <text:p>499</text:p>
          </table:table-cell>
          <table:table-cell office:value-type="float" office:value="557.84" calcext:value-type="float">
            <text:p>557.84</text:p>
          </table:table-cell>
          <table:table-cell office:value-type="float" office:value="2010.16" calcext:value-type="float">
            <text:p>2010.16</text:p>
          </table:table-cell>
          <table:table-cell office:value-type="float" office:value="2346.67" calcext:value-type="float">
            <text:p>2346.67</text:p>
          </table:table-cell>
        </table:table-row>
        <table:table-row table:style-name="ro1">
          <table:table-cell office:value-type="float" office:value="14495811" calcext:value-type="float">
            <text:p>14495811</text:p>
          </table:table-cell>
          <table:table-cell table:formula="of:=[.A908]/1000/(60*60*24)" office:value-type="time" office:time-value="PT04H01M35.811S" calcext:value-type="time">
            <text:p>04:01:36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2012.38" calcext:value-type="float">
            <text:p>2012.38</text:p>
          </table:table-cell>
          <table:table-cell office:value-type="float" office:value="2349.16" calcext:value-type="float">
            <text:p>2349.16</text:p>
          </table:table-cell>
        </table:table-row>
        <table:table-row table:style-name="ro1">
          <table:table-cell office:value-type="float" office:value="14511811" calcext:value-type="float">
            <text:p>14511811</text:p>
          </table:table-cell>
          <table:table-cell table:formula="of:=[.A909]/1000/(60*60*24)" office:value-type="time" office:time-value="PT04H01M51.811S" calcext:value-type="time">
            <text:p>04:01:52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19" calcext:value-type="float">
            <text:p>558.19</text:p>
          </table:table-cell>
          <table:table-cell office:value-type="float" office:value="2014.6" calcext:value-type="float">
            <text:p>2014.6</text:p>
          </table:table-cell>
          <table:table-cell office:value-type="float" office:value="2351.64" calcext:value-type="float">
            <text:p>2351.64</text:p>
          </table:table-cell>
        </table:table-row>
        <table:table-row table:style-name="ro1">
          <table:table-cell office:value-type="float" office:value="14527812" calcext:value-type="float">
            <text:p>14527812</text:p>
          </table:table-cell>
          <table:table-cell table:formula="of:=[.A910]/1000/(60*60*24)" office:value-type="time" office:time-value="PT04H02M07.812S" calcext:value-type="time">
            <text:p>04:02:08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19" calcext:value-type="float">
            <text:p>558.19</text:p>
          </table:table-cell>
          <table:table-cell office:value-type="float" office:value="2016.82" calcext:value-type="float">
            <text:p>2016.82</text:p>
          </table:table-cell>
          <table:table-cell office:value-type="float" office:value="2354.12" calcext:value-type="float">
            <text:p>2354.12</text:p>
          </table:table-cell>
        </table:table-row>
        <table:table-row table:style-name="ro1">
          <table:table-cell office:value-type="float" office:value="14543811" calcext:value-type="float">
            <text:p>14543811</text:p>
          </table:table-cell>
          <table:table-cell table:formula="of:=[.A911]/1000/(60*60*24)" office:value-type="time" office:time-value="PT04H02M23.811S" calcext:value-type="time">
            <text:p>04:02:24</text:p>
          </table:table-cell>
          <table:table-cell office:value-type="float" office:value="1.12" calcext:value-type="float">
            <text:p>1.12</text:p>
          </table:table-cell>
          <table:table-cell office:value-type="float" office:value="498.92" calcext:value-type="float">
            <text:p>498.92</text:p>
          </table:table-cell>
          <table:table-cell office:value-type="float" office:value="557.76" calcext:value-type="float">
            <text:p>557.76</text:p>
          </table:table-cell>
          <table:table-cell office:value-type="float" office:value="2019.04" calcext:value-type="float">
            <text:p>2019.04</text:p>
          </table:table-cell>
          <table:table-cell office:value-type="float" office:value="2356.61" calcext:value-type="float">
            <text:p>2356.61</text:p>
          </table:table-cell>
        </table:table-row>
        <table:table-row table:style-name="ro1">
          <table:table-cell office:value-type="float" office:value="14559811" calcext:value-type="float">
            <text:p>14559811</text:p>
          </table:table-cell>
          <table:table-cell table:formula="of:=[.A912]/1000/(60*60*24)" office:value-type="time" office:time-value="PT04H02M39.811S" calcext:value-type="time">
            <text:p>04:02:40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7.84" calcext:value-type="float">
            <text:p>557.84</text:p>
          </table:table-cell>
          <table:table-cell office:value-type="float" office:value="2021.26" calcext:value-type="float">
            <text:p>2021.26</text:p>
          </table:table-cell>
          <table:table-cell office:value-type="float" office:value="2359.09" calcext:value-type="float">
            <text:p>2359.09</text:p>
          </table:table-cell>
        </table:table-row>
        <table:table-row table:style-name="ro1">
          <table:table-cell office:value-type="float" office:value="14575811" calcext:value-type="float">
            <text:p>14575811</text:p>
          </table:table-cell>
          <table:table-cell table:formula="of:=[.A913]/1000/(60*60*24)" office:value-type="time" office:time-value="PT04H02M55.811S" calcext:value-type="time">
            <text:p>04:02:56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4" calcext:value-type="float">
            <text:p>559.94</text:p>
          </table:table-cell>
          <table:table-cell office:value-type="float" office:value="2023.48" calcext:value-type="float">
            <text:p>2023.48</text:p>
          </table:table-cell>
          <table:table-cell office:value-type="float" office:value="2361.58" calcext:value-type="float">
            <text:p>2361.58</text:p>
          </table:table-cell>
        </table:table-row>
        <table:table-row table:style-name="ro1">
          <table:table-cell office:value-type="float" office:value="14591811" calcext:value-type="float">
            <text:p>14591811</text:p>
          </table:table-cell>
          <table:table-cell table:formula="of:=[.A914]/1000/(60*60*24)" office:value-type="time" office:time-value="PT04H03M11.811S" calcext:value-type="time">
            <text:p>04:03:12</text:p>
          </table:table-cell>
          <table:table-cell office:value-type="float" office:value="1.12" calcext:value-type="float">
            <text:p>1.12</text:p>
          </table:table-cell>
          <table:table-cell office:value-type="float" office:value="501" calcext:value-type="float">
            <text:p>501</text:p>
          </table:table-cell>
          <table:table-cell office:value-type="float" office:value="560.15" calcext:value-type="float">
            <text:p>560.15</text:p>
          </table:table-cell>
          <table:table-cell office:value-type="float" office:value="2025.71" calcext:value-type="float">
            <text:p>2025.71</text:p>
          </table:table-cell>
          <table:table-cell office:value-type="float" office:value="2364.07" calcext:value-type="float">
            <text:p>2364.07</text:p>
          </table:table-cell>
        </table:table-row>
        <table:table-row table:style-name="ro1">
          <table:table-cell office:value-type="float" office:value="14607811" calcext:value-type="float">
            <text:p>14607811</text:p>
          </table:table-cell>
          <table:table-cell table:formula="of:=[.A915]/1000/(60*60*24)" office:value-type="time" office:time-value="PT04H03M27.811S" calcext:value-type="time">
            <text:p>04:03:28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3" calcext:value-type="float">
            <text:p>559.93</text:p>
          </table:table-cell>
          <table:table-cell office:value-type="float" office:value="2027.94" calcext:value-type="float">
            <text:p>2027.94</text:p>
          </table:table-cell>
          <table:table-cell office:value-type="float" office:value="2366.55" calcext:value-type="float">
            <text:p>2366.55</text:p>
          </table:table-cell>
        </table:table-row>
        <table:table-row table:style-name="ro1">
          <table:table-cell office:value-type="float" office:value="14623812" calcext:value-type="float">
            <text:p>14623812</text:p>
          </table:table-cell>
          <table:table-cell table:formula="of:=[.A916]/1000/(60*60*24)" office:value-type="time" office:time-value="PT04H03M43.812S" calcext:value-type="time">
            <text:p>04:03:44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9.84" calcext:value-type="float">
            <text:p>559.84</text:p>
          </table:table-cell>
          <table:table-cell office:value-type="float" office:value="2030.16" calcext:value-type="float">
            <text:p>2030.16</text:p>
          </table:table-cell>
          <table:table-cell office:value-type="float" office:value="2369.04" calcext:value-type="float">
            <text:p>2369.04</text:p>
          </table:table-cell>
        </table:table-row>
        <table:table-row table:style-name="ro1">
          <table:table-cell office:value-type="float" office:value="14639812" calcext:value-type="float">
            <text:p>14639812</text:p>
          </table:table-cell>
          <table:table-cell table:formula="of:=[.A917]/1000/(60*60*24)" office:value-type="time" office:time-value="PT04H03M59.812S" calcext:value-type="time">
            <text:p>04:04:00</text:p>
          </table:table-cell>
          <table:table-cell office:value-type="float" office:value="1.12" calcext:value-type="float">
            <text:p>1.12</text:p>
          </table:table-cell>
          <table:table-cell office:value-type="float" office:value="501" calcext:value-type="float">
            <text:p>501</text:p>
          </table:table-cell>
          <table:table-cell office:value-type="float" office:value="560.16" calcext:value-type="float">
            <text:p>560.16</text:p>
          </table:table-cell>
          <table:table-cell office:value-type="float" office:value="2032.39" calcext:value-type="float">
            <text:p>2032.39</text:p>
          </table:table-cell>
          <table:table-cell office:value-type="float" office:value="2371.52" calcext:value-type="float">
            <text:p>2371.52</text:p>
          </table:table-cell>
        </table:table-row>
        <table:table-row table:style-name="ro1">
          <table:table-cell office:value-type="float" office:value="14655811" calcext:value-type="float">
            <text:p>14655811</text:p>
          </table:table-cell>
          <table:table-cell table:formula="of:=[.A918]/1000/(60*60*24)" office:value-type="time" office:time-value="PT04H04M15.811S" calcext:value-type="time">
            <text:p>04:04:16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4" calcext:value-type="float">
            <text:p>559.94</text:p>
          </table:table-cell>
          <table:table-cell office:value-type="float" office:value="2034.61" calcext:value-type="float">
            <text:p>2034.61</text:p>
          </table:table-cell>
          <table:table-cell office:value-type="float" office:value="2374.01" calcext:value-type="float">
            <text:p>2374.01</text:p>
          </table:table-cell>
        </table:table-row>
        <table:table-row table:style-name="ro1">
          <table:table-cell office:value-type="float" office:value="14671811" calcext:value-type="float">
            <text:p>14671811</text:p>
          </table:table-cell>
          <table:table-cell table:formula="of:=[.A919]/1000/(60*60*24)" office:value-type="time" office:time-value="PT04H04M31.811S" calcext:value-type="time">
            <text:p>04:04:32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3" calcext:value-type="float">
            <text:p>559.93</text:p>
          </table:table-cell>
          <table:table-cell office:value-type="float" office:value="2036.84" calcext:value-type="float">
            <text:p>2036.84</text:p>
          </table:table-cell>
          <table:table-cell office:value-type="float" office:value="2376.49" calcext:value-type="float">
            <text:p>2376.49</text:p>
          </table:table-cell>
        </table:table-row>
        <table:table-row table:style-name="ro1">
          <table:table-cell office:value-type="float" office:value="14687811" calcext:value-type="float">
            <text:p>14687811</text:p>
          </table:table-cell>
          <table:table-cell table:formula="of:=[.A920]/1000/(60*60*24)" office:value-type="time" office:time-value="PT04H04M47.811S" calcext:value-type="time">
            <text:p>04:04:48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7.84" calcext:value-type="float">
            <text:p>557.84</text:p>
          </table:table-cell>
          <table:table-cell office:value-type="float" office:value="2039.06" calcext:value-type="float">
            <text:p>2039.06</text:p>
          </table:table-cell>
          <table:table-cell office:value-type="float" office:value="2378.98" calcext:value-type="float">
            <text:p>2378.98</text:p>
          </table:table-cell>
        </table:table-row>
        <table:table-row table:style-name="ro1">
          <table:table-cell office:value-type="float" office:value="14703811" calcext:value-type="float">
            <text:p>14703811</text:p>
          </table:table-cell>
          <table:table-cell table:formula="of:=[.A921]/1000/(60*60*24)" office:value-type="time" office:time-value="PT04H05M03.811S" calcext:value-type="time">
            <text:p>04:05:04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9.83" calcext:value-type="float">
            <text:p>559.83</text:p>
          </table:table-cell>
          <table:table-cell office:value-type="float" office:value="2041.29" calcext:value-type="float">
            <text:p>2041.29</text:p>
          </table:table-cell>
          <table:table-cell office:value-type="float" office:value="2381.46" calcext:value-type="float">
            <text:p>2381.46</text:p>
          </table:table-cell>
        </table:table-row>
        <table:table-row table:style-name="ro1">
          <table:table-cell office:value-type="float" office:value="14719811" calcext:value-type="float">
            <text:p>14719811</text:p>
          </table:table-cell>
          <table:table-cell table:formula="of:=[.A922]/1000/(60*60*24)" office:value-type="time" office:time-value="PT04H05M19.811S" calcext:value-type="time">
            <text:p>04:05:20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7.92" calcext:value-type="float">
            <text:p>557.92</text:p>
          </table:table-cell>
          <table:table-cell office:value-type="float" office:value="2043.51" calcext:value-type="float">
            <text:p>2043.51</text:p>
          </table:table-cell>
          <table:table-cell office:value-type="float" office:value="2383.94" calcext:value-type="float">
            <text:p>2383.94</text:p>
          </table:table-cell>
        </table:table-row>
        <table:table-row table:style-name="ro1">
          <table:table-cell office:value-type="float" office:value="14735811" calcext:value-type="float">
            <text:p>14735811</text:p>
          </table:table-cell>
          <table:table-cell table:formula="of:=[.A923]/1000/(60*60*24)" office:value-type="time" office:time-value="PT04H05M35.811S" calcext:value-type="time">
            <text:p>04:05:36</text:p>
          </table:table-cell>
          <table:table-cell office:value-type="float" office:value="1.12" calcext:value-type="float">
            <text:p>1.1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0.07" calcext:value-type="float">
            <text:p>560.07</text:p>
          </table:table-cell>
          <table:table-cell office:value-type="float" office:value="2045.74" calcext:value-type="float">
            <text:p>2045.74</text:p>
          </table:table-cell>
          <table:table-cell office:value-type="float" office:value="2386.42" calcext:value-type="float">
            <text:p>2386.42</text:p>
          </table:table-cell>
        </table:table-row>
        <table:table-row table:style-name="ro1">
          <table:table-cell office:value-type="float" office:value="14751811" calcext:value-type="float">
            <text:p>14751811</text:p>
          </table:table-cell>
          <table:table-cell table:formula="of:=[.A924]/1000/(60*60*24)" office:value-type="time" office:time-value="PT04H05M51.811S" calcext:value-type="time">
            <text:p>04:05:52</text:p>
          </table:table-cell>
          <table:table-cell office:value-type="float" office:value="1.11" calcext:value-type="float">
            <text:p>1.1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8.07" calcext:value-type="float">
            <text:p>558.07</text:p>
          </table:table-cell>
          <table:table-cell office:value-type="float" office:value="2047.97" calcext:value-type="float">
            <text:p>2047.97</text:p>
          </table:table-cell>
          <table:table-cell office:value-type="float" office:value="2388.91" calcext:value-type="float">
            <text:p>2388.91</text:p>
          </table:table-cell>
        </table:table-row>
        <table:table-row table:style-name="ro1">
          <table:table-cell office:value-type="float" office:value="14767812" calcext:value-type="float">
            <text:p>14767812</text:p>
          </table:table-cell>
          <table:table-cell table:formula="of:=[.A925]/1000/(60*60*24)" office:value-type="time" office:time-value="PT04H06M07.812S" calcext:value-type="time">
            <text:p>04:06:08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7.85" calcext:value-type="float">
            <text:p>557.85</text:p>
          </table:table-cell>
          <table:table-cell office:value-type="float" office:value="2050.19" calcext:value-type="float">
            <text:p>2050.19</text:p>
          </table:table-cell>
          <table:table-cell office:value-type="float" office:value="2391.39" calcext:value-type="float">
            <text:p>2391.39</text:p>
          </table:table-cell>
        </table:table-row>
        <table:table-row table:style-name="ro1">
          <table:table-cell office:value-type="float" office:value="14783811" calcext:value-type="float">
            <text:p>14783811</text:p>
          </table:table-cell>
          <table:table-cell table:formula="of:=[.A926]/1000/(60*60*24)" office:value-type="time" office:time-value="PT04H06M23.811S" calcext:value-type="time">
            <text:p>04:06:24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2052.41" calcext:value-type="float">
            <text:p>2052.41</text:p>
          </table:table-cell>
          <table:table-cell office:value-type="float" office:value="2393.86" calcext:value-type="float">
            <text:p>2393.86</text:p>
          </table:table-cell>
        </table:table-row>
        <table:table-row table:style-name="ro1">
          <table:table-cell office:value-type="float" office:value="14799811" calcext:value-type="float">
            <text:p>14799811</text:p>
          </table:table-cell>
          <table:table-cell table:formula="of:=[.A927]/1000/(60*60*24)" office:value-type="time" office:time-value="PT04H06M39.811S" calcext:value-type="time">
            <text:p>04:06:4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2054.63" calcext:value-type="float">
            <text:p>2054.63</text:p>
          </table:table-cell>
          <table:table-cell office:value-type="float" office:value="2396.33" calcext:value-type="float">
            <text:p>2396.33</text:p>
          </table:table-cell>
        </table:table-row>
        <table:table-row table:style-name="ro1">
          <table:table-cell office:value-type="float" office:value="14815811" calcext:value-type="float">
            <text:p>14815811</text:p>
          </table:table-cell>
          <table:table-cell table:formula="of:=[.A928]/1000/(60*60*24)" office:value-type="time" office:time-value="PT04H06M55.811S" calcext:value-type="time">
            <text:p>04:06:56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9" calcext:value-type="float">
            <text:p>558.09</text:p>
          </table:table-cell>
          <table:table-cell office:value-type="float" office:value="2056.85" calcext:value-type="float">
            <text:p>2056.85</text:p>
          </table:table-cell>
          <table:table-cell office:value-type="float" office:value="2398.81" calcext:value-type="float">
            <text:p>2398.81</text:p>
          </table:table-cell>
        </table:table-row>
        <table:table-row table:style-name="ro1">
          <table:table-cell office:value-type="float" office:value="14831811" calcext:value-type="float">
            <text:p>14831811</text:p>
          </table:table-cell>
          <table:table-cell table:formula="of:=[.A929]/1000/(60*60*24)" office:value-type="time" office:time-value="PT04H07M11.811S" calcext:value-type="time">
            <text:p>04:07:12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7" calcext:value-type="float">
            <text:p>556.07</text:p>
          </table:table-cell>
          <table:table-cell office:value-type="float" office:value="2059.07" calcext:value-type="float">
            <text:p>2059.07</text:p>
          </table:table-cell>
          <table:table-cell office:value-type="float" office:value="2401.28" calcext:value-type="float">
            <text:p>2401.28</text:p>
          </table:table-cell>
        </table:table-row>
        <table:table-row table:style-name="ro1">
          <table:table-cell office:value-type="float" office:value="14847811" calcext:value-type="float">
            <text:p>14847811</text:p>
          </table:table-cell>
          <table:table-cell table:formula="of:=[.A930]/1000/(60*60*24)" office:value-type="time" office:time-value="PT04H07M27.811S" calcext:value-type="time">
            <text:p>04:07:28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8" calcext:value-type="float">
            <text:p>556.28</text:p>
          </table:table-cell>
          <table:table-cell office:value-type="float" office:value="2061.29" calcext:value-type="float">
            <text:p>2061.29</text:p>
          </table:table-cell>
          <table:table-cell office:value-type="float" office:value="2403.75" calcext:value-type="float">
            <text:p>2403.75</text:p>
          </table:table-cell>
        </table:table-row>
        <table:table-row table:style-name="ro1">
          <table:table-cell office:value-type="float" office:value="14863811" calcext:value-type="float">
            <text:p>14863811</text:p>
          </table:table-cell>
          <table:table-cell table:formula="of:=[.A931]/1000/(60*60*24)" office:value-type="time" office:time-value="PT04H07M43.811S" calcext:value-type="time">
            <text:p>04:07:44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5.85" calcext:value-type="float">
            <text:p>555.85</text:p>
          </table:table-cell>
          <table:table-cell office:value-type="float" office:value="2063.51" calcext:value-type="float">
            <text:p>2063.51</text:p>
          </table:table-cell>
          <table:table-cell office:value-type="float" office:value="2406.22" calcext:value-type="float">
            <text:p>2406.22</text:p>
          </table:table-cell>
        </table:table-row>
        <table:table-row table:style-name="ro1">
          <table:table-cell office:value-type="float" office:value="14879811" calcext:value-type="float">
            <text:p>14879811</text:p>
          </table:table-cell>
          <table:table-cell table:formula="of:=[.A932]/1000/(60*60*24)" office:value-type="time" office:time-value="PT04H07M59.811S" calcext:value-type="time">
            <text:p>04:08:00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5.97" calcext:value-type="float">
            <text:p>555.97</text:p>
          </table:table-cell>
          <table:table-cell office:value-type="float" office:value="2065.73" calcext:value-type="float">
            <text:p>2065.73</text:p>
          </table:table-cell>
          <table:table-cell office:value-type="float" office:value="2408.69" calcext:value-type="float">
            <text:p>2408.69</text:p>
          </table:table-cell>
        </table:table-row>
        <table:table-row table:style-name="ro1">
          <table:table-cell office:value-type="float" office:value="14895811" calcext:value-type="float">
            <text:p>14895811</text:p>
          </table:table-cell>
          <table:table-cell table:formula="of:=[.A933]/1000/(60*60*24)" office:value-type="time" office:time-value="PT04H08M15.811S" calcext:value-type="time">
            <text:p>04:08:16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2067.95" calcext:value-type="float">
            <text:p>2067.95</text:p>
          </table:table-cell>
          <table:table-cell office:value-type="float" office:value="2411.16" calcext:value-type="float">
            <text:p>2411.16</text:p>
          </table:table-cell>
        </table:table-row>
        <table:table-row table:style-name="ro1">
          <table:table-cell office:value-type="float" office:value="14911812" calcext:value-type="float">
            <text:p>14911812</text:p>
          </table:table-cell>
          <table:table-cell table:formula="of:=[.A934]/1000/(60*60*24)" office:value-type="time" office:time-value="PT04H08M31.812S" calcext:value-type="time">
            <text:p>04:08:32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19" calcext:value-type="float">
            <text:p>556.19</text:p>
          </table:table-cell>
          <table:table-cell office:value-type="float" office:value="2070.17" calcext:value-type="float">
            <text:p>2070.17</text:p>
          </table:table-cell>
          <table:table-cell office:value-type="float" office:value="2413.63" calcext:value-type="float">
            <text:p>2413.63</text:p>
          </table:table-cell>
        </table:table-row>
        <table:table-row table:style-name="ro1">
          <table:table-cell office:value-type="float" office:value="14927811" calcext:value-type="float">
            <text:p>14927811</text:p>
          </table:table-cell>
          <table:table-cell table:formula="of:=[.A935]/1000/(60*60*24)" office:value-type="time" office:time-value="PT04H08M47.811S" calcext:value-type="time">
            <text:p>04:08:48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072.38" calcext:value-type="float">
            <text:p>2072.38</text:p>
          </table:table-cell>
          <table:table-cell office:value-type="float" office:value="2416.1" calcext:value-type="float">
            <text:p>2416.1</text:p>
          </table:table-cell>
        </table:table-row>
        <table:table-row table:style-name="ro1">
          <table:table-cell office:value-type="float" office:value="14943811" calcext:value-type="float">
            <text:p>14943811</text:p>
          </table:table-cell>
          <table:table-cell table:formula="of:=[.A936]/1000/(60*60*24)" office:value-type="time" office:time-value="PT04H09M03.811S" calcext:value-type="time">
            <text:p>04:09:0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2074.6" calcext:value-type="float">
            <text:p>2074.6</text:p>
          </table:table-cell>
          <table:table-cell office:value-type="float" office:value="2418.57" calcext:value-type="float">
            <text:p>2418.57</text:p>
          </table:table-cell>
        </table:table-row>
        <table:table-row table:style-name="ro1">
          <table:table-cell office:value-type="float" office:value="14959811" calcext:value-type="float">
            <text:p>14959811</text:p>
          </table:table-cell>
          <table:table-cell table:formula="of:=[.A937]/1000/(60*60*24)" office:value-type="time" office:time-value="PT04H09M19.811S" calcext:value-type="time">
            <text:p>04:09:20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2076.82" calcext:value-type="float">
            <text:p>2076.82</text:p>
          </table:table-cell>
          <table:table-cell office:value-type="float" office:value="2421.03" calcext:value-type="float">
            <text:p>2421.03</text:p>
          </table:table-cell>
        </table:table-row>
        <table:table-row table:style-name="ro1">
          <table:table-cell office:value-type="float" office:value="14975811" calcext:value-type="float">
            <text:p>14975811</text:p>
          </table:table-cell>
          <table:table-cell table:formula="of:=[.A938]/1000/(60*60*24)" office:value-type="time" office:time-value="PT04H09M35.811S" calcext:value-type="time">
            <text:p>04:09:36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079.04" calcext:value-type="float">
            <text:p>2079.04</text:p>
          </table:table-cell>
          <table:table-cell office:value-type="float" office:value="2423.5" calcext:value-type="float">
            <text:p>2423.5</text:p>
          </table:table-cell>
        </table:table-row>
        <table:table-row table:style-name="ro1">
          <table:table-cell office:value-type="float" office:value="14991811" calcext:value-type="float">
            <text:p>14991811</text:p>
          </table:table-cell>
          <table:table-cell table:formula="of:=[.A939]/1000/(60*60*24)" office:value-type="time" office:time-value="PT04H09M51.811S" calcext:value-type="time">
            <text:p>04:09:52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2081.26" calcext:value-type="float">
            <text:p>2081.26</text:p>
          </table:table-cell>
          <table:table-cell office:value-type="float" office:value="2425.97" calcext:value-type="float">
            <text:p>2425.97</text:p>
          </table:table-cell>
        </table:table-row>
        <table:table-row table:style-name="ro1">
          <table:table-cell office:value-type="float" office:value="15007812" calcext:value-type="float">
            <text:p>15007812</text:p>
          </table:table-cell>
          <table:table-cell table:formula="of:=[.A940]/1000/(60*60*24)" office:value-type="time" office:time-value="PT04H10M07.812S" calcext:value-type="time">
            <text:p>04:10:08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2083.48" calcext:value-type="float">
            <text:p>2083.48</text:p>
          </table:table-cell>
          <table:table-cell office:value-type="float" office:value="2428.43" calcext:value-type="float">
            <text:p>2428.43</text:p>
          </table:table-cell>
        </table:table-row>
        <table:table-row table:style-name="ro1">
          <table:table-cell office:value-type="float" office:value="15023812" calcext:value-type="float">
            <text:p>15023812</text:p>
          </table:table-cell>
          <table:table-cell table:formula="of:=[.A941]/1000/(60*60*24)" office:value-type="time" office:time-value="PT04H10M23.812S" calcext:value-type="time">
            <text:p>04:10:24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9" calcext:value-type="float">
            <text:p>553.99</text:p>
          </table:table-cell>
          <table:table-cell office:value-type="float" office:value="2085.7" calcext:value-type="float">
            <text:p>2085.7</text:p>
          </table:table-cell>
          <table:table-cell office:value-type="float" office:value="2430.89" calcext:value-type="float">
            <text:p>2430.89</text:p>
          </table:table-cell>
        </table:table-row>
        <table:table-row table:style-name="ro1">
          <table:table-cell office:value-type="float" office:value="15039812" calcext:value-type="float">
            <text:p>15039812</text:p>
          </table:table-cell>
          <table:table-cell table:formula="of:=[.A942]/1000/(60*60*24)" office:value-type="time" office:time-value="PT04H10M39.812S" calcext:value-type="time">
            <text:p>04:10:40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2087.92" calcext:value-type="float">
            <text:p>2087.92</text:p>
          </table:table-cell>
          <table:table-cell office:value-type="float" office:value="2433.36" calcext:value-type="float">
            <text:p>2433.36</text:p>
          </table:table-cell>
        </table:table-row>
        <table:table-row table:style-name="ro1">
          <table:table-cell office:value-type="float" office:value="15055811" calcext:value-type="float">
            <text:p>15055811</text:p>
          </table:table-cell>
          <table:table-cell table:formula="of:=[.A943]/1000/(60*60*24)" office:value-type="time" office:time-value="PT04H10M55.811S" calcext:value-type="time">
            <text:p>04:10:56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6" calcext:value-type="float">
            <text:p>552.66</text:p>
          </table:table-cell>
          <table:table-cell office:value-type="float" office:value="2090.14" calcext:value-type="float">
            <text:p>2090.14</text:p>
          </table:table-cell>
          <table:table-cell office:value-type="float" office:value="2435.82" calcext:value-type="float">
            <text:p>2435.82</text:p>
          </table:table-cell>
        </table:table-row>
        <table:table-row table:style-name="ro1">
          <table:table-cell office:value-type="float" office:value="15071811" calcext:value-type="float">
            <text:p>15071811</text:p>
          </table:table-cell>
          <table:table-cell table:formula="of:=[.A944]/1000/(60*60*24)" office:value-type="time" office:time-value="PT04H11M11.811S" calcext:value-type="time">
            <text:p>04:11:12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2092.36" calcext:value-type="float">
            <text:p>2092.36</text:p>
          </table:table-cell>
          <table:table-cell office:value-type="float" office:value="2438.28" calcext:value-type="float">
            <text:p>2438.28</text:p>
          </table:table-cell>
        </table:table-row>
        <table:table-row table:style-name="ro1">
          <table:table-cell office:value-type="float" office:value="15087811" calcext:value-type="float">
            <text:p>15087811</text:p>
          </table:table-cell>
          <table:table-cell table:formula="of:=[.A945]/1000/(60*60*24)" office:value-type="time" office:time-value="PT04H11M27.811S" calcext:value-type="time">
            <text:p>04:11:28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8" calcext:value-type="float">
            <text:p>553.98</text:p>
          </table:table-cell>
          <table:table-cell office:value-type="float" office:value="2094.58" calcext:value-type="float">
            <text:p>2094.58</text:p>
          </table:table-cell>
          <table:table-cell office:value-type="float" office:value="2440.74" calcext:value-type="float">
            <text:p>2440.74</text:p>
          </table:table-cell>
        </table:table-row>
        <table:table-row table:style-name="ro1">
          <table:table-cell office:value-type="float" office:value="15103811" calcext:value-type="float">
            <text:p>15103811</text:p>
          </table:table-cell>
          <table:table-cell table:formula="of:=[.A946]/1000/(60*60*24)" office:value-type="time" office:time-value="PT04H11M43.811S" calcext:value-type="time">
            <text:p>04:11:44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1.99" calcext:value-type="float">
            <text:p>551.99</text:p>
          </table:table-cell>
          <table:table-cell office:value-type="float" office:value="2096.8" calcext:value-type="float">
            <text:p>2096.8</text:p>
          </table:table-cell>
          <table:table-cell office:value-type="float" office:value="2443.2" calcext:value-type="float">
            <text:p>2443.2</text:p>
          </table:table-cell>
        </table:table-row>
        <table:table-row table:style-name="ro1">
          <table:table-cell office:value-type="float" office:value="15119811" calcext:value-type="float">
            <text:p>15119811</text:p>
          </table:table-cell>
          <table:table-cell table:formula="of:=[.A947]/1000/(60*60*24)" office:value-type="time" office:time-value="PT04H11M59.811S" calcext:value-type="time">
            <text:p>04:12:00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2099.02" calcext:value-type="float">
            <text:p>2099.02</text:p>
          </table:table-cell>
          <table:table-cell office:value-type="float" office:value="2445.66" calcext:value-type="float">
            <text:p>2445.66</text:p>
          </table:table-cell>
        </table:table-row>
        <table:table-row table:style-name="ro1">
          <table:table-cell office:value-type="float" office:value="15135812" calcext:value-type="float">
            <text:p>15135812</text:p>
          </table:table-cell>
          <table:table-cell table:formula="of:=[.A948]/1000/(60*60*24)" office:value-type="time" office:time-value="PT04H12M15.812S" calcext:value-type="time">
            <text:p>04:12:16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3.86" calcext:value-type="float">
            <text:p>553.86</text:p>
          </table:table-cell>
          <table:table-cell office:value-type="float" office:value="2101.24" calcext:value-type="float">
            <text:p>2101.24</text:p>
          </table:table-cell>
          <table:table-cell office:value-type="float" office:value="2448.12" calcext:value-type="float">
            <text:p>2448.12</text:p>
          </table:table-cell>
        </table:table-row>
        <table:table-row table:style-name="ro1">
          <table:table-cell office:value-type="float" office:value="15151811" calcext:value-type="float">
            <text:p>15151811</text:p>
          </table:table-cell>
          <table:table-cell table:formula="of:=[.A949]/1000/(60*60*24)" office:value-type="time" office:time-value="PT04H12M31.811S" calcext:value-type="time">
            <text:p>04:12:32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" calcext:value-type="float">
            <text:p>552.2</text:p>
          </table:table-cell>
          <table:table-cell office:value-type="float" office:value="2103.45" calcext:value-type="float">
            <text:p>2103.45</text:p>
          </table:table-cell>
          <table:table-cell office:value-type="float" office:value="2450.58" calcext:value-type="float">
            <text:p>2450.58</text:p>
          </table:table-cell>
        </table:table-row>
        <table:table-row table:style-name="ro1">
          <table:table-cell office:value-type="float" office:value="15167812" calcext:value-type="float">
            <text:p>15167812</text:p>
          </table:table-cell>
          <table:table-cell table:formula="of:=[.A950]/1000/(60*60*24)" office:value-type="time" office:time-value="PT04H12M47.812S" calcext:value-type="time">
            <text:p>04:12:48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" calcext:value-type="float">
            <text:p>554.5</text:p>
          </table:table-cell>
          <table:table-cell office:value-type="float" office:value="2105.67" calcext:value-type="float">
            <text:p>2105.67</text:p>
          </table:table-cell>
          <table:table-cell office:value-type="float" office:value="2453.04" calcext:value-type="float">
            <text:p>2453.04</text:p>
          </table:table-cell>
        </table:table-row>
        <table:table-row table:style-name="ro1">
          <table:table-cell office:value-type="float" office:value="15183811" calcext:value-type="float">
            <text:p>15183811</text:p>
          </table:table-cell>
          <table:table-cell table:formula="of:=[.A951]/1000/(60*60*24)" office:value-type="time" office:time-value="PT04H13M03.811S" calcext:value-type="time">
            <text:p>04:13:0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107.89" calcext:value-type="float">
            <text:p>2107.89</text:p>
          </table:table-cell>
          <table:table-cell office:value-type="float" office:value="2455.49" calcext:value-type="float">
            <text:p>2455.49</text:p>
          </table:table-cell>
        </table:table-row>
        <table:table-row table:style-name="ro1">
          <table:table-cell office:value-type="float" office:value="15199811" calcext:value-type="float">
            <text:p>15199811</text:p>
          </table:table-cell>
          <table:table-cell table:formula="of:=[.A952]/1000/(60*60*24)" office:value-type="time" office:time-value="PT04H13M19.811S" calcext:value-type="time">
            <text:p>04:13:2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29" calcext:value-type="float">
            <text:p>554.29</text:p>
          </table:table-cell>
          <table:table-cell office:value-type="float" office:value="2110.11" calcext:value-type="float">
            <text:p>2110.11</text:p>
          </table:table-cell>
          <table:table-cell office:value-type="float" office:value="2457.95" calcext:value-type="float">
            <text:p>2457.95</text:p>
          </table:table-cell>
        </table:table-row>
        <table:table-row table:style-name="ro1">
          <table:table-cell office:value-type="float" office:value="15215811" calcext:value-type="float">
            <text:p>15215811</text:p>
          </table:table-cell>
          <table:table-cell table:formula="of:=[.A953]/1000/(60*60*24)" office:value-type="time" office:time-value="PT04H13M35.811S" calcext:value-type="time">
            <text:p>04:13:36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2112.33" calcext:value-type="float">
            <text:p>2112.33</text:p>
          </table:table-cell>
          <table:table-cell office:value-type="float" office:value="2460.41" calcext:value-type="float">
            <text:p>2460.41</text:p>
          </table:table-cell>
        </table:table-row>
        <table:table-row table:style-name="ro1">
          <table:table-cell office:value-type="float" office:value="15231811" calcext:value-type="float">
            <text:p>15231811</text:p>
          </table:table-cell>
          <table:table-cell table:formula="of:=[.A954]/1000/(60*60*24)" office:value-type="time" office:time-value="PT04H13M51.811S" calcext:value-type="time">
            <text:p>04:13:52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2114.55" calcext:value-type="float">
            <text:p>2114.55</text:p>
          </table:table-cell>
          <table:table-cell office:value-type="float" office:value="2462.86" calcext:value-type="float">
            <text:p>2462.86</text:p>
          </table:table-cell>
        </table:table-row>
        <table:table-row table:style-name="ro1">
          <table:table-cell office:value-type="float" office:value="15247812" calcext:value-type="float">
            <text:p>15247812</text:p>
          </table:table-cell>
          <table:table-cell table:formula="of:=[.A955]/1000/(60*60*24)" office:value-type="time" office:time-value="PT04H14M07.812S" calcext:value-type="time">
            <text:p>04:14:08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2116.77" calcext:value-type="float">
            <text:p>2116.77</text:p>
          </table:table-cell>
          <table:table-cell office:value-type="float" office:value="2465.32" calcext:value-type="float">
            <text:p>2465.32</text:p>
          </table:table-cell>
        </table:table-row>
        <table:table-row table:style-name="ro1">
          <table:table-cell office:value-type="float" office:value="15263811" calcext:value-type="float">
            <text:p>15263811</text:p>
          </table:table-cell>
          <table:table-cell table:formula="of:=[.A956]/1000/(60*60*24)" office:value-type="time" office:time-value="PT04H14M23.811S" calcext:value-type="time">
            <text:p>04:14:24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2118.99" calcext:value-type="float">
            <text:p>2118.99</text:p>
          </table:table-cell>
          <table:table-cell office:value-type="float" office:value="2467.77" calcext:value-type="float">
            <text:p>2467.77</text:p>
          </table:table-cell>
        </table:table-row>
        <table:table-row table:style-name="ro1">
          <table:table-cell office:value-type="float" office:value="15279812" calcext:value-type="float">
            <text:p>15279812</text:p>
          </table:table-cell>
          <table:table-cell table:formula="of:=[.A957]/1000/(60*60*24)" office:value-type="time" office:time-value="PT04H14M39.812S" calcext:value-type="time">
            <text:p>04:14:40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2121.21" calcext:value-type="float">
            <text:p>2121.21</text:p>
          </table:table-cell>
          <table:table-cell office:value-type="float" office:value="2470.22" calcext:value-type="float">
            <text:p>2470.22</text:p>
          </table:table-cell>
        </table:table-row>
        <table:table-row table:style-name="ro1">
          <table:table-cell office:value-type="float" office:value="15295811" calcext:value-type="float">
            <text:p>15295811</text:p>
          </table:table-cell>
          <table:table-cell table:formula="of:=[.A958]/1000/(60*60*24)" office:value-type="time" office:time-value="PT04H14M55.811S" calcext:value-type="time">
            <text:p>04:14:56</text:p>
          </table:table-cell>
          <table:table-cell office:value-type="float" office:value="1.11" calcext:value-type="float">
            <text:p>1.1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4.07" calcext:value-type="float">
            <text:p>554.07</text:p>
          </table:table-cell>
          <table:table-cell office:value-type="float" office:value="2123.44" calcext:value-type="float">
            <text:p>2123.44</text:p>
          </table:table-cell>
          <table:table-cell office:value-type="float" office:value="2472.68" calcext:value-type="float">
            <text:p>2472.68</text:p>
          </table:table-cell>
        </table:table-row>
        <table:table-row table:style-name="ro1">
          <table:table-cell office:value-type="float" office:value="15311812" calcext:value-type="float">
            <text:p>15311812</text:p>
          </table:table-cell>
          <table:table-cell table:formula="of:=[.A959]/1000/(60*60*24)" office:value-type="time" office:time-value="PT04H15M11.812S" calcext:value-type="time">
            <text:p>04:15:12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3.91" calcext:value-type="float">
            <text:p>553.91</text:p>
          </table:table-cell>
          <table:table-cell office:value-type="float" office:value="2125.66" calcext:value-type="float">
            <text:p>2125.66</text:p>
          </table:table-cell>
          <table:table-cell office:value-type="float" office:value="2475.13" calcext:value-type="float">
            <text:p>2475.13</text:p>
          </table:table-cell>
        </table:table-row>
        <table:table-row table:style-name="ro1">
          <table:table-cell office:value-type="float" office:value="15327811" calcext:value-type="float">
            <text:p>15327811</text:p>
          </table:table-cell>
          <table:table-cell table:formula="of:=[.A960]/1000/(60*60*24)" office:value-type="time" office:time-value="PT04H15M27.811S" calcext:value-type="time">
            <text:p>04:15:28</text:p>
          </table:table-cell>
          <table:table-cell office:value-type="float" office:value="1.11" calcext:value-type="float">
            <text:p>1.1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4.05" calcext:value-type="float">
            <text:p>554.05</text:p>
          </table:table-cell>
          <table:table-cell office:value-type="float" office:value="2127.89" calcext:value-type="float">
            <text:p>2127.89</text:p>
          </table:table-cell>
          <table:table-cell office:value-type="float" office:value="2477.59" calcext:value-type="float">
            <text:p>2477.59</text:p>
          </table:table-cell>
        </table:table-row>
        <table:table-row table:style-name="ro1">
          <table:table-cell office:value-type="float" office:value="15343811" calcext:value-type="float">
            <text:p>15343811</text:p>
          </table:table-cell>
          <table:table-cell table:formula="of:=[.A961]/1000/(60*60*24)" office:value-type="time" office:time-value="PT04H15M43.811S" calcext:value-type="time">
            <text:p>04:15:44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51.7" calcext:value-type="float">
            <text:p>551.7</text:p>
          </table:table-cell>
          <table:table-cell office:value-type="float" office:value="2130.11" calcext:value-type="float">
            <text:p>2130.11</text:p>
          </table:table-cell>
          <table:table-cell office:value-type="float" office:value="2480.05" calcext:value-type="float">
            <text:p>2480.05</text:p>
          </table:table-cell>
        </table:table-row>
        <table:table-row table:style-name="ro1">
          <table:table-cell office:value-type="float" office:value="15359811" calcext:value-type="float">
            <text:p>15359811</text:p>
          </table:table-cell>
          <table:table-cell table:formula="of:=[.A962]/1000/(60*60*24)" office:value-type="time" office:time-value="PT04H15M59.811S" calcext:value-type="time">
            <text:p>04:16:00</text:p>
          </table:table-cell>
          <table:table-cell office:value-type="float" office:value="1.1" calcext:value-type="float">
            <text:p>1.1</text:p>
          </table:table-cell>
          <table:table-cell office:value-type="float" office:value="501.12" calcext:value-type="float">
            <text:p>501.12</text:p>
          </table:table-cell>
          <table:table-cell office:value-type="float" office:value="552.28" calcext:value-type="float">
            <text:p>552.28</text:p>
          </table:table-cell>
          <table:table-cell office:value-type="float" office:value="2132.34" calcext:value-type="float">
            <text:p>2132.34</text:p>
          </table:table-cell>
          <table:table-cell office:value-type="float" office:value="2482.5" calcext:value-type="float">
            <text:p>2482.5</text:p>
          </table:table-cell>
        </table:table-row>
        <table:table-row table:style-name="ro1">
          <table:table-cell office:value-type="float" office:value="15375811" calcext:value-type="float">
            <text:p>15375811</text:p>
          </table:table-cell>
          <table:table-cell table:formula="of:=[.A963]/1000/(60*60*24)" office:value-type="time" office:time-value="PT04H16M15.811S" calcext:value-type="time">
            <text:p>04:16:16</text:p>
          </table:table-cell>
          <table:table-cell office:value-type="float" office:value="1.1" calcext:value-type="float">
            <text:p>1.1</text:p>
          </table:table-cell>
          <table:table-cell office:value-type="float" office:value="500.32" calcext:value-type="float">
            <text:p>500.32</text:p>
          </table:table-cell>
          <table:table-cell office:value-type="float" office:value="551.38" calcext:value-type="float">
            <text:p>551.38</text:p>
          </table:table-cell>
          <table:table-cell office:value-type="float" office:value="2134.56" calcext:value-type="float">
            <text:p>2134.56</text:p>
          </table:table-cell>
          <table:table-cell office:value-type="float" office:value="2484.95" calcext:value-type="float">
            <text:p>2484.95</text:p>
          </table:table-cell>
        </table:table-row>
        <table:table-row table:style-name="ro1">
          <table:table-cell office:value-type="float" office:value="15391812" calcext:value-type="float">
            <text:p>15391812</text:p>
          </table:table-cell>
          <table:table-cell table:formula="of:=[.A964]/1000/(60*60*24)" office:value-type="time" office:time-value="PT04H16M31.812S" calcext:value-type="time">
            <text:p>04:16:32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2136.78" calcext:value-type="float">
            <text:p>2136.78</text:p>
          </table:table-cell>
          <table:table-cell office:value-type="float" office:value="2487.4" calcext:value-type="float">
            <text:p>2487.4</text:p>
          </table:table-cell>
        </table:table-row>
        <table:table-row table:style-name="ro1">
          <table:table-cell office:value-type="float" office:value="15407812" calcext:value-type="float">
            <text:p>15407812</text:p>
          </table:table-cell>
          <table:table-cell table:formula="of:=[.A965]/1000/(60*60*24)" office:value-type="time" office:time-value="PT04H16M47.812S" calcext:value-type="time">
            <text:p>04:16:48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2139" calcext:value-type="float">
            <text:p>2139</text:p>
          </table:table-cell>
          <table:table-cell office:value-type="float" office:value="2489.84" calcext:value-type="float">
            <text:p>2489.84</text:p>
          </table:table-cell>
        </table:table-row>
        <table:table-row table:style-name="ro1">
          <table:table-cell office:value-type="float" office:value="15423811" calcext:value-type="float">
            <text:p>15423811</text:p>
          </table:table-cell>
          <table:table-cell table:formula="of:=[.A966]/1000/(60*60*24)" office:value-type="time" office:time-value="PT04H17M03.811S" calcext:value-type="time">
            <text:p>04:17:04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141.22" calcext:value-type="float">
            <text:p>2141.22</text:p>
          </table:table-cell>
          <table:table-cell office:value-type="float" office:value="2492.29" calcext:value-type="float">
            <text:p>2492.29</text:p>
          </table:table-cell>
        </table:table-row>
        <table:table-row table:style-name="ro1">
          <table:table-cell office:value-type="float" office:value="15439812" calcext:value-type="float">
            <text:p>15439812</text:p>
          </table:table-cell>
          <table:table-cell table:formula="of:=[.A967]/1000/(60*60*24)" office:value-type="time" office:time-value="PT04H17M19.812S" calcext:value-type="time">
            <text:p>04:17:20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143.44" calcext:value-type="float">
            <text:p>2143.44</text:p>
          </table:table-cell>
          <table:table-cell office:value-type="float" office:value="2494.73" calcext:value-type="float">
            <text:p>2494.73</text:p>
          </table:table-cell>
        </table:table-row>
        <table:table-row table:style-name="ro1">
          <table:table-cell office:value-type="float" office:value="15455811" calcext:value-type="float">
            <text:p>15455811</text:p>
          </table:table-cell>
          <table:table-cell table:formula="of:=[.A968]/1000/(60*60*24)" office:value-type="time" office:time-value="PT04H17M35.811S" calcext:value-type="time">
            <text:p>04:17:36</text:p>
          </table:table-cell>
          <table:table-cell office:value-type="float" office:value="1.1" calcext:value-type="float">
            <text:p>1.1</text:p>
          </table:table-cell>
          <table:table-cell office:value-type="float" office:value="501" calcext:value-type="float">
            <text:p>501</text:p>
          </table:table-cell>
          <table:table-cell office:value-type="float" office:value="552.13" calcext:value-type="float">
            <text:p>552.13</text:p>
          </table:table-cell>
          <table:table-cell office:value-type="float" office:value="2145.66" calcext:value-type="float">
            <text:p>2145.66</text:p>
          </table:table-cell>
          <table:table-cell office:value-type="float" office:value="2497.17" calcext:value-type="float">
            <text:p>2497.17</text:p>
          </table:table-cell>
        </table:table-row>
        <table:table-row table:style-name="ro1">
          <table:table-cell office:value-type="float" office:value="15471811" calcext:value-type="float">
            <text:p>15471811</text:p>
          </table:table-cell>
          <table:table-cell table:formula="of:=[.A969]/1000/(60*60*24)" office:value-type="time" office:time-value="PT04H17M51.811S" calcext:value-type="time">
            <text:p>04:17:52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49.7" calcext:value-type="float">
            <text:p>549.7</text:p>
          </table:table-cell>
          <table:table-cell office:value-type="float" office:value="2147.89" calcext:value-type="float">
            <text:p>2147.89</text:p>
          </table:table-cell>
          <table:table-cell office:value-type="float" office:value="2499.62" calcext:value-type="float">
            <text:p>2499.62</text:p>
          </table:table-cell>
        </table:table-row>
        <table:table-row table:style-name="ro1">
          <table:table-cell office:value-type="float" office:value="15487811" calcext:value-type="float">
            <text:p>15487811</text:p>
          </table:table-cell>
          <table:table-cell table:formula="of:=[.A970]/1000/(60*60*24)" office:value-type="time" office:time-value="PT04H18M07.811S" calcext:value-type="time">
            <text:p>04:18:08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51.69" calcext:value-type="float">
            <text:p>551.69</text:p>
          </table:table-cell>
          <table:table-cell office:value-type="float" office:value="2150.11" calcext:value-type="float">
            <text:p>2150.11</text:p>
          </table:table-cell>
          <table:table-cell office:value-type="float" office:value="2502.07" calcext:value-type="float">
            <text:p>2502.07</text:p>
          </table:table-cell>
        </table:table-row>
        <table:table-row table:style-name="ro1">
          <table:table-cell office:value-type="float" office:value="15503812" calcext:value-type="float">
            <text:p>15503812</text:p>
          </table:table-cell>
          <table:table-cell table:formula="of:=[.A971]/1000/(60*60*24)" office:value-type="time" office:time-value="PT04H18M23.812S" calcext:value-type="time">
            <text:p>04:18:24</text:p>
          </table:table-cell>
          <table:table-cell office:value-type="float" office:value="1.1" calcext:value-type="float">
            <text:p>1.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9.83" calcext:value-type="float">
            <text:p>549.83</text:p>
          </table:table-cell>
          <table:table-cell office:value-type="float" office:value="2152.34" calcext:value-type="float">
            <text:p>2152.34</text:p>
          </table:table-cell>
          <table:table-cell office:value-type="float" office:value="2504.51" calcext:value-type="float">
            <text:p>2504.51</text:p>
          </table:table-cell>
        </table:table-row>
        <table:table-row table:style-name="ro1">
          <table:table-cell office:value-type="float" office:value="15519812" calcext:value-type="float">
            <text:p>15519812</text:p>
          </table:table-cell>
          <table:table-cell table:formula="of:=[.A972]/1000/(60*60*24)" office:value-type="time" office:time-value="PT04H18M39.812S" calcext:value-type="time">
            <text:p>04:18:40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49.69" calcext:value-type="float">
            <text:p>549.69</text:p>
          </table:table-cell>
          <table:table-cell office:value-type="float" office:value="2154.56" calcext:value-type="float">
            <text:p>2154.56</text:p>
          </table:table-cell>
          <table:table-cell office:value-type="float" office:value="2506.96" calcext:value-type="float">
            <text:p>2506.96</text:p>
          </table:table-cell>
        </table:table-row>
        <table:table-row table:style-name="ro1">
          <table:table-cell office:value-type="float" office:value="15535812" calcext:value-type="float">
            <text:p>15535812</text:p>
          </table:table-cell>
          <table:table-cell table:formula="of:=[.A973]/1000/(60*60*24)" office:value-type="time" office:time-value="PT04H18M55.812S" calcext:value-type="time">
            <text:p>04:18:56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7.99" calcext:value-type="float">
            <text:p>547.99</text:p>
          </table:table-cell>
          <table:table-cell office:value-type="float" office:value="2156.78" calcext:value-type="float">
            <text:p>2156.78</text:p>
          </table:table-cell>
          <table:table-cell office:value-type="float" office:value="2509.4" calcext:value-type="float">
            <text:p>2509.4</text:p>
          </table:table-cell>
        </table:table-row>
        <table:table-row table:style-name="ro1">
          <table:table-cell office:value-type="float" office:value="15551811" calcext:value-type="float">
            <text:p>15551811</text:p>
          </table:table-cell>
          <table:table-cell table:formula="of:=[.A974]/1000/(60*60*24)" office:value-type="time" office:time-value="PT04H19M11.811S" calcext:value-type="time">
            <text:p>04:19:12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1" calcext:value-type="float">
            <text:p>548.21</text:p>
          </table:table-cell>
          <table:table-cell office:value-type="float" office:value="2159" calcext:value-type="float">
            <text:p>2159</text:p>
          </table:table-cell>
          <table:table-cell office:value-type="float" office:value="2511.84" calcext:value-type="float">
            <text:p>2511.84</text:p>
          </table:table-cell>
        </table:table-row>
        <table:table-row table:style-name="ro1">
          <table:table-cell office:value-type="float" office:value="15567812" calcext:value-type="float">
            <text:p>15567812</text:p>
          </table:table-cell>
          <table:table-cell table:formula="of:=[.A975]/1000/(60*60*24)" office:value-type="time" office:time-value="PT04H19M27.812S" calcext:value-type="time">
            <text:p>04:19:28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11" calcext:value-type="float">
            <text:p>548.11</text:p>
          </table:table-cell>
          <table:table-cell office:value-type="float" office:value="2161.22" calcext:value-type="float">
            <text:p>2161.22</text:p>
          </table:table-cell>
          <table:table-cell office:value-type="float" office:value="2514.27" calcext:value-type="float">
            <text:p>2514.27</text:p>
          </table:table-cell>
        </table:table-row>
        <table:table-row table:style-name="ro1">
          <table:table-cell office:value-type="float" office:value="15583811" calcext:value-type="float">
            <text:p>15583811</text:p>
          </table:table-cell>
          <table:table-cell table:formula="of:=[.A976]/1000/(60*60*24)" office:value-type="time" office:time-value="PT04H19M43.811S" calcext:value-type="time">
            <text:p>04:19:44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2163.44" calcext:value-type="float">
            <text:p>2163.44</text:p>
          </table:table-cell>
          <table:table-cell office:value-type="float" office:value="2516.71" calcext:value-type="float">
            <text:p>2516.71</text:p>
          </table:table-cell>
        </table:table-row>
        <table:table-row table:style-name="ro1">
          <table:table-cell office:value-type="float" office:value="15599811" calcext:value-type="float">
            <text:p>15599811</text:p>
          </table:table-cell>
          <table:table-cell table:formula="of:=[.A977]/1000/(60*60*24)" office:value-type="time" office:time-value="PT04H19M59.811S" calcext:value-type="time">
            <text:p>04:20:00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8" calcext:value-type="float">
            <text:p>548</text:p>
          </table:table-cell>
          <table:table-cell office:value-type="float" office:value="2165.66" calcext:value-type="float">
            <text:p>2165.66</text:p>
          </table:table-cell>
          <table:table-cell office:value-type="float" office:value="2519.14" calcext:value-type="float">
            <text:p>2519.14</text:p>
          </table:table-cell>
        </table:table-row>
        <table:table-row table:style-name="ro1">
          <table:table-cell office:value-type="float" office:value="15615811" calcext:value-type="float">
            <text:p>15615811</text:p>
          </table:table-cell>
          <table:table-cell table:formula="of:=[.A978]/1000/(60*60*24)" office:value-type="time" office:time-value="PT04H20M15.811S" calcext:value-type="time">
            <text:p>04:20:16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08" calcext:value-type="float">
            <text:p>546.08</text:p>
          </table:table-cell>
          <table:table-cell office:value-type="float" office:value="2167.88" calcext:value-type="float">
            <text:p>2167.88</text:p>
          </table:table-cell>
          <table:table-cell office:value-type="float" office:value="2521.58" calcext:value-type="float">
            <text:p>2521.58</text:p>
          </table:table-cell>
        </table:table-row>
        <table:table-row table:style-name="ro1">
          <table:table-cell office:value-type="float" office:value="15631811" calcext:value-type="float">
            <text:p>15631811</text:p>
          </table:table-cell>
          <table:table-cell table:formula="of:=[.A979]/1000/(60*60*24)" office:value-type="time" office:time-value="PT04H20M31.811S" calcext:value-type="time">
            <text:p>04:20:32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8" calcext:value-type="float">
            <text:p>548.08</text:p>
          </table:table-cell>
          <table:table-cell office:value-type="float" office:value="2170.1" calcext:value-type="float">
            <text:p>2170.1</text:p>
          </table:table-cell>
          <table:table-cell office:value-type="float" office:value="2524.01" calcext:value-type="float">
            <text:p>2524.01</text:p>
          </table:table-cell>
        </table:table-row>
        <table:table-row table:style-name="ro1">
          <table:table-cell office:value-type="float" office:value="15647812" calcext:value-type="float">
            <text:p>15647812</text:p>
          </table:table-cell>
          <table:table-cell table:formula="of:=[.A980]/1000/(60*60*24)" office:value-type="time" office:time-value="PT04H20M47.812S" calcext:value-type="time">
            <text:p>04:20:48</text:p>
          </table:table-cell>
          <table:table-cell office:value-type="float" office:value="1.09" calcext:value-type="float">
            <text:p>1.09</text:p>
          </table:table-cell>
          <table:table-cell office:value-type="float" office:value="500.8" calcext:value-type="float">
            <text:p>500.8</text:p>
          </table:table-cell>
          <table:table-cell office:value-type="float" office:value="547.91" calcext:value-type="float">
            <text:p>547.91</text:p>
          </table:table-cell>
          <table:table-cell office:value-type="float" office:value="2172.32" calcext:value-type="float">
            <text:p>2172.32</text:p>
          </table:table-cell>
          <table:table-cell office:value-type="float" office:value="2526.45" calcext:value-type="float">
            <text:p>2526.45</text:p>
          </table:table-cell>
        </table:table-row>
        <table:table-row table:style-name="ro1">
          <table:table-cell office:value-type="float" office:value="15663811" calcext:value-type="float">
            <text:p>15663811</text:p>
          </table:table-cell>
          <table:table-cell table:formula="of:=[.A981]/1000/(60*60*24)" office:value-type="time" office:time-value="PT04H21M03.811S" calcext:value-type="time">
            <text:p>04:21:04</text:p>
          </table:table-cell>
          <table:table-cell office:value-type="float" office:value="1.09" calcext:value-type="float">
            <text:p>1.09</text:p>
          </table:table-cell>
          <table:table-cell office:value-type="float" office:value="500.4" calcext:value-type="float">
            <text:p>500.4</text:p>
          </table:table-cell>
          <table:table-cell office:value-type="float" office:value="547.47" calcext:value-type="float">
            <text:p>547.47</text:p>
          </table:table-cell>
          <table:table-cell office:value-type="float" office:value="2174.54" calcext:value-type="float">
            <text:p>2174.54</text:p>
          </table:table-cell>
          <table:table-cell office:value-type="float" office:value="2528.89" calcext:value-type="float">
            <text:p>2528.89</text:p>
          </table:table-cell>
        </table:table-row>
        <table:table-row table:style-name="ro1">
          <table:table-cell office:value-type="float" office:value="15679812" calcext:value-type="float">
            <text:p>15679812</text:p>
          </table:table-cell>
          <table:table-cell table:formula="of:=[.A982]/1000/(60*60*24)" office:value-type="time" office:time-value="PT04H21M19.812S" calcext:value-type="time">
            <text:p>04:21:20</text:p>
          </table:table-cell>
          <table:table-cell office:value-type="float" office:value="1.09" calcext:value-type="float">
            <text:p>1.09</text:p>
          </table:table-cell>
          <table:table-cell office:value-type="float" office:value="500.6" calcext:value-type="float">
            <text:p>500.6</text:p>
          </table:table-cell>
          <table:table-cell office:value-type="float" office:value="547.7" calcext:value-type="float">
            <text:p>547.7</text:p>
          </table:table-cell>
          <table:table-cell office:value-type="float" office:value="2176.77" calcext:value-type="float">
            <text:p>2176.77</text:p>
          </table:table-cell>
          <table:table-cell office:value-type="float" office:value="2531.33" calcext:value-type="float">
            <text:p>2531.33</text:p>
          </table:table-cell>
        </table:table-row>
        <table:table-row table:style-name="ro1">
          <table:table-cell office:value-type="float" office:value="15695811" calcext:value-type="float">
            <text:p>15695811</text:p>
          </table:table-cell>
          <table:table-cell table:formula="of:=[.A983]/1000/(60*60*24)" office:value-type="time" office:time-value="PT04H21M35.811S" calcext:value-type="time">
            <text:p>04:21:36</text:p>
          </table:table-cell>
          <table:table-cell office:value-type="float" office:value="1.09" calcext:value-type="float">
            <text:p>1.09</text:p>
          </table:table-cell>
          <table:table-cell office:value-type="float" office:value="500.6" calcext:value-type="float">
            <text:p>500.6</text:p>
          </table:table-cell>
          <table:table-cell office:value-type="float" office:value="547.69" calcext:value-type="float">
            <text:p>547.69</text:p>
          </table:table-cell>
          <table:table-cell office:value-type="float" office:value="2179" calcext:value-type="float">
            <text:p>2179</text:p>
          </table:table-cell>
          <table:table-cell office:value-type="float" office:value="2533.76" calcext:value-type="float">
            <text:p>2533.76</text:p>
          </table:table-cell>
        </table:table-row>
        <table:table-row table:style-name="ro1">
          <table:table-cell office:value-type="float" office:value="15711811" calcext:value-type="float">
            <text:p>15711811</text:p>
          </table:table-cell>
          <table:table-cell table:formula="of:=[.A984]/1000/(60*60*24)" office:value-type="time" office:time-value="PT04H21M51.811S" calcext:value-type="time">
            <text:p>04:21:52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5.81" calcext:value-type="float">
            <text:p>545.81</text:p>
          </table:table-cell>
          <table:table-cell office:value-type="float" office:value="2181.22" calcext:value-type="float">
            <text:p>2181.22</text:p>
          </table:table-cell>
          <table:table-cell office:value-type="float" office:value="2536.2" calcext:value-type="float">
            <text:p>2536.2</text:p>
          </table:table-cell>
        </table:table-row>
        <table:table-row table:style-name="ro1">
          <table:table-cell office:value-type="float" office:value="15727812" calcext:value-type="float">
            <text:p>15727812</text:p>
          </table:table-cell>
          <table:table-cell table:formula="of:=[.A985]/1000/(60*60*24)" office:value-type="time" office:time-value="PT04H22M07.812S" calcext:value-type="time">
            <text:p>04:22:08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8.03" calcext:value-type="float">
            <text:p>548.03</text:p>
          </table:table-cell>
          <table:table-cell office:value-type="float" office:value="2183.45" calcext:value-type="float">
            <text:p>2183.45</text:p>
          </table:table-cell>
          <table:table-cell office:value-type="float" office:value="2538.63" calcext:value-type="float">
            <text:p>2538.63</text:p>
          </table:table-cell>
        </table:table-row>
        <table:table-row table:style-name="ro1">
          <table:table-cell office:value-type="float" office:value="15743811" calcext:value-type="float">
            <text:p>15743811</text:p>
          </table:table-cell>
          <table:table-cell table:formula="of:=[.A986]/1000/(60*60*24)" office:value-type="time" office:time-value="PT04H22M23.811S" calcext:value-type="time">
            <text:p>04:22:24</text:p>
          </table:table-cell>
          <table:table-cell office:value-type="float" office:value="1.09" calcext:value-type="float">
            <text:p>1.09</text:p>
          </table:table-cell>
          <table:table-cell office:value-type="float" office:value="500.4" calcext:value-type="float">
            <text:p>500.4</text:p>
          </table:table-cell>
          <table:table-cell office:value-type="float" office:value="547.48" calcext:value-type="float">
            <text:p>547.48</text:p>
          </table:table-cell>
          <table:table-cell office:value-type="float" office:value="2185.67" calcext:value-type="float">
            <text:p>2185.67</text:p>
          </table:table-cell>
          <table:table-cell office:value-type="float" office:value="2541.06" calcext:value-type="float">
            <text:p>2541.06</text:p>
          </table:table-cell>
        </table:table-row>
        <table:table-row table:style-name="ro1">
          <table:table-cell office:value-type="float" office:value="15759811" calcext:value-type="float">
            <text:p>15759811</text:p>
          </table:table-cell>
          <table:table-cell table:formula="of:=[.A987]/1000/(60*60*24)" office:value-type="time" office:time-value="PT04H22M39.811S" calcext:value-type="time">
            <text:p>04:22:40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2187.89" calcext:value-type="float">
            <text:p>2187.89</text:p>
          </table:table-cell>
          <table:table-cell office:value-type="float" office:value="2543.49" calcext:value-type="float">
            <text:p>2543.49</text:p>
          </table:table-cell>
        </table:table-row>
        <table:table-row table:style-name="ro1">
          <table:table-cell office:value-type="float" office:value="15775811" calcext:value-type="float">
            <text:p>15775811</text:p>
          </table:table-cell>
          <table:table-cell table:formula="of:=[.A988]/1000/(60*60*24)" office:value-type="time" office:time-value="PT04H22M55.811S" calcext:value-type="time">
            <text:p>04:22:56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2190.11" calcext:value-type="float">
            <text:p>2190.11</text:p>
          </table:table-cell>
          <table:table-cell office:value-type="float" office:value="2545.92" calcext:value-type="float">
            <text:p>2545.92</text:p>
          </table:table-cell>
        </table:table-row>
        <table:table-row table:style-name="ro1">
          <table:table-cell office:value-type="float" office:value="15791811" calcext:value-type="float">
            <text:p>15791811</text:p>
          </table:table-cell>
          <table:table-cell table:formula="of:=[.A989]/1000/(60*60*24)" office:value-type="time" office:time-value="PT04H23M11.811S" calcext:value-type="time">
            <text:p>04:23:12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5.81" calcext:value-type="float">
            <text:p>545.81</text:p>
          </table:table-cell>
          <table:table-cell office:value-type="float" office:value="2192.34" calcext:value-type="float">
            <text:p>2192.34</text:p>
          </table:table-cell>
          <table:table-cell office:value-type="float" office:value="2548.35" calcext:value-type="float">
            <text:p>2548.35</text:p>
          </table:table-cell>
        </table:table-row>
        <table:table-row table:style-name="ro1">
          <table:table-cell office:value-type="float" office:value="15807811" calcext:value-type="float">
            <text:p>15807811</text:p>
          </table:table-cell>
          <table:table-cell table:formula="of:=[.A990]/1000/(60*60*24)" office:value-type="time" office:time-value="PT04H23M27.811S" calcext:value-type="time">
            <text:p>04:23:28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5.83" calcext:value-type="float">
            <text:p>545.83</text:p>
          </table:table-cell>
          <table:table-cell office:value-type="float" office:value="2194.57" calcext:value-type="float">
            <text:p>2194.57</text:p>
          </table:table-cell>
          <table:table-cell office:value-type="float" office:value="2550.78" calcext:value-type="float">
            <text:p>2550.78</text:p>
          </table:table-cell>
        </table:table-row>
        <table:table-row table:style-name="ro1">
          <table:table-cell office:value-type="float" office:value="15823811" calcext:value-type="float">
            <text:p>15823811</text:p>
          </table:table-cell>
          <table:table-cell table:formula="of:=[.A991]/1000/(60*60*24)" office:value-type="time" office:time-value="PT04H23M43.811S" calcext:value-type="time">
            <text:p>04:23:44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2196.79" calcext:value-type="float">
            <text:p>2196.79</text:p>
          </table:table-cell>
          <table:table-cell office:value-type="float" office:value="2553.21" calcext:value-type="float">
            <text:p>2553.21</text:p>
          </table:table-cell>
        </table:table-row>
        <table:table-row table:style-name="ro1">
          <table:table-cell office:value-type="float" office:value="15839811" calcext:value-type="float">
            <text:p>15839811</text:p>
          </table:table-cell>
          <table:table-cell table:formula="of:=[.A992]/1000/(60*60*24)" office:value-type="time" office:time-value="PT04H23M59.811S" calcext:value-type="time">
            <text:p>04:24:00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199.01" calcext:value-type="float">
            <text:p>2199.01</text:p>
          </table:table-cell>
          <table:table-cell office:value-type="float" office:value="2555.63" calcext:value-type="float">
            <text:p>2555.63</text:p>
          </table:table-cell>
        </table:table-row>
        <table:table-row table:style-name="ro1">
          <table:table-cell office:value-type="float" office:value="15855812" calcext:value-type="float">
            <text:p>15855812</text:p>
          </table:table-cell>
          <table:table-cell table:formula="of:=[.A993]/1000/(60*60*24)" office:value-type="time" office:time-value="PT04H24M15.812S" calcext:value-type="time">
            <text:p>04:24:16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2201.23" calcext:value-type="float">
            <text:p>2201.23</text:p>
          </table:table-cell>
          <table:table-cell office:value-type="float" office:value="2558.05" calcext:value-type="float">
            <text:p>2558.05</text:p>
          </table:table-cell>
        </table:table-row>
        <table:table-row table:style-name="ro1">
          <table:table-cell office:value-type="float" office:value="15871811" calcext:value-type="float">
            <text:p>15871811</text:p>
          </table:table-cell>
          <table:table-cell table:formula="of:=[.A994]/1000/(60*60*24)" office:value-type="time" office:time-value="PT04H24M31.811S" calcext:value-type="time">
            <text:p>04:24:32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203.45" calcext:value-type="float">
            <text:p>2203.45</text:p>
          </table:table-cell>
          <table:table-cell office:value-type="float" office:value="2560.47" calcext:value-type="float">
            <text:p>2560.47</text:p>
          </table:table-cell>
        </table:table-row>
        <table:table-row table:style-name="ro1">
          <table:table-cell office:value-type="float" office:value="15887812" calcext:value-type="float">
            <text:p>15887812</text:p>
          </table:table-cell>
          <table:table-cell table:formula="of:=[.A995]/1000/(60*60*24)" office:value-type="time" office:time-value="PT04H24M47.812S" calcext:value-type="time">
            <text:p>04:24:48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9" calcext:value-type="float">
            <text:p>544.09</text:p>
          </table:table-cell>
          <table:table-cell office:value-type="float" office:value="2205.67" calcext:value-type="float">
            <text:p>2205.67</text:p>
          </table:table-cell>
          <table:table-cell office:value-type="float" office:value="2562.89" calcext:value-type="float">
            <text:p>2562.89</text:p>
          </table:table-cell>
        </table:table-row>
        <table:table-row table:style-name="ro1">
          <table:table-cell office:value-type="float" office:value="15903812" calcext:value-type="float">
            <text:p>15903812</text:p>
          </table:table-cell>
          <table:table-cell table:formula="of:=[.A996]/1000/(60*60*24)" office:value-type="time" office:time-value="PT04H25M03.812S" calcext:value-type="time">
            <text:p>04:25:04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5" calcext:value-type="float">
            <text:p>542.45</text:p>
          </table:table-cell>
          <table:table-cell office:value-type="float" office:value="2207.89" calcext:value-type="float">
            <text:p>2207.89</text:p>
          </table:table-cell>
          <table:table-cell office:value-type="float" office:value="2565.3" calcext:value-type="float">
            <text:p>2565.3</text:p>
          </table:table-cell>
        </table:table-row>
        <table:table-row table:style-name="ro1">
          <table:table-cell office:value-type="float" office:value="15919811" calcext:value-type="float">
            <text:p>15919811</text:p>
          </table:table-cell>
          <table:table-cell table:formula="of:=[.A997]/1000/(60*60*24)" office:value-type="time" office:time-value="PT04H25M19.811S" calcext:value-type="time">
            <text:p>04:25:20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8" calcext:value-type="float">
            <text:p>544.08</text:p>
          </table:table-cell>
          <table:table-cell office:value-type="float" office:value="2210.11" calcext:value-type="float">
            <text:p>2210.11</text:p>
          </table:table-cell>
          <table:table-cell office:value-type="float" office:value="2567.72" calcext:value-type="float">
            <text:p>2567.72</text:p>
          </table:table-cell>
        </table:table-row>
        <table:table-row table:style-name="ro1">
          <table:table-cell office:value-type="float" office:value="15935811" calcext:value-type="float">
            <text:p>15935811</text:p>
          </table:table-cell>
          <table:table-cell table:formula="of:=[.A998]/1000/(60*60*24)" office:value-type="time" office:time-value="PT04H25M35.811S" calcext:value-type="time">
            <text:p>04:25:36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4" calcext:value-type="float">
            <text:p>542.44</text:p>
          </table:table-cell>
          <table:table-cell office:value-type="float" office:value="2212.32" calcext:value-type="float">
            <text:p>2212.32</text:p>
          </table:table-cell>
          <table:table-cell office:value-type="float" office:value="2570.14" calcext:value-type="float">
            <text:p>2570.14</text:p>
          </table:table-cell>
        </table:table-row>
        <table:table-row table:style-name="ro1">
          <table:table-cell office:value-type="float" office:value="15951811" calcext:value-type="float">
            <text:p>15951811</text:p>
          </table:table-cell>
          <table:table-cell table:formula="of:=[.A999]/1000/(60*60*24)" office:value-type="time" office:time-value="PT04H25M51.811S" calcext:value-type="time">
            <text:p>04:25:52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2" calcext:value-type="float">
            <text:p>542</text:p>
          </table:table-cell>
          <table:table-cell office:value-type="float" office:value="2214.54" calcext:value-type="float">
            <text:p>2214.54</text:p>
          </table:table-cell>
          <table:table-cell office:value-type="float" office:value="2572.55" calcext:value-type="float">
            <text:p>2572.55</text:p>
          </table:table-cell>
        </table:table-row>
        <table:table-row table:style-name="ro1">
          <table:table-cell office:value-type="float" office:value="15967811" calcext:value-type="float">
            <text:p>15967811</text:p>
          </table:table-cell>
          <table:table-cell table:formula="of:=[.A1000]/1000/(60*60*24)" office:value-type="time" office:time-value="PT04H26M07.811S" calcext:value-type="time">
            <text:p>04:26:08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4" calcext:value-type="float">
            <text:p>542.44</text:p>
          </table:table-cell>
          <table:table-cell office:value-type="float" office:value="2216.76" calcext:value-type="float">
            <text:p>2216.76</text:p>
          </table:table-cell>
          <table:table-cell office:value-type="float" office:value="2574.97" calcext:value-type="float">
            <text:p>2574.97</text:p>
          </table:table-cell>
        </table:table-row>
        <table:table-row table:style-name="ro1">
          <table:table-cell office:value-type="float" office:value="15983812" calcext:value-type="float">
            <text:p>15983812</text:p>
          </table:table-cell>
          <table:table-cell table:formula="of:=[.A1001]/1000/(60*60*24)" office:value-type="time" office:time-value="PT04H26M23.812S" calcext:value-type="time">
            <text:p>04:26:24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1" calcext:value-type="float">
            <text:p>542.31</text:p>
          </table:table-cell>
          <table:table-cell office:value-type="float" office:value="2218.98" calcext:value-type="float">
            <text:p>2218.98</text:p>
          </table:table-cell>
          <table:table-cell office:value-type="float" office:value="2577.38" calcext:value-type="float">
            <text:p>2577.38</text:p>
          </table:table-cell>
        </table:table-row>
        <table:table-row table:style-name="ro1">
          <table:table-cell office:value-type="float" office:value="15999811" calcext:value-type="float">
            <text:p>15999811</text:p>
          </table:table-cell>
          <table:table-cell table:formula="of:=[.A1002]/1000/(60*60*24)" office:value-type="time" office:time-value="PT04H26M39.811S" calcext:value-type="time">
            <text:p>04:26:40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1" calcext:value-type="float">
            <text:p>542.31</text:p>
          </table:table-cell>
          <table:table-cell office:value-type="float" office:value="2221.2" calcext:value-type="float">
            <text:p>2221.2</text:p>
          </table:table-cell>
          <table:table-cell office:value-type="float" office:value="2579.79" calcext:value-type="float">
            <text:p>2579.79</text:p>
          </table:table-cell>
        </table:table-row>
        <table:table-row table:style-name="ro1">
          <table:table-cell office:value-type="float" office:value="16015811" calcext:value-type="float">
            <text:p>16015811</text:p>
          </table:table-cell>
          <table:table-cell table:formula="of:=[.A1003]/1000/(60*60*24)" office:value-type="time" office:time-value="PT04H26M55.811S" calcext:value-type="time">
            <text:p>04:26:56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" calcext:value-type="float">
            <text:p>542.1</text:p>
          </table:table-cell>
          <table:table-cell office:value-type="float" office:value="2223.42" calcext:value-type="float">
            <text:p>2223.42</text:p>
          </table:table-cell>
          <table:table-cell office:value-type="float" office:value="2582.2" calcext:value-type="float">
            <text:p>2582.2</text:p>
          </table:table-cell>
        </table:table-row>
        <table:table-row table:style-name="ro1">
          <table:table-cell office:value-type="float" office:value="16031811" calcext:value-type="float">
            <text:p>16031811</text:p>
          </table:table-cell>
          <table:table-cell table:formula="of:=[.A1004]/1000/(60*60*24)" office:value-type="time" office:time-value="PT04H27M11.811S" calcext:value-type="time">
            <text:p>04:27:12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" calcext:value-type="float">
            <text:p>542.1</text:p>
          </table:table-cell>
          <table:table-cell office:value-type="float" office:value="2225.64" calcext:value-type="float">
            <text:p>2225.64</text:p>
          </table:table-cell>
          <table:table-cell office:value-type="float" office:value="2584.61" calcext:value-type="float">
            <text:p>2584.61</text:p>
          </table:table-cell>
        </table:table-row>
        <table:table-row table:style-name="ro1">
          <table:table-cell office:value-type="float" office:value="16047811" calcext:value-type="float">
            <text:p>16047811</text:p>
          </table:table-cell>
          <table:table-cell table:formula="of:=[.A1005]/1000/(60*60*24)" office:value-type="time" office:time-value="PT04H27M27.811S" calcext:value-type="time">
            <text:p>04:27:28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2" calcext:value-type="float">
            <text:p>542.52</text:p>
          </table:table-cell>
          <table:table-cell office:value-type="float" office:value="2227.86" calcext:value-type="float">
            <text:p>2227.86</text:p>
          </table:table-cell>
          <table:table-cell office:value-type="float" office:value="2587.02" calcext:value-type="float">
            <text:p>2587.02</text:p>
          </table:table-cell>
        </table:table-row>
        <table:table-row table:style-name="ro1">
          <table:table-cell office:value-type="float" office:value="16063812" calcext:value-type="float">
            <text:p>16063812</text:p>
          </table:table-cell>
          <table:table-cell table:formula="of:=[.A1006]/1000/(60*60*24)" office:value-type="time" office:time-value="PT04H27M43.812S" calcext:value-type="time">
            <text:p>04:27:44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09" calcext:value-type="float">
            <text:p>542.09</text:p>
          </table:table-cell>
          <table:table-cell office:value-type="float" office:value="2230.08" calcext:value-type="float">
            <text:p>2230.08</text:p>
          </table:table-cell>
          <table:table-cell office:value-type="float" office:value="2589.43" calcext:value-type="float">
            <text:p>2589.43</text:p>
          </table:table-cell>
        </table:table-row>
        <table:table-row table:style-name="ro1">
          <table:table-cell office:value-type="float" office:value="16079811" calcext:value-type="float">
            <text:p>16079811</text:p>
          </table:table-cell>
          <table:table-cell table:formula="of:=[.A1007]/1000/(60*60*24)" office:value-type="time" office:time-value="PT04H27M59.811S" calcext:value-type="time">
            <text:p>04:28:00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11" calcext:value-type="float">
            <text:p>540.11</text:p>
          </table:table-cell>
          <table:table-cell office:value-type="float" office:value="2232.3" calcext:value-type="float">
            <text:p>2232.3</text:p>
          </table:table-cell>
          <table:table-cell office:value-type="float" office:value="2591.84" calcext:value-type="float">
            <text:p>2591.84</text:p>
          </table:table-cell>
        </table:table-row>
        <table:table-row table:style-name="ro1">
          <table:table-cell office:value-type="float" office:value="16095811" calcext:value-type="float">
            <text:p>16095811</text:p>
          </table:table-cell>
          <table:table-cell table:formula="of:=[.A1008]/1000/(60*60*24)" office:value-type="time" office:time-value="PT04H28M15.811S" calcext:value-type="time">
            <text:p>04:28:16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" calcext:value-type="float">
            <text:p>542.3</text:p>
          </table:table-cell>
          <table:table-cell office:value-type="float" office:value="2234.52" calcext:value-type="float">
            <text:p>2234.52</text:p>
          </table:table-cell>
          <table:table-cell office:value-type="float" office:value="2594.24" calcext:value-type="float">
            <text:p>2594.24</text:p>
          </table:table-cell>
        </table:table-row>
        <table:table-row table:style-name="ro1">
          <table:table-cell office:value-type="float" office:value="16111811" calcext:value-type="float">
            <text:p>16111811</text:p>
          </table:table-cell>
          <table:table-cell table:formula="of:=[.A1009]/1000/(60*60*24)" office:value-type="time" office:time-value="PT04H28M31.811S" calcext:value-type="time">
            <text:p>04:28:32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" calcext:value-type="float">
            <text:p>542.3</text:p>
          </table:table-cell>
          <table:table-cell office:value-type="float" office:value="2236.74" calcext:value-type="float">
            <text:p>2236.74</text:p>
          </table:table-cell>
          <table:table-cell office:value-type="float" office:value="2596.65" calcext:value-type="float">
            <text:p>2596.65</text:p>
          </table:table-cell>
        </table:table-row>
        <table:table-row table:style-name="ro1">
          <table:table-cell office:value-type="float" office:value="16127811" calcext:value-type="float">
            <text:p>16127811</text:p>
          </table:table-cell>
          <table:table-cell table:formula="of:=[.A1010]/1000/(60*60*24)" office:value-type="time" office:time-value="PT04H28M47.811S" calcext:value-type="time">
            <text:p>04:28:48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2" calcext:value-type="float">
            <text:p>542.22</text:p>
          </table:table-cell>
          <table:table-cell office:value-type="float" office:value="2238.96" calcext:value-type="float">
            <text:p>2238.96</text:p>
          </table:table-cell>
          <table:table-cell office:value-type="float" office:value="2599.05" calcext:value-type="float">
            <text:p>2599.05</text:p>
          </table:table-cell>
        </table:table-row>
        <table:table-row table:style-name="ro1">
          <table:table-cell office:value-type="float" office:value="16143811" calcext:value-type="float">
            <text:p>16143811</text:p>
          </table:table-cell>
          <table:table-cell table:formula="of:=[.A1011]/1000/(60*60*24)" office:value-type="time" office:time-value="PT04H29M03.811S" calcext:value-type="time">
            <text:p>04:29:04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241.18" calcext:value-type="float">
            <text:p>2241.18</text:p>
          </table:table-cell>
          <table:table-cell office:value-type="float" office:value="2601.46" calcext:value-type="float">
            <text:p>2601.46</text:p>
          </table:table-cell>
        </table:table-row>
        <table:table-row table:style-name="ro1">
          <table:table-cell office:value-type="float" office:value="16159811" calcext:value-type="float">
            <text:p>16159811</text:p>
          </table:table-cell>
          <table:table-cell table:formula="of:=[.A1012]/1000/(60*60*24)" office:value-type="time" office:time-value="PT04H29M19.811S" calcext:value-type="time">
            <text:p>04:29:20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2" calcext:value-type="float">
            <text:p>540.22</text:p>
          </table:table-cell>
          <table:table-cell office:value-type="float" office:value="2243.39" calcext:value-type="float">
            <text:p>2243.39</text:p>
          </table:table-cell>
          <table:table-cell office:value-type="float" office:value="2603.86" calcext:value-type="float">
            <text:p>2603.86</text:p>
          </table:table-cell>
        </table:table-row>
        <table:table-row table:style-name="ro1">
          <table:table-cell office:value-type="float" office:value="16175811" calcext:value-type="float">
            <text:p>16175811</text:p>
          </table:table-cell>
          <table:table-cell table:formula="of:=[.A1013]/1000/(60*60*24)" office:value-type="time" office:time-value="PT04H29M35.811S" calcext:value-type="time">
            <text:p>04:29:36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245.61" calcext:value-type="float">
            <text:p>2245.61</text:p>
          </table:table-cell>
          <table:table-cell office:value-type="float" office:value="2606.26" calcext:value-type="float">
            <text:p>2606.26</text:p>
          </table:table-cell>
        </table:table-row>
        <table:table-row table:style-name="ro1">
          <table:table-cell office:value-type="float" office:value="16191811" calcext:value-type="float">
            <text:p>16191811</text:p>
          </table:table-cell>
          <table:table-cell table:formula="of:=[.A1014]/1000/(60*60*24)" office:value-type="time" office:time-value="PT04H29M51.811S" calcext:value-type="time">
            <text:p>04:29:52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11" calcext:value-type="float">
            <text:p>538.11</text:p>
          </table:table-cell>
          <table:table-cell office:value-type="float" office:value="2247.83" calcext:value-type="float">
            <text:p>2247.83</text:p>
          </table:table-cell>
          <table:table-cell office:value-type="float" office:value="2608.66" calcext:value-type="float">
            <text:p>2608.66</text:p>
          </table:table-cell>
        </table:table-row>
        <table:table-row table:style-name="ro1">
          <table:table-cell office:value-type="float" office:value="16207811" calcext:value-type="float">
            <text:p>16207811</text:p>
          </table:table-cell>
          <table:table-cell table:formula="of:=[.A1015]/1000/(60*60*24)" office:value-type="time" office:time-value="PT04H30M07.811S" calcext:value-type="time">
            <text:p>04:30:08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250.05" calcext:value-type="float">
            <text:p>2250.05</text:p>
          </table:table-cell>
          <table:table-cell office:value-type="float" office:value="2611.05" calcext:value-type="float">
            <text:p>2611.05</text:p>
          </table:table-cell>
        </table:table-row>
        <table:table-row table:style-name="ro1">
          <table:table-cell office:value-type="float" office:value="16223811" calcext:value-type="float">
            <text:p>16223811</text:p>
          </table:table-cell>
          <table:table-cell table:formula="of:=[.A1016]/1000/(60*60*24)" office:value-type="time" office:time-value="PT04H30M23.811S" calcext:value-type="time">
            <text:p>04:30:24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3" calcext:value-type="float">
            <text:p>538.53</text:p>
          </table:table-cell>
          <table:table-cell office:value-type="float" office:value="2252.27" calcext:value-type="float">
            <text:p>2252.27</text:p>
          </table:table-cell>
          <table:table-cell office:value-type="float" office:value="2613.45" calcext:value-type="float">
            <text:p>2613.45</text:p>
          </table:table-cell>
        </table:table-row>
        <table:table-row table:style-name="ro1">
          <table:table-cell office:value-type="float" office:value="16239812" calcext:value-type="float">
            <text:p>16239812</text:p>
          </table:table-cell>
          <table:table-cell table:formula="of:=[.A1017]/1000/(60*60*24)" office:value-type="time" office:time-value="PT04H30M39.812S" calcext:value-type="time">
            <text:p>04:30:40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254.49" calcext:value-type="float">
            <text:p>2254.49</text:p>
          </table:table-cell>
          <table:table-cell office:value-type="float" office:value="2615.85" calcext:value-type="float">
            <text:p>2615.85</text:p>
          </table:table-cell>
        </table:table-row>
        <table:table-row table:style-name="ro1">
          <table:table-cell office:value-type="float" office:value="16255811" calcext:value-type="float">
            <text:p>16255811</text:p>
          </table:table-cell>
          <table:table-cell table:formula="of:=[.A1018]/1000/(60*60*24)" office:value-type="time" office:time-value="PT04H30M55.811S" calcext:value-type="time">
            <text:p>04:30:56</text:p>
          </table:table-cell>
          <table:table-cell office:value-type="float" office:value="1.08" calcext:value-type="float">
            <text:p>1.0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0.01" calcext:value-type="float">
            <text:p>540.01</text:p>
          </table:table-cell>
          <table:table-cell office:value-type="float" office:value="2256.71" calcext:value-type="float">
            <text:p>2256.71</text:p>
          </table:table-cell>
          <table:table-cell office:value-type="float" office:value="2618.24" calcext:value-type="float">
            <text:p>2618.24</text:p>
          </table:table-cell>
        </table:table-row>
        <table:table-row table:style-name="ro1">
          <table:table-cell office:value-type="float" office:value="16271811" calcext:value-type="float">
            <text:p>16271811</text:p>
          </table:table-cell>
          <table:table-cell table:formula="of:=[.A1019]/1000/(60*60*24)" office:value-type="time" office:time-value="PT04H31M11.811S" calcext:value-type="time">
            <text:p>04:31:12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1" calcext:value-type="float">
            <text:p>536.11</text:p>
          </table:table-cell>
          <table:table-cell office:value-type="float" office:value="2258.93" calcext:value-type="float">
            <text:p>2258.93</text:p>
          </table:table-cell>
          <table:table-cell office:value-type="float" office:value="2620.63" calcext:value-type="float">
            <text:p>2620.63</text:p>
          </table:table-cell>
        </table:table-row>
        <table:table-row table:style-name="ro1">
          <table:table-cell office:value-type="float" office:value="16287811" calcext:value-type="float">
            <text:p>16287811</text:p>
          </table:table-cell>
          <table:table-cell table:formula="of:=[.A1020]/1000/(60*60*24)" office:value-type="time" office:time-value="PT04H31M27.811S" calcext:value-type="time">
            <text:p>04:31:28</text:p>
          </table:table-cell>
          <table:table-cell office:value-type="float" office:value="1.08" calcext:value-type="float">
            <text:p>1.0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0.04" calcext:value-type="float">
            <text:p>540.04</text:p>
          </table:table-cell>
          <table:table-cell office:value-type="float" office:value="2261.15" calcext:value-type="float">
            <text:p>2261.15</text:p>
          </table:table-cell>
          <table:table-cell office:value-type="float" office:value="2623.02" calcext:value-type="float">
            <text:p>2623.02</text:p>
          </table:table-cell>
        </table:table-row>
        <table:table-row table:style-name="ro1">
          <table:table-cell office:value-type="float" office:value="16303811" calcext:value-type="float">
            <text:p>16303811</text:p>
          </table:table-cell>
          <table:table-cell table:formula="of:=[.A1021]/1000/(60*60*24)" office:value-type="time" office:time-value="PT04H31M43.811S" calcext:value-type="time">
            <text:p>04:31:44</text:p>
          </table:table-cell>
          <table:table-cell office:value-type="float" office:value="1.08" calcext:value-type="float">
            <text:p>1.0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0.02" calcext:value-type="float">
            <text:p>540.02</text:p>
          </table:table-cell>
          <table:table-cell office:value-type="float" office:value="2263.37" calcext:value-type="float">
            <text:p>2263.37</text:p>
          </table:table-cell>
          <table:table-cell office:value-type="float" office:value="2625.42" calcext:value-type="float">
            <text:p>2625.42</text:p>
          </table:table-cell>
        </table:table-row>
        <table:table-row table:style-name="ro1">
          <table:table-cell office:value-type="float" office:value="16319811" calcext:value-type="float">
            <text:p>16319811</text:p>
          </table:table-cell>
          <table:table-cell table:formula="of:=[.A1022]/1000/(60*60*24)" office:value-type="time" office:time-value="PT04H31M59.811S" calcext:value-type="time">
            <text:p>04:32:00</text:p>
          </table:table-cell>
          <table:table-cell office:value-type="float" office:value="1.07" calcext:value-type="float">
            <text:p>1.07</text:p>
          </table:table-cell>
          <table:table-cell office:value-type="float" office:value="500.6" calcext:value-type="float">
            <text:p>500.6</text:p>
          </table:table-cell>
          <table:table-cell office:value-type="float" office:value="537.69" calcext:value-type="float">
            <text:p>537.69</text:p>
          </table:table-cell>
          <table:table-cell office:value-type="float" office:value="2265.6" calcext:value-type="float">
            <text:p>2265.6</text:p>
          </table:table-cell>
          <table:table-cell office:value-type="float" office:value="2627.82" calcext:value-type="float">
            <text:p>2627.82</text:p>
          </table:table-cell>
        </table:table-row>
        <table:table-row table:style-name="ro1">
          <table:table-cell office:value-type="float" office:value="16335811" calcext:value-type="float">
            <text:p>16335811</text:p>
          </table:table-cell>
          <table:table-cell table:formula="of:=[.A1023]/1000/(60*60*24)" office:value-type="time" office:time-value="PT04H32M15.811S" calcext:value-type="time">
            <text:p>04:32:16</text:p>
          </table:table-cell>
          <table:table-cell office:value-type="float" office:value="1.07" calcext:value-type="float">
            <text:p>1.07</text:p>
          </table:table-cell>
          <table:table-cell office:value-type="float" office:value="500.8" calcext:value-type="float">
            <text:p>500.8</text:p>
          </table:table-cell>
          <table:table-cell office:value-type="float" office:value="537.89" calcext:value-type="float">
            <text:p>537.89</text:p>
          </table:table-cell>
          <table:table-cell office:value-type="float" office:value="2267.82" calcext:value-type="float">
            <text:p>2267.82</text:p>
          </table:table-cell>
          <table:table-cell office:value-type="float" office:value="2630.21" calcext:value-type="float">
            <text:p>2630.21</text:p>
          </table:table-cell>
        </table:table-row>
        <table:table-row table:style-name="ro1">
          <table:table-cell office:value-type="float" office:value="16351811" calcext:value-type="float">
            <text:p>16351811</text:p>
          </table:table-cell>
          <table:table-cell table:formula="of:=[.A1024]/1000/(60*60*24)" office:value-type="time" office:time-value="PT04H32M31.811S" calcext:value-type="time">
            <text:p>04:32:32</text:p>
          </table:table-cell>
          <table:table-cell office:value-type="float" office:value="1.08" calcext:value-type="float">
            <text:p>1.0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9.82" calcext:value-type="float">
            <text:p>539.82</text:p>
          </table:table-cell>
          <table:table-cell office:value-type="float" office:value="2270.05" calcext:value-type="float">
            <text:p>2270.05</text:p>
          </table:table-cell>
          <table:table-cell office:value-type="float" office:value="2632.6" calcext:value-type="float">
            <text:p>2632.6</text:p>
          </table:table-cell>
        </table:table-row>
        <table:table-row table:style-name="ro1">
          <table:table-cell office:value-type="float" office:value="16367811" calcext:value-type="float">
            <text:p>16367811</text:p>
          </table:table-cell>
          <table:table-cell table:formula="of:=[.A1025]/1000/(60*60*24)" office:value-type="time" office:time-value="PT04H32M47.811S" calcext:value-type="time">
            <text:p>04:32:48</text:p>
          </table:table-cell>
          <table:table-cell office:value-type="float" office:value="1.07" calcext:value-type="float">
            <text:p>1.07</text:p>
          </table:table-cell>
          <table:table-cell office:value-type="float" office:value="501" calcext:value-type="float">
            <text:p>501</text:p>
          </table:table-cell>
          <table:table-cell office:value-type="float" office:value="538.13" calcext:value-type="float">
            <text:p>538.13</text:p>
          </table:table-cell>
          <table:table-cell office:value-type="float" office:value="2272.28" calcext:value-type="float">
            <text:p>2272.28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16383811" calcext:value-type="float">
            <text:p>16383811</text:p>
          </table:table-cell>
          <table:table-cell table:formula="of:=[.A1026]/1000/(60*60*24)" office:value-type="time" office:time-value="PT04H33M03.811S" calcext:value-type="time">
            <text:p>04:33:04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1" calcext:value-type="float">
            <text:p>536.11</text:p>
          </table:table-cell>
          <table:table-cell office:value-type="float" office:value="2274.5" calcext:value-type="float">
            <text:p>2274.5</text:p>
          </table:table-cell>
          <table:table-cell office:value-type="float" office:value="2637.38" calcext:value-type="float">
            <text:p>2637.38</text:p>
          </table:table-cell>
        </table:table-row>
        <table:table-row table:style-name="ro1">
          <table:table-cell office:value-type="float" office:value="16399811" calcext:value-type="float">
            <text:p>16399811</text:p>
          </table:table-cell>
          <table:table-cell table:formula="of:=[.A1027]/1000/(60*60*24)" office:value-type="time" office:time-value="PT04H33M19.811S" calcext:value-type="time">
            <text:p>04:33:20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276.72" calcext:value-type="float">
            <text:p>2276.72</text:p>
          </table:table-cell>
          <table:table-cell office:value-type="float" office:value="2639.77" calcext:value-type="float">
            <text:p>2639.77</text:p>
          </table:table-cell>
        </table:table-row>
        <table:table-row table:style-name="ro1">
          <table:table-cell office:value-type="float" office:value="16415811" calcext:value-type="float">
            <text:p>16415811</text:p>
          </table:table-cell>
          <table:table-cell table:formula="of:=[.A1028]/1000/(60*60*24)" office:value-type="time" office:time-value="PT04H33M35.811S" calcext:value-type="time">
            <text:p>04:33:36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2" calcext:value-type="float">
            <text:p>536.12</text:p>
          </table:table-cell>
          <table:table-cell office:value-type="float" office:value="2278.94" calcext:value-type="float">
            <text:p>2278.94</text:p>
          </table:table-cell>
          <table:table-cell office:value-type="float" office:value="2642.15" calcext:value-type="float">
            <text:p>2642.15</text:p>
          </table:table-cell>
        </table:table-row>
        <table:table-row table:style-name="ro1">
          <table:table-cell office:value-type="float" office:value="16431811" calcext:value-type="float">
            <text:p>16431811</text:p>
          </table:table-cell>
          <table:table-cell table:formula="of:=[.A1029]/1000/(60*60*24)" office:value-type="time" office:time-value="PT04H33M51.811S" calcext:value-type="time">
            <text:p>04:33:52</text:p>
          </table:table-cell>
          <table:table-cell office:value-type="float" office:value="1.07" calcext:value-type="float">
            <text:p>1.0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5.81" calcext:value-type="float">
            <text:p>535.81</text:p>
          </table:table-cell>
          <table:table-cell office:value-type="float" office:value="2281.16" calcext:value-type="float">
            <text:p>2281.16</text:p>
          </table:table-cell>
          <table:table-cell office:value-type="float" office:value="2644.52" calcext:value-type="float">
            <text:p>2644.52</text:p>
          </table:table-cell>
        </table:table-row>
        <table:table-row table:style-name="ro1">
          <table:table-cell office:value-type="float" office:value="16447811" calcext:value-type="float">
            <text:p>16447811</text:p>
          </table:table-cell>
          <table:table-cell table:formula="of:=[.A1030]/1000/(60*60*24)" office:value-type="time" office:time-value="PT04H34M07.811S" calcext:value-type="time">
            <text:p>04:34:08</text:p>
          </table:table-cell>
          <table:table-cell office:value-type="float" office:value="1.07" calcext:value-type="float">
            <text:p>1.07</text:p>
          </table:table-cell>
          <table:table-cell office:value-type="float" office:value="500.8" calcext:value-type="float">
            <text:p>500.8</text:p>
          </table:table-cell>
          <table:table-cell office:value-type="float" office:value="535.9" calcext:value-type="float">
            <text:p>535.9</text:p>
          </table:table-cell>
          <table:table-cell office:value-type="float" office:value="2283.38" calcext:value-type="float">
            <text:p>2283.38</text:p>
          </table:table-cell>
          <table:table-cell office:value-type="float" office:value="2646.91" calcext:value-type="float">
            <text:p>2646.91</text:p>
          </table:table-cell>
        </table:table-row>
        <table:table-row table:style-name="ro1">
          <table:table-cell office:value-type="float" office:value="16463811" calcext:value-type="float">
            <text:p>16463811</text:p>
          </table:table-cell>
          <table:table-cell table:formula="of:=[.A1031]/1000/(60*60*24)" office:value-type="time" office:time-value="PT04H34M23.811S" calcext:value-type="time">
            <text:p>04:34:24</text:p>
          </table:table-cell>
          <table:table-cell office:value-type="float" office:value="1.07" calcext:value-type="float">
            <text:p>1.0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5.82" calcext:value-type="float">
            <text:p>535.82</text:p>
          </table:table-cell>
          <table:table-cell office:value-type="float" office:value="2285.61" calcext:value-type="float">
            <text:p>2285.61</text:p>
          </table:table-cell>
          <table:table-cell office:value-type="float" office:value="2649.29" calcext:value-type="float">
            <text:p>2649.29</text:p>
          </table:table-cell>
        </table:table-row>
        <table:table-row table:style-name="ro1">
          <table:table-cell office:value-type="float" office:value="16479811" calcext:value-type="float">
            <text:p>16479811</text:p>
          </table:table-cell>
          <table:table-cell table:formula="of:=[.A1032]/1000/(60*60*24)" office:value-type="time" office:time-value="PT04H34M39.811S" calcext:value-type="time">
            <text:p>04:34:40</text:p>
          </table:table-cell>
          <table:table-cell office:value-type="float" office:value="1.07" calcext:value-type="float">
            <text:p>1.0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5.8" calcext:value-type="float">
            <text:p>535.8</text:p>
          </table:table-cell>
          <table:table-cell office:value-type="float" office:value="2287.83" calcext:value-type="float">
            <text:p>2287.83</text:p>
          </table:table-cell>
          <table:table-cell office:value-type="float" office:value="2651.67" calcext:value-type="float">
            <text:p>2651.67</text:p>
          </table:table-cell>
        </table:table-row>
        <table:table-row table:style-name="ro1">
          <table:table-cell office:value-type="float" office:value="16495811" calcext:value-type="float">
            <text:p>16495811</text:p>
          </table:table-cell>
          <table:table-cell table:formula="of:=[.A1033]/1000/(60*60*24)" office:value-type="time" office:time-value="PT04H34M55.811S" calcext:value-type="time">
            <text:p>04:34:56</text:p>
          </table:table-cell>
          <table:table-cell office:value-type="float" office:value="1.07" calcext:value-type="float">
            <text:p>1.0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36.02" calcext:value-type="float">
            <text:p>536.02</text:p>
          </table:table-cell>
          <table:table-cell office:value-type="float" office:value="2290.06" calcext:value-type="float">
            <text:p>2290.06</text:p>
          </table:table-cell>
          <table:table-cell office:value-type="float" office:value="2654.05" calcext:value-type="float">
            <text:p>2654.05</text:p>
          </table:table-cell>
        </table:table-row>
        <table:table-row table:style-name="ro1">
          <table:table-cell office:value-type="float" office:value="16511812" calcext:value-type="float">
            <text:p>16511812</text:p>
          </table:table-cell>
          <table:table-cell table:formula="of:=[.A1034]/1000/(60*60*24)" office:value-type="time" office:time-value="PT04H35M11.812S" calcext:value-type="time">
            <text:p>04:35:12</text:p>
          </table:table-cell>
          <table:table-cell office:value-type="float" office:value="1.07" calcext:value-type="float">
            <text:p>1.07</text:p>
          </table:table-cell>
          <table:table-cell office:value-type="float" office:value="500.6" calcext:value-type="float">
            <text:p>500.6</text:p>
          </table:table-cell>
          <table:table-cell office:value-type="float" office:value="535.67" calcext:value-type="float">
            <text:p>535.67</text:p>
          </table:table-cell>
          <table:table-cell office:value-type="float" office:value="2292.28" calcext:value-type="float">
            <text:p>2292.28</text:p>
          </table:table-cell>
          <table:table-cell office:value-type="float" office:value="2656.43" calcext:value-type="float">
            <text:p>2656.43</text:p>
          </table:table-cell>
        </table:table-row>
        <table:table-row table:style-name="ro1">
          <table:table-cell office:value-type="float" office:value="16527811" calcext:value-type="float">
            <text:p>16527811</text:p>
          </table:table-cell>
          <table:table-cell table:formula="of:=[.A1035]/1000/(60*60*24)" office:value-type="time" office:time-value="PT04H35M27.811S" calcext:value-type="time">
            <text:p>04:35:28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294.51" calcext:value-type="float">
            <text:p>2294.51</text:p>
          </table:table-cell>
          <table:table-cell office:value-type="float" office:value="2658.81" calcext:value-type="float">
            <text:p>2658.81</text:p>
          </table:table-cell>
        </table:table-row>
        <table:table-row table:style-name="ro1">
          <table:table-cell office:value-type="float" office:value="16543811" calcext:value-type="float">
            <text:p>16543811</text:p>
          </table:table-cell>
          <table:table-cell table:formula="of:=[.A1036]/1000/(60*60*24)" office:value-type="time" office:time-value="PT04H35M43.811S" calcext:value-type="time">
            <text:p>04:35:44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2.02" calcext:value-type="float">
            <text:p>532.02</text:p>
          </table:table-cell>
          <table:table-cell office:value-type="float" office:value="2296.72" calcext:value-type="float">
            <text:p>2296.72</text:p>
          </table:table-cell>
          <table:table-cell office:value-type="float" office:value="2661.18" calcext:value-type="float">
            <text:p>2661.18</text:p>
          </table:table-cell>
        </table:table-row>
        <table:table-row table:style-name="ro1">
          <table:table-cell office:value-type="float" office:value="16559811" calcext:value-type="float">
            <text:p>16559811</text:p>
          </table:table-cell>
          <table:table-cell table:formula="of:=[.A1037]/1000/(60*60*24)" office:value-type="time" office:time-value="PT04H35M59.811S" calcext:value-type="time">
            <text:p>04:36:00</text:p>
          </table:table-cell>
          <table:table-cell office:value-type="float" office:value="1.07" calcext:value-type="float">
            <text:p>1.0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34.02" calcext:value-type="float">
            <text:p>534.02</text:p>
          </table:table-cell>
          <table:table-cell office:value-type="float" office:value="2298.95" calcext:value-type="float">
            <text:p>2298.95</text:p>
          </table:table-cell>
          <table:table-cell office:value-type="float" office:value="2663.55" calcext:value-type="float">
            <text:p>2663.55</text:p>
          </table:table-cell>
        </table:table-row>
        <table:table-row table:style-name="ro1">
          <table:table-cell office:value-type="float" office:value="16575811" calcext:value-type="float">
            <text:p>16575811</text:p>
          </table:table-cell>
          <table:table-cell table:formula="of:=[.A1038]/1000/(60*60*24)" office:value-type="time" office:time-value="PT04H36M15.811S" calcext:value-type="time">
            <text:p>04:36:16</text:p>
          </table:table-cell>
          <table:table-cell office:value-type="float" office:value="1.07" calcext:value-type="float">
            <text:p>1.0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3.81" calcext:value-type="float">
            <text:p>533.81</text:p>
          </table:table-cell>
          <table:table-cell office:value-type="float" office:value="2301.18" calcext:value-type="float">
            <text:p>2301.18</text:p>
          </table:table-cell>
          <table:table-cell office:value-type="float" office:value="2665.92" calcext:value-type="float">
            <text:p>2665.92</text:p>
          </table:table-cell>
        </table:table-row>
        <table:table-row table:style-name="ro1">
          <table:table-cell office:value-type="float" office:value="16591811" calcext:value-type="float">
            <text:p>16591811</text:p>
          </table:table-cell>
          <table:table-cell table:formula="of:=[.A1039]/1000/(60*60*24)" office:value-type="time" office:time-value="PT04H36M31.811S" calcext:value-type="time">
            <text:p>04:36:32</text:p>
          </table:table-cell>
          <table:table-cell office:value-type="float" office:value="1.07" calcext:value-type="float">
            <text:p>1.0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3.8" calcext:value-type="float">
            <text:p>533.8</text:p>
          </table:table-cell>
          <table:table-cell office:value-type="float" office:value="2303.4" calcext:value-type="float">
            <text:p>2303.4</text:p>
          </table:table-cell>
          <table:table-cell office:value-type="float" office:value="2668.3" calcext:value-type="float">
            <text:p>2668.3</text:p>
          </table:table-cell>
        </table:table-row>
        <table:table-row table:style-name="ro1">
          <table:table-cell office:value-type="float" office:value="16607811" calcext:value-type="float">
            <text:p>16607811</text:p>
          </table:table-cell>
          <table:table-cell table:formula="of:=[.A1040]/1000/(60*60*24)" office:value-type="time" office:time-value="PT04H36M47.811S" calcext:value-type="time">
            <text:p>04:36:48</text:p>
          </table:table-cell>
          <table:table-cell office:value-type="float" office:value="1.06" calcext:value-type="float">
            <text:p>1.0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31.59" calcext:value-type="float">
            <text:p>531.59</text:p>
          </table:table-cell>
          <table:table-cell office:value-type="float" office:value="2305.63" calcext:value-type="float">
            <text:p>2305.63</text:p>
          </table:table-cell>
          <table:table-cell office:value-type="float" office:value="2670.67" calcext:value-type="float">
            <text:p>2670.67</text:p>
          </table:table-cell>
        </table:table-row>
        <table:table-row table:style-name="ro1">
          <table:table-cell office:value-type="float" office:value="16623811" calcext:value-type="float">
            <text:p>16623811</text:p>
          </table:table-cell>
          <table:table-cell table:formula="of:=[.A1041]/1000/(60*60*24)" office:value-type="time" office:time-value="PT04H37M03.811S" calcext:value-type="time">
            <text:p>04:37:04</text:p>
          </table:table-cell>
          <table:table-cell office:value-type="float" office:value="1.07" calcext:value-type="float">
            <text:p>1.0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3.81" calcext:value-type="float">
            <text:p>533.81</text:p>
          </table:table-cell>
          <table:table-cell office:value-type="float" office:value="2307.85" calcext:value-type="float">
            <text:p>2307.85</text:p>
          </table:table-cell>
          <table:table-cell office:value-type="float" office:value="2673.04" calcext:value-type="float">
            <text:p>2673.04</text:p>
          </table:table-cell>
        </table:table-row>
        <table:table-row table:style-name="ro1">
          <table:table-cell office:value-type="float" office:value="16639811" calcext:value-type="float">
            <text:p>16639811</text:p>
          </table:table-cell>
          <table:table-cell table:formula="of:=[.A1042]/1000/(60*60*24)" office:value-type="time" office:time-value="PT04H37M19.811S" calcext:value-type="time">
            <text:p>04:37:20</text:p>
          </table:table-cell>
          <table:table-cell office:value-type="float" office:value="1.06" calcext:value-type="float">
            <text:p>1.06</text:p>
          </table:table-cell>
          <table:table-cell office:value-type="float" office:value="500.8" calcext:value-type="float">
            <text:p>500.8</text:p>
          </table:table-cell>
          <table:table-cell office:value-type="float" office:value="531.88" calcext:value-type="float">
            <text:p>531.88</text:p>
          </table:table-cell>
          <table:table-cell office:value-type="float" office:value="2310.08" calcext:value-type="float">
            <text:p>2310.08</text:p>
          </table:table-cell>
          <table:table-cell office:value-type="float" office:value="2675.4" calcext:value-type="float">
            <text:p>2675.4</text:p>
          </table:table-cell>
        </table:table-row>
        <table:table-row table:style-name="ro1">
          <table:table-cell office:value-type="float" office:value="16655811" calcext:value-type="float">
            <text:p>16655811</text:p>
          </table:table-cell>
          <table:table-cell table:formula="of:=[.A1043]/1000/(60*60*24)" office:value-type="time" office:time-value="PT04H37M35.811S" calcext:value-type="time">
            <text:p>04:37:36</text:p>
          </table:table-cell>
          <table:table-cell office:value-type="float" office:value="1.06" calcext:value-type="float">
            <text:p>1.0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1.8" calcext:value-type="float">
            <text:p>531.8</text:p>
          </table:table-cell>
          <table:table-cell office:value-type="float" office:value="2312.3" calcext:value-type="float">
            <text:p>2312.3</text:p>
          </table:table-cell>
          <table:table-cell office:value-type="float" office:value="2677.77" calcext:value-type="float">
            <text:p>2677.77</text:p>
          </table:table-cell>
        </table:table-row>
        <table:table-row table:style-name="ro1">
          <table:table-cell office:value-type="float" office:value="16671811" calcext:value-type="float">
            <text:p>16671811</text:p>
          </table:table-cell>
          <table:table-cell table:formula="of:=[.A1044]/1000/(60*60*24)" office:value-type="time" office:time-value="PT04H37M51.811S" calcext:value-type="time">
            <text:p>04:37:52</text:p>
          </table:table-cell>
          <table:table-cell office:value-type="float" office:value="1.06" calcext:value-type="float">
            <text:p>1.0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1.8" calcext:value-type="float">
            <text:p>531.8</text:p>
          </table:table-cell>
          <table:table-cell office:value-type="float" office:value="2314.53" calcext:value-type="float">
            <text:p>2314.53</text:p>
          </table:table-cell>
          <table:table-cell office:value-type="float" office:value="2680.13" calcext:value-type="float">
            <text:p>2680.13</text:p>
          </table:table-cell>
        </table:table-row>
        <table:table-row table:style-name="ro1">
          <table:table-cell office:value-type="float" office:value="16687812" calcext:value-type="float">
            <text:p>16687812</text:p>
          </table:table-cell>
          <table:table-cell table:formula="of:=[.A1045]/1000/(60*60*24)" office:value-type="time" office:time-value="PT04H38M07.812S" calcext:value-type="time">
            <text:p>04:38:08</text:p>
          </table:table-cell>
          <table:table-cell office:value-type="float" office:value="1.06" calcext:value-type="float">
            <text:p>1.0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9.81" calcext:value-type="float">
            <text:p>529.81</text:p>
          </table:table-cell>
          <table:table-cell office:value-type="float" office:value="2316.75" calcext:value-type="float">
            <text:p>2316.75</text:p>
          </table:table-cell>
          <table:table-cell office:value-type="float" office:value="2682.49" calcext:value-type="float">
            <text:p>2682.49</text:p>
          </table:table-cell>
        </table:table-row>
        <table:table-row table:style-name="ro1">
          <table:table-cell office:value-type="float" office:value="16703812" calcext:value-type="float">
            <text:p>16703812</text:p>
          </table:table-cell>
          <table:table-cell table:formula="of:=[.A1046]/1000/(60*60*24)" office:value-type="time" office:time-value="PT04H38M23.812S" calcext:value-type="time">
            <text:p>04:38:24</text:p>
          </table:table-cell>
          <table:table-cell office:value-type="float" office:value="1.06" calcext:value-type="float">
            <text:p>1.0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29.59" calcext:value-type="float">
            <text:p>529.59</text:p>
          </table:table-cell>
          <table:table-cell office:value-type="float" office:value="2318.98" calcext:value-type="float">
            <text:p>2318.98</text:p>
          </table:table-cell>
          <table:table-cell office:value-type="float" office:value="2684.85" calcext:value-type="float">
            <text:p>2684.85</text:p>
          </table:table-cell>
        </table:table-row>
        <table:table-row table:style-name="ro1">
          <table:table-cell office:value-type="float" office:value="16719812" calcext:value-type="float">
            <text:p>16719812</text:p>
          </table:table-cell>
          <table:table-cell table:formula="of:=[.A1047]/1000/(60*60*24)" office:value-type="time" office:time-value="PT04H38M39.812S" calcext:value-type="time">
            <text:p>04:38:40</text:p>
          </table:table-cell>
          <table:table-cell office:value-type="float" office:value="1.06" calcext:value-type="float">
            <text:p>1.0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30.02" calcext:value-type="float">
            <text:p>530.02</text:p>
          </table:table-cell>
          <table:table-cell office:value-type="float" office:value="2321.2" calcext:value-type="float">
            <text:p>2321.2</text:p>
          </table:table-cell>
          <table:table-cell office:value-type="float" office:value="2687.21" calcext:value-type="float">
            <text:p>2687.21</text:p>
          </table:table-cell>
        </table:table-row>
        <table:table-row table:style-name="ro1">
          <table:table-cell office:value-type="float" office:value="16735811" calcext:value-type="float">
            <text:p>16735811</text:p>
          </table:table-cell>
          <table:table-cell table:formula="of:=[.A1048]/1000/(60*60*24)" office:value-type="time" office:time-value="PT04H38M55.811S" calcext:value-type="time">
            <text:p>04:38:56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1" calcext:value-type="float">
            <text:p>530.11</text:p>
          </table:table-cell>
          <table:table-cell office:value-type="float" office:value="2323.42" calcext:value-type="float">
            <text:p>2323.42</text:p>
          </table:table-cell>
          <table:table-cell office:value-type="float" office:value="2689.56" calcext:value-type="float">
            <text:p>2689.56</text:p>
          </table:table-cell>
        </table:table-row>
        <table:table-row table:style-name="ro1">
          <table:table-cell office:value-type="float" office:value="16751812" calcext:value-type="float">
            <text:p>16751812</text:p>
          </table:table-cell>
          <table:table-cell table:formula="of:=[.A1049]/1000/(60*60*24)" office:value-type="time" office:time-value="PT04H39M11.812S" calcext:value-type="time">
            <text:p>04:39:12</text:p>
          </table:table-cell>
          <table:table-cell office:value-type="float" office:value="1.06" calcext:value-type="float">
            <text:p>1.06</text:p>
          </table:table-cell>
          <table:table-cell office:value-type="float" office:value="500.8" calcext:value-type="float">
            <text:p>500.8</text:p>
          </table:table-cell>
          <table:table-cell office:value-type="float" office:value="529.89" calcext:value-type="float">
            <text:p>529.89</text:p>
          </table:table-cell>
          <table:table-cell office:value-type="float" office:value="2325.65" calcext:value-type="float">
            <text:p>2325.65</text:p>
          </table:table-cell>
          <table:table-cell office:value-type="float" office:value="2691.91" calcext:value-type="float">
            <text:p>2691.91</text:p>
          </table:table-cell>
        </table:table-row>
        <table:table-row table:style-name="ro1">
          <table:table-cell office:value-type="float" office:value="16767811" calcext:value-type="float">
            <text:p>16767811</text:p>
          </table:table-cell>
          <table:table-cell table:formula="of:=[.A1050]/1000/(60*60*24)" office:value-type="time" office:time-value="PT04H39M27.811S" calcext:value-type="time">
            <text:p>04:39:28</text:p>
          </table:table-cell>
          <table:table-cell office:value-type="float" office:value="1.05" calcext:value-type="float">
            <text:p>1.0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6.04" calcext:value-type="float">
            <text:p>526.04</text:p>
          </table:table-cell>
          <table:table-cell office:value-type="float" office:value="2327.86" calcext:value-type="float">
            <text:p>2327.86</text:p>
          </table:table-cell>
          <table:table-cell office:value-type="float" office:value="2694.26" calcext:value-type="float">
            <text:p>2694.26</text:p>
          </table:table-cell>
        </table:table-row>
        <table:table-row table:style-name="ro1">
          <table:table-cell office:value-type="float" office:value="16783811" calcext:value-type="float">
            <text:p>16783811</text:p>
          </table:table-cell>
          <table:table-cell table:formula="of:=[.A1051]/1000/(60*60*24)" office:value-type="time" office:time-value="PT04H39M43.811S" calcext:value-type="time">
            <text:p>04:39:44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1" calcext:value-type="float">
            <text:p>526.11</text:p>
          </table:table-cell>
          <table:table-cell office:value-type="float" office:value="2330.08" calcext:value-type="float">
            <text:p>2330.08</text:p>
          </table:table-cell>
          <table:table-cell office:value-type="float" office:value="2696.6" calcext:value-type="float">
            <text:p>2696.6</text:p>
          </table:table-cell>
        </table:table-row>
        <table:table-row table:style-name="ro1">
          <table:table-cell office:value-type="float" office:value="16799812" calcext:value-type="float">
            <text:p>16799812</text:p>
          </table:table-cell>
          <table:table-cell table:formula="of:=[.A1052]/1000/(60*60*24)" office:value-type="time" office:time-value="PT04H39M59.812S" calcext:value-type="time">
            <text:p>04:40:00</text:p>
          </table:table-cell>
          <table:table-cell office:value-type="float" office:value="1.05" calcext:value-type="float">
            <text:p>1.05</text:p>
          </table:table-cell>
          <table:table-cell office:value-type="float" office:value="500.8" calcext:value-type="float">
            <text:p>500.8</text:p>
          </table:table-cell>
          <table:table-cell office:value-type="float" office:value="527.87" calcext:value-type="float">
            <text:p>527.87</text:p>
          </table:table-cell>
          <table:table-cell office:value-type="float" office:value="2332.31" calcext:value-type="float">
            <text:p>2332.31</text:p>
          </table:table-cell>
          <table:table-cell office:value-type="float" office:value="2698.95" calcext:value-type="float">
            <text:p>2698.95</text:p>
          </table:table-cell>
        </table:table-row>
        <table:table-row table:style-name="ro1">
          <table:table-cell office:value-type="float" office:value="16815811" calcext:value-type="float">
            <text:p>16815811</text:p>
          </table:table-cell>
          <table:table-cell table:formula="of:=[.A1053]/1000/(60*60*24)" office:value-type="time" office:time-value="PT04H40M15.811S" calcext:value-type="time">
            <text:p>04:40:16</text:p>
          </table:table-cell>
          <table:table-cell office:value-type="float" office:value="1.05" calcext:value-type="float">
            <text:p>1.0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27.59" calcext:value-type="float">
            <text:p>527.59</text:p>
          </table:table-cell>
          <table:table-cell office:value-type="float" office:value="2334.53" calcext:value-type="float">
            <text:p>2334.53</text:p>
          </table:table-cell>
          <table:table-cell office:value-type="float" office:value="2701.29" calcext:value-type="float">
            <text:p>2701.29</text:p>
          </table:table-cell>
        </table:table-row>
        <table:table-row table:style-name="ro1">
          <table:table-cell office:value-type="float" office:value="16831812" calcext:value-type="float">
            <text:p>16831812</text:p>
          </table:table-cell>
          <table:table-cell table:formula="of:=[.A1054]/1000/(60*60*24)" office:value-type="time" office:time-value="PT04H40M31.812S" calcext:value-type="time">
            <text:p>04:40:32</text:p>
          </table:table-cell>
          <table:table-cell office:value-type="float" office:value="1.05" calcext:value-type="float">
            <text:p>1.0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28" calcext:value-type="float">
            <text:p>528</text:p>
          </table:table-cell>
          <table:table-cell office:value-type="float" office:value="2336.76" calcext:value-type="float">
            <text:p>2336.76</text:p>
          </table:table-cell>
          <table:table-cell office:value-type="float" office:value="2703.64" calcext:value-type="float">
            <text:p>2703.64</text:p>
          </table:table-cell>
        </table:table-row>
        <table:table-row table:style-name="ro1">
          <table:table-cell office:value-type="float" office:value="16847811" calcext:value-type="float">
            <text:p>16847811</text:p>
          </table:table-cell>
          <table:table-cell table:formula="of:=[.A1055]/1000/(60*60*24)" office:value-type="time" office:time-value="PT04H40M47.811S" calcext:value-type="time">
            <text:p>04:40:48</text:p>
          </table:table-cell>
          <table:table-cell office:value-type="float" office:value="1.05" calcext:value-type="float">
            <text:p>1.05</text:p>
          </table:table-cell>
          <table:table-cell office:value-type="float" office:value="500.6" calcext:value-type="float">
            <text:p>500.6</text:p>
          </table:table-cell>
          <table:table-cell office:value-type="float" office:value="527.67" calcext:value-type="float">
            <text:p>527.67</text:p>
          </table:table-cell>
          <table:table-cell office:value-type="float" office:value="2338.98" calcext:value-type="float">
            <text:p>2338.98</text:p>
          </table:table-cell>
          <table:table-cell office:value-type="float" office:value="2705.99" calcext:value-type="float">
            <text:p>2705.99</text:p>
          </table:table-cell>
        </table:table-row>
        <table:table-row table:style-name="ro1">
          <table:table-cell office:value-type="float" office:value="16863811" calcext:value-type="float">
            <text:p>16863811</text:p>
          </table:table-cell>
          <table:table-cell table:formula="of:=[.A1056]/1000/(60*60*24)" office:value-type="time" office:time-value="PT04H41M03.811S" calcext:value-type="time">
            <text:p>04:41:04</text:p>
          </table:table-cell>
          <table:table-cell office:value-type="float" office:value="1.05" calcext:value-type="float">
            <text:p>1.05</text:p>
          </table:table-cell>
          <table:table-cell office:value-type="float" office:value="500.8" calcext:value-type="float">
            <text:p>500.8</text:p>
          </table:table-cell>
          <table:table-cell office:value-type="float" office:value="527.86" calcext:value-type="float">
            <text:p>527.86</text:p>
          </table:table-cell>
          <table:table-cell office:value-type="float" office:value="2341.21" calcext:value-type="float">
            <text:p>2341.21</text:p>
          </table:table-cell>
          <table:table-cell office:value-type="float" office:value="2708.33" calcext:value-type="float">
            <text:p>2708.33</text:p>
          </table:table-cell>
        </table:table-row>
        <table:table-row table:style-name="ro1">
          <table:table-cell office:value-type="float" office:value="16879811" calcext:value-type="float">
            <text:p>16879811</text:p>
          </table:table-cell>
          <table:table-cell table:formula="of:=[.A1057]/1000/(60*60*24)" office:value-type="time" office:time-value="PT04H41M19.811S" calcext:value-type="time">
            <text:p>04:41:20</text:p>
          </table:table-cell>
          <table:table-cell office:value-type="float" office:value="1.05" calcext:value-type="float">
            <text:p>1.05</text:p>
          </table:table-cell>
          <table:table-cell office:value-type="float" office:value="501.2" calcext:value-type="float">
            <text:p>501.2</text:p>
          </table:table-cell>
          <table:table-cell office:value-type="float" office:value="526.29" calcext:value-type="float">
            <text:p>526.29</text:p>
          </table:table-cell>
          <table:table-cell office:value-type="float" office:value="2343.43" calcext:value-type="float">
            <text:p>2343.43</text:p>
          </table:table-cell>
          <table:table-cell office:value-type="float" office:value="2710.67" calcext:value-type="float">
            <text:p>2710.67</text:p>
          </table:table-cell>
        </table:table-row>
        <table:table-row table:style-name="ro1">
          <table:table-cell office:value-type="float" office:value="16895811" calcext:value-type="float">
            <text:p>16895811</text:p>
          </table:table-cell>
          <table:table-cell table:formula="of:=[.A1058]/1000/(60*60*24)" office:value-type="time" office:time-value="PT04H41M35.811S" calcext:value-type="time">
            <text:p>04:41:36</text:p>
          </table:table-cell>
          <table:table-cell office:value-type="float" office:value="1.05" calcext:value-type="float">
            <text:p>1.0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26" calcext:value-type="float">
            <text:p>526</text:p>
          </table:table-cell>
          <table:table-cell office:value-type="float" office:value="2345.66" calcext:value-type="float">
            <text:p>2345.66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16911811" calcext:value-type="float">
            <text:p>16911811</text:p>
          </table:table-cell>
          <table:table-cell table:formula="of:=[.A1059]/1000/(60*60*24)" office:value-type="time" office:time-value="PT04H41M51.811S" calcext:value-type="time">
            <text:p>04:41:52</text:p>
          </table:table-cell>
          <table:table-cell office:value-type="float" office:value="1.05" calcext:value-type="float">
            <text:p>1.05</text:p>
          </table:table-cell>
          <table:table-cell office:value-type="float" office:value="500.6" calcext:value-type="float">
            <text:p>500.6</text:p>
          </table:table-cell>
          <table:table-cell office:value-type="float" office:value="525.67" calcext:value-type="float">
            <text:p>525.67</text:p>
          </table:table-cell>
          <table:table-cell office:value-type="float" office:value="2347.88" calcext:value-type="float">
            <text:p>2347.88</text:p>
          </table:table-cell>
          <table:table-cell office:value-type="float" office:value="2715.33" calcext:value-type="float">
            <text:p>2715.33</text:p>
          </table:table-cell>
        </table:table-row>
        <table:table-row table:style-name="ro1">
          <table:table-cell office:value-type="float" office:value="16927811" calcext:value-type="float">
            <text:p>16927811</text:p>
          </table:table-cell>
          <table:table-cell table:formula="of:=[.A1060]/1000/(60*60*24)" office:value-type="time" office:time-value="PT04H42M07.811S" calcext:value-type="time">
            <text:p>04:42:08</text:p>
          </table:table-cell>
          <table:table-cell office:value-type="float" office:value="1.05" calcext:value-type="float">
            <text:p>1.0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3.79" calcext:value-type="float">
            <text:p>523.79</text:p>
          </table:table-cell>
          <table:table-cell office:value-type="float" office:value="2350.11" calcext:value-type="float">
            <text:p>2350.11</text:p>
          </table:table-cell>
          <table:table-cell office:value-type="float" office:value="2717.66" calcext:value-type="float">
            <text:p>2717.66</text:p>
          </table:table-cell>
        </table:table-row>
        <table:table-row table:style-name="ro1">
          <table:table-cell office:value-type="float" office:value="16943812" calcext:value-type="float">
            <text:p>16943812</text:p>
          </table:table-cell>
          <table:table-cell table:formula="of:=[.A1061]/1000/(60*60*24)" office:value-type="time" office:time-value="PT04H42M23.812S" calcext:value-type="time">
            <text:p>04:42:24</text:p>
          </table:table-cell>
          <table:table-cell office:value-type="float" office:value="1.04" calcext:value-type="float">
            <text:p>1.04</text:p>
          </table:table-cell>
          <table:table-cell office:value-type="float" office:value="500.6" calcext:value-type="float">
            <text:p>500.6</text:p>
          </table:table-cell>
          <table:table-cell office:value-type="float" office:value="521.67" calcext:value-type="float">
            <text:p>521.67</text:p>
          </table:table-cell>
          <table:table-cell office:value-type="float" office:value="2352.34" calcext:value-type="float">
            <text:p>2352.34</text:p>
          </table:table-cell>
          <table:table-cell office:value-type="float" office:value="2719.99" calcext:value-type="float">
            <text:p>2719.99</text:p>
          </table:table-cell>
        </table:table-row>
        <table:table-row table:style-name="ro1">
          <table:table-cell office:value-type="float" office:value="16959811" calcext:value-type="float">
            <text:p>16959811</text:p>
          </table:table-cell>
          <table:table-cell table:formula="of:=[.A1062]/1000/(60*60*24)" office:value-type="time" office:time-value="PT04H42M39.811S" calcext:value-type="time">
            <text:p>04:42:40</text:p>
          </table:table-cell>
          <table:table-cell office:value-type="float" office:value="1.05" calcext:value-type="float">
            <text:p>1.0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2.05" calcext:value-type="float">
            <text:p>522.05</text:p>
          </table:table-cell>
          <table:table-cell office:value-type="float" office:value="2354.56" calcext:value-type="float">
            <text:p>2354.56</text:p>
          </table:table-cell>
          <table:table-cell office:value-type="float" office:value="2722.31" calcext:value-type="float">
            <text:p>2722.31</text:p>
          </table:table-cell>
        </table:table-row>
        <table:table-row table:style-name="ro1">
          <table:table-cell office:value-type="float" office:value="16975811" calcext:value-type="float">
            <text:p>16975811</text:p>
          </table:table-cell>
          <table:table-cell table:formula="of:=[.A1063]/1000/(60*60*24)" office:value-type="time" office:time-value="PT04H42M55.811S" calcext:value-type="time">
            <text:p>04:42:56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2.12" calcext:value-type="float">
            <text:p>522.12</text:p>
          </table:table-cell>
          <table:table-cell office:value-type="float" office:value="2356.78" calcext:value-type="float">
            <text:p>2356.78</text:p>
          </table:table-cell>
          <table:table-cell office:value-type="float" office:value="2724.63" calcext:value-type="float">
            <text:p>2724.63</text:p>
          </table:table-cell>
        </table:table-row>
        <table:table-row table:style-name="ro1">
          <table:table-cell office:value-type="float" office:value="16991812" calcext:value-type="float">
            <text:p>16991812</text:p>
          </table:table-cell>
          <table:table-cell table:formula="of:=[.A1064]/1000/(60*60*24)" office:value-type="time" office:time-value="PT04H43M11.812S" calcext:value-type="time">
            <text:p>04:43:12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6" calcext:value-type="float">
            <text:p>520.26</text:p>
          </table:table-cell>
          <table:table-cell office:value-type="float" office:value="2359" calcext:value-type="float">
            <text:p>2359</text:p>
          </table:table-cell>
          <table:table-cell office:value-type="float" office:value="2726.95" calcext:value-type="float">
            <text:p>2726.95</text:p>
          </table:table-cell>
        </table:table-row>
        <table:table-row table:style-name="ro1">
          <table:table-cell office:value-type="float" office:value="17007812" calcext:value-type="float">
            <text:p>17007812</text:p>
          </table:table-cell>
          <table:table-cell table:formula="of:=[.A1065]/1000/(60*60*24)" office:value-type="time" office:time-value="PT04H43M27.812S" calcext:value-type="time">
            <text:p>04:43:28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6" calcext:value-type="float">
            <text:p>520.46</text:p>
          </table:table-cell>
          <table:table-cell office:value-type="float" office:value="2361.22" calcext:value-type="float">
            <text:p>2361.22</text:p>
          </table:table-cell>
          <table:table-cell office:value-type="float" office:value="2729.26" calcext:value-type="float">
            <text:p>2729.26</text:p>
          </table:table-cell>
        </table:table-row>
        <table:table-row table:style-name="ro1">
          <table:table-cell office:value-type="float" office:value="17023811" calcext:value-type="float">
            <text:p>17023811</text:p>
          </table:table-cell>
          <table:table-cell table:formula="of:=[.A1066]/1000/(60*60*24)" office:value-type="time" office:time-value="PT04H43M43.811S" calcext:value-type="time">
            <text:p>04:43:44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20.13" calcext:value-type="float">
            <text:p>520.13</text:p>
          </table:table-cell>
          <table:table-cell office:value-type="float" office:value="2363.43" calcext:value-type="float">
            <text:p>2363.43</text:p>
          </table:table-cell>
          <table:table-cell office:value-type="float" office:value="2731.57" calcext:value-type="float">
            <text:p>2731.57</text:p>
          </table:table-cell>
        </table:table-row>
        <table:table-row table:style-name="ro1">
          <table:table-cell office:value-type="float" office:value="17039811" calcext:value-type="float">
            <text:p>17039811</text:p>
          </table:table-cell>
          <table:table-cell table:formula="of:=[.A1067]/1000/(60*60*24)" office:value-type="time" office:time-value="PT04H43M59.811S" calcext:value-type="time">
            <text:p>04:44:00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5" calcext:value-type="float">
            <text:p>520.25</text:p>
          </table:table-cell>
          <table:table-cell office:value-type="float" office:value="2365.65" calcext:value-type="float">
            <text:p>2365.65</text:p>
          </table:table-cell>
          <table:table-cell office:value-type="float" office:value="2733.88" calcext:value-type="float">
            <text:p>2733.88</text:p>
          </table:table-cell>
        </table:table-row>
        <table:table-row table:style-name="ro1">
          <table:table-cell office:value-type="float" office:value="17055812" calcext:value-type="float">
            <text:p>17055812</text:p>
          </table:table-cell>
          <table:table-cell table:formula="of:=[.A1068]/1000/(60*60*24)" office:value-type="time" office:time-value="PT04H44M15.812S" calcext:value-type="time">
            <text:p>04:44:16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6" calcext:value-type="float">
            <text:p>518.26</text:p>
          </table:table-cell>
          <table:table-cell office:value-type="float" office:value="2367.87" calcext:value-type="float">
            <text:p>2367.87</text:p>
          </table:table-cell>
          <table:table-cell office:value-type="float" office:value="2736.19" calcext:value-type="float">
            <text:p>2736.19</text:p>
          </table:table-cell>
        </table:table-row>
        <table:table-row table:style-name="ro1">
          <table:table-cell office:value-type="float" office:value="17071811" calcext:value-type="float">
            <text:p>17071811</text:p>
          </table:table-cell>
          <table:table-cell table:formula="of:=[.A1069]/1000/(60*60*24)" office:value-type="time" office:time-value="PT04H44M31.811S" calcext:value-type="time">
            <text:p>04:44:32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6" calcext:value-type="float">
            <text:p>518.46</text:p>
          </table:table-cell>
          <table:table-cell office:value-type="float" office:value="2370.09" calcext:value-type="float">
            <text:p>2370.09</text:p>
          </table:table-cell>
          <table:table-cell office:value-type="float" office:value="2738.49" calcext:value-type="float">
            <text:p>2738.49</text:p>
          </table:table-cell>
        </table:table-row>
        <table:table-row table:style-name="ro1">
          <table:table-cell office:value-type="float" office:value="17087812" calcext:value-type="float">
            <text:p>17087812</text:p>
          </table:table-cell>
          <table:table-cell table:formula="of:=[.A1070]/1000/(60*60*24)" office:value-type="time" office:time-value="PT04H44M47.812S" calcext:value-type="time">
            <text:p>04:44:48</text:p>
          </table:table-cell>
          <table:table-cell office:value-type="float" office:value="1.03" calcext:value-type="float">
            <text:p>1.03</text:p>
          </table:table-cell>
          <table:table-cell office:value-type="float" office:value="500.8" calcext:value-type="float">
            <text:p>500.8</text:p>
          </table:table-cell>
          <table:table-cell office:value-type="float" office:value="517.86" calcext:value-type="float">
            <text:p>517.86</text:p>
          </table:table-cell>
          <table:table-cell office:value-type="float" office:value="2372.32" calcext:value-type="float">
            <text:p>2372.32</text:p>
          </table:table-cell>
          <table:table-cell office:value-type="float" office:value="2740.79" calcext:value-type="float">
            <text:p>2740.79</text:p>
          </table:table-cell>
        </table:table-row>
        <table:table-row table:style-name="ro1">
          <table:table-cell office:value-type="float" office:value="17103811" calcext:value-type="float">
            <text:p>17103811</text:p>
          </table:table-cell>
          <table:table-cell table:formula="of:=[.A1071]/1000/(60*60*24)" office:value-type="time" office:time-value="PT04H45M03.811S" calcext:value-type="time">
            <text:p>04:45:04</text:p>
          </table:table-cell>
          <table:table-cell office:value-type="float" office:value="1.03" calcext:value-type="float">
            <text:p>1.0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17.78" calcext:value-type="float">
            <text:p>517.78</text:p>
          </table:table-cell>
          <table:table-cell office:value-type="float" office:value="2374.54" calcext:value-type="float">
            <text:p>2374.54</text:p>
          </table:table-cell>
          <table:table-cell office:value-type="float" office:value="2743.1" calcext:value-type="float">
            <text:p>2743.1</text:p>
          </table:table-cell>
        </table:table-row>
        <table:table-row table:style-name="ro1">
          <table:table-cell office:value-type="float" office:value="17119811" calcext:value-type="float">
            <text:p>17119811</text:p>
          </table:table-cell>
          <table:table-cell table:formula="of:=[.A1072]/1000/(60*60*24)" office:value-type="time" office:time-value="PT04H45M19.811S" calcext:value-type="time">
            <text:p>04:45:20</text:p>
          </table:table-cell>
          <table:table-cell office:value-type="float" office:value="1.03" calcext:value-type="float">
            <text:p>1.03</text:p>
          </table:table-cell>
          <table:table-cell office:value-type="float" office:value="500.52" calcext:value-type="float">
            <text:p>500.52</text:p>
          </table:table-cell>
          <table:table-cell office:value-type="float" office:value="517.58" calcext:value-type="float">
            <text:p>517.58</text:p>
          </table:table-cell>
          <table:table-cell office:value-type="float" office:value="2376.77" calcext:value-type="float">
            <text:p>2376.77</text:p>
          </table:table-cell>
          <table:table-cell office:value-type="float" office:value="2745.4" calcext:value-type="float">
            <text:p>2745.4</text:p>
          </table:table-cell>
        </table:table-row>
        <table:table-row table:style-name="ro1">
          <table:table-cell office:value-type="float" office:value="17135811" calcext:value-type="float">
            <text:p>17135811</text:p>
          </table:table-cell>
          <table:table-cell table:formula="of:=[.A1073]/1000/(60*60*24)" office:value-type="time" office:time-value="PT04H45M35.811S" calcext:value-type="time">
            <text:p>04:45:36</text:p>
          </table:table-cell>
          <table:table-cell office:value-type="float" office:value="1.03" calcext:value-type="float">
            <text:p>1.03</text:p>
          </table:table-cell>
          <table:table-cell office:value-type="float" office:value="500.8" calcext:value-type="float">
            <text:p>500.8</text:p>
          </table:table-cell>
          <table:table-cell office:value-type="float" office:value="515.86" calcext:value-type="float">
            <text:p>515.86</text:p>
          </table:table-cell>
          <table:table-cell office:value-type="float" office:value="2379" calcext:value-type="float">
            <text:p>2379</text:p>
          </table:table-cell>
          <table:table-cell office:value-type="float" office:value="2747.7" calcext:value-type="float">
            <text:p>2747.7</text:p>
          </table:table-cell>
        </table:table-row>
        <table:table-row table:style-name="ro1">
          <table:table-cell office:value-type="float" office:value="17151812" calcext:value-type="float">
            <text:p>17151812</text:p>
          </table:table-cell>
          <table:table-cell table:formula="of:=[.A1074]/1000/(60*60*24)" office:value-type="time" office:time-value="PT04H45M51.812S" calcext:value-type="time">
            <text:p>04:45:52</text:p>
          </table:table-cell>
          <table:table-cell office:value-type="float" office:value="1.03" calcext:value-type="float">
            <text:p>1.0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16.07" calcext:value-type="float">
            <text:p>516.07</text:p>
          </table:table-cell>
          <table:table-cell office:value-type="float" office:value="2381.22" calcext:value-type="float">
            <text:p>2381.22</text:p>
          </table:table-cell>
          <table:table-cell office:value-type="float" office:value="2749.99" calcext:value-type="float">
            <text:p>2749.99</text:p>
          </table:table-cell>
        </table:table-row>
        <table:table-row table:style-name="ro1">
          <table:table-cell office:value-type="float" office:value="17167812" calcext:value-type="float">
            <text:p>17167812</text:p>
          </table:table-cell>
          <table:table-cell table:formula="of:=[.A1075]/1000/(60*60*24)" office:value-type="time" office:time-value="PT04H46M07.812S" calcext:value-type="time">
            <text:p>04:46:08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4.34" calcext:value-type="float">
            <text:p>514.34</text:p>
          </table:table-cell>
          <table:table-cell office:value-type="float" office:value="2383.44" calcext:value-type="float">
            <text:p>2383.44</text:p>
          </table:table-cell>
          <table:table-cell office:value-type="float" office:value="2752.28" calcext:value-type="float">
            <text:p>2752.28</text:p>
          </table:table-cell>
        </table:table-row>
        <table:table-row table:style-name="ro1">
          <table:table-cell office:value-type="float" office:value="17183812" calcext:value-type="float">
            <text:p>17183812</text:p>
          </table:table-cell>
          <table:table-cell table:formula="of:=[.A1076]/1000/(60*60*24)" office:value-type="time" office:time-value="PT04H46M23.812S" calcext:value-type="time">
            <text:p>04:46:24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7" calcext:value-type="float">
            <text:p>512.27</text:p>
          </table:table-cell>
          <table:table-cell office:value-type="float" office:value="2385.66" calcext:value-type="float">
            <text:p>2385.66</text:p>
          </table:table-cell>
          <table:table-cell office:value-type="float" office:value="2754.56" calcext:value-type="float">
            <text:p>2754.56</text:p>
          </table:table-cell>
        </table:table-row>
        <table:table-row table:style-name="ro1">
          <table:table-cell office:value-type="float" office:value="17199812" calcext:value-type="float">
            <text:p>17199812</text:p>
          </table:table-cell>
          <table:table-cell table:formula="of:=[.A1077]/1000/(60*60*24)" office:value-type="time" office:time-value="PT04H46M39.812S" calcext:value-type="time">
            <text:p>04:46:40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8" calcext:value-type="float">
            <text:p>512.28</text:p>
          </table:table-cell>
          <table:table-cell office:value-type="float" office:value="2387.88" calcext:value-type="float">
            <text:p>2387.88</text:p>
          </table:table-cell>
          <table:table-cell office:value-type="float" office:value="2756.84" calcext:value-type="float">
            <text:p>2756.84</text:p>
          </table:table-cell>
        </table:table-row>
        <table:table-row table:style-name="ro1">
          <table:table-cell office:value-type="float" office:value="17215811" calcext:value-type="float">
            <text:p>17215811</text:p>
          </table:table-cell>
          <table:table-cell table:formula="of:=[.A1078]/1000/(60*60*24)" office:value-type="time" office:time-value="PT04H46M55.811S" calcext:value-type="time">
            <text:p>04:46:56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7" calcext:value-type="float">
            <text:p>512.27</text:p>
          </table:table-cell>
          <table:table-cell office:value-type="float" office:value="2390.1" calcext:value-type="float">
            <text:p>2390.1</text:p>
          </table:table-cell>
          <table:table-cell office:value-type="float" office:value="2759.12" calcext:value-type="float">
            <text:p>2759.12</text:p>
          </table:table-cell>
        </table:table-row>
        <table:table-row table:style-name="ro1">
          <table:table-cell office:value-type="float" office:value="17231811" calcext:value-type="float">
            <text:p>17231811</text:p>
          </table:table-cell>
          <table:table-cell table:formula="of:=[.A1079]/1000/(60*60*24)" office:value-type="time" office:time-value="PT04H47M11.811S" calcext:value-type="time">
            <text:p>04:47:12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0.28" calcext:value-type="float">
            <text:p>510.28</text:p>
          </table:table-cell>
          <table:table-cell office:value-type="float" office:value="2392.32" calcext:value-type="float">
            <text:p>2392.32</text:p>
          </table:table-cell>
          <table:table-cell office:value-type="float" office:value="2761.39" calcext:value-type="float">
            <text:p>2761.39</text:p>
          </table:table-cell>
        </table:table-row>
        <table:table-row table:style-name="ro1">
          <table:table-cell office:value-type="float" office:value="17247811" calcext:value-type="float">
            <text:p>17247811</text:p>
          </table:table-cell>
          <table:table-cell table:formula="of:=[.A1080]/1000/(60*60*24)" office:value-type="time" office:time-value="PT04H47M27.811S" calcext:value-type="time">
            <text:p>04:47:28</text:p>
          </table:table-cell>
          <table:table-cell office:value-type="float" office:value="1.02" calcext:value-type="float">
            <text:p>1.0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11.77" calcext:value-type="float">
            <text:p>511.77</text:p>
          </table:table-cell>
          <table:table-cell office:value-type="float" office:value="2394.54" calcext:value-type="float">
            <text:p>2394.54</text:p>
          </table:table-cell>
          <table:table-cell office:value-type="float" office:value="2763.66" calcext:value-type="float">
            <text:p>2763.66</text:p>
          </table:table-cell>
        </table:table-row>
        <table:table-row table:style-name="ro1">
          <table:table-cell office:value-type="float" office:value="17263811" calcext:value-type="float">
            <text:p>17263811</text:p>
          </table:table-cell>
          <table:table-cell table:formula="of:=[.A1081]/1000/(60*60*24)" office:value-type="time" office:time-value="PT04H47M43.811S" calcext:value-type="time">
            <text:p>04:47:44</text:p>
          </table:table-cell>
          <table:table-cell office:value-type="float" office:value="1.02" calcext:value-type="float">
            <text:p>1.0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11.78" calcext:value-type="float">
            <text:p>511.78</text:p>
          </table:table-cell>
          <table:table-cell office:value-type="float" office:value="2396.76" calcext:value-type="float">
            <text:p>2396.76</text:p>
          </table:table-cell>
          <table:table-cell office:value-type="float" office:value="2765.93" calcext:value-type="float">
            <text:p>2765.93</text:p>
          </table:table-cell>
        </table:table-row>
        <table:table-row table:style-name="ro1">
          <table:table-cell office:value-type="float" office:value="17279811" calcext:value-type="float">
            <text:p>17279811</text:p>
          </table:table-cell>
          <table:table-cell table:formula="of:=[.A1082]/1000/(60*60*24)" office:value-type="time" office:time-value="PT04H47M59.811S" calcext:value-type="time">
            <text:p>04:48:00</text:p>
          </table:table-cell>
          <table:table-cell office:value-type="float" office:value="1.02" calcext:value-type="float">
            <text:p>1.0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09.99" calcext:value-type="float">
            <text:p>509.99</text:p>
          </table:table-cell>
          <table:table-cell office:value-type="float" office:value="2398.99" calcext:value-type="float">
            <text:p>2398.99</text:p>
          </table:table-cell>
          <table:table-cell office:value-type="float" office:value="2768.2" calcext:value-type="float">
            <text:p>2768.2</text:p>
          </table:table-cell>
        </table:table-row>
        <table:table-row table:style-name="ro1">
          <table:table-cell office:value-type="float" office:value="17295812" calcext:value-type="float">
            <text:p>17295812</text:p>
          </table:table-cell>
          <table:table-cell table:formula="of:=[.A1083]/1000/(60*60*24)" office:value-type="time" office:time-value="PT04H48M15.812S" calcext:value-type="time">
            <text:p>04:48:16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8.48" calcext:value-type="float">
            <text:p>508.48</text:p>
          </table:table-cell>
          <table:table-cell office:value-type="float" office:value="2401.21" calcext:value-type="float">
            <text:p>2401.21</text:p>
          </table:table-cell>
          <table:table-cell office:value-type="float" office:value="2770.47" calcext:value-type="float">
            <text:p>2770.47</text:p>
          </table:table-cell>
        </table:table-row>
        <table:table-row table:style-name="ro1">
          <table:table-cell office:value-type="float" office:value="17311811" calcext:value-type="float">
            <text:p>17311811</text:p>
          </table:table-cell>
          <table:table-cell table:formula="of:=[.A1084]/1000/(60*60*24)" office:value-type="time" office:time-value="PT04H48M31.811S" calcext:value-type="time">
            <text:p>04:48:32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6.37" calcext:value-type="float">
            <text:p>506.37</text:p>
          </table:table-cell>
          <table:table-cell office:value-type="float" office:value="2403.43" calcext:value-type="float">
            <text:p>2403.43</text:p>
          </table:table-cell>
          <table:table-cell office:value-type="float" office:value="2772.72" calcext:value-type="float">
            <text:p>2772.72</text:p>
          </table:table-cell>
        </table:table-row>
        <table:table-row table:style-name="ro1">
          <table:table-cell office:value-type="float" office:value="17327811" calcext:value-type="float">
            <text:p>17327811</text:p>
          </table:table-cell>
          <table:table-cell table:formula="of:=[.A1085]/1000/(60*60*24)" office:value-type="time" office:time-value="PT04H48M47.811S" calcext:value-type="time">
            <text:p>04:48:48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6.34" calcext:value-type="float">
            <text:p>506.34</text:p>
          </table:table-cell>
          <table:table-cell office:value-type="float" office:value="2405.65" calcext:value-type="float">
            <text:p>2405.65</text:p>
          </table:table-cell>
          <table:table-cell office:value-type="float" office:value="2774.97" calcext:value-type="float">
            <text:p>2774.97</text:p>
          </table:table-cell>
        </table:table-row>
        <table:table-row table:style-name="ro1">
          <table:table-cell office:value-type="float" office:value="17343812" calcext:value-type="float">
            <text:p>17343812</text:p>
          </table:table-cell>
          <table:table-cell table:formula="of:=[.A1086]/1000/(60*60*24)" office:value-type="time" office:time-value="PT04H49M03.812S" calcext:value-type="time">
            <text:p>04:49:04</text:p>
          </table:table-cell>
          <table:table-cell office:value-type="float" office:value="1.01" calcext:value-type="float">
            <text:p>1.01</text:p>
          </table:table-cell>
          <table:table-cell office:value-type="float" office:value="499" calcext:value-type="float">
            <text:p>499</text:p>
          </table:table-cell>
          <table:table-cell office:value-type="float" office:value="503.96" calcext:value-type="float">
            <text:p>503.96</text:p>
          </table:table-cell>
          <table:table-cell office:value-type="float" office:value="2407.87" calcext:value-type="float">
            <text:p>2407.87</text:p>
          </table:table-cell>
          <table:table-cell office:value-type="float" office:value="2777.22" calcext:value-type="float">
            <text:p>2777.22</text:p>
          </table:table-cell>
        </table:table-row>
        <table:table-row table:style-name="ro1">
          <table:table-cell office:value-type="float" office:value="17359812" calcext:value-type="float">
            <text:p>17359812</text:p>
          </table:table-cell>
          <table:table-cell table:formula="of:=[.A1087]/1000/(60*60*24)" office:value-type="time" office:time-value="PT04H49M19.812S" calcext:value-type="time">
            <text:p>04:49:20</text:p>
          </table:table-cell>
          <table:table-cell office:value-type="float" office:value="1.01" calcext:value-type="float">
            <text:p>1.0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04.08" calcext:value-type="float">
            <text:p>504.08</text:p>
          </table:table-cell>
          <table:table-cell office:value-type="float" office:value="2410.09" calcext:value-type="float">
            <text:p>2410.09</text:p>
          </table:table-cell>
          <table:table-cell office:value-type="float" office:value="2779.46" calcext:value-type="float">
            <text:p>2779.46</text:p>
          </table:table-cell>
        </table:table-row>
        <table:table-row table:style-name="ro1">
          <table:table-cell office:value-type="float" office:value="17375811" calcext:value-type="float">
            <text:p>17375811</text:p>
          </table:table-cell>
          <table:table-cell table:formula="of:=[.A1088]/1000/(60*60*24)" office:value-type="time" office:time-value="PT04H49M35.811S" calcext:value-type="time">
            <text:p>04:49:36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2.16" calcext:value-type="float">
            <text:p>502.16</text:p>
          </table:table-cell>
          <table:table-cell office:value-type="float" office:value="2412.31" calcext:value-type="float">
            <text:p>2412.31</text:p>
          </table:table-cell>
          <table:table-cell office:value-type="float" office:value="2781.7" calcext:value-type="float">
            <text:p>2781.7</text:p>
          </table:table-cell>
        </table:table-row>
        <table:table-row table:style-name="ro1">
          <table:table-cell office:value-type="float" office:value="17391811" calcext:value-type="float">
            <text:p>17391811</text:p>
          </table:table-cell>
          <table:table-cell table:formula="of:=[.A1089]/1000/(60*60*24)" office:value-type="time" office:time-value="PT04H49M51.811S" calcext:value-type="time">
            <text:p>04:49:52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2.16" calcext:value-type="float">
            <text:p>502.16</text:p>
          </table:table-cell>
          <table:table-cell office:value-type="float" office:value="2414.53" calcext:value-type="float">
            <text:p>2414.53</text:p>
          </table:table-cell>
          <table:table-cell office:value-type="float" office:value="2783.94" calcext:value-type="float">
            <text:p>2783.94</text:p>
          </table:table-cell>
        </table:table-row>
        <table:table-row table:style-name="ro1">
          <table:table-cell office:value-type="float" office:value="17407812" calcext:value-type="float">
            <text:p>17407812</text:p>
          </table:table-cell>
          <table:table-cell table:formula="of:=[.A1090]/1000/(60*60*24)" office:value-type="time" office:time-value="PT04H50M07.812S" calcext:value-type="time">
            <text:p>04:50:08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2.49" calcext:value-type="float">
            <text:p>502.49</text:p>
          </table:table-cell>
          <table:table-cell office:value-type="float" office:value="2416.75" calcext:value-type="float">
            <text:p>2416.75</text:p>
          </table:table-cell>
          <table:table-cell office:value-type="float" office:value="2786.17" calcext:value-type="float">
            <text:p>2786.17</text:p>
          </table:table-cell>
        </table:table-row>
        <table:table-row table:style-name="ro1">
          <table:table-cell office:value-type="float" office:value="17423812" calcext:value-type="float">
            <text:p>17423812</text:p>
          </table:table-cell>
          <table:table-cell table:formula="of:=[.A1091]/1000/(60*60*24)" office:value-type="time" office:time-value="PT04H50M23.812S" calcext:value-type="time">
            <text:p>04:50:24</text:p>
          </table:table-cell>
          <table:table-cell office:value-type="float" office:value="1" calcext:value-type="float">
            <text:p>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0.48" calcext:value-type="float">
            <text:p>500.48</text:p>
          </table:table-cell>
          <table:table-cell office:value-type="float" office:value="2418.97" calcext:value-type="float">
            <text:p>2418.97</text:p>
          </table:table-cell>
          <table:table-cell office:value-type="float" office:value="2788.4" calcext:value-type="float">
            <text:p>2788.4</text:p>
          </table:table-cell>
        </table:table-row>
        <table:table-row table:style-name="ro1">
          <table:table-cell office:value-type="float" office:value="17437811" calcext:value-type="float">
            <text:p>17437811</text:p>
          </table:table-cell>
          <table:table-cell table:formula="of:=[.A1092]/1000/(60*60*24)" office:value-type="time" office:time-value="PT04H50M37.811S" calcext:value-type="time">
            <text:p>04:50:38</text:p>
          </table:table-cell>
          <table:table-cell office:value-type="float" office:value="1" calcext:value-type="float">
            <text:p>1</text:p>
          </table:table-cell>
          <table:table-cell office:value-type="float" office:value="499.4" calcext:value-type="float">
            <text:p>499.4</text:p>
          </table:table-cell>
          <table:table-cell office:value-type="float" office:value="498.36" calcext:value-type="float">
            <text:p>498.36</text:p>
          </table:table-cell>
          <table:table-cell office:value-type="float" office:value="2420.91" calcext:value-type="float">
            <text:p>2420.91</text:p>
          </table:table-cell>
          <table:table-cell office:value-type="float" office:value="2790.35" calcext:value-type="float">
            <text:p>2790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 style:data-style-name="N2" text:time-value="22:35:51.6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6T22:36:55.653000000</dc:date>
    <meta:editing-duration>PT9M33S</meta:editing-duration>
    <meta:editing-cycles>2</meta:editing-cycles>
    <meta:generator>LibreOffice/7.0.0.3$Windows_X86_64 LibreOffice_project/8061b3e9204bef6b321a21033174034a5e2ea88e</meta:generator>
    <meta:document-statistic meta:table-count="1" meta:cell-count="764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6cm" svg:height="15.088cm" xlink:href=".." xlink:type="simple" chart:class="chart:line" chart:style-name="ch1">
        <chart:title svg:x="11.124cm" svg:y="0.437cm" chart:style-name="ch2">
          <text:p>MPower AA @0.2C #3</text:p>
        </chart:title>
        <chart:legend chart:legend-position="end" svg:x="24.405cm" svg:y="7.245cm" style:legend-expansion="high" chart:style-name="ch3"/>
        <chart:plot-area chart:style-name="ch4" table:cell-range-address="LOGGER02.B1:LOGGER02.C1092" chart:data-source-has-labels="both" svg:x="0.537cm" svg:y="1.517cm" svg:width="23.331cm" svg:height="13.27cm">
          <chart:coordinate-region svg:x="1.449cm" svg:y="1.517cm" svg:width="22.419cm" svg:height="11.941cm"/>
          <chart:axis chart:dimension="x" chart:name="primary-x" chart:style-name="ch5" chartooo:axis-type="auto">
            <chartooo:date-scale/>
            <chart:categories table:cell-range-address="LOGGER02.B2:LOGGER02.B109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1092" chart:label-cell-address="LOGGER02.C1:LOGGER02.C1" chart:class="chart:line">
            <chart:data-point chart:repeated="10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1092</svg:desc>
                </draw:g>
              </table:table-cell>
              <table:table-cell office:value-type="float" office:value="1.27">
                <text:p>1.27</text:p>
                <draw:g>
                  <svg:desc>LOGGER02.C2:LOGGER02.C1092</svg:desc>
                </draw:g>
              </table:table-cell>
            </table:table-row>
            <table:table-row>
              <table:table-cell office:value-type="float" office:value="0.000182997685185185">
                <text:p>0.0001829976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36818287037037">
                <text:p>0.000368182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553368055555556">
                <text:p>0.000553368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738553240740741">
                <text:p>0.000738553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923738425925926">
                <text:p>0.000923738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10893518518519">
                <text:p>0.001108935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941087962963">
                <text:p>0.0012941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7929398148148">
                <text:p>0.001479293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66447916666667">
                <text:p>0.001664479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4966435185185">
                <text:p>0.001849664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3484953703704">
                <text:p>0.002034849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2003472222222">
                <text:p>0.00222003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40521990740741">
                <text:p>0.002405219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9040509259259">
                <text:p>0.002590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77559027777778">
                <text:p>0.002775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96077546296296">
                <text:p>0.0029607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14596064814815">
                <text:p>0.003145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33115740740741">
                <text:p>0.003331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51633101851852">
                <text:p>0.003516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7015162037037">
                <text:p>0.003701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88670138888889">
                <text:p>0.003886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07188657407407">
                <text:p>0.004071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25708333333333">
                <text:p>0.0042570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44225694444444">
                <text:p>0.0044422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744212962963">
                <text:p>0.004627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81262731481481">
                <text:p>0.0048126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9978125">
                <text:p>0.00499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18299768518519">
                <text:p>0.0051829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36818287037037">
                <text:p>0.005368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5336805555556">
                <text:p>0.005553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3855324074074">
                <text:p>0.005738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2373842592593">
                <text:p>0.005923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0892361111111">
                <text:p>0.006108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941087962963">
                <text:p>0.006294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7929398148148">
                <text:p>0.0064792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66447916666667">
                <text:p>0.0066644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84966435185185">
                <text:p>0.0068496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03484953703704">
                <text:p>0.007034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2003472222222">
                <text:p>0.0072200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40523148148148">
                <text:p>0.007405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59041666666667">
                <text:p>0.007590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77559027777778">
                <text:p>0.0077755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96077546296296">
                <text:p>0.0079607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14596064814815">
                <text:p>0.0081459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33114583333333">
                <text:p>0.0083311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51634259259259">
                <text:p>0.008516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7015162037037">
                <text:p>0.008701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8670138888889">
                <text:p>0.0088867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07188657407407">
                <text:p>0.0090718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25707175925926">
                <text:p>0.0092570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44225694444444">
                <text:p>0.0094422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62744212962963">
                <text:p>0.0096274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81262731481482">
                <text:p>0.009812627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99782407407408">
                <text:p>0.009997824074074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1829976851852">
                <text:p>0.010182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3681828703704">
                <text:p>0.010368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5533680555556">
                <text:p>0.010553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7385532407407">
                <text:p>0.010738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9237384259259">
                <text:p>0.010923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1089351851852">
                <text:p>0.011108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2941087962963">
                <text:p>0.011294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792939814815">
                <text:p>0.011479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644791666667">
                <text:p>0.011664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496643518519">
                <text:p>0.011849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34849537037">
                <text:p>0.01203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2200347222222">
                <text:p>0.012220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4052314814815">
                <text:p>0.012405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5904050925926">
                <text:p>0.012590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7755902777778">
                <text:p>0.012775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960787037037">
                <text:p>0.01296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459606481482">
                <text:p>0.0131459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3311574074074">
                <text:p>0.013331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5163425925926">
                <text:p>0.013516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7015162037037">
                <text:p>0.013701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886712962963">
                <text:p>0.01388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0718865740741">
                <text:p>0.014071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2570717592593">
                <text:p>0.014257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4422569444444">
                <text:p>0.014442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6274421296296">
                <text:p>0.014627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8126273148148">
                <text:p>0.014812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9978125">
                <text:p>0.01499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1829976851852">
                <text:p>0.015182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3681944444444">
                <text:p>0.015368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5533680555556">
                <text:p>0.015553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7385532407407">
                <text:p>0.015738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9237384259259">
                <text:p>0.015923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1089351851852">
                <text:p>0.016108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2941203703704">
                <text:p>0.016294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4792939814815">
                <text:p>0.016479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6644791666667">
                <text:p>0.016664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8496643518519">
                <text:p>0.016849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0348611111111">
                <text:p>0.017034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2200347222222">
                <text:p>0.017220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4052199074074">
                <text:p>0.017405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5904050925926">
                <text:p>0.017590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7755902777778">
                <text:p>0.017775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960787037037">
                <text:p>0.01796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1459606481481">
                <text:p>0.018145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3311458333333">
                <text:p>0.018331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5163310185185">
                <text:p>0.018516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7015162037037">
                <text:p>0.018701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8867013888889">
                <text:p>0.018886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0718865740741">
                <text:p>0.019071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2570833333333">
                <text:p>0.019257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4422569444444">
                <text:p>0.019442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6274421296296">
                <text:p>0.019627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8126273148148">
                <text:p>0.019812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9978240740741">
                <text:p>0.019997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1829976851852">
                <text:p>0.020182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3681828703704">
                <text:p>0.020368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5533680555556">
                <text:p>0.020553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7385532407407">
                <text:p>0.020738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9237384259259">
                <text:p>0.020923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1089236111111">
                <text:p>0.021108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2941087962963">
                <text:p>0.021294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4792939814815">
                <text:p>0.021479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16644791666667">
                <text:p>0.021664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8496643518518">
                <text:p>0.0218496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034849537037">
                <text:p>0.02203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2200347222222">
                <text:p>0.022220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4052199074074">
                <text:p>0.022405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5904050925926">
                <text:p>0.022590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7756018518519">
                <text:p>0.022775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960775462963">
                <text:p>0.02296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1459606481481">
                <text:p>0.023145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3311574074074">
                <text:p>0.023331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5163310185185">
                <text:p>0.023516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7015162037037">
                <text:p>0.023701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886712962963">
                <text:p>0.02388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718865740741">
                <text:p>0.024071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2570717592593">
                <text:p>0.024257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4422569444444">
                <text:p>0.024442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6274421296296">
                <text:p>0.024627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8126273148148">
                <text:p>0.024812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9978125">
                <text:p>0.02499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1830092592593">
                <text:p>0.025183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3681828703704">
                <text:p>0.025368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5533680555556">
                <text:p>0.025553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7385532407407">
                <text:p>0.025738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92375">
                <text:p>0.02592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1089351851852">
                <text:p>0.026108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2941087962963">
                <text:p>0.026294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4792939814815">
                <text:p>0.026479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6644791666667">
                <text:p>0.026664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8496643518518">
                <text:p>0.0268496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034849537037">
                <text:p>0.02703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2200347222222">
                <text:p>0.027220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4052314814815">
                <text:p>0.027405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5904166666667">
                <text:p>0.027590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7755902777778">
                <text:p>0.027775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960775462963">
                <text:p>0.02796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1459722222222">
                <text:p>0.028145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3311458333333">
                <text:p>0.028331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5163310185185">
                <text:p>0.028516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7015162037037">
                <text:p>0.028701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886712962963">
                <text:p>0.02888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0718865740741">
                <text:p>0.029071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2570833333333">
                <text:p>0.029257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4422685185185">
                <text:p>0.029442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6274421296296">
                <text:p>0.029627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8126273148148">
                <text:p>0.029812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9978240740741">
                <text:p>0.029997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1830092592593">
                <text:p>0.030183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3681944444444">
                <text:p>0.030368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5533680555556">
                <text:p>0.030553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7385648148148">
                <text:p>0.030738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92375">
                <text:p>0.03092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1089236111111">
                <text:p>0.031108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2941087962963">
                <text:p>0.031294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4792939814815">
                <text:p>0.031479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6644791666667">
                <text:p>0.031664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8496759259259">
                <text:p>0.031849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034849537037">
                <text:p>0.03203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2200347222222">
                <text:p>0.032220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4052199074074">
                <text:p>0.032405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5904166666667">
                <text:p>0.032590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7755902777778">
                <text:p>0.032775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960775462963">
                <text:p>0.03296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1459606481481">
                <text:p>0.033145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3311574074074">
                <text:p>0.033331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5163310185185">
                <text:p>0.03351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7015277777778">
                <text:p>0.033701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8867013888889">
                <text:p>0.033886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0718865740741">
                <text:p>0.03407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2570717592592">
                <text:p>0.034257071759259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4422569444444">
                <text:p>0.03444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6274537037037">
                <text:p>0.034627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8126388888889">
                <text:p>0.034812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9978125">
                <text:p>0.03499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1830092592593">
                <text:p>0.035183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3681944444444">
                <text:p>0.035368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5533680555556">
                <text:p>0.03555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7385532407407">
                <text:p>0.035738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92375">
                <text:p>0.03592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1089236111111">
                <text:p>0.03610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2941087962963">
                <text:p>0.03629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4792939814815">
                <text:p>0.036479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6644907407407">
                <text:p>0.036664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8496643518518">
                <text:p>0.0368496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034849537037">
                <text:p>0.03703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2200347222222">
                <text:p>0.03722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4052199074074">
                <text:p>0.037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5904050925926">
                <text:p>0.037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7756018518519">
                <text:p>0.037775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960775462963">
                <text:p>0.03796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1459722222222">
                <text:p>0.038145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3311458333333">
                <text:p>0.038331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5163310185185">
                <text:p>0.03851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7015162037037">
                <text:p>0.038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8867013888889">
                <text:p>0.038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0718981481481">
                <text:p>0.039071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2570833333333">
                <text:p>0.039257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4422569444444">
                <text:p>0.03944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6274421296296">
                <text:p>0.039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8126273148148">
                <text:p>0.039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9978125">
                <text:p>0.039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1829976851852">
                <text:p>0.04018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3681828703704">
                <text:p>0.040368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5533680555556">
                <text:p>0.04055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7385532407407">
                <text:p>0.040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9237384259259">
                <text:p>0.04092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1089351851852">
                <text:p>0.041108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2941087962963">
                <text:p>0.04129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4792939814815">
                <text:p>0.04147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6644791666667">
                <text:p>0.04166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8496643518519">
                <text:p>0.041849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034849537037">
                <text:p>0.04203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2200347222222">
                <text:p>0.04222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4052199074074">
                <text:p>0.042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5904050925926">
                <text:p>0.042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7755902777778">
                <text:p>0.04277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960787037037">
                <text:p>0.04296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1459606481482">
                <text:p>0.043145960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3311458333333">
                <text:p>0.04333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5163425925926">
                <text:p>0.043516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7015162037037">
                <text:p>0.043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8867013888889">
                <text:p>0.043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0718865740741">
                <text:p>0.04407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2570717592593">
                <text:p>0.044257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4422569444444">
                <text:p>0.04444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6274421296296">
                <text:p>0.044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8126273148148">
                <text:p>0.044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9978125">
                <text:p>0.044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1829976851852">
                <text:p>0.04518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3681828703704">
                <text:p>0.045368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5533680555556">
                <text:p>0.04555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7385532407407">
                <text:p>0.045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92375">
                <text:p>0.04592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1089351851852">
                <text:p>0.046108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2941087962963">
                <text:p>0.04629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4792939814815">
                <text:p>0.04647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6644791666667">
                <text:p>0.04666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8496643518519">
                <text:p>0.046849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34849537037">
                <text:p>0.04703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2200462962963">
                <text:p>0.047220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4052199074074">
                <text:p>0.047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5904050925926">
                <text:p>0.047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755902777778">
                <text:p>0.04777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60775462963">
                <text:p>0.04796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1459606481481">
                <text:p>0.048145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3311458333333">
                <text:p>0.04833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5163310185185">
                <text:p>0.04851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7015277777778">
                <text:p>0.048701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867013888889">
                <text:p>0.048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718865740741">
                <text:p>0.04907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2570717592593">
                <text:p>0.049257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4422569444444">
                <text:p>0.04944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6274421296296">
                <text:p>0.049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8126273148148">
                <text:p>0.049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978125">
                <text:p>0.049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1829976851852">
                <text:p>0.05018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681828703704">
                <text:p>0.050368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533680555555">
                <text:p>0.0505533680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7385532407407">
                <text:p>0.050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9237384259259">
                <text:p>0.05092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1089236111111">
                <text:p>0.05110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941203703704">
                <text:p>0.051294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4792939814815">
                <text:p>0.05147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6644907407407">
                <text:p>0.051664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8496643518519">
                <text:p>0.051849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0348611111111">
                <text:p>0.052034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2200347222222">
                <text:p>0.05222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4052199074074">
                <text:p>0.052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5904050925926">
                <text:p>0.052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755902777778">
                <text:p>0.05277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60775462963">
                <text:p>0.05296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1459606481482">
                <text:p>0.0531459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3311574074074">
                <text:p>0.053331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5163310185185">
                <text:p>0.05351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7015162037037">
                <text:p>0.053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8867013888889">
                <text:p>0.053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0718981481481">
                <text:p>0.054071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2570833333333">
                <text:p>0.054257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422569444444">
                <text:p>0.05444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6274421296296">
                <text:p>0.054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8126273148148">
                <text:p>0.054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9978125">
                <text:p>0.054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1830092592593">
                <text:p>0.055183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681828703704">
                <text:p>0.055368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533680555556">
                <text:p>0.05555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7385532407407">
                <text:p>0.055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237384259259">
                <text:p>0.05592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1089236111111">
                <text:p>0.05610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2941087962963">
                <text:p>0.05629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4792939814815">
                <text:p>0.05647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6644791666667">
                <text:p>0.05666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8496759259259">
                <text:p>0.056849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034849537037">
                <text:p>0.05703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2200462962963">
                <text:p>0.057220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4052199074074">
                <text:p>0.057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5904050925926">
                <text:p>0.057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7756018518519">
                <text:p>0.057775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960775462963">
                <text:p>0.05796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459606481481">
                <text:p>0.058145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3311458333333">
                <text:p>0.05833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5163310185185">
                <text:p>0.05851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7015162037037">
                <text:p>0.058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867013888889">
                <text:p>0.058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0718865740741">
                <text:p>0.05907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2570833333333">
                <text:p>0.059257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4422569444444">
                <text:p>0.05944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6274421296296">
                <text:p>0.059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8126273148148">
                <text:p>0.059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9978125">
                <text:p>0.059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830092592593">
                <text:p>0.060183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3681944444444">
                <text:p>0.060368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5533796296296">
                <text:p>0.060553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7385648148148">
                <text:p>0.060738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237384259259">
                <text:p>0.06092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1089236111111">
                <text:p>0.06110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941087962963">
                <text:p>0.06129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4792939814815">
                <text:p>0.06147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6644907407407">
                <text:p>0.061664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496759259259">
                <text:p>0.061849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034849537037">
                <text:p>0.06203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2200347222222">
                <text:p>0.06222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4052199074074">
                <text:p>0.062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5904050925926">
                <text:p>0.062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7756018518519">
                <text:p>0.062775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60775462963">
                <text:p>0.06296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459722222222">
                <text:p>0.063145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311458333333">
                <text:p>0.06333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5163310185185">
                <text:p>0.06351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7015162037037">
                <text:p>0.063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867013888889">
                <text:p>0.063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0718865740741">
                <text:p>0.06407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570717592593">
                <text:p>0.064257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4422569444444">
                <text:p>0.06444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6274421296296">
                <text:p>0.064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8126273148148">
                <text:p>0.064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978240740741">
                <text:p>0.064997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829976851852">
                <text:p>0.06518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3681944444444">
                <text:p>0.065368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533680555555">
                <text:p>0.0655533680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385532407407">
                <text:p>0.065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237384259259">
                <text:p>0.06592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1089351851852">
                <text:p>0.066108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2941087962963">
                <text:p>0.06629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792939814815">
                <text:p>0.06647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644791666667">
                <text:p>0.06666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496643518519">
                <text:p>0.066849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348495370371">
                <text:p>0.067034849537037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200347222222">
                <text:p>0.06722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4052199074074">
                <text:p>0.067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904050925926">
                <text:p>0.067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755902777778">
                <text:p>0.06777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60775462963">
                <text:p>0.06796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1459606481482">
                <text:p>0.0681459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311458333333">
                <text:p>0.06833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163425925926">
                <text:p>0.068516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7015162037037">
                <text:p>0.068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867013888889">
                <text:p>0.068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718981481482">
                <text:p>0.06907189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570717592593">
                <text:p>0.069257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422569444445">
                <text:p>0.069442256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274421296296">
                <text:p>0.069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8126273148148">
                <text:p>0.069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978125">
                <text:p>0.069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829976851852">
                <text:p>0.07018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681944444444">
                <text:p>0.070368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533680555556">
                <text:p>0.07055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385532407407">
                <text:p>0.070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2375">
                <text:p>0.07092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1089236111111">
                <text:p>0.07110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941203703704">
                <text:p>0.071294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792939814815">
                <text:p>0.07147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644791666667">
                <text:p>0.07166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496759259259">
                <text:p>0.071849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34849537037">
                <text:p>0.07203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200347222222">
                <text:p>0.07222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4052314814815">
                <text:p>0.072405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904050925926">
                <text:p>0.072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755902777778">
                <text:p>0.07277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60775462963">
                <text:p>0.07296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459722222222">
                <text:p>0.073145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311574074074">
                <text:p>0.073331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163425925926">
                <text:p>0.073516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7015162037037">
                <text:p>0.073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867013888889">
                <text:p>0.073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718981481481">
                <text:p>0.074071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570717592593">
                <text:p>0.074257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422569444445">
                <text:p>0.074442256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274537037037">
                <text:p>0.074627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126273148148">
                <text:p>0.074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978125">
                <text:p>0.074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1829976851852">
                <text:p>0.07518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681944444445">
                <text:p>0.07536819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533680555556">
                <text:p>0.07555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385532407407">
                <text:p>0.075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237384259259">
                <text:p>0.07592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1089236111111">
                <text:p>0.07610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941203703704">
                <text:p>0.076294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792939814815">
                <text:p>0.07647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644907407408">
                <text:p>0.0766644907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496643518519">
                <text:p>0.076849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348495370371">
                <text:p>0.077034849537037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2200462962963">
                <text:p>0.077220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4052199074074">
                <text:p>0.077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904050925926">
                <text:p>0.077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755902777778">
                <text:p>0.07777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60775462963">
                <text:p>0.07796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459606481482">
                <text:p>0.0781459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311458333333">
                <text:p>0.07833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5163310185185">
                <text:p>0.07851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7015162037037">
                <text:p>0.078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86712962963">
                <text:p>0.07888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718865740741">
                <text:p>0.07907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570717592593">
                <text:p>0.079257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422685185185">
                <text:p>0.079442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274421296296">
                <text:p>0.079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8126273148148">
                <text:p>0.079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978125">
                <text:p>0.079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829976851852">
                <text:p>0.08018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681828703704">
                <text:p>0.080368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533796296296">
                <text:p>0.080553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385532407407">
                <text:p>0.080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237384259259">
                <text:p>0.08092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1089351851852">
                <text:p>0.081108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941087962963">
                <text:p>0.08129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793055555555">
                <text:p>0.0814793055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644791666667">
                <text:p>0.08166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496759259259">
                <text:p>0.081849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348611111111">
                <text:p>0.082034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2200347222222">
                <text:p>0.08222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4052199074074">
                <text:p>0.082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904166666667">
                <text:p>0.082590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755902777778">
                <text:p>0.08277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60775462963">
                <text:p>0.08296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459606481482">
                <text:p>0.0831459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311458333333">
                <text:p>0.08333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163310185185">
                <text:p>0.08351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7015162037037">
                <text:p>0.083701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8867013888889">
                <text:p>0.083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718981481482">
                <text:p>0.08407189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570717592593">
                <text:p>0.084257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422569444444">
                <text:p>0.08444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274421296296">
                <text:p>0.084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8126388888889">
                <text:p>0.084812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9978125">
                <text:p>0.084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830092592593">
                <text:p>0.085183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681828703704">
                <text:p>0.085368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533680555556">
                <text:p>0.08555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7385532407407">
                <text:p>0.085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237384259259">
                <text:p>0.08592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1089236111111">
                <text:p>0.08610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941203703704">
                <text:p>0.086294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793055555556">
                <text:p>0.086479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644791666667">
                <text:p>0.08666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496643518519">
                <text:p>0.086849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348611111111">
                <text:p>0.087034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2200347222222">
                <text:p>0.08722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4052199074074">
                <text:p>0.087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904166666667">
                <text:p>0.087590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755902777778">
                <text:p>0.08777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960775462963">
                <text:p>0.08796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1459606481482">
                <text:p>0.088145960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3311458333333">
                <text:p>0.08833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163425925926">
                <text:p>0.088516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7015162037037">
                <text:p>0.088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86712962963">
                <text:p>0.08888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0718865740741">
                <text:p>0.08907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2570833333333">
                <text:p>0.089257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422685185185">
                <text:p>0.089442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6274421296296">
                <text:p>0.089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8126273148148">
                <text:p>0.08981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9978125">
                <text:p>0.089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1830092592593">
                <text:p>0.090183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3681944444445">
                <text:p>0.09036819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533680555556">
                <text:p>0.09055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7385532407407">
                <text:p>0.090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92375">
                <text:p>0.09092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1089236111111">
                <text:p>0.09110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2941087962963">
                <text:p>0.09129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4792939814815">
                <text:p>0.09147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6644791666667">
                <text:p>0.09166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8496643518519">
                <text:p>0.091849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034849537037">
                <text:p>0.09203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2200347222222">
                <text:p>0.092220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4052199074074">
                <text:p>0.09240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5904050925926">
                <text:p>0.092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7755902777778">
                <text:p>0.09277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960775462963">
                <text:p>0.09296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1459606481482">
                <text:p>0.093145960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311574074074">
                <text:p>0.093331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5163425925926">
                <text:p>0.093516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7015162037037">
                <text:p>0.093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8867013888889">
                <text:p>0.093886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718865740741">
                <text:p>0.094071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2570717592593">
                <text:p>0.094257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4422569444444">
                <text:p>0.094442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274421296296">
                <text:p>0.09462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8126388888889">
                <text:p>0.094812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9978125">
                <text:p>0.09499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1830092592593">
                <text:p>0.095183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3681944444444">
                <text:p>0.095368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5533680555556">
                <text:p>0.095553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385532407407">
                <text:p>0.095738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9237384259259">
                <text:p>0.095923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1089236111111">
                <text:p>0.096108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2941203703704">
                <text:p>0.096294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4792939814815">
                <text:p>0.096479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644791666667">
                <text:p>0.096664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496643518518">
                <text:p>0.096849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348611111111">
                <text:p>0.097034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2200347222222">
                <text:p>0.097220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4052314814815">
                <text:p>0.097405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5904050925926">
                <text:p>0.09759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7755902777778">
                <text:p>0.097775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960775462963">
                <text:p>0.09796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1459606481482">
                <text:p>0.098145960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311458333333">
                <text:p>0.09833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5163310185185">
                <text:p>0.098516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7015162037037">
                <text:p>0.09870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8867013888889">
                <text:p>0.09888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0718865740741">
                <text:p>0.099071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2570717592593">
                <text:p>0.099257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4422685185185">
                <text:p>0.099442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274537037037">
                <text:p>0.099627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8126273148148">
                <text:p>0.099812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978125">
                <text:p>0.09999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82997685185">
                <text:p>0.10018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36818287037">
                <text:p>0.100368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553368055556">
                <text:p>0.10055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738564814815">
                <text:p>0.100738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92375">
                <text:p>0.10092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108935185185">
                <text:p>0.10110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94108796296">
                <text:p>0.10129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479305555556">
                <text:p>0.10147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664490740741">
                <text:p>0.10166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849664351852">
                <text:p>0.10184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34849537037">
                <text:p>0.10203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220034722222">
                <text:p>0.10222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405219907407">
                <text:p>0.10240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90405092593">
                <text:p>0.10259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775601851852">
                <text:p>0.10277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960787037037">
                <text:p>0.10296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145960648148">
                <text:p>0.10314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331145833333">
                <text:p>0.103331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516331018519">
                <text:p>0.103516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701516203704">
                <text:p>0.10370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86701388889">
                <text:p>0.10388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071886574074">
                <text:p>0.10407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57071759259">
                <text:p>0.10425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442256944444">
                <text:p>0.10444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2744212963">
                <text:p>0.10462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812627314815">
                <text:p>0.10481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978125">
                <text:p>0.10499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82997685185">
                <text:p>0.105182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36818287037">
                <text:p>0.10536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53368055556">
                <text:p>0.10555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38553240741">
                <text:p>0.105738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923738425926">
                <text:p>0.10592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108923611111">
                <text:p>0.10610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94108796296">
                <text:p>0.10629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79293981481">
                <text:p>0.10647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64479166667">
                <text:p>0.10666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49675925926">
                <text:p>0.10684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34849537037">
                <text:p>0.10703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20046296296">
                <text:p>0.10722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405219907407">
                <text:p>0.10740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90416666667">
                <text:p>0.10759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75590277778">
                <text:p>0.10777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60775462963">
                <text:p>0.10796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45960648148">
                <text:p>0.10814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31157407407">
                <text:p>0.10833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516331018519">
                <text:p>0.108516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701516203704">
                <text:p>0.10870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86712962963">
                <text:p>0.10888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71886574074">
                <text:p>0.10907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57071759259">
                <text:p>0.10925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42256944444">
                <text:p>0.10944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27453703704">
                <text:p>0.10962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812627314815">
                <text:p>0.10981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978125">
                <text:p>0.10999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82997685185">
                <text:p>0.11018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6818287037">
                <text:p>0.11036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553368055556">
                <text:p>0.11055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38553240741">
                <text:p>0.11073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923738425926">
                <text:p>0.11092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108923611111">
                <text:p>0.11110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294108796296">
                <text:p>0.11129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79293981481">
                <text:p>0.11147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664479166667">
                <text:p>0.11166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849664351852">
                <text:p>0.11184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034849537037">
                <text:p>0.11203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220046296296">
                <text:p>0.11222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405231481481">
                <text:p>0.112405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590416666667">
                <text:p>0.11259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775590277778">
                <text:p>0.11277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960787037037">
                <text:p>0.11296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145960648148">
                <text:p>0.11314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331145833333">
                <text:p>0.11333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516342592593">
                <text:p>0.11351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701516203704">
                <text:p>0.11370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886701388889">
                <text:p>0.11388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071898148148">
                <text:p>0.11407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257071759259">
                <text:p>0.11425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442256944444">
                <text:p>0.11444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62744212963">
                <text:p>0.11462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812638888889">
                <text:p>0.11481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997824074074">
                <text:p>0.11499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182997685185">
                <text:p>0.11518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36818287037">
                <text:p>0.11536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553368055556">
                <text:p>0.11555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738553240741">
                <text:p>0.11573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923738425926">
                <text:p>0.11592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108935185185">
                <text:p>0.11610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294108796296">
                <text:p>0.11629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479293981482">
                <text:p>0.1164792939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664479166667">
                <text:p>0.11666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849664351852">
                <text:p>0.11684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034861111111">
                <text:p>0.11703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220034722222">
                <text:p>0.11722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405219907407">
                <text:p>0.11740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590416666667">
                <text:p>0.11759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775590277778">
                <text:p>0.11777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960775462963">
                <text:p>0.11796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145960648148">
                <text:p>0.11814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331145833333">
                <text:p>0.11833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516331018519">
                <text:p>0.118516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701527777778">
                <text:p>0.11870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886701388889">
                <text:p>0.11888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071886574074">
                <text:p>0.11907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257071759259">
                <text:p>0.11925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442256944444">
                <text:p>0.11944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627453703704">
                <text:p>0.11962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812627314815">
                <text:p>0.11981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9978125">
                <text:p>0.11999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182997685185">
                <text:p>0.12018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36818287037">
                <text:p>0.12036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553368055556">
                <text:p>0.12055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738553240741">
                <text:p>0.12073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923738425926">
                <text:p>0.12092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1108935185185">
                <text:p>0.12110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1294108796296">
                <text:p>0.12129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1479293981481">
                <text:p>0.12147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1664490740741">
                <text:p>0.1216644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49664351852">
                <text:p>0.12184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034861111111">
                <text:p>0.12203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220046296296">
                <text:p>0.12222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405219907407">
                <text:p>0.12240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590405092593">
                <text:p>0.12259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775590277778">
                <text:p>0.12277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960775462963">
                <text:p>0.12296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145960648148">
                <text:p>0.12314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331145833333">
                <text:p>0.12333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516331018519">
                <text:p>0.123516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701516203704">
                <text:p>0.12370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886701388889">
                <text:p>0.12388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4071886574074">
                <text:p>0.12407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4257071759259">
                <text:p>0.12425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4442256944444">
                <text:p>0.12444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462744212963">
                <text:p>0.12462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4812627314815">
                <text:p>0.124812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978125">
                <text:p>0.12499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83009259259">
                <text:p>0.12518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536818287037">
                <text:p>0.12536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5553368055556">
                <text:p>0.12555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5738553240741">
                <text:p>0.125738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23738425926">
                <text:p>0.125923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108923611111">
                <text:p>0.12610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6294108796296">
                <text:p>0.12629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79293981481">
                <text:p>0.12647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6664479166667">
                <text:p>0.12666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6849675925926">
                <text:p>0.126849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34861111111">
                <text:p>0.1270348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20034722222">
                <text:p>0.12722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405219907407">
                <text:p>0.12740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590405092593">
                <text:p>0.12759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775590277778">
                <text:p>0.127775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60775462963">
                <text:p>0.12796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145960648148">
                <text:p>0.12814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31145833333">
                <text:p>0.128331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516331018519">
                <text:p>0.1285163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701516203704">
                <text:p>0.12870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86701388889">
                <text:p>0.12888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71886574074">
                <text:p>0.12907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57071759259">
                <text:p>0.12925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42256944444">
                <text:p>0.12944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62744212963">
                <text:p>0.129627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812627314815">
                <text:p>0.129812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9978125">
                <text:p>0.12999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83009259259">
                <text:p>0.1301830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36818287037">
                <text:p>0.13036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553368055556">
                <text:p>0.13055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738553240741">
                <text:p>0.130738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923738425926">
                <text:p>0.130923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108923611111">
                <text:p>0.131108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294108796296">
                <text:p>0.13129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479293981481">
                <text:p>0.131479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664479166667">
                <text:p>0.131664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849664351852">
                <text:p>0.131849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034849537037">
                <text:p>0.132034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220034722222">
                <text:p>0.132220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405219907407">
                <text:p>0.132405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590416666667">
                <text:p>0.132590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775590277778">
                <text:p>0.132775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960775462963">
                <text:p>0.132960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145960648148">
                <text:p>0.13314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331157407407">
                <text:p>0.1333311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516331018519">
                <text:p>0.1335163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701527777778">
                <text:p>0.133701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886701388889">
                <text:p>0.13388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071886574074">
                <text:p>0.13407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257083333333">
                <text:p>0.134257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442256944444">
                <text:p>0.13444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62744212963">
                <text:p>0.134627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812627314815">
                <text:p>0.134812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997824074074">
                <text:p>0.134997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182997685185">
                <text:p>0.135182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36818287037">
                <text:p>0.13536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553368055556">
                <text:p>0.13555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738564814815">
                <text:p>0.13573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923738425926">
                <text:p>0.135923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108935185185">
                <text:p>0.136108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29412037037">
                <text:p>0.13629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479293981481">
                <text:p>0.136479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664479166667">
                <text:p>0.136664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849664351852">
                <text:p>0.136849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034849537037">
                <text:p>0.137034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220034722222">
                <text:p>0.137220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405231481482">
                <text:p>0.1374052314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590405092593">
                <text:p>0.13759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775601851852">
                <text:p>0.1377756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960775462963">
                <text:p>0.137960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145960648148">
                <text:p>0.13814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331145833333">
                <text:p>0.138331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516331018519">
                <text:p>0.1385163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701516203704">
                <text:p>0.13870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886701388889">
                <text:p>0.13888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071886574074">
                <text:p>0.13907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257071759259">
                <text:p>0.13925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442268518519">
                <text:p>0.1394422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627453703704">
                <text:p>0.1396274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812627314815">
                <text:p>0.139812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9978125">
                <text:p>0.13999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182997685185">
                <text:p>0.140182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368194444444">
                <text:p>0.1403681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553368055556">
                <text:p>0.14055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738564814815">
                <text:p>0.14073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92375">
                <text:p>0.14092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108923611111">
                <text:p>0.141108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294108796296">
                <text:p>0.14129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479293981481">
                <text:p>0.141479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664479166667">
                <text:p>0.141664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849664351852">
                <text:p>0.141849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034849537037">
                <text:p>0.142034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220046296296">
                <text:p>0.1422200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405231481481">
                <text:p>0.142405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590405092593">
                <text:p>0.14259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775590277778">
                <text:p>0.142775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960775462963">
                <text:p>0.142960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145972222222">
                <text:p>0.1431459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331145833333">
                <text:p>0.143331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516331018518">
                <text:p>0.143516331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701516203704">
                <text:p>0.14370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886701388889">
                <text:p>0.14388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071886574074">
                <text:p>0.14407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257071759259">
                <text:p>0.14425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442256944444">
                <text:p>0.14444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62744212963">
                <text:p>0.144627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812627314815">
                <text:p>0.144812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9978125">
                <text:p>0.14499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182997685185">
                <text:p>0.145182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36818287037">
                <text:p>0.1453681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553368055556">
                <text:p>0.14555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738564814815">
                <text:p>0.14573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92375">
                <text:p>0.14592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108923611111">
                <text:p>0.146108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294108796296">
                <text:p>0.14629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479293981481">
                <text:p>0.1464792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664479166667">
                <text:p>0.146664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849664351852">
                <text:p>0.146849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034849537037">
                <text:p>0.147034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220034722222">
                <text:p>0.147220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405231481481">
                <text:p>0.1474052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590405092593">
                <text:p>0.1475904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775590277778">
                <text:p>0.147775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960787037037">
                <text:p>0.147960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145972222222">
                <text:p>0.1481459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331145833333">
                <text:p>0.148331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516331018519">
                <text:p>0.1485163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701527777778">
                <text:p>0.1487015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886701388889">
                <text:p>0.1488867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071886574074">
                <text:p>0.1490718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257083333333">
                <text:p>0.1492570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442256944444">
                <text:p>0.1494422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62744212963">
                <text:p>0.149627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812638888889">
                <text:p>0.1498126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997824074074">
                <text:p>0.1499978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0183009259259">
                <text:p>0.1501830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0368194444444">
                <text:p>0.1503681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055337962963">
                <text:p>0.150553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0738553240741">
                <text:p>0.1507385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0923738425926">
                <text:p>0.150923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1108923611111">
                <text:p>0.151108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129412037037">
                <text:p>0.151294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1479293981481">
                <text:p>0.1514792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1664479166667">
                <text:p>0.151664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1849664351852">
                <text:p>0.151849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2034861111111">
                <text:p>0.1520348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2220046296296">
                <text:p>0.152220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2405219907407">
                <text:p>0.152405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590405092593">
                <text:p>0.1525904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2775590277778">
                <text:p>0.152775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2960775462963">
                <text:p>0.152960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3145960648148">
                <text:p>0.153145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331145833333">
                <text:p>0.153331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3516331018519">
                <text:p>0.15351633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701527777778">
                <text:p>0.1537015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886701388889">
                <text:p>0.1538867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071886574074">
                <text:p>0.154071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257071759259">
                <text:p>0.154257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442268518519">
                <text:p>0.15444226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62744212963">
                <text:p>0.154627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812627314815">
                <text:p>0.154812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9978125">
                <text:p>0.154997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182997685185">
                <text:p>0.155182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36818287037">
                <text:p>0.155368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553368055556">
                <text:p>0.1555533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738564814815">
                <text:p>0.1557385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923738425926">
                <text:p>0.155923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108923611111">
                <text:p>0.156108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294108796296">
                <text:p>0.1562941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479305555556">
                <text:p>0.1564793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664479166667">
                <text:p>0.156664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849675925926">
                <text:p>0.1568496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034861111111">
                <text:p>0.1570348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220034722222">
                <text:p>0.1572200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405219907407">
                <text:p>0.157405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590405092593">
                <text:p>0.157590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775601851852">
                <text:p>0.1577756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960775462963">
                <text:p>0.157960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145960648148">
                <text:p>0.158145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331145833333">
                <text:p>0.158331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516331018519">
                <text:p>0.15851633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701516203704">
                <text:p>0.1587015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886701388889">
                <text:p>0.1588867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071898148148">
                <text:p>0.1590718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257083333333">
                <text:p>0.1592570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442256944444">
                <text:p>0.159442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62744212963">
                <text:p>0.159627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812638888889">
                <text:p>0.1598126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9978125">
                <text:p>0.159997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182997685185">
                <text:p>0.160182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36818287037">
                <text:p>0.160368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55337962963">
                <text:p>0.16055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738564814815">
                <text:p>0.1607385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92375">
                <text:p>0.16092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108935185185">
                <text:p>0.1611089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294108796296">
                <text:p>0.1612941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479305555556">
                <text:p>0.1614793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664479166667">
                <text:p>0.161664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849675925926">
                <text:p>0.1618496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034849537037">
                <text:p>0.162034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220034722222">
                <text:p>0.1622200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405219907407">
                <text:p>0.162405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590405092593">
                <text:p>0.162590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775590277778">
                <text:p>0.162775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960775462963">
                <text:p>0.162960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145960648148">
                <text:p>0.163145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331145833333">
                <text:p>0.163331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516331018519">
                <text:p>0.16351633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701516203704">
                <text:p>0.163701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3886712962963">
                <text:p>0.163886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071898148148">
                <text:p>0.1640718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257071759259">
                <text:p>0.1642570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442256944444">
                <text:p>0.164442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62744212963">
                <text:p>0.1646274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812638888889">
                <text:p>0.16481263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9978125">
                <text:p>0.164997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182997685185">
                <text:p>0.165182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36818287037">
                <text:p>0.1653681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553368055556">
                <text:p>0.1655533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738553240741">
                <text:p>0.16573855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923738425926">
                <text:p>0.165923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108923611111">
                <text:p>0.16610892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294108796296">
                <text:p>0.1662941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479293981481">
                <text:p>0.16647929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664479166667">
                <text:p>0.1666644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849664351852">
                <text:p>0.16684966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034849537037">
                <text:p>0.167034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220034722222">
                <text:p>0.1672200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405231481481">
                <text:p>0.16740523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590405092593">
                <text:p>0.16759040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775590277778">
                <text:p>0.16777559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960775462963">
                <text:p>0.167960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145972222222">
                <text:p>0.1681459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331145833333">
                <text:p>0.1683311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516331018518">
                <text:p>0.168516331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701516203704">
                <text:p>0.168701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886701388889">
                <text:p>0.1688867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071886574074">
                <text:p>0.1690718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257083333333">
                <text:p>0.1692570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442268518519">
                <text:p>0.16944226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62744212963">
                <text:p>0.1696274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812627314815">
                <text:p>0.16981262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9978125">
                <text:p>0.169997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182997685185">
                <text:p>0.1701829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36818287037">
                <text:p>0.17036818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553368055556">
                <text:p>0.1705533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738553240741">
                <text:p>0.1707385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92375">
                <text:p>0.17092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108923611111">
                <text:p>0.1711089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294108796296">
                <text:p>0.1712941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479293981481">
                <text:p>0.17147929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664479166667">
                <text:p>0.1716644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849664351852">
                <text:p>0.1718496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034849537037">
                <text:p>0.172034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220034722222">
                <text:p>0.1722200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405219907407">
                <text:p>0.1724052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590416666667">
                <text:p>0.1725904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775590277778">
                <text:p>0.1727755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960775462963">
                <text:p>0.172960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145960648148">
                <text:p>0.1731459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331145833333">
                <text:p>0.17333114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516331018519">
                <text:p>0.173516331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701527777778">
                <text:p>0.1737015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886712962963">
                <text:p>0.173886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071898148148">
                <text:p>0.1740718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257071759259">
                <text:p>0.17425707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442256944444">
                <text:p>0.17444225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62744212963">
                <text:p>0.17462744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812627314815">
                <text:p>0.17481262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9978125">
                <text:p>0.174997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183009259259">
                <text:p>0.1751830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36818287037">
                <text:p>0.17536818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55337962963">
                <text:p>0.175553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738553240741">
                <text:p>0.1757385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923738425926">
                <text:p>0.17592373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108923611111">
                <text:p>0.1761089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294108796296">
                <text:p>0.1762941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479305555556">
                <text:p>0.1764793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664479166667">
                <text:p>0.1766644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849675925926">
                <text:p>0.1768496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034849537037">
                <text:p>0.177034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220046296296">
                <text:p>0.1772200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405219907407">
                <text:p>0.1774052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590405092593">
                <text:p>0.177590405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775590277778">
                <text:p>0.177775590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960775462963">
                <text:p>0.1779607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145972222222">
                <text:p>0.17814597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331157407407">
                <text:p>0.17833115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516331018519">
                <text:p>0.1785163310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701527777778">
                <text:p>0.17870152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886701388889">
                <text:p>0.17888670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071886574074">
                <text:p>0.17907188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257071759259">
                <text:p>0.17925707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442268518519">
                <text:p>0.17944226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627453703704">
                <text:p>0.17962745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812638888889">
                <text:p>0.17981263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9978125">
                <text:p>0.179997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183009259259">
                <text:p>0.18018300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36818287037">
                <text:p>0.18036818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553368055556">
                <text:p>0.18055336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738553240741">
                <text:p>0.18073855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923738425926">
                <text:p>0.1809237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1108935185185">
                <text:p>0.18110893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294108796296">
                <text:p>0.18129410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479305555556">
                <text:p>0.18147930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664479166667">
                <text:p>0.18166447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849664351852">
                <text:p>0.181849664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034861111111">
                <text:p>0.18203486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220034722222">
                <text:p>0.18222003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405219907407">
                <text:p>0.18240521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590405092593">
                <text:p>0.182590405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775590277778">
                <text:p>0.18277559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960775462963">
                <text:p>0.1829607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145960648148">
                <text:p>0.183145960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331145833333">
                <text:p>0.183331145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516342592593">
                <text:p>0.18351634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701516203704">
                <text:p>0.183701516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886712962963">
                <text:p>0.1838867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071898148148">
                <text:p>0.18407189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257071759259">
                <text:p>0.184257071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442256944444">
                <text:p>0.184442256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62744212963">
                <text:p>0.184627442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812627314815">
                <text:p>0.18481262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997824074074">
                <text:p>0.18499782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182997685185">
                <text:p>0.18518299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36818287037">
                <text:p>0.185368182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553368055556">
                <text:p>0.18555336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738553240741">
                <text:p>0.18573855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92375">
                <text:p>0.18592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108923611111">
                <text:p>0.186108923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294108796296">
                <text:p>0.18629410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479293981481">
                <text:p>0.186479293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664479166667">
                <text:p>0.18666447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849664351852">
                <text:p>0.1868496643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034849537037">
                <text:p>0.187034849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220034722222">
                <text:p>0.187220034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405219907407">
                <text:p>0.187405219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590405092593">
                <text:p>0.187590405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775590277778">
                <text:p>0.187775590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960787037037">
                <text:p>0.1879607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8145960648148">
                <text:p>0.188145960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8331145833333">
                <text:p>0.18833114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516331018519">
                <text:p>0.1885163310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8701516203704">
                <text:p>0.188701516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8886701388889">
                <text:p>0.18888670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071886574074">
                <text:p>0.18907188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257071759259">
                <text:p>0.189257071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9442256944444">
                <text:p>0.18944225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62744212963">
                <text:p>0.189627442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812627314815">
                <text:p>0.189812627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9978125">
                <text:p>0.1899978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182997685185">
                <text:p>0.190182997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36818287037">
                <text:p>0.190368182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553368055556">
                <text:p>0.190553368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738553240741">
                <text:p>0.190738553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923738425926">
                <text:p>0.190923738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108935185185">
                <text:p>0.19110893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294108796296">
                <text:p>0.191294108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479293981481">
                <text:p>0.191479293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664479166667">
                <text:p>0.191664479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849664351852">
                <text:p>0.191849664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034849537037">
                <text:p>0.19203484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220034722222">
                <text:p>0.192220034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405219907407">
                <text:p>0.192405219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590405092593">
                <text:p>0.1925904050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775590277778">
                <text:p>0.1927755902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960775462963">
                <text:p>0.1929607754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145972222222">
                <text:p>0.193145972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331157407407">
                <text:p>0.1933311574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516342592593">
                <text:p>0.193516342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701516203704">
                <text:p>0.1937015162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886712962963">
                <text:p>0.1938867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4071886574074">
                <text:p>0.1940718865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257071759259">
                <text:p>0.1942570717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442268518518">
                <text:p>0.1944422685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62744212963">
                <text:p>0.1946274421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812638888889">
                <text:p>0.194812638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9978125">
                <text:p>0.19499781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182997685185">
                <text:p>0.1951829976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36818287037">
                <text:p>0.1953681828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553368055556">
                <text:p>0.1955533680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738553240741">
                <text:p>0.1957385532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923738425926">
                <text:p>0.1959237384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108935185185">
                <text:p>0.19610893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294108796296">
                <text:p>0.196294108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479293981481">
                <text:p>0.196479293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664490740741">
                <text:p>0.1966644907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849675925926">
                <text:p>0.1968496759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034849537037">
                <text:p>0.1970348495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220034722222">
                <text:p>0.1972200347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405231481481">
                <text:p>0.1974052314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590405092593">
                <text:p>0.1975904050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775601851852">
                <text:p>0.1977756018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960775462963">
                <text:p>0.1979607754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145960648148">
                <text:p>0.1981459606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331145833333">
                <text:p>0.1983311458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516342592593">
                <text:p>0.1985163425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701527777778">
                <text:p>0.198701527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886712962963">
                <text:p>0.19888671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9071898148148">
                <text:p>0.1990718981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9257071759259">
                <text:p>0.1992570717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9442256944444">
                <text:p>0.1994422569444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62744212963">
                <text:p>0.1996274421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812627314815">
                <text:p>0.1998126273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9978125">
                <text:p>0.199997812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00183009259259">
                <text:p>0.20018300925925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0036818287037">
                <text:p>0.2003681828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553368055556">
                <text:p>0.20055336805555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738564814815">
                <text:p>0.2007385648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92375">
                <text:p>0.200923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108923611111">
                <text:p>0.2011089236111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294108796296">
                <text:p>0.2012941087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479305555556">
                <text:p>0.20147930555555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664490740741">
                <text:p>0.2016644907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01826516203704">
                <text:p>0.2018265162037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